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FreeMono" svg:font-family="FreeMono" style:font-family-generic="modern" style:font-pitch="fixed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FreeMono" style:font-name-complex="FreeMono" fo:font-weight="bold" style:font-weight-asian="bold" style:font-weight-complex="bold" fo:color="#000000" fo:font-size="14pt" style:font-size-asian="14pt" style:font-size-complex="14pt"/>
    </style:style>
    <style:style style:name="P2" style:parent-style-name="Standard" style:family="paragraph">
      <style:text-properties style:font-name="FreeMono" style:font-name-complex="FreeMono" fo:color="#000000"/>
    </style:style>
    <style:style style:name="P3" style:parent-style-name="Standard" style:family="paragraph">
      <style:paragraph-properties fo:text-align="justify"/>
      <style:text-properties style:font-name="FreeMono" style:font-name-complex="FreeMono" fo:color="#000000"/>
    </style:style>
    <style:style style:name="P4" style:parent-style-name="Standard" style:family="paragraph">
      <style:text-properties style:font-name="FreeMono" style:font-name-complex="FreeMono" fo:color="#000000"/>
    </style:style>
    <style:style style:name="P5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9" style:parent-style-name="Standard" style:family="paragraph">
      <style:paragraph-properties fo:margin-left="0.3347in">
        <style:tab-stops/>
      </style:paragraph-properties>
    </style:style>
    <style:style style:name="T2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" style:parent-style-name="Fuentedepárrafopredeter." style:family="text">
      <style:text-properties style:font-name="FreeMono" style:font-name-complex="FreeMono" fo:color="#000000"/>
    </style:style>
    <style:style style:name="T22" style:parent-style-name="Fuentedepárrafopredeter." style:family="text">
      <style:text-properties style:font-name="FreeMono" style:font-name-complex="FreeMono" fo:color="#000000"/>
    </style:style>
    <style:style style:name="P2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6" style:parent-style-name="Standard" style:family="paragraph">
      <style:paragraph-properties fo:margin-left="0.3347in">
        <style:tab-stops/>
      </style:paragraph-properties>
    </style:style>
    <style:style style:name="T2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0" style:parent-style-name="Standard" style:family="paragraph">
      <style:paragraph-properties fo:margin-left="0.3347in">
        <style:tab-stops/>
      </style:paragraph-properties>
    </style:style>
    <style:style style:name="T3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32" style:parent-style-name="Fuentedepárrafopredeter." style:family="text">
      <style:text-properties style:font-name="FreeMono" style:font-name-complex="FreeMono" fo:color="#000000"/>
    </style:style>
    <style:style style:name="T33" style:parent-style-name="Fuentedepárrafopredeter." style:family="text">
      <style:text-properties style:font-name="FreeMono" style:font-name-complex="FreeMono" fo:color="#000000"/>
    </style:style>
    <style:style style:name="P34" style:parent-style-name="Standard" style:family="paragraph">
      <style:paragraph-properties fo:margin-left="0.3347in">
        <style:tab-stops/>
      </style:paragraph-properties>
    </style:style>
    <style:style style:name="T35" style:parent-style-name="Fuentedepárrafopredeter." style:family="text">
      <style:text-properties style:font-name="FreeMono" style:font-name-complex="FreeMono" fo:color="#000000"/>
    </style:style>
    <style:style style:name="T36" style:parent-style-name="Fuentedepárrafopredeter." style:family="text">
      <style:text-properties style:font-name="FreeMono" style:font-name-complex="FreeMono" fo:color="#000000"/>
    </style:style>
    <style:style style:name="P37" style:parent-style-name="Standard" style:family="paragraph">
      <style:paragraph-properties fo:margin-left="0.3347in">
        <style:tab-stops/>
      </style:paragraph-properties>
    </style:style>
    <style:style style:name="T38" style:parent-style-name="Fuentedepárrafopredeter." style:family="text">
      <style:text-properties style:font-name="FreeMono" style:font-name-complex="FreeMono" fo:color="#000000"/>
    </style:style>
    <style:style style:name="T39" style:parent-style-name="Fuentedepárrafopredeter." style:family="text">
      <style:text-properties style:font-name="FreeMono" style:font-name-complex="FreeMono" fo:color="#000000"/>
    </style:style>
    <style:style style:name="P40" style:parent-style-name="Standard" style:family="paragraph">
      <style:paragraph-properties fo:margin-left="0.3347in">
        <style:tab-stops/>
      </style:paragraph-properties>
    </style:style>
    <style:style style:name="T41" style:parent-style-name="Fuentedepárrafopredeter." style:family="text">
      <style:text-properties style:font-name="FreeMono" style:font-name-complex="FreeMono" fo:color="#000000"/>
    </style:style>
    <style:style style:name="T42" style:parent-style-name="Fuentedepárrafopredeter." style:family="text">
      <style:text-properties style:font-name="FreeMono" style:font-name-complex="FreeMono" fo:color="#000000"/>
    </style:style>
    <style:style style:name="T43" style:parent-style-name="Fuentedepárrafopredeter." style:family="text">
      <style:text-properties style:font-name="FreeMono" style:font-name-asian="DejaVu Sans" style:font-name-complex="FreeMono" fo:color="#000000"/>
    </style:style>
    <style:style style:name="T4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4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4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4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4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5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5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2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55" style:parent-style-name="Standard" style:family="paragraph">
      <style:paragraph-properties fo:margin-left="0.3347in">
        <style:tab-stops/>
      </style:paragraph-properties>
    </style:style>
    <style:style style:name="T5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57" style:parent-style-name="Fuentedepárrafopredeter." style:family="text">
      <style:text-properties style:font-name="FreeMono" style:font-name-complex="FreeMono" fo:color="#000000"/>
    </style:style>
    <style:style style:name="T5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5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1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P6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T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70" style:parent-style-name="Standard" style:family="paragraph">
      <style:paragraph-properties fo:margin-left="0.3347in">
        <style:tab-stops/>
      </style:paragraph-properties>
    </style:style>
    <style:style style:name="T71" style:parent-style-name="Fuentedepárrafopredeter." style:family="text">
      <style:text-properties style:font-name="FreeMono" style:font-name-complex="FreeMono" fo:color="#000000"/>
    </style:style>
    <style:style style:name="P72" style:parent-style-name="Standard" style:family="paragraph">
      <style:paragraph-properties fo:margin-left="0.3347in">
        <style:tab-stops/>
      </style:paragraph-properties>
    </style:style>
    <style:style style:name="T7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74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P7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7" style:parent-style-name="Standard" style:family="paragraph">
      <style:paragraph-properties fo:margin-left="0.3347in">
        <style:tab-stops/>
      </style:paragraph-properties>
    </style:style>
    <style:style style:name="T7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7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9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9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9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9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9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9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9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9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98" style:parent-style-name="Standard" style:family="paragraph">
      <style:paragraph-properties fo:margin-left="0.3347in">
        <style:tab-stops/>
      </style:paragraph-properties>
    </style:style>
    <style:style style:name="T99" style:parent-style-name="Fuentedepárrafopredeter." style:family="text">
      <style:text-properties style:font-name="FreeMono" style:font-name-complex="FreeMono" fo:color="#000000"/>
    </style:style>
    <style:style style:name="T10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0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0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0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0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0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0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7" style:parent-style-name="Standard" style:family="paragraph">
      <style:paragraph-properties fo:margin-left="0.3347in">
        <style:tab-stops/>
      </style:paragraph-properties>
    </style:style>
    <style:style style:name="T108" style:parent-style-name="Fuentedepárrafopredeter." style:family="text">
      <style:text-properties style:font-name="FreeMono" style:font-name-complex="FreeMono" fo:color="#000000"/>
    </style:style>
    <style:style style:name="P10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11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12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1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4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7" style:parent-style-name="Standard" style:family="paragraph">
      <style:paragraph-properties fo:margin-left="0.3347in">
        <style:tab-stops/>
      </style:paragraph-properties>
    </style:style>
    <style:style style:name="T11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19" style:parent-style-name="Standard" style:family="paragraph">
      <style:paragraph-properties fo:margin-left="0.3347in">
        <style:tab-stops/>
      </style:paragraph-properties>
    </style:style>
    <style:style style:name="T120" style:parent-style-name="Fuentedepárrafopredeter." style:family="text">
      <style:text-properties style:font-name="FreeMono" style:font-name-complex="FreeMono" fo:color="#000000"/>
    </style:style>
    <style:style style:name="P12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25" style:parent-style-name="Standard" style:family="paragraph">
      <style:paragraph-properties fo:margin-left="0.3347in">
        <style:tab-stops/>
      </style:paragraph-properties>
    </style:style>
    <style:style style:name="T12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7" style:parent-style-name="Standard" style:family="paragraph">
      <style:paragraph-properties fo:margin-left="0.3347in">
        <style:tab-stops/>
      </style:paragraph-properties>
    </style:style>
    <style:style style:name="T12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9" style:parent-style-name="Standard" style:family="paragraph">
      <style:paragraph-properties fo:margin-left="0.3347in">
        <style:tab-stops/>
      </style:paragraph-properties>
    </style:style>
    <style:style style:name="T13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1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13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33" style:parent-style-name="Standard" style:family="paragraph">
      <style:paragraph-properties fo:margin-left="0.3347in">
        <style:tab-stops/>
      </style:paragraph-properties>
    </style:style>
    <style:style style:name="T13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35" style:parent-style-name="Standard" style:family="paragraph">
      <style:paragraph-properties fo:margin-left="0.3347in">
        <style:tab-stops/>
      </style:paragraph-properties>
    </style:style>
    <style:style style:name="T13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44" style:parent-style-name="Standard" style:family="paragraph">
      <style:paragraph-properties fo:margin-left="0.3347in">
        <style:tab-stops/>
      </style:paragraph-properties>
    </style:style>
    <style:style style:name="T145" style:parent-style-name="Fuentedepárrafopredeter." style:family="text">
      <style:text-properties style:font-name="FreeMono" style:font-name-complex="FreeMono" fo:color="#000000"/>
    </style:style>
    <style:style style:name="P14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47" style:parent-style-name="Standard" style:family="paragraph">
      <style:paragraph-properties fo:margin-left="0.3347in">
        <style:tab-stops/>
      </style:paragraph-properties>
    </style:style>
    <style:style style:name="T1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49" style:parent-style-name="Standard" style:family="paragraph">
      <style:paragraph-properties fo:margin-left="0.3347in">
        <style:tab-stops/>
      </style:paragraph-properties>
    </style:style>
    <style:style style:name="T15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5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5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5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5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5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5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5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5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6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6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6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5" style:parent-style-name="Standard" style:family="paragraph">
      <style:paragraph-properties fo:margin-left="0.3347in">
        <style:tab-stops/>
      </style:paragraph-properties>
    </style:style>
    <style:style style:name="T16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6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6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70" style:parent-style-name="Standard" style:family="paragraph">
      <style:paragraph-properties fo:margin-left="0.3347in">
        <style:tab-stops/>
      </style:paragraph-properties>
    </style:style>
    <style:style style:name="T17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72" style:parent-style-name="Standard" style:family="paragraph">
      <style:paragraph-properties fo:margin-left="0.3347in">
        <style:tab-stops/>
      </style:paragraph-properties>
    </style:style>
    <style:style style:name="T17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74" style:parent-style-name="Standard" style:family="paragraph">
      <style:paragraph-properties fo:margin-left="0.3347in">
        <style:tab-stops/>
      </style:paragraph-properties>
    </style:style>
    <style:style style:name="T17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76" style:parent-style-name="Standard" style:family="paragraph">
      <style:paragraph-properties fo:margin-left="0.3347in">
        <style:tab-stops/>
      </style:paragraph-properties>
    </style:style>
    <style:style style:name="T177" style:parent-style-name="Fuentedepárrafopredeter." style:family="text">
      <style:text-properties style:font-name="FreeMono" style:font-name-complex="FreeMono" fo:color="#000000"/>
    </style:style>
    <style:style style:name="P17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79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8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18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8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83" style:parent-style-name="Standard" style:family="paragraph">
      <style:paragraph-properties fo:margin-left="0.3347in">
        <style:tab-stops/>
      </style:paragraph-properties>
    </style:style>
    <style:style style:name="T18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85" style:parent-style-name="Standard" style:family="paragraph">
      <style:paragraph-properties fo:margin-left="0.3347in">
        <style:tab-stops/>
      </style:paragraph-properties>
    </style:style>
    <style:style style:name="T18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8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88" style:parent-style-name="Standard" style:family="paragraph">
      <style:paragraph-properties fo:margin-left="0.3347in">
        <style:tab-stops/>
      </style:paragraph-properties>
    </style:style>
    <style:style style:name="T18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90" style:parent-style-name="Standard" style:family="paragraph">
      <style:paragraph-properties fo:margin-left="0.3347in">
        <style:tab-stops/>
      </style:paragraph-properties>
    </style:style>
    <style:style style:name="T19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92" style:parent-style-name="Standard" style:family="paragraph">
      <style:paragraph-properties fo:margin-left="0.3347in">
        <style:tab-stops/>
      </style:paragraph-properties>
    </style:style>
    <style:style style:name="T19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94" style:parent-style-name="Standard" style:family="paragraph">
      <style:paragraph-properties fo:margin-left="0.3347in">
        <style:tab-stops/>
      </style:paragraph-properties>
    </style:style>
    <style:style style:name="T19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96" style:parent-style-name="Standard" style:family="paragraph">
      <style:paragraph-properties fo:margin-left="0.3347in">
        <style:tab-stops/>
      </style:paragraph-properties>
    </style:style>
    <style:style style:name="T19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98" style:parent-style-name="Standard" style:family="paragraph">
      <style:paragraph-properties fo:margin-left="0.3347in">
        <style:tab-stops/>
      </style:paragraph-properties>
    </style:style>
    <style:style style:name="T199" style:parent-style-name="Fuentedepárrafopredeter." style:family="text">
      <style:text-properties style:font-name="FreeMono" style:font-name-complex="FreeMono" fo:color="#000000"/>
    </style:style>
    <style:style style:name="P200" style:parent-style-name="Standard" style:family="paragraph">
      <style:paragraph-properties fo:margin-left="0.3347in">
        <style:tab-stops/>
      </style:paragraph-properties>
    </style:style>
    <style:style style:name="T20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02" style:parent-style-name="Standard" style:family="paragraph">
      <style:text-properties fo:font-weight="bold" style:font-weight-asian="bold" style:font-weight-complex="bold"/>
    </style:style>
    <style:style style:name="P203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04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05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06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07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0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09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1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11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2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4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15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16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17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18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219" style:parent-style-name="Fuentedepárrafopredeter." style:family="text">
      <style:text-properties style:font-name="FreeMono" style:font-name-complex="FreeMono" fo:color="#000000"/>
    </style:style>
    <style:style style:name="T22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2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2" style:parent-style-name="Fuentedepárrafopredeter." style:family="text">
      <style:text-properties style:font-name="FreeMono" style:font-name-complex="FreeMono" fo:color="#000000"/>
    </style:style>
    <style:style style:name="P22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24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25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2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2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2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2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3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3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3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33" style:parent-style-name="Standard" style:family="paragraph">
      <style:paragraph-properties fo:margin-left="0.3347in">
        <style:tab-stops/>
      </style:paragraph-properties>
    </style:style>
    <style:style style:name="T234" style:parent-style-name="Fuentedepárrafopredeter." style:family="text">
      <style:text-properties style:font-name="FreeMono" style:font-name-complex="FreeMono" fo:color="#000000"/>
    </style:style>
    <style:style style:name="P235" style:parent-style-name="Standard" style:family="paragraph">
      <style:paragraph-properties fo:margin-left="0.3347in">
        <style:tab-stops/>
      </style:paragraph-properties>
    </style:style>
    <style:style style:name="T23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3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8" style:parent-style-name="Standard" style:family="paragraph">
      <style:paragraph-properties fo:margin-left="0.3347in">
        <style:tab-stops/>
      </style:paragraph-properties>
    </style:style>
    <style:style style:name="T239" style:parent-style-name="Fuentedepárrafopredeter." style:family="text">
      <style:text-properties style:font-name="FreeMono" style:font-name-complex="FreeMono" fo:color="#000000"/>
    </style:style>
    <style:style style:name="P240" style:parent-style-name="Standard" style:family="paragraph">
      <style:paragraph-properties fo:margin-left="0.3347in">
        <style:tab-stops/>
      </style:paragraph-properties>
    </style:style>
    <style:style style:name="T241" style:parent-style-name="Fuentedepárrafopredeter." style:family="text">
      <style:text-properties style:font-name="FreeMono" style:font-name-complex="FreeMono" fo:color="#000000"/>
    </style:style>
    <style:style style:name="P242" style:parent-style-name="Standard" style:family="paragraph">
      <style:paragraph-properties fo:margin-left="0.3347in">
        <style:tab-stops/>
      </style:paragraph-properties>
    </style:style>
    <style:style style:name="T243" style:parent-style-name="Fuentedepárrafopredeter." style:family="text">
      <style:text-properties style:font-name="FreeMono" style:font-name-complex="FreeMono" fo:color="#000000"/>
    </style:style>
    <style:style style:name="P24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45" style:parent-style-name="Standard" style:family="paragraph">
      <style:paragraph-properties fo:margin-left="0.3347in">
        <style:tab-stops/>
      </style:paragraph-properties>
    </style:style>
    <style:style style:name="T246" style:parent-style-name="Fuentedepárrafopredeter." style:family="text">
      <style:text-properties style:font-name="FreeMono" style:font-name-complex="FreeMono" fo:color="#000000"/>
    </style:style>
    <style:style style:name="P247" style:parent-style-name="Standard" style:family="paragraph">
      <style:paragraph-properties fo:margin-left="0.3347in">
        <style:tab-stops/>
      </style:paragraph-properties>
    </style:style>
    <style:style style:name="T2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50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51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5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53" style:parent-style-name="Standard" style:family="paragraph">
      <style:paragraph-properties fo:margin-left="0.3347in">
        <style:tab-stops/>
      </style:paragraph-properties>
    </style:style>
    <style:style style:name="T25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55" style:parent-style-name="Standard" style:family="paragraph">
      <style:paragraph-properties fo:margin-left="0.3347in">
        <style:tab-stops/>
      </style:paragraph-properties>
    </style:style>
    <style:style style:name="P25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57" style:parent-style-name="Standard" style:family="paragraph">
      <style:paragraph-properties fo:margin-left="0.3347in">
        <style:tab-stops/>
      </style:paragraph-properties>
    </style:style>
    <style:style style:name="T258" style:parent-style-name="Fuentedepárrafopredeter." style:family="text">
      <style:text-properties style:font-name="FreeMono" style:font-name-complex="FreeMono" fo:color="#000000"/>
    </style:style>
    <style:style style:name="P259" style:parent-style-name="Standard" style:family="paragraph">
      <style:paragraph-properties fo:margin-left="0.3347in">
        <style:tab-stops/>
      </style:paragraph-properties>
    </style:style>
    <style:style style:name="T260" style:parent-style-name="Fuentedepárrafopredeter." style:family="text">
      <style:text-properties style:font-name="FreeMono" style:font-name-complex="FreeMono" fo:color="#000000"/>
    </style:style>
    <style:style style:name="P261" style:parent-style-name="Standard" style:family="paragraph">
      <style:paragraph-properties fo:margin-left="0.3347in">
        <style:tab-stops/>
      </style:paragraph-properties>
    </style:style>
    <style:style style:name="T26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63" style:parent-style-name="Standard" style:family="paragraph">
      <style:paragraph-properties fo:margin-left="0.3347in">
        <style:tab-stops/>
      </style:paragraph-properties>
    </style:style>
    <style:style style:name="T26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65" style:parent-style-name="Standard" style:family="paragraph">
      <style:paragraph-properties fo:margin-left="0.3347in">
        <style:tab-stops/>
      </style:paragraph-properties>
    </style:style>
    <style:style style:name="T26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67" style:parent-style-name="Standard" style:family="paragraph">
      <style:paragraph-properties fo:margin-left="0.3347in">
        <style:tab-stops/>
      </style:paragraph-properties>
    </style:style>
    <style:style style:name="T268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T269" style:parent-style-name="Fuentedepárrafopredeter." style:family="text">
      <style:text-properties style:font-name="FreeMono" style:font-name-complex="FreeMono" fo:color="#000000"/>
    </style:style>
    <style:style style:name="P270" style:parent-style-name="Standard" style:family="paragraph">
      <style:paragraph-properties fo:margin-left="0.3347in">
        <style:tab-stops/>
      </style:paragraph-properties>
    </style:style>
    <style:style style:name="T271" style:parent-style-name="Fuentedepárrafopredeter." style:family="text">
      <style:text-properties style:font-name="FreeMono" style:font-name-complex="FreeMono" fo:color="#000000"/>
    </style:style>
    <style:style style:name="P272" style:parent-style-name="Standard" style:family="paragraph">
      <style:paragraph-properties fo:margin-left="0.3347in">
        <style:tab-stops/>
      </style:paragraph-properties>
    </style:style>
    <style:style style:name="T273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T27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5" style:parent-style-name="Standard" style:family="paragraph">
      <style:paragraph-properties fo:margin-left="0.3347in">
        <style:tab-stops/>
      </style:paragraph-properties>
    </style:style>
    <style:style style:name="T276" style:parent-style-name="Fuentedepárrafopredeter." style:family="text">
      <style:text-properties style:font-name="FreeMono" style:font-name-complex="FreeMono" fo:color="#000000"/>
    </style:style>
    <style:style style:name="P277" style:parent-style-name="Standard" style:family="paragraph">
      <style:paragraph-properties fo:margin-left="0.3347in">
        <style:tab-stops/>
      </style:paragraph-properties>
    </style:style>
    <style:style style:name="T278" style:parent-style-name="Fuentedepárrafopredeter." style:family="text">
      <style:text-properties style:font-name="FreeMono" style:font-name-complex="FreeMono" fo:color="#000000"/>
    </style:style>
    <style:style style:name="P279" style:parent-style-name="Standard" style:family="paragraph">
      <style:paragraph-properties fo:margin-left="0.3347in">
        <style:tab-stops/>
      </style:paragraph-properties>
    </style:style>
    <style:style style:name="T280" style:parent-style-name="Fuentedepárrafopredeter." style:family="text">
      <style:text-properties style:font-name="FreeMono" style:font-name-complex="FreeMono" fo:color="#000000"/>
    </style:style>
    <style:style style:name="P281" style:parent-style-name="Standard" style:family="paragraph">
      <style:paragraph-properties fo:margin-left="0.3347in">
        <style:tab-stops/>
      </style:paragraph-properties>
    </style:style>
    <style:style style:name="T28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83" style:parent-style-name="Standard" style:family="paragraph">
      <style:paragraph-properties fo:margin-left="0.3347in">
        <style:tab-stops/>
      </style:paragraph-properties>
    </style:style>
    <style:style style:name="T28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85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86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8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88" style:parent-style-name="Fuentedepárrafopredeter." style:family="text">
      <style:text-properties style:font-name="FreeMono" style:font-name-complex="FreeMono" fo:color="#000000"/>
    </style:style>
    <style:style style:name="T289" style:parent-style-name="Fuentedepárrafopredeter." style:family="text">
      <style:text-properties style:font-name="FreeMono" style:font-name-complex="FreeMono" fo:color="#000000"/>
    </style:style>
    <style:style style:name="P29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9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9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93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29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6" style:parent-style-name="Fuentedepárrafopredeter." style:family="text">
      <style:text-properties style:font-name="FreeMono" style:font-name-complex="FreeMono" fo:color="#000000"/>
    </style:style>
    <style:style style:name="T29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9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99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30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30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4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5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1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1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2" style:parent-style-name="Standard" style:family="paragraph">
      <style:paragraph-properties fo:margin-left="0.3347in">
        <style:tab-stops/>
      </style:paragraph-properties>
    </style:style>
    <style:style style:name="T31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1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1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1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1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1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1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2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2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2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2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2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2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2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2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2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2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3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3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3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3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34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335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33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37" style:parent-style-name="Standard" style:family="paragraph">
      <style:paragraph-properties fo:margin-left="0.3347in">
        <style:tab-stops/>
      </style:paragraph-properties>
    </style:style>
    <style:style style:name="T33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39" style:parent-style-name="Standard" style:family="paragraph">
      <style:paragraph-properties fo:margin-left="0.3347in">
        <style:tab-stops/>
      </style:paragraph-properties>
    </style:style>
    <style:style style:name="T340" style:parent-style-name="Fuentedepárrafopredeter." style:family="text">
      <style:text-properties style:font-name="FreeMono" style:font-name-complex="FreeMono" fo:color="#000000"/>
    </style:style>
    <style:style style:name="P341" style:parent-style-name="Standard" style:family="paragraph">
      <style:paragraph-properties fo:margin-left="0.6694in">
        <style:tab-stops/>
      </style:paragraph-properties>
    </style:style>
    <style:style style:name="T342" style:parent-style-name="Fuentedepárrafopredeter." style:family="text">
      <style:text-properties style:font-name="FreeMono" style:font-name-complex="FreeMono" fo:color="#000000"/>
    </style:style>
    <style:style style:name="P343" style:parent-style-name="Standard" style:family="paragraph">
      <style:paragraph-properties fo:margin-left="0.3347in">
        <style:tab-stops/>
      </style:paragraph-properties>
    </style:style>
    <style:style style:name="T34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45" style:parent-style-name="Standard" style:family="paragraph">
      <style:paragraph-properties fo:margin-left="0.3347in">
        <style:tab-stops/>
      </style:paragraph-properties>
    </style:style>
    <style:style style:name="T34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47" style:parent-style-name="Standard" style:family="paragraph">
      <style:paragraph-properties fo:margin-left="0.3347in">
        <style:tab-stops/>
      </style:paragraph-properties>
    </style:style>
    <style:style style:name="T34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49" style:parent-style-name="Standard" style:family="paragraph">
      <style:paragraph-properties fo:margin-left="0.3347in">
        <style:tab-stops/>
      </style:paragraph-properties>
    </style:style>
    <style:style style:name="T35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35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5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5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5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5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5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5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5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5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60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3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62" style:parent-style-name="Standard" style:family="paragraph">
      <style:paragraph-properties fo:margin-left="0.6694in">
        <style:tab-stops/>
      </style:paragraph-properties>
    </style:style>
    <style:style style:name="T3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64" style:parent-style-name="Standard" style:family="paragraph">
      <style:paragraph-properties fo:margin-left="0.3347in">
        <style:tab-stops/>
      </style:paragraph-properties>
    </style:style>
    <style:style style:name="T36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66" style:parent-style-name="Standard" style:family="paragraph">
      <style:paragraph-properties fo:margin-left="0.3347in">
        <style:tab-stops/>
      </style:paragraph-properties>
    </style:style>
    <style:style style:name="T36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68" style:parent-style-name="Standard" style:family="paragraph">
      <style:paragraph-properties fo:margin-left="0.3347in">
        <style:tab-stops/>
      </style:paragraph-properties>
    </style:style>
    <style:style style:name="T36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70" style:parent-style-name="Standard" style:family="paragraph">
      <style:paragraph-properties fo:margin-left="0.3347in">
        <style:tab-stops/>
      </style:paragraph-properties>
    </style:style>
    <style:style style:name="T371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T372" style:parent-style-name="Fuentedepárrafopredeter." style:family="text">
      <style:text-properties style:font-name="FreeMono" style:font-name-complex="FreeMono" fo:color="#000000"/>
    </style:style>
    <style:style style:name="P373" style:parent-style-name="Standard" style:family="paragraph">
      <style:paragraph-properties fo:margin-left="0.3347in">
        <style:tab-stops/>
      </style:paragraph-properties>
    </style:style>
    <style:style style:name="T374" style:parent-style-name="Fuentedepárrafopredeter." style:family="text">
      <style:text-properties style:font-name="FreeMono" style:font-name-complex="FreeMono" fo:color="#000000"/>
    </style:style>
    <style:style style:name="T375" style:parent-style-name="Fuentedepárrafopredeter." style:family="text">
      <style:text-properties style:font-name="FreeMono" style:font-name-complex="FreeMono" fo:color="#000000"/>
    </style:style>
    <style:style style:name="T376" style:parent-style-name="Fuentedepárrafopredeter." style:family="text">
      <style:text-properties style:font-name="FreeMono" style:font-name-complex="FreeMono" fo:color="#000000"/>
    </style:style>
    <style:style style:name="T377" style:parent-style-name="Fuentedepárrafopredeter." style:family="text">
      <style:text-properties style:font-name="FreeMono" style:font-name-complex="FreeMono" fo:color="#000000"/>
    </style:style>
    <style:style style:name="T378" style:parent-style-name="Fuentedepárrafopredeter." style:family="text">
      <style:text-properties style:font-name="FreeMono" style:font-name-complex="FreeMono" fo:color="#000000"/>
    </style:style>
    <style:style style:name="T379" style:parent-style-name="Fuentedepárrafopredeter." style:family="text">
      <style:text-properties style:font-name="FreeMono" style:font-name-asian="Times New Roman" style:font-name-complex="FreeMono" fo:color="#000000"/>
    </style:style>
    <style:style style:name="P380" style:parent-style-name="Standard" style:family="paragraph">
      <style:paragraph-properties fo:margin-left="0.3347in">
        <style:tab-stops/>
      </style:paragraph-properties>
    </style:style>
    <style:style style:name="T381" style:parent-style-name="Fuentedepárrafopredeter." style:family="text">
      <style:text-properties style:font-name="FreeMono" style:font-name-asian="Times New Roman" style:font-name-complex="FreeMono" fo:color="#000000"/>
    </style:style>
    <style:style style:name="T382" style:parent-style-name="Fuentedepárrafopredeter." style:family="text">
      <style:text-properties style:font-name="FreeMono" style:font-name-asian="Times New Roman" style:font-name-complex="FreeMono" fo:color="#000000"/>
    </style:style>
    <style:style style:name="T383" style:parent-style-name="Fuentedepárrafopredeter." style:family="text">
      <style:text-properties style:font-name="FreeMono" style:font-name-asian="Times New Roman" style:font-name-complex="FreeMono" fo:color="#000000"/>
    </style:style>
    <style:style style:name="T384" style:parent-style-name="Fuentedepárrafopredeter." style:family="text">
      <style:text-properties style:font-name="FreeMono" style:font-name-asian="Times New Roman" style:font-name-complex="FreeMono" fo:color="#000000"/>
    </style:style>
    <style:style style:name="T385" style:parent-style-name="Fuentedepárrafopredeter." style:family="text">
      <style:text-properties style:font-name="FreeMono" style:font-name-asian="Times New Roman" style:font-name-complex="FreeMono" fo:color="#000000"/>
    </style:style>
    <style:style style:name="P386" style:parent-style-name="Standard" style:family="paragraph">
      <style:paragraph-properties fo:margin-left="0.3347in">
        <style:tab-stops/>
      </style:paragraph-properties>
    </style:style>
    <style:style style:name="T387" style:parent-style-name="Fuentedepárrafopredeter." style:family="text">
      <style:text-properties style:font-name="FreeMono" style:font-name-asian="Times New Roman" style:font-name-complex="FreeMono" fo:color="#000000"/>
    </style:style>
    <style:style style:name="P388" style:parent-style-name="Standard" style:family="paragraph">
      <style:paragraph-properties fo:margin-left="0.3347in">
        <style:tab-stops/>
      </style:paragraph-properties>
    </style:style>
    <style:style style:name="T389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T39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9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92" style:parent-style-name="Standard" style:family="paragraph">
      <style:paragraph-properties fo:margin-left="0.3347in">
        <style:tab-stops/>
      </style:paragraph-properties>
    </style:style>
    <style:style style:name="T393" style:parent-style-name="Fuentedepárrafopredeter." style:family="text">
      <style:text-properties style:font-name="FreeMono" style:font-name-asian="Times New Roman" style:font-name-complex="FreeMono" fo:color="#000000"/>
    </style:style>
    <style:style style:name="T394" style:parent-style-name="Fuentedepárrafopredeter." style:family="text">
      <style:text-properties style:font-name="FreeMono" style:font-name-asian="Times New Roman" style:font-name-complex="FreeMono" fo:color="#000000"/>
    </style:style>
    <style:style style:name="T395" style:parent-style-name="Fuentedepárrafopredeter." style:family="text">
      <style:text-properties style:font-name="FreeMono" style:font-name-asian="Times New Roman" style:font-name-complex="FreeMono" fo:color="#000000"/>
    </style:style>
    <style:style style:name="T396" style:parent-style-name="Fuentedepárrafopredeter." style:family="text">
      <style:text-properties style:font-name="FreeMono" style:font-name-asian="Times New Roman" style:font-name-complex="FreeMono" fo:color="#000000"/>
    </style:style>
    <style:style style:name="T397" style:parent-style-name="Fuentedepárrafopredeter." style:family="text">
      <style:text-properties style:font-name="FreeMono" style:font-name-asian="Times New Roman" style:font-name-complex="FreeMono" fo:color="#000000"/>
    </style:style>
    <style:style style:name="T398" style:parent-style-name="Fuentedepárrafopredeter." style:family="text">
      <style:text-properties style:font-name="FreeMono" style:font-name-asian="Times New Roman" style:font-name-complex="FreeMono" fo:color="#000000"/>
    </style:style>
    <style:style style:name="T399" style:parent-style-name="Fuentedepárrafopredeter." style:family="text">
      <style:text-properties style:font-name="FreeMono" style:font-name-asian="Times New Roman" style:font-name-complex="FreeMono" fo:color="#000000"/>
    </style:style>
    <style:style style:name="T400" style:parent-style-name="Fuentedepárrafopredeter." style:family="text">
      <style:text-properties style:font-name="FreeMono" style:font-name-asian="Times New Roman" style:font-name-complex="FreeMono" fo:color="#000000"/>
    </style:style>
    <style:style style:name="T401" style:parent-style-name="Fuentedepárrafopredeter." style:family="text">
      <style:text-properties style:font-name="FreeMono" style:font-name-asian="Times New Roman" style:font-name-complex="FreeMono" fo:color="#000000"/>
    </style:style>
    <style:style style:name="T402" style:parent-style-name="Fuentedepárrafopredeter." style:family="text">
      <style:text-properties style:font-name="FreeMono" style:font-name-asian="Times New Roman" style:font-name-complex="FreeMono" fo:color="#000000"/>
    </style:style>
    <style:style style:name="P403" style:parent-style-name="Standard" style:family="paragraph">
      <style:paragraph-properties fo:margin-left="0.3347in">
        <style:tab-stops/>
      </style:paragraph-properties>
    </style:style>
    <style:style style:name="T404" style:parent-style-name="Fuentedepárrafopredeter." style:family="text">
      <style:text-properties style:font-name="FreeMono" style:font-name-asian="Times New Roman" style:font-name-complex="FreeMono" fo:color="#000000"/>
    </style:style>
    <style:style style:name="T405" style:parent-style-name="Fuentedepárrafopredeter." style:family="text">
      <style:text-properties style:font-name="FreeMono" style:font-name-asian="Times New Roman" style:font-name-complex="FreeMono" fo:color="#000000"/>
    </style:style>
    <style:style style:name="T406" style:parent-style-name="Fuentedepárrafopredeter." style:family="text">
      <style:text-properties style:font-name="FreeMono" style:font-name-asian="Times New Roman" style:font-name-complex="FreeMono" fo:color="#000000"/>
    </style:style>
    <style:style style:name="T407" style:parent-style-name="Fuentedepárrafopredeter." style:family="text">
      <style:text-properties style:font-name="FreeMono" style:font-name-asian="Times New Roman" style:font-name-complex="FreeMono" fo:color="#000000"/>
    </style:style>
    <style:style style:name="T408" style:parent-style-name="Fuentedepárrafopredeter." style:family="text">
      <style:text-properties style:font-name="FreeMono" style:font-name-asian="Times New Roman" style:font-name-complex="FreeMono" fo:color="#000000"/>
    </style:style>
    <style:style style:name="T409" style:parent-style-name="Fuentedepárrafopredeter." style:family="text">
      <style:text-properties style:font-name="FreeMono" style:font-name-asian="Times New Roman" style:font-name-complex="FreeMono" fo:color="#000000"/>
    </style:style>
    <style:style style:name="T410" style:parent-style-name="Fuentedepárrafopredeter." style:family="text">
      <style:text-properties style:font-name="FreeMono" style:font-name-asian="Times New Roman" style:font-name-complex="FreeMono" fo:color="#000000"/>
    </style:style>
    <style:style style:name="T411" style:parent-style-name="Fuentedepárrafopredeter." style:family="text">
      <style:text-properties style:font-name="FreeMono" style:font-name-asian="Times New Roman" style:font-name-complex="FreeMono" fo:color="#000000"/>
    </style:style>
    <style:style style:name="T412" style:parent-style-name="Fuentedepárrafopredeter." style:family="text">
      <style:text-properties style:font-name="FreeMono" style:font-name-asian="Times New Roman" style:font-name-complex="FreeMono" fo:color="#000000"/>
    </style:style>
    <style:style style:name="P413" style:parent-style-name="Standard" style:family="paragraph">
      <style:paragraph-properties fo:margin-left="0.3347in">
        <style:tab-stops/>
      </style:paragraph-properties>
    </style:style>
    <style:style style:name="T41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15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416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41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18" style:parent-style-name="Standard" style:family="paragraph">
      <style:paragraph-properties fo:margin-left="0.3347in">
        <style:tab-stops/>
      </style:paragraph-properties>
    </style:style>
    <style:style style:name="T41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20" style:parent-style-name="Standard" style:family="paragraph">
      <style:paragraph-properties fo:margin-left="0.3347in">
        <style:tab-stops/>
      </style:paragraph-properties>
    </style:style>
    <style:style style:name="T42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22" style:parent-style-name="Standard" style:family="paragraph">
      <style:paragraph-properties fo:margin-left="0.3347in">
        <style:tab-stops/>
      </style:paragraph-properties>
    </style:style>
    <style:style style:name="T42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24" style:parent-style-name="Standard" style:family="paragraph">
      <style:paragraph-properties fo:margin-left="0.3347in">
        <style:tab-stops/>
      </style:paragraph-properties>
    </style:style>
    <style:style style:name="T42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26" style:parent-style-name="Standard" style:family="paragraph">
      <style:paragraph-properties fo:margin-left="0.3347in">
        <style:tab-stops/>
      </style:paragraph-properties>
    </style:style>
    <style:style style:name="T42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28" style:parent-style-name="Standard" style:family="paragraph">
      <style:paragraph-properties fo:margin-left="0.3347in">
        <style:tab-stops/>
      </style:paragraph-properties>
    </style:style>
    <style:style style:name="T42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30" style:parent-style-name="Standard" style:family="paragraph">
      <style:paragraph-properties fo:margin-left="0.3347in">
        <style:tab-stops/>
      </style:paragraph-properties>
    </style:style>
    <style:style style:name="T43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32" style:parent-style-name="Standard" style:family="paragraph">
      <style:paragraph-properties fo:margin-left="0.3347in">
        <style:tab-stops/>
      </style:paragraph-properties>
    </style:style>
    <style:style style:name="T43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34" style:parent-style-name="Standard" style:family="paragraph">
      <style:paragraph-properties fo:margin-left="0.3347in">
        <style:tab-stops/>
      </style:paragraph-properties>
    </style:style>
    <style:style style:name="T43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36" style:parent-style-name="Standard" style:family="paragraph">
      <style:paragraph-properties fo:margin-left="0.3347in">
        <style:tab-stops/>
      </style:paragraph-properties>
    </style:style>
    <style:style style:name="T43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43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39" style:parent-style-name="Standard" style:family="paragraph">
      <style:paragraph-properties fo:margin-left="0.3347in">
        <style:tab-stops/>
      </style:paragraph-properties>
    </style:style>
    <style:style style:name="T440" style:parent-style-name="Fuentedepárrafopredeter." style:family="text">
      <style:text-properties style:font-name="FreeMono" style:font-name-complex="FreeMono" fo:color="#000000"/>
    </style:style>
    <style:style style:name="P441" style:parent-style-name="Standard" style:family="paragraph">
      <style:paragraph-properties fo:margin-left="0.3347in">
        <style:tab-stops/>
      </style:paragraph-properties>
    </style:style>
    <style:style style:name="T44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43" style:parent-style-name="Standard" style:family="paragraph">
      <style:paragraph-properties fo:margin-left="0.3347in">
        <style:tab-stops/>
      </style:paragraph-properties>
    </style:style>
    <style:style style:name="T44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45" style:parent-style-name="Standard" style:family="paragraph">
      <style:paragraph-properties fo:margin-left="0.3347in">
        <style:tab-stops/>
      </style:paragraph-properties>
    </style:style>
    <style:style style:name="T44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47" style:parent-style-name="Standard" style:family="paragraph">
      <style:paragraph-properties fo:margin-left="0.3347in">
        <style:tab-stops/>
      </style:paragraph-properties>
    </style:style>
    <style:style style:name="T448" style:parent-style-name="Fuentedepárrafopredeter." style:family="text">
      <style:text-properties style:font-name="FreeMono" style:font-name-complex="FreeMono" fo:color="#000000"/>
    </style:style>
    <style:style style:name="P449" style:parent-style-name="Standard" style:family="paragraph">
      <style:paragraph-properties fo:margin-left="0.3347in">
        <style:tab-stops/>
      </style:paragraph-properties>
    </style:style>
    <style:style style:name="T45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45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52" style:parent-style-name="Standard" style:family="paragraph">
      <style:paragraph-properties fo:margin-left="0.3347in">
        <style:tab-stops/>
      </style:paragraph-properties>
    </style:style>
    <style:style style:name="T453" style:parent-style-name="Fuentedepárrafopredeter." style:family="text">
      <style:text-properties style:font-name="FreeMono" style:font-name-complex="FreeMono" fo:color="#000000"/>
    </style:style>
    <style:style style:name="P454" style:parent-style-name="Standard" style:family="paragraph">
      <style:paragraph-properties fo:margin-left="0.3347in">
        <style:tab-stops/>
      </style:paragraph-properties>
    </style:style>
    <style:style style:name="T45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56" style:parent-style-name="Standard" style:family="paragraph">
      <style:paragraph-properties fo:margin-left="0.3347in">
        <style:tab-stops/>
      </style:paragraph-properties>
    </style:style>
    <style:style style:name="T45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58" style:parent-style-name="Standard" style:family="paragraph">
      <style:paragraph-properties fo:margin-left="0.3347in">
        <style:tab-stops/>
      </style:paragraph-properties>
    </style:style>
    <style:style style:name="T45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60" style:parent-style-name="Standard" style:family="paragraph">
      <style:paragraph-properties fo:margin-left="0.3347in">
        <style:tab-stops/>
      </style:paragraph-properties>
    </style:style>
    <style:style style:name="T4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62" style:parent-style-name="Standard" style:family="paragraph">
      <style:paragraph-properties fo:margin-left="0.3347in">
        <style:tab-stops/>
      </style:paragraph-properties>
    </style:style>
    <style:style style:name="T4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46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4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66" style:parent-style-name="Standard" style:family="paragraph">
      <style:paragraph-properties fo:margin-left="0.3347in">
        <style:tab-stops/>
      </style:paragraph-properties>
    </style:style>
    <style:style style:name="T4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68" style:parent-style-name="Standard" style:family="paragraph">
      <style:paragraph-properties fo:margin-left="0.3347in">
        <style:tab-stops/>
      </style:paragraph-properties>
    </style:style>
    <style:style style:name="T46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70" style:parent-style-name="Standard" style:family="paragraph">
      <style:paragraph-properties fo:margin-left="0.3347in">
        <style:tab-stops/>
      </style:paragraph-properties>
    </style:style>
    <style:style style:name="T47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72" style:parent-style-name="Standard" style:family="paragraph">
      <style:paragraph-properties fo:margin-left="0.3347in">
        <style:tab-stops/>
      </style:paragraph-properties>
    </style:style>
    <style:style style:name="T473" style:parent-style-name="Fuentedepárrafopredeter." style:family="text">
      <style:text-properties style:font-name="FreeMono" style:font-name-complex="FreeMono" fo:color="#000000"/>
    </style:style>
    <style:style style:name="P474" style:parent-style-name="Standard" style:family="paragraph">
      <style:paragraph-properties fo:margin-left="0.3347in">
        <style:tab-stops/>
      </style:paragraph-properties>
    </style:style>
    <style:style style:name="T47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47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77" style:parent-style-name="Standard" style:family="paragraph">
      <style:paragraph-properties fo:margin-left="0.3347in">
        <style:tab-stops/>
      </style:paragraph-properties>
    </style:style>
    <style:style style:name="T47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79" style:parent-style-name="Standard" style:family="paragraph">
      <style:paragraph-properties fo:margin-left="0.3347in">
        <style:tab-stops/>
      </style:paragraph-properties>
    </style:style>
    <style:style style:name="T48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81" style:parent-style-name="Standard" style:family="paragraph">
      <style:paragraph-properties fo:margin-left="0.3347in">
        <style:tab-stops/>
      </style:paragraph-properties>
    </style:style>
    <style:style style:name="T482" style:parent-style-name="Fuentedepárrafopredeter." style:family="text">
      <style:text-properties style:font-name="FreeMono" style:font-name-complex="FreeMono" fo:color="#000000"/>
    </style:style>
    <style:style style:name="P483" style:parent-style-name="Standard" style:family="paragraph">
      <style:paragraph-properties fo:margin-left="0.3347in">
        <style:tab-stops/>
      </style:paragraph-properties>
    </style:style>
    <style:style style:name="T48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85" style:parent-style-name="Standard" style:family="paragraph">
      <style:paragraph-properties fo:margin-left="0.3347in">
        <style:tab-stops/>
      </style:paragraph-properties>
    </style:style>
    <style:style style:name="T48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87" style:parent-style-name="Standard" style:family="paragraph">
      <style:paragraph-properties fo:margin-left="0.3347in">
        <style:tab-stops/>
      </style:paragraph-properties>
    </style:style>
    <style:style style:name="T48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489" style:parent-style-name="Standard" style:family="paragraph">
      <style:paragraph-properties fo:margin-left="0.3347in">
        <style:tab-stops/>
      </style:paragraph-properties>
    </style:style>
    <style:style style:name="T49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49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49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49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49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49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49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49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49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49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500" style:parent-style-name="Standard" style:family="paragraph">
      <style:paragraph-properties fo:margin-left="0.3347in">
        <style:tab-stops/>
      </style:paragraph-properties>
    </style:style>
    <style:style style:name="T50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50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03" style:parent-style-name="Standard" style:family="paragraph">
      <style:paragraph-properties fo:margin-left="0.3347in">
        <style:tab-stops/>
      </style:paragraph-properties>
    </style:style>
    <style:style style:name="T50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05" style:parent-style-name="Standard" style:family="paragraph">
      <style:paragraph-properties fo:margin-left="0.3347in">
        <style:tab-stops/>
      </style:paragraph-properties>
    </style:style>
    <style:style style:name="T506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T50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08" style:parent-style-name="Standard" style:family="paragraph">
      <style:paragraph-properties fo:margin-left="0.3347in">
        <style:tab-stops/>
      </style:paragraph-properties>
    </style:style>
    <style:style style:name="T50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10" style:parent-style-name="Standard" style:family="paragraph">
      <style:paragraph-properties fo:margin-left="0.3347in">
        <style:tab-stops/>
      </style:paragraph-properties>
    </style:style>
    <style:style style:name="T51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12" style:parent-style-name="Standard" style:family="paragraph">
      <style:paragraph-properties fo:margin-left="0.3347in">
        <style:tab-stops/>
      </style:paragraph-properties>
    </style:style>
    <style:style style:name="T51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14" style:parent-style-name="Standard" style:family="paragraph">
      <style:paragraph-properties fo:margin-left="0.3347in">
        <style:tab-stops/>
      </style:paragraph-properties>
    </style:style>
    <style:style style:name="T51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16" style:parent-style-name="Standard" style:family="paragraph">
      <style:paragraph-properties fo:margin-left="0.3347in">
        <style:tab-stops/>
      </style:paragraph-properties>
    </style:style>
    <style:style style:name="T51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18" style:parent-style-name="Standard" style:family="paragraph">
      <style:paragraph-properties fo:margin-left="0.3347in">
        <style:tab-stops/>
      </style:paragraph-properties>
    </style:style>
    <style:style style:name="T51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20" style:parent-style-name="Standard" style:family="paragraph">
      <style:paragraph-properties fo:margin-left="0.3347in">
        <style:tab-stops/>
      </style:paragraph-properties>
    </style:style>
    <style:style style:name="T52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22" style:parent-style-name="Standard" style:family="paragraph">
      <style:paragraph-properties fo:margin-left="0.3347in">
        <style:tab-stops/>
      </style:paragraph-properties>
    </style:style>
    <style:style style:name="T52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24" style:parent-style-name="Standard" style:family="paragraph">
      <style:paragraph-properties fo:margin-left="0.3347in">
        <style:tab-stops/>
      </style:paragraph-properties>
    </style:style>
    <style:style style:name="T52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26" style:parent-style-name="Standard" style:family="paragraph">
      <style:paragraph-properties fo:margin-left="0.3347in">
        <style:tab-stops/>
      </style:paragraph-properties>
    </style:style>
    <style:style style:name="T52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52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29" style:parent-style-name="Standard" style:family="paragraph">
      <style:paragraph-properties fo:margin-left="0.3347in">
        <style:tab-stops/>
      </style:paragraph-properties>
    </style:style>
    <style:style style:name="T53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31" style:parent-style-name="Standard" style:family="paragraph">
      <style:paragraph-properties fo:margin-left="0.3347in">
        <style:tab-stops/>
      </style:paragraph-properties>
    </style:style>
    <style:style style:name="T53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33" style:parent-style-name="Standard" style:family="paragraph">
      <style:paragraph-properties fo:margin-left="0.3347in">
        <style:tab-stops/>
      </style:paragraph-properties>
    </style:style>
    <style:style style:name="T53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53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36" style:parent-style-name="Standard" style:family="paragraph">
      <style:paragraph-properties fo:margin-left="0.3347in">
        <style:tab-stops/>
      </style:paragraph-properties>
    </style:style>
    <style:style style:name="T537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T53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39" style:parent-style-name="Standard" style:family="paragraph">
      <style:paragraph-properties fo:margin-left="0.3347in">
        <style:tab-stops/>
      </style:paragraph-properties>
    </style:style>
    <style:style style:name="T5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41" style:parent-style-name="Standard" style:family="paragraph">
      <style:paragraph-properties fo:margin-left="0.3347in">
        <style:tab-stops/>
      </style:paragraph-properties>
    </style:style>
    <style:style style:name="T54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54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44" style:parent-style-name="Standard" style:family="paragraph">
      <style:paragraph-properties fo:margin-left="0.3347in">
        <style:tab-stops/>
      </style:paragraph-properties>
    </style:style>
    <style:style style:name="T54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46" style:parent-style-name="Standard" style:family="paragraph">
      <style:paragraph-properties fo:margin-left="0.3347in">
        <style:tab-stops/>
      </style:paragraph-properties>
    </style:style>
    <style:style style:name="T54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5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49" style:parent-style-name="Standard" style:family="paragraph">
      <style:paragraph-properties fo:margin-left="0.3347in">
        <style:tab-stops/>
      </style:paragraph-properties>
    </style:style>
    <style:style style:name="T55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51" style:parent-style-name="Standard" style:family="paragraph">
      <style:paragraph-properties fo:margin-left="0.3347in">
        <style:tab-stops/>
      </style:paragraph-properties>
    </style:style>
    <style:style style:name="T55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53" style:parent-style-name="Standard" style:family="paragraph">
      <style:paragraph-properties fo:margin-left="0.3347in">
        <style:tab-stops/>
      </style:paragraph-properties>
    </style:style>
    <style:style style:name="T55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55" style:parent-style-name="Standard" style:family="paragraph">
      <style:paragraph-properties fo:margin-left="0.3347in">
        <style:tab-stops/>
      </style:paragraph-properties>
    </style:style>
    <style:style style:name="T55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55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58" style:parent-style-name="Standard" style:family="paragraph">
      <style:paragraph-properties fo:margin-left="0.3347in">
        <style:tab-stops/>
      </style:paragraph-properties>
    </style:style>
    <style:style style:name="T55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60" style:parent-style-name="Standard" style:family="paragraph">
      <style:paragraph-properties fo:margin-left="0.3347in">
        <style:tab-stops/>
      </style:paragraph-properties>
    </style:style>
    <style:style style:name="T5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62" style:parent-style-name="Standard" style:family="paragraph">
      <style:paragraph-properties fo:margin-left="0.3347in">
        <style:tab-stops/>
      </style:paragraph-properties>
    </style:style>
    <style:style style:name="T5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64" style:parent-style-name="Standard" style:family="paragraph">
      <style:paragraph-properties fo:margin-left="0.3347in">
        <style:tab-stops/>
      </style:paragraph-properties>
    </style:style>
    <style:style style:name="T5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566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567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568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569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570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571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572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573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574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575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576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T577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T578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T579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T580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T581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T582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T583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T584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T585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T586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P587" style:parent-style-name="Standard" style:family="paragraph">
      <style:paragraph-properties fo:margin-left="0.3347in">
        <style:tab-stops/>
      </style:paragraph-properties>
    </style:style>
    <style:style style:name="T58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89" style:parent-style-name="Standard" style:family="paragraph">
      <style:paragraph-properties fo:margin-left="0.3347in">
        <style:tab-stops/>
      </style:paragraph-properties>
    </style:style>
    <style:style style:name="T59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91" style:parent-style-name="Standard" style:family="paragraph">
      <style:paragraph-properties fo:margin-left="0.3347in">
        <style:tab-stops/>
      </style:paragraph-properties>
    </style:style>
    <style:style style:name="T59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593" style:parent-style-name="Standard" style:family="paragraph">
      <style:paragraph-properties fo:margin-left="0.3347in">
        <style:tab-stops/>
      </style:paragraph-properties>
    </style:style>
    <style:style style:name="T59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59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96" style:parent-style-name="Standard" style:family="paragraph">
      <style:paragraph-properties fo:margin-left="0.3347in">
        <style:tab-stops/>
      </style:paragraph-properties>
    </style:style>
    <style:style style:name="T59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598" style:parent-style-name="Standard" style:family="paragraph">
      <style:paragraph-properties fo:margin-left="0.3347in">
        <style:tab-stops/>
      </style:paragraph-properties>
    </style:style>
    <style:style style:name="T599" style:parent-style-name="Fuentedepárrafopredeter." style:family="text">
      <style:text-properties style:font-name="FreeMono" style:font-name-asian="Times New Roman" style:font-name-complex="FreeMono" fo:color="#FF0000" fo:font-size="10.5pt" style:font-size-asian="10.5pt" style:font-size-complex="10.5pt"/>
    </style:style>
    <style:style style:name="P600" style:parent-style-name="Standard" style:family="paragraph">
      <style:paragraph-properties fo:margin-left="0.3347in">
        <style:tab-stops/>
      </style:paragraph-properties>
    </style:style>
    <style:style style:name="T601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P602" style:parent-style-name="Standard" style:family="paragraph">
      <style:paragraph-properties fo:margin-left="0.3347in">
        <style:tab-stops/>
      </style:paragraph-properties>
    </style:style>
    <style:style style:name="T60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60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0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06" style:parent-style-name="Standard" style:family="paragraph">
      <style:paragraph-properties fo:margin-left="0.3347in">
        <style:tab-stops/>
      </style:paragraph-properties>
    </style:style>
    <style:style style:name="T60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08" style:parent-style-name="Standard" style:family="paragraph">
      <style:paragraph-properties fo:margin-left="0.3347in">
        <style:tab-stops/>
      </style:paragraph-properties>
    </style:style>
    <style:style style:name="P609" style:parent-style-name="Standard" style:family="paragraph">
      <style:paragraph-properties fo:margin-left="0.3347in">
        <style:tab-stops/>
      </style:paragraph-properties>
    </style:style>
    <style:style style:name="T61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11" style:parent-style-name="Standard" style:family="paragraph">
      <style:paragraph-properties fo:margin-left="0.3347in">
        <style:tab-stops/>
      </style:paragraph-properties>
    </style:style>
    <style:style style:name="T61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13" style:parent-style-name="Standard" style:family="paragraph">
      <style:paragraph-properties fo:margin-left="0.3347in">
        <style:tab-stops/>
      </style:paragraph-properties>
    </style:style>
    <style:style style:name="T61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15" style:parent-style-name="Standard" style:family="paragraph">
      <style:paragraph-properties fo:margin-left="0.3347in">
        <style:tab-stops/>
      </style:paragraph-properties>
    </style:style>
    <style:style style:name="T61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17" style:parent-style-name="Standard" style:family="paragraph">
      <style:paragraph-properties fo:margin-left="0.3347in">
        <style:tab-stops/>
      </style:paragraph-properties>
    </style:style>
    <style:style style:name="T61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19" style:parent-style-name="Standard" style:family="paragraph">
      <style:paragraph-properties fo:margin-left="0.3347in">
        <style:tab-stops/>
      </style:paragraph-properties>
    </style:style>
    <style:style style:name="T62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21" style:parent-style-name="Standard" style:family="paragraph">
      <style:paragraph-properties fo:margin-left="0.3347in">
        <style:tab-stops/>
      </style:paragraph-properties>
    </style:style>
    <style:style style:name="T62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23" style:parent-style-name="Standard" style:family="paragraph">
      <style:paragraph-properties fo:margin-left="0.3347in">
        <style:tab-stops/>
      </style:paragraph-properties>
    </style:style>
    <style:style style:name="T62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25" style:parent-style-name="Standard" style:family="paragraph">
      <style:paragraph-properties fo:margin-left="0.3347in">
        <style:tab-stops/>
      </style:paragraph-properties>
    </style:style>
    <style:style style:name="T62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27" style:parent-style-name="Standard" style:family="paragraph">
      <style:paragraph-properties fo:margin-left="0.3347in">
        <style:tab-stops/>
      </style:paragraph-properties>
    </style:style>
    <style:style style:name="T62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2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3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3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3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3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3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3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3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3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3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39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40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41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42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43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44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45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46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47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48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49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50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T651" style:parent-style-name="Fuentedepárrafopredeter." style:family="text">
      <style:text-properties style:font-name="FreeMono" style:font-name-asian="Times New Roman" style:font-name-complex="FreeMono" fo:color="#000000" fo:font-size="10.5pt" style:font-size-asian="10.5pt" style:font-size-complex="10.5pt"/>
    </style:style>
    <style:style style:name="P652" style:parent-style-name="Standard" style:family="paragraph">
      <style:paragraph-properties fo:margin-left="0.3347in">
        <style:tab-stops/>
      </style:paragraph-properties>
    </style:style>
    <style:style style:name="T65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54" style:parent-style-name="Standard" style:family="paragraph">
      <style:paragraph-properties fo:margin-left="0.3347in">
        <style:tab-stops/>
      </style:paragraph-properties>
    </style:style>
    <style:style style:name="T65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56" style:parent-style-name="Standard" style:family="paragraph">
      <style:paragraph-properties fo:margin-left="0.3347in">
        <style:tab-stops/>
      </style:paragraph-properties>
    </style:style>
    <style:style style:name="T65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58" style:parent-style-name="Standard" style:family="paragraph">
      <style:paragraph-properties fo:margin-left="0.3347in">
        <style:tab-stops/>
      </style:paragraph-properties>
    </style:style>
    <style:style style:name="T65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60" style:parent-style-name="Standard" style:family="paragraph">
      <style:paragraph-properties fo:margin-left="0.3347in">
        <style:tab-stops/>
      </style:paragraph-properties>
    </style:style>
    <style:style style:name="T6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6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6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64" style:parent-style-name="Standard" style:family="paragraph">
      <style:paragraph-properties fo:margin-left="0.3347in">
        <style:tab-stops/>
      </style:paragraph-properties>
    </style:style>
    <style:style style:name="T6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66" style:parent-style-name="Standard" style:family="paragraph">
      <style:paragraph-properties fo:margin-left="0.3347in">
        <style:tab-stops/>
      </style:paragraph-properties>
    </style:style>
    <style:style style:name="T667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P668" style:parent-style-name="Standard" style:family="paragraph">
      <style:paragraph-properties fo:margin-left="0.3347in">
        <style:tab-stops/>
      </style:paragraph-properties>
    </style:style>
    <style:style style:name="T66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67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67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72" style:parent-style-name="Standard" style:family="paragraph">
      <style:paragraph-properties fo:margin-left="0.3347in">
        <style:tab-stops/>
      </style:paragraph-properties>
    </style:style>
    <style:style style:name="T67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74" style:parent-style-name="Standard" style:family="paragraph">
      <style:paragraph-properties fo:margin-left="0.3347in">
        <style:tab-stops/>
      </style:paragraph-properties>
    </style:style>
    <style:style style:name="T67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76" style:parent-style-name="Standard" style:family="paragraph">
      <style:paragraph-properties fo:margin-left="0.3347in">
        <style:tab-stops/>
      </style:paragraph-properties>
    </style:style>
    <style:style style:name="T67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78" style:parent-style-name="Standard" style:family="paragraph">
      <style:paragraph-properties fo:margin-left="0.3347in">
        <style:tab-stops/>
      </style:paragraph-properties>
    </style:style>
    <style:style style:name="T67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68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81" style:parent-style-name="Standard" style:family="paragraph">
      <style:paragraph-properties fo:margin-left="0.3347in">
        <style:tab-stops/>
      </style:paragraph-properties>
    </style:style>
    <style:style style:name="T68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68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84" style:parent-style-name="Standard" style:family="paragraph">
      <style:paragraph-properties fo:margin-left="0.3347in">
        <style:tab-stops/>
      </style:paragraph-properties>
    </style:style>
    <style:style style:name="T68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686" style:parent-style-name="Standard" style:family="paragraph">
      <style:paragraph-properties fo:margin-left="0.3347in">
        <style:tab-stops/>
      </style:paragraph-properties>
    </style:style>
    <style:style style:name="T68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88" style:parent-style-name="Standard" style:family="paragraph">
      <style:paragraph-properties fo:margin-left="0.3347in">
        <style:tab-stops/>
      </style:paragraph-properties>
    </style:style>
    <style:style style:name="T68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90" style:parent-style-name="Standard" style:family="paragraph">
      <style:paragraph-properties fo:margin-left="0.3347in">
        <style:tab-stops/>
      </style:paragraph-properties>
    </style:style>
    <style:style style:name="T691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T69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93" style:parent-style-name="Standard" style:family="paragraph">
      <style:paragraph-properties fo:margin-left="0.3347in">
        <style:tab-stops/>
      </style:paragraph-properties>
    </style:style>
    <style:style style:name="T69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95" style:parent-style-name="Standard" style:family="paragraph">
      <style:paragraph-properties fo:margin-left="0.3347in">
        <style:tab-stops/>
      </style:paragraph-properties>
    </style:style>
    <style:style style:name="T69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697" style:parent-style-name="Standard" style:family="paragraph">
      <style:paragraph-properties fo:margin-left="0.3347in">
        <style:tab-stops/>
      </style:paragraph-properties>
    </style:style>
    <style:style style:name="T69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69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00" style:parent-style-name="Standard" style:family="paragraph">
      <style:paragraph-properties fo:margin-left="0.3347in">
        <style:tab-stops/>
      </style:paragraph-properties>
    </style:style>
    <style:style style:name="T70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02" style:parent-style-name="Standard" style:family="paragraph">
      <style:paragraph-properties fo:margin-left="0.3347in">
        <style:tab-stops/>
      </style:paragraph-properties>
    </style:style>
    <style:style style:name="T70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704" style:parent-style-name="Standard" style:family="paragraph">
      <style:paragraph-properties fo:margin-left="0.3347in">
        <style:tab-stops/>
      </style:paragraph-properties>
    </style:style>
    <style:style style:name="T70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706" style:parent-style-name="Standard" style:family="paragraph">
      <style:paragraph-properties fo:margin-left="0.3347in">
        <style:tab-stops/>
      </style:paragraph-properties>
    </style:style>
    <style:style style:name="T70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708" style:parent-style-name="Fuentedepárrafopredeter." style:family="text">
      <style:text-properties style:font-name="FreeMono" style:font-name-complex="FreeMono" fo:color="#000000"/>
    </style:style>
    <style:style style:name="P709" style:parent-style-name="Standard" style:family="paragraph">
      <style:paragraph-properties fo:margin-left="0.3347in">
        <style:tab-stops/>
      </style:paragraph-properties>
    </style:style>
    <style:style style:name="T71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711" style:parent-style-name="Standard" style:family="paragraph">
      <style:paragraph-properties fo:margin-left="0.3347in">
        <style:tab-stops/>
      </style:paragraph-properties>
    </style:style>
    <style:style style:name="T712" style:parent-style-name="Fuentedepárrafopredeter." style:family="text">
      <style:text-properties style:font-name="FreeMono" style:font-name-complex="FreeMono" fo:color="#000000"/>
    </style:style>
    <style:style style:name="T713" style:parent-style-name="Fuentedepárrafopredeter." style:family="text">
      <style:text-properties style:font-name="FreeMono" style:font-name-complex="FreeMono" fo:color="#FF0000"/>
    </style:style>
    <style:style style:name="T714" style:parent-style-name="Fuentedepárrafopredeter." style:family="text">
      <style:text-properties style:font-name="FreeMono" style:font-name-complex="FreeMono" fo:color="#000000"/>
    </style:style>
    <style:style style:name="P715" style:parent-style-name="Standard" style:family="paragraph">
      <style:paragraph-properties fo:margin-left="0.3347in">
        <style:tab-stops/>
      </style:paragraph-properties>
    </style:style>
    <style:style style:name="T716" style:parent-style-name="Fuentedepárrafopredeter." style:family="text">
      <style:text-properties style:font-name="FreeMono" style:font-name-complex="FreeMono" fo:color="#000000"/>
    </style:style>
    <style:style style:name="P717" style:parent-style-name="Standard" style:family="paragraph">
      <style:paragraph-properties fo:margin-left="0.3347in">
        <style:tab-stops/>
      </style:paragraph-properties>
    </style:style>
    <style:style style:name="T71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19" style:parent-style-name="Standard" style:family="paragraph">
      <style:paragraph-properties fo:margin-left="0.4923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20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2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2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2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2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2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2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2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28" style:parent-style-name="Standard" style:family="paragraph">
      <style:paragraph-properties fo:margin-left="0.3347in">
        <style:tab-stops/>
      </style:paragraph-properties>
      <style:text-properties style:font-name="FreeMono" style:font-name-complex="FreeMono" style:font-weight-complex="bold" fo:color="#000000" fo:font-size="10.5pt" style:font-size-asian="10.5pt" style:font-size-complex="10.5pt"/>
    </style:style>
    <style:style style:name="P729" style:parent-style-name="Standard" style:family="paragraph">
      <style:paragraph-properties fo:margin-left="0.3347in">
        <style:tab-stops/>
      </style:paragraph-properties>
      <style:text-properties style:font-name="FreeMono" style:font-name-complex="FreeMono" style:font-weight-complex="bold" fo:color="#000000" fo:font-size="10.5pt" style:font-size-asian="10.5pt" style:font-size-complex="10.5pt"/>
    </style:style>
    <style:style style:name="P730" style:parent-style-name="Standard" style:family="paragraph">
      <style:paragraph-properties fo:margin-left="0.3347in">
        <style:tab-stops/>
      </style:paragraph-properties>
      <style:text-properties style:font-name="FreeMono" style:font-name-complex="FreeMono" style:font-weight-complex="bold" fo:color="#000000" fo:font-size="10.5pt" style:font-size-asian="10.5pt" style:font-size-complex="10.5pt"/>
    </style:style>
    <style:style style:name="P731" style:parent-style-name="Standard" style:family="paragraph">
      <style:paragraph-properties fo:margin-left="1.0041in" fo:text-indent="0.4923in">
        <style:tab-stops/>
      </style:paragraph-properties>
    </style:style>
    <style:style style:name="T732" style:parent-style-name="Fuentedepárrafopredeter." style:family="text">
      <style:text-properties style:font-name="FreeMono" style:font-name-complex="FreeMono" style:font-weight-complex="bold" fo:color="#000000" fo:font-size="10.5pt" style:font-size-asian="10.5pt" style:font-size-complex="10.5pt"/>
    </style:style>
    <style:style style:name="T73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73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35" style:parent-style-name="Standard" style:family="paragraph">
      <style:paragraph-properties fo:margin-left="0.3347in">
        <style:tab-stops/>
      </style:paragraph-properties>
      <style:text-properties style:font-name="FreeMono" style:font-name-complex="FreeMono" style:font-weight-complex="bold" fo:color="#000000" fo:font-size="10.5pt" style:font-size-asian="10.5pt" style:font-size-complex="10.5pt"/>
    </style:style>
    <style:style style:name="P736" style:parent-style-name="Standard" style:family="paragraph">
      <style:paragraph-properties fo:margin-left="0.3347in">
        <style:tab-stops/>
      </style:paragraph-properties>
      <style:text-properties style:font-name="FreeMono" style:font-name-complex="FreeMono" style:font-weight-complex="bold" fo:color="#000000" fo:font-size="10.5pt" style:font-size-asian="10.5pt" style:font-size-complex="10.5pt"/>
    </style:style>
    <style:style style:name="P737" style:parent-style-name="Standard" style:family="paragraph">
      <style:paragraph-properties fo:margin-left="0.3347in">
        <style:tab-stops/>
      </style:paragraph-properties>
      <style:text-properties style:font-name="FreeMono" style:font-name-complex="FreeMono" style:font-weight-complex="bold" fo:color="#000000" fo:font-size="10.5pt" style:font-size-asian="10.5pt" style:font-size-complex="10.5pt"/>
    </style:style>
    <style:style style:name="P738" style:parent-style-name="Standard" style:family="paragraph">
      <style:paragraph-properties fo:margin-left="1.6736in">
        <style:tab-stops/>
      </style:paragraph-properties>
    </style:style>
    <style:style style:name="T739" style:parent-style-name="Fuentedepárrafopredeter." style:family="text">
      <style:text-properties style:font-name="FreeMono" style:font-name-asian="DejaVu Sans" style:font-name-complex="FreeMono" fo:color="#000000"/>
    </style:style>
    <style:style style:name="P740" style:parent-style-name="Standard" style:family="paragraph">
      <style:paragraph-properties fo:margin-left="0.3347in">
        <style:tab-stops/>
      </style:paragraph-properties>
    </style:style>
    <style:style style:name="T741" style:parent-style-name="Fuentedepárrafopredeter." style:family="text">
      <style:text-properties style:font-name="FreeMono" style:font-name-asian="DejaVu Sans" style:font-name-complex="FreeMono" fo:font-weight="bold" style:font-weight-asian="bold" style:font-weight-complex="bold" fo:color="#000000"/>
    </style:style>
    <style:style style:name="T742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P743" style:parent-style-name="Standard" style:family="paragraph">
      <style:paragraph-properties fo:margin-left="0.3347in">
        <style:tab-stops/>
      </style:paragraph-properties>
      <style:text-properties fo:color="#83CAFF" fo:font-size="10.5pt" style:font-size-asian="10.5pt" style:font-size-complex="10.5pt"/>
    </style:style>
    <style:style style:name="P744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4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4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47" style:parent-style-name="Standard" style:family="paragraph">
      <style:paragraph-properties fo:margin-left="0.3347in">
        <style:tab-stops/>
      </style:paragraph-properties>
    </style:style>
    <style:style style:name="T748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T749" style:parent-style-name="Fuentedepárrafopredeter." style:family="text">
      <style:text-properties style:font-name="FreeMono" style:font-name-complex="FreeMono" fo:color="#000000"/>
    </style:style>
    <style:style style:name="P750" style:parent-style-name="Standard" style:family="paragraph">
      <style:paragraph-properties fo:margin-left="0.3347in">
        <style:tab-stops/>
      </style:paragraph-properties>
    </style:style>
    <style:style style:name="T751" style:parent-style-name="Fuentedepárrafopredeter." style:family="text">
      <style:text-properties style:font-name="FreeMono" style:font-name-complex="FreeMono" fo:color="#000000"/>
    </style:style>
    <style:style style:name="T752" style:parent-style-name="Fuentedepárrafopredeter." style:family="text">
      <style:text-properties style:font-name="FreeMono" style:font-name-asian="DejaVu Sans" style:font-name-complex="FreeMono" fo:color="#000000"/>
    </style:style>
    <style:style style:name="P75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5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55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56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5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5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59" style:parent-style-name="Standard" style:family="paragraph">
      <style:paragraph-properties fo:margin-left="0.3347in">
        <style:tab-stops/>
      </style:paragraph-properties>
    </style:style>
    <style:style style:name="T76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7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762" style:parent-style-name="Standard" style:family="paragraph">
      <style:paragraph-properties fo:margin-left="0.3347in">
        <style:tab-stops/>
      </style:paragraph-properties>
    </style:style>
    <style:style style:name="T763" style:parent-style-name="Fuentedepárrafopredeter." style:family="text">
      <style:text-properties style:font-name="FreeMono" style:font-name-complex="FreeMono" fo:color="#000000"/>
    </style:style>
    <style:style style:name="T764" style:parent-style-name="Fuentedepárrafopredeter." style:family="text">
      <style:text-properties style:font-name="FreeMono" style:font-name-asian="DejaVu Sans" style:font-name-complex="FreeMono" fo:color="#000000"/>
    </style:style>
    <style:style style:name="P765" style:parent-style-name="Standard" style:family="paragraph">
      <style:paragraph-properties fo:margin-left="0.3347in">
        <style:tab-stops/>
      </style:paragraph-properties>
    </style:style>
    <style:style style:name="T766" style:parent-style-name="Fuentedepárrafopredeter." style:family="text">
      <style:text-properties style:font-name="FreeMono" style:font-name-asian="DejaVu Sans" style:font-name-complex="FreeMono" fo:font-weight="bold" style:font-weight-asian="bold" style:font-weight-complex="bold" fo:color="#000000"/>
    </style:style>
    <style:style style:name="P767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6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6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7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71" style:parent-style-name="Standard" style:family="paragraph">
      <style:paragraph-properties fo:margin-left="0.3347in">
        <style:tab-stops/>
      </style:paragraph-properties>
    </style:style>
    <style:style style:name="T77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77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774" style:parent-style-name="Standard" style:family="paragraph">
      <style:paragraph-properties fo:margin-left="0.3347in">
        <style:tab-stops/>
      </style:paragraph-properties>
    </style:style>
    <style:style style:name="T775" style:parent-style-name="Fuentedepárrafopredeter." style:family="text">
      <style:text-properties style:font-name="FreeMono" style:font-name-complex="FreeMono" fo:color="#000000"/>
    </style:style>
    <style:style style:name="T776" style:parent-style-name="Fuentedepárrafopredeter." style:family="text">
      <style:text-properties style:font-name="FreeMono" style:font-name-asian="DejaVu Sans" style:font-name-complex="FreeMono" fo:color="#000000"/>
    </style:style>
    <style:style style:name="P77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7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79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8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8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82" style:parent-style-name="Standard" style:family="paragraph">
      <style:paragraph-properties fo:margin-left="0.3347in">
        <style:tab-stops/>
      </style:paragraph-properties>
    </style:style>
    <style:style style:name="T78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78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785" style:parent-style-name="Standard" style:family="paragraph">
      <style:paragraph-properties fo:margin-left="0.3347in">
        <style:tab-stops/>
      </style:paragraph-properties>
    </style:style>
    <style:style style:name="T786" style:parent-style-name="Fuentedepárrafopredeter." style:family="text">
      <style:text-properties style:font-name="FreeMono" style:font-name-complex="FreeMono" fo:color="#000000"/>
    </style:style>
    <style:style style:name="T787" style:parent-style-name="Fuentedepárrafopredeter." style:family="text">
      <style:text-properties style:font-name="FreeMono" style:font-name-asian="DejaVu Sans" style:font-name-complex="FreeMono" fo:color="#000000"/>
    </style:style>
    <style:style style:name="P78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8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90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9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79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793" style:parent-style-name="Standard" style:family="paragraph">
      <style:paragraph-properties fo:margin-left="0.3347in">
        <style:tab-stops/>
      </style:paragraph-properties>
    </style:style>
    <style:style style:name="T79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79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796" style:parent-style-name="Standard" style:family="paragraph">
      <style:paragraph-properties fo:margin-left="0.3347in">
        <style:tab-stops/>
      </style:paragraph-properties>
    </style:style>
    <style:style style:name="T797" style:parent-style-name="Fuentedepárrafopredeter." style:family="text">
      <style:text-properties style:font-name="FreeMono" style:font-name-complex="FreeMono" fo:color="#000000"/>
    </style:style>
    <style:style style:name="T798" style:parent-style-name="Fuentedepárrafopredeter." style:family="text">
      <style:text-properties style:font-name="FreeMono" style:font-name-asian="DejaVu Sans" style:font-name-complex="FreeMono" fo:color="#000000"/>
    </style:style>
    <style:style style:name="P799" style:parent-style-name="Standard" style:family="paragraph">
      <style:paragraph-properties fo:margin-left="0.3347in">
        <style:tab-stops/>
      </style:paragraph-properties>
    </style:style>
    <style:style style:name="T800" style:parent-style-name="Fuentedepárrafopredeter." style:family="text">
      <style:text-properties style:font-name="FreeMono" style:font-name-asian="DejaVu Sans" style:font-name-complex="FreeMono" fo:font-weight="bold" style:font-weight-asian="bold" style:font-weight-complex="bold" fo:color="#000000" fo:language="en" fo:country="US"/>
    </style:style>
    <style:style style:name="P801" style:parent-style-name="Standard" style:family="paragraph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802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80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804" style:parent-style-name="Standard" style:family="paragraph">
      <style:paragraph-properties fo:margin-left="0.3347in">
        <style:tab-stops/>
      </style:paragraph-properties>
    </style:style>
    <style:style style:name="T80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80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80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0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0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1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1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1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13" style:parent-style-name="Standard" style:family="paragraph">
      <style:paragraph-properties fo:margin-left="0.3347in">
        <style:tab-stops/>
      </style:paragraph-properties>
    </style:style>
    <style:style style:name="T81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15" style:parent-style-name="Fuentedepárrafopredeter." style:family="text">
      <style:text-properties style:font-name="FreeMono" style:font-name-complex="FreeMono" fo:color="#000000"/>
    </style:style>
    <style:style style:name="T816" style:parent-style-name="Fuentedepárrafopredeter." style:family="text">
      <style:text-properties style:font-name="FreeMono" style:font-name-complex="FreeMono" fo:color="#000000" style:text-position="-33.3% 100%"/>
    </style:style>
    <style:style style:name="T817" style:parent-style-name="Fuentedepárrafopredeter." style:family="text">
      <style:text-properties style:font-name="FreeMono" style:font-name-complex="FreeMono" fo:color="#000000"/>
    </style:style>
    <style:style style:name="T818" style:parent-style-name="Fuentedepárrafopredeter." style:family="text">
      <style:text-properties style:font-name="FreeMono" style:font-name-complex="FreeMono" fo:color="#000000" style:text-position="-33.3% 100%"/>
    </style:style>
    <style:style style:name="T819" style:parent-style-name="Fuentedepárrafopredeter." style:family="text">
      <style:text-properties style:font-name="FreeMono" style:font-name-complex="FreeMono" fo:color="#000000"/>
    </style:style>
    <style:style style:name="P820" style:parent-style-name="Standard" style:family="paragraph">
      <style:paragraph-properties fo:margin-left="0.3347in">
        <style:tab-stops/>
      </style:paragraph-properties>
    </style:style>
    <style:style style:name="T821" style:parent-style-name="Fuentedepárrafopredeter." style:family="text">
      <style:text-properties style:font-name="FreeMono" style:font-name-complex="FreeMono" fo:color="#000000"/>
    </style:style>
    <style:style style:name="T822" style:parent-style-name="Fuentedepárrafopredeter." style:family="text">
      <style:text-properties style:font-name="FreeMono" style:font-name-complex="FreeMono" fo:color="#000000" style:text-position="-33.3% 100%"/>
    </style:style>
    <style:style style:name="T823" style:parent-style-name="Fuentedepárrafopredeter." style:family="text">
      <style:text-properties style:font-name="FreeMono" style:font-name-complex="FreeMono" fo:color="#000000"/>
    </style:style>
    <style:style style:name="T824" style:parent-style-name="Fuentedepárrafopredeter." style:family="text">
      <style:text-properties style:font-name="FreeMono" style:font-name-complex="FreeMono" fo:color="#000000" style:text-position="-33.3% 100%"/>
    </style:style>
    <style:style style:name="T825" style:parent-style-name="Fuentedepárrafopredeter." style:family="text">
      <style:text-properties style:font-name="FreeMono" style:font-name-complex="FreeMono" fo:color="#000000"/>
    </style:style>
    <style:style style:name="T826" style:parent-style-name="Fuentedepárrafopredeter." style:family="text">
      <style:text-properties style:font-name="FreeMono" style:font-name-complex="FreeMono" fo:color="#000000" style:text-position="-33.3% 100%"/>
    </style:style>
    <style:style style:name="T827" style:parent-style-name="Fuentedepárrafopredeter." style:family="text">
      <style:text-properties style:font-name="FreeMono" style:font-name-complex="FreeMono" fo:color="#000000"/>
    </style:style>
    <style:style style:name="T828" style:parent-style-name="Fuentedepárrafopredeter." style:family="text">
      <style:text-properties style:font-name="FreeMono" style:font-name-complex="FreeMono" fo:color="#000000" style:text-position="-33.3% 100%"/>
    </style:style>
    <style:style style:name="T829" style:parent-style-name="Fuentedepárrafopredeter." style:family="text">
      <style:text-properties style:font-name="FreeMono" style:font-name-complex="FreeMono" fo:color="#000000"/>
    </style:style>
    <style:style style:name="P830" style:parent-style-name="Standard" style:family="paragraph">
      <style:paragraph-properties fo:margin-left="0.3347in">
        <style:tab-stops/>
      </style:paragraph-properties>
    </style:style>
    <style:style style:name="T831" style:parent-style-name="Fuentedepárrafopredeter." style:family="text">
      <style:text-properties style:font-name="FreeMono" style:font-name-complex="FreeMono" fo:color="#000000"/>
    </style:style>
    <style:style style:name="T832" style:parent-style-name="Fuentedepárrafopredeter." style:family="text">
      <style:text-properties style:font-name="FreeMono" style:font-name-complex="FreeMono" fo:color="#000000" style:text-position="-33.3% 100%"/>
    </style:style>
    <style:style style:name="T833" style:parent-style-name="Fuentedepárrafopredeter." style:family="text">
      <style:text-properties style:font-name="FreeMono" style:font-name-complex="FreeMono" fo:color="#000000"/>
    </style:style>
    <style:style style:name="T834" style:parent-style-name="Fuentedepárrafopredeter." style:family="text">
      <style:text-properties style:font-name="FreeMono" style:font-name-complex="FreeMono" fo:color="#000000" style:text-position="-33.3% 100%"/>
    </style:style>
    <style:style style:name="T835" style:parent-style-name="Fuentedepárrafopredeter." style:family="text">
      <style:text-properties style:font-name="FreeMono" style:font-name-complex="FreeMono" fo:color="#000000"/>
    </style:style>
    <style:style style:name="P83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37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83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3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4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4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4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4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4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4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46" style:parent-style-name="Standard" style:family="paragraph">
      <style:paragraph-properties fo:margin-left="0.3347in">
        <style:tab-stops/>
      </style:paragraph-properties>
    </style:style>
    <style:style style:name="T847" style:parent-style-name="Fuentedepárrafopredeter." style:family="text">
      <style:text-properties style:font-name="FreeMono" style:font-name-complex="FreeMono" fo:color="#000000"/>
    </style:style>
    <style:style style:name="T848" style:parent-style-name="Fuentedepárrafopredeter." style:family="text">
      <style:text-properties style:font-name="FreeMono" style:font-name-complex="FreeMono" fo:color="#000000" style:text-position="-33.3% 100%"/>
    </style:style>
    <style:style style:name="T849" style:parent-style-name="Fuentedepárrafopredeter." style:family="text">
      <style:text-properties style:font-name="FreeMono" style:font-name-complex="FreeMono" fo:color="#000000"/>
    </style:style>
    <style:style style:name="T850" style:parent-style-name="Fuentedepárrafopredeter." style:family="text">
      <style:text-properties style:font-name="FreeMono" style:font-name-complex="FreeMono" fo:color="#000000" style:text-position="-33.3% 100%"/>
    </style:style>
    <style:style style:name="T851" style:parent-style-name="Fuentedepárrafopredeter." style:family="text">
      <style:text-properties style:font-name="FreeMono" style:font-name-complex="FreeMono" fo:color="#000000"/>
    </style:style>
    <style:style style:name="P852" style:parent-style-name="Standard" style:family="paragraph">
      <style:paragraph-properties fo:margin-left="0.3347in">
        <style:tab-stops/>
      </style:paragraph-properties>
    </style:style>
    <style:style style:name="T85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85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55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85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857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85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859" style:parent-style-name="Standard" style:family="paragraph">
      <style:paragraph-properties fo:margin-left="0.3347in">
        <style:tab-stops/>
      </style:paragraph-properties>
    </style:style>
    <style:style style:name="T860" style:parent-style-name="Fuentedepárrafopredeter." style:family="text">
      <style:text-properties style:font-name="FreeMono" style:font-name-complex="FreeMono" fo:color="#000000"/>
    </style:style>
    <style:style style:name="T861" style:parent-style-name="Fuentedepárrafopredeter." style:family="text">
      <style:text-properties style:font-name="FreeMono" style:font-name-complex="FreeMono" fo:color="#000000" style:text-position="-33.3% 100%"/>
    </style:style>
    <style:style style:name="T862" style:parent-style-name="Fuentedepárrafopredeter." style:family="text">
      <style:text-properties style:font-name="FreeMono" style:font-name-complex="FreeMono" fo:color="#000000"/>
    </style:style>
    <style:style style:name="T863" style:parent-style-name="Fuentedepárrafopredeter." style:family="text">
      <style:text-properties style:font-name="FreeMono" style:font-name-complex="FreeMono" fo:color="#000000" style:text-position="-33.3% 100%"/>
    </style:style>
    <style:style style:name="T864" style:parent-style-name="Fuentedepárrafopredeter." style:family="text">
      <style:text-properties style:font-name="FreeMono" style:font-name-complex="FreeMono" fo:color="#000000"/>
    </style:style>
    <style:style style:name="P86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6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67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6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6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70" style:parent-style-name="Standard" style:family="paragraph">
      <style:paragraph-properties fo:margin-left="0.3347in">
        <style:tab-stops/>
      </style:paragraph-properties>
    </style:style>
    <style:style style:name="T871" style:parent-style-name="Fuentedepárrafopredeter." style:family="text">
      <style:text-properties style:font-name="FreeMono" style:font-name-complex="FreeMono" fo:color="#000000"/>
    </style:style>
    <style:style style:name="P87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7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7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7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7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7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7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7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88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T88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88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88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884" style:parent-style-name="Standard" style:family="paragraph">
      <style:paragraph-properties fo:margin-left="0.3347in">
        <style:tab-stops/>
      </style:paragraph-properties>
    </style:style>
    <style:style style:name="T885" style:parent-style-name="Fuentedepárrafopredeter." style:family="text">
      <style:text-properties style:font-name="FreeMono" style:font-name-complex="FreeMono" fo:color="#000000"/>
    </style:style>
    <style:style style:name="P88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887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888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889" style:parent-style-name="Standard" style:family="paragraph">
      <style:paragraph-properties fo:margin-left="0.3347in">
        <style:tab-stops/>
      </style:paragraph-properties>
    </style:style>
    <style:style style:name="T890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 fo:language="en" fo:country="US"/>
    </style:style>
    <style:style style:name="P891" style:parent-style-name="Standard" style:family="paragraph">
      <style:paragraph-properties fo:margin-left="0.3347in">
        <style:tab-stops/>
      </style:paragraph-properties>
    </style:style>
    <style:style style:name="T89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893" style:parent-style-name="Standard" style:family="paragraph">
      <style:paragraph-properties fo:margin-left="0.3347in">
        <style:tab-stops/>
      </style:paragraph-properties>
    </style:style>
    <style:style style:name="T89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895" style:parent-style-name="Standard" style:family="paragraph">
      <style:paragraph-properties fo:margin-left="0.3347in">
        <style:tab-stops/>
      </style:paragraph-properties>
    </style:style>
    <style:style style:name="T896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897" style:parent-style-name="Standard" style:family="paragraph">
      <style:paragraph-properties fo:margin-left="0.3347in">
        <style:tab-stops/>
      </style:paragraph-properties>
    </style:style>
    <style:style style:name="T898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899" style:parent-style-name="Standard" style:family="paragraph">
      <style:paragraph-properties fo:margin-left="0.3347in">
        <style:tab-stops/>
      </style:paragraph-properties>
    </style:style>
    <style:style style:name="T900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901" style:parent-style-name="Standard" style:family="paragraph">
      <style:paragraph-properties fo:margin-left="0.3347in">
        <style:tab-stops/>
      </style:paragraph-properties>
    </style:style>
    <style:style style:name="T90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903" style:parent-style-name="Standard" style:family="paragraph">
      <style:paragraph-properties fo:margin-left="0.3347in">
        <style:tab-stops/>
      </style:paragraph-properties>
    </style:style>
    <style:style style:name="T90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905" style:parent-style-name="Standard" style:family="paragraph">
      <style:paragraph-properties fo:margin-left="0.3347in">
        <style:tab-stops/>
      </style:paragraph-properties>
    </style:style>
    <style:style style:name="T906" style:parent-style-name="Fuentedepárrafopredeter." style:family="text">
      <style:text-properties style:font-name="FreeMono" style:font-name-complex="FreeMono" fo:color="#000000"/>
    </style:style>
    <style:style style:name="P907" style:parent-style-name="Standard" style:family="paragraph">
      <style:paragraph-properties fo:margin-left="0.3347in">
        <style:tab-stops/>
      </style:paragraph-properties>
    </style:style>
    <style:style style:name="T908" style:parent-style-name="Fuentedepárrafopredeter." style:family="text">
      <style:text-properties style:font-name="FreeMono" style:font-name-complex="FreeMono" fo:color="#000000"/>
    </style:style>
    <style:style style:name="P909" style:parent-style-name="Standard" style:family="paragraph">
      <style:paragraph-properties fo:margin-left="0.3347in">
        <style:tab-stops/>
      </style:paragraph-properties>
    </style:style>
    <style:style style:name="T910" style:parent-style-name="Fuentedepárrafopredeter." style:family="text">
      <style:text-properties style:font-name="FreeMono" style:font-name-complex="FreeMono" fo:color="#000000"/>
    </style:style>
    <style:style style:name="P911" style:parent-style-name="Standard" style:family="paragraph">
      <style:paragraph-properties fo:margin-left="0.3347in">
        <style:tab-stops/>
      </style:paragraph-properties>
    </style:style>
    <style:style style:name="T912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913" style:parent-style-name="Standard" style:family="paragraph">
      <style:paragraph-properties fo:margin-left="0.3347in">
        <style:tab-stops/>
      </style:paragraph-properties>
    </style:style>
    <style:style style:name="T914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915" style:parent-style-name="Standard" style:family="paragraph">
      <style:paragraph-properties fo:margin-left="0.3347in">
        <style:tab-stops/>
      </style:paragraph-properties>
    </style:style>
    <style:style style:name="T916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917" style:parent-style-name="Standard" style:family="paragraph">
      <style:paragraph-properties fo:margin-left="0.3347in">
        <style:tab-stops/>
      </style:paragraph-properties>
    </style:style>
    <style:style style:name="T918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T91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92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921" style:parent-style-name="Standard" style:family="paragraph">
      <style:paragraph-properties fo:margin-left="0.3347in">
        <style:tab-stops/>
      </style:paragraph-properties>
    </style:style>
    <style:style style:name="T922" style:parent-style-name="Fuentedepárrafopredeter." style:family="text">
      <style:text-properties style:font-name="FreeMono" style:font-name-complex="FreeMono" fo:color="#000000"/>
    </style:style>
    <style:style style:name="P923" style:parent-style-name="Standard" style:family="paragraph">
      <style:paragraph-properties fo:margin-left="0.3347in">
        <style:tab-stops/>
      </style:paragraph-properties>
    </style:style>
    <style:style style:name="T92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925" style:parent-style-name="Standard" style:family="paragraph">
      <style:paragraph-properties fo:margin-left="0.3347in">
        <style:tab-stops/>
      </style:paragraph-properties>
    </style:style>
    <style:style style:name="T926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T927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T928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929" style:parent-style-name="Standard" style:family="paragraph">
      <style:paragraph-properties fo:margin-left="0.3347in">
        <style:tab-stops/>
      </style:paragraph-properties>
    </style:style>
    <style:style style:name="T930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931" style:parent-style-name="Standard" style:family="paragraph">
      <style:paragraph-properties fo:margin-left="0.3347in">
        <style:tab-stops/>
      </style:paragraph-properties>
    </style:style>
    <style:style style:name="T932" style:parent-style-name="Fuentedepárrafopredeter." style:family="text">
      <style:text-properties style:font-name="FreeMono" style:font-name-complex="FreeMono" fo:color="#000000" fo:font-size="10pt" style:font-size-asian="10pt" style:font-size-complex="10pt"/>
    </style:style>
    <style:style style:name="T93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934" style:parent-style-name="Standard" style:family="paragraph">
      <style:paragraph-properties fo:margin-left="0.3347in">
        <style:tab-stops/>
      </style:paragraph-properties>
    </style:style>
    <style:style style:name="T93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936" style:parent-style-name="Standard" style:family="paragraph">
      <style:paragraph-properties fo:margin-left="0.3347in">
        <style:tab-stops/>
      </style:paragraph-properties>
    </style:style>
    <style:style style:name="T937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 fo:language="en" fo:country="US"/>
    </style:style>
    <style:style style:name="P938" style:parent-style-name="Standard" style:family="paragraph">
      <style:paragraph-properties fo:margin-left="0.3347in">
        <style:tab-stops/>
      </style:paragraph-properties>
    </style:style>
    <style:style style:name="T939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 fo:language="en" fo:country="US"/>
    </style:style>
    <style:style style:name="P940" style:parent-style-name="Standard" style:family="paragraph">
      <style:paragraph-properties fo:margin-left="0.3347in">
        <style:tab-stops/>
      </style:paragraph-properties>
    </style:style>
    <style:style style:name="T941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 fo:language="en" fo:country="US"/>
    </style:style>
    <style:style style:name="P942" style:parent-style-name="Standard" style:family="paragraph">
      <style:paragraph-properties fo:margin-left="0.3347in">
        <style:tab-stops/>
      </style:paragraph-properties>
    </style:style>
    <style:style style:name="T943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 fo:language="en" fo:country="US"/>
    </style:style>
    <style:style style:name="T94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945" style:parent-style-name="Standard" style:family="paragraph">
      <style:paragraph-properties fo:margin-left="0.3347in">
        <style:tab-stops/>
      </style:paragraph-properties>
    </style:style>
    <style:style style:name="T94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947" style:parent-style-name="Standard" style:family="paragraph">
      <style:paragraph-properties fo:margin-left="0.3347in">
        <style:tab-stops/>
      </style:paragraph-properties>
    </style:style>
    <style:style style:name="T94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94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950" style:parent-style-name="Standard" style:family="paragraph">
      <style:paragraph-properties fo:margin-left="0.3347in">
        <style:tab-stops/>
      </style:paragraph-properties>
    </style:style>
    <style:style style:name="T95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952" style:parent-style-name="Standard" style:family="paragraph">
      <style:paragraph-properties fo:margin-left="0.3347in">
        <style:tab-stops/>
      </style:paragraph-properties>
    </style:style>
    <style:style style:name="T953" style:parent-style-name="Fuentedepárrafopredeter." style:family="text">
      <style:text-properties style:font-name="FreeMono" style:font-name-complex="FreeMono" fo:color="#000000" fo:font-size="10pt" style:font-size-asian="10pt" style:font-size-complex="10pt"/>
    </style:style>
    <style:style style:name="T954" style:parent-style-name="Fuentedepárrafopredeter." style:family="text">
      <style:text-properties style:font-name="FreeMono" style:font-name-complex="FreeMono" fo:color="#000000"/>
    </style:style>
    <style:style style:name="P955" style:parent-style-name="Standard" style:family="paragraph">
      <style:paragraph-properties fo:margin-left="0.3347in">
        <style:tab-stops/>
      </style:paragraph-properties>
    </style:style>
    <style:style style:name="T956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957" style:parent-style-name="Standard" style:family="paragraph">
      <style:paragraph-properties fo:margin-left="0.3347in">
        <style:tab-stops/>
      </style:paragraph-properties>
    </style:style>
    <style:style style:name="T958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959" style:parent-style-name="Standard" style:family="paragraph">
      <style:paragraph-properties fo:margin-left="0.3347in">
        <style:tab-stops/>
      </style:paragraph-properties>
    </style:style>
    <style:style style:name="T960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P961" style:parent-style-name="Standard" style:family="paragraph">
      <style:paragraph-properties fo:margin-left="0.3347in">
        <style:tab-stops/>
      </style:paragraph-properties>
    </style:style>
    <style:style style:name="T96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96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964" style:parent-style-name="Standard" style:family="paragraph">
      <style:paragraph-properties fo:margin-left="0.3347in">
        <style:tab-stops/>
      </style:paragraph-properties>
    </style:style>
    <style:style style:name="T965" style:parent-style-name="Fuentedepárrafopredeter." style:family="text">
      <style:text-properties style:font-name="FreeMono" style:font-name-complex="FreeMono" fo:color="#000000"/>
    </style:style>
    <style:style style:name="T96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9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968" style:parent-style-name="Standard" style:family="paragraph">
      <style:paragraph-properties fo:margin-left="0.3347in">
        <style:tab-stops/>
      </style:paragraph-properties>
    </style:style>
    <style:style style:name="T969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T970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T971" style:parent-style-name="Fuentedepárrafopredeter." style:family="text">
      <style:text-properties style:font-name="FreeMono" style:font-name-complex="FreeMono" fo:font-weight="bold" style:font-weight-asian="bold" fo:color="#000000" fo:font-size="10.5pt" style:font-size-asian="10.5pt" style:font-size-complex="10.5pt"/>
    </style:style>
    <style:style style:name="T97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973" style:parent-style-name="Standard" style:family="paragraph">
      <style:paragraph-properties fo:margin-left="0.3347in">
        <style:tab-stops/>
      </style:paragraph-properties>
    </style:style>
    <style:style style:name="T97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975" style:parent-style-name="Standard" style:family="paragraph">
      <style:paragraph-properties fo:margin-left="0.3347in">
        <style:tab-stops/>
      </style:paragraph-properties>
    </style:style>
    <style:style style:name="T976" style:parent-style-name="Fuentedepárrafopredeter." style:family="text">
      <style:text-properties style:font-name="FreeMono" style:font-name-complex="FreeMono" fo:color="#000000"/>
    </style:style>
    <style:style style:name="P977" style:parent-style-name="Standard" style:family="paragraph">
      <style:paragraph-properties fo:margin-left="0.3347in">
        <style:tab-stops/>
      </style:paragraph-properties>
    </style:style>
    <style:style style:name="T97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97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980" style:parent-style-name="Standard" style:family="paragraph">
      <style:paragraph-properties fo:margin-left="0.3347in">
        <style:tab-stops/>
      </style:paragraph-properties>
    </style:style>
    <style:style style:name="T981" style:parent-style-name="Fuentedepárrafopredeter." style:family="text">
      <style:text-properties style:font-name="FreeMono" style:font-name-complex="FreeMono" fo:color="#000000"/>
    </style:style>
    <style:style style:name="P982" style:parent-style-name="Standard" style:family="paragraph">
      <style:paragraph-properties fo:margin-left="0.3347in">
        <style:tab-stops/>
      </style:paragraph-properties>
    </style:style>
    <style:style style:name="T983" style:parent-style-name="Fuentedepárrafopredeter." style:family="text">
      <style:text-properties style:font-name="FreeMono" style:font-name-complex="FreeMono" fo:color="#000000"/>
    </style:style>
    <style:style style:name="P984" style:parent-style-name="Standard" style:family="paragraph">
      <style:paragraph-properties fo:margin-left="0.3347in">
        <style:tab-stops/>
      </style:paragraph-properties>
    </style:style>
    <style:style style:name="T985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P986" style:parent-style-name="Standard" style:family="paragraph">
      <style:text-properties fo:color="#943634" fo:font-size="10.5pt" style:font-size-asian="10.5pt" style:font-size-complex="10.5pt"/>
    </style:style>
    <style:style style:name="P987" style:parent-style-name="Standard" style:family="paragraph">
      <style:paragraph-properties fo:margin-left="0.4923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98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98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990" style:parent-style-name="Standard" style:family="paragraph">
      <style:paragraph-properties fo:text-indent="0.3347in"/>
    </style:style>
    <style:style style:name="T99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99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99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99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99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99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99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99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99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0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0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0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03" style:parent-style-name="Standard" style:family="paragraph">
      <style:paragraph-properties fo:margin-left="0.4923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04" style:parent-style-name="Standard" style:family="paragraph">
      <style:paragraph-properties fo:margin-left="0.4923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0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06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007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00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0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1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11" style:parent-style-name="Standard" style:family="paragraph">
      <style:paragraph-properties fo:margin-left="0.3347in">
        <style:tab-stops/>
      </style:paragraph-properties>
    </style:style>
    <style:style style:name="T1012" style:parent-style-name="Fuentedepárrafopredeter." style:family="text">
      <style:text-properties style:font-name="FreeMono" style:font-name-complex="FreeMono" fo:color="#000000"/>
    </style:style>
    <style:style style:name="P101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1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1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1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1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18" style:parent-style-name="Standard" style:family="paragraph">
      <style:paragraph-properties fo:margin-left="0.3347in">
        <style:tab-stops/>
      </style:paragraph-properties>
    </style:style>
    <style:style style:name="T101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20" style:parent-style-name="Standard" style:family="paragraph">
      <style:paragraph-properties fo:margin-left="0.3347in">
        <style:tab-stops/>
      </style:paragraph-properties>
    </style:style>
    <style:style style:name="T1021" style:parent-style-name="Fuentedepárrafopredeter." style:family="text">
      <style:text-properties style:font-name="FreeMono" style:font-name-complex="FreeMono" fo:color="#000000"/>
    </style:style>
    <style:style style:name="P102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2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2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2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26" style:parent-style-name="Standard" style:family="paragraph">
      <style:paragraph-properties fo:margin-left="0.3347in">
        <style:tab-stops/>
      </style:paragraph-properties>
    </style:style>
    <style:style style:name="T102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28" style:parent-style-name="Standard" style:family="paragraph">
      <style:paragraph-properties fo:margin-left="0.3347in">
        <style:tab-stops/>
      </style:paragraph-properties>
    </style:style>
    <style:style style:name="T1029" style:parent-style-name="Fuentedepárrafopredeter." style:family="text">
      <style:text-properties style:font-name="FreeMono" style:font-name-complex="FreeMono" fo:color="#000000"/>
    </style:style>
    <style:style style:name="P103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31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032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03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3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35" style:parent-style-name="Standard" style:family="paragraph">
      <style:paragraph-properties fo:margin-left="0.3347in">
        <style:tab-stops/>
      </style:paragraph-properties>
    </style:style>
    <style:style style:name="T103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03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38" style:parent-style-name="Standard" style:family="paragraph">
      <style:paragraph-properties fo:margin-left="0.3347in">
        <style:tab-stops/>
      </style:paragraph-properties>
    </style:style>
    <style:style style:name="T1039" style:parent-style-name="Fuentedepárrafopredeter." style:family="text">
      <style:text-properties style:font-name="FreeMono" style:font-name-complex="FreeMono" fo:color="#000000"/>
    </style:style>
    <style:style style:name="P104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4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4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4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4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45" style:parent-style-name="Standard" style:family="paragraph">
      <style:paragraph-properties fo:margin-left="0.3347in">
        <style:tab-stops/>
      </style:paragraph-properties>
    </style:style>
    <style:style style:name="T104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47" style:parent-style-name="Standard" style:family="paragraph">
      <style:paragraph-properties fo:margin-left="0.3347in">
        <style:tab-stops/>
      </style:paragraph-properties>
    </style:style>
    <style:style style:name="T1048" style:parent-style-name="Fuentedepárrafopredeter." style:family="text">
      <style:text-properties style:font-name="FreeMono" style:font-name-complex="FreeMono" fo:color="#000000"/>
    </style:style>
    <style:style style:name="P104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5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5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5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053" style:parent-style-name="Standard" style:family="paragraph">
      <style:paragraph-properties fo:margin-left="0.3347in">
        <style:tab-stops/>
      </style:paragraph-properties>
    </style:style>
    <style:style style:name="T105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55" style:parent-style-name="Standard" style:family="paragraph">
      <style:paragraph-properties fo:margin-left="0.3347in">
        <style:tab-stops/>
      </style:paragraph-properties>
    </style:style>
    <style:style style:name="T1056" style:parent-style-name="Fuentedepárrafopredeter." style:family="text">
      <style:text-properties style:font-name="FreeMono" style:font-name-complex="FreeMono" fo:color="#000000"/>
    </style:style>
    <style:style style:name="P105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5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59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06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061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6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63" style:parent-style-name="Standard" style:family="paragraph">
      <style:paragraph-properties fo:margin-left="0.3347in">
        <style:tab-stops/>
      </style:paragraph-properties>
    </style:style>
    <style:style style:name="T106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0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06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0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68" style:parent-style-name="Standard" style:family="paragraph">
      <style:paragraph-properties fo:margin-left="0.3347in">
        <style:tab-stops/>
      </style:paragraph-properties>
    </style:style>
    <style:style style:name="T1069" style:parent-style-name="Fuentedepárrafopredeter." style:family="text">
      <style:text-properties style:font-name="FreeMono" style:font-name-complex="FreeMono" fo:color="#000000"/>
    </style:style>
    <style:style style:name="P1070" style:parent-style-name="Standard" style:family="paragraph">
      <style:paragraph-properties fo:margin-left="0.3347in">
        <style:tab-stops/>
      </style:paragraph-properties>
    </style:style>
    <style:style style:name="T107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72" style:parent-style-name="Standard" style:family="paragraph">
      <style:text-properties fo:font-size="10.5pt" style:font-size-asian="10.5pt" style:font-size-complex="10.5pt"/>
    </style:style>
    <style:style style:name="P1073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107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75" style:parent-style-name="Standard" style:family="paragraph">
      <style:paragraph-properties fo:margin-left="0.3347in">
        <style:tab-stops/>
      </style:paragraph-properties>
    </style:style>
    <style:style style:name="T107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77" style:parent-style-name="Standard" style:family="paragraph">
      <style:paragraph-properties fo:margin-left="0.3347in">
        <style:tab-stops/>
      </style:paragraph-properties>
    </style:style>
    <style:style style:name="T107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07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80" style:parent-style-name="Standard" style:family="paragraph">
      <style:paragraph-properties fo:margin-left="0.3347in">
        <style:tab-stops/>
      </style:paragraph-properties>
    </style:style>
    <style:style style:name="T108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82" style:parent-style-name="Standard" style:family="paragraph">
      <style:paragraph-properties fo:margin-left="0.3347in">
        <style:tab-stops/>
      </style:paragraph-properties>
    </style:style>
    <style:style style:name="T108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84" style:parent-style-name="Standard" style:family="paragraph">
      <style:paragraph-properties fo:margin-left="0.3347in">
        <style:tab-stops/>
      </style:paragraph-properties>
    </style:style>
    <style:style style:name="T108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86" style:parent-style-name="Standard" style:family="paragraph">
      <style:paragraph-properties fo:margin-left="0.3347in">
        <style:tab-stops/>
      </style:paragraph-properties>
    </style:style>
    <style:style style:name="T108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88" style:parent-style-name="Standard" style:family="paragraph">
      <style:paragraph-properties fo:margin-left="0.3347in">
        <style:tab-stops/>
      </style:paragraph-properties>
    </style:style>
    <style:style style:name="T108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90" style:parent-style-name="Standard" style:family="paragraph">
      <style:paragraph-properties fo:margin-left="0.3347in">
        <style:tab-stops/>
      </style:paragraph-properties>
    </style:style>
    <style:style style:name="T109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92" style:parent-style-name="Standard" style:family="paragraph">
      <style:paragraph-properties fo:margin-left="0.3347in">
        <style:tab-stops/>
      </style:paragraph-properties>
    </style:style>
    <style:style style:name="T109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094" style:parent-style-name="Standard" style:family="paragraph">
      <style:paragraph-properties fo:margin-left="0.3347in">
        <style:tab-stops/>
      </style:paragraph-properties>
    </style:style>
    <style:style style:name="T109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96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97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09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/>
    </style:style>
    <style:style style:name="P109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0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0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0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0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04" style:parent-style-name="Standard" style:family="paragraph">
      <style:paragraph-properties fo:margin-left="0.3347in">
        <style:tab-stops/>
      </style:paragraph-properties>
    </style:style>
    <style:style style:name="T1105" style:parent-style-name="Fuentedepárrafopredeter." style:family="text">
      <style:text-properties style:font-name="FreeMono" style:font-name-complex="FreeMono" fo:color="#000000"/>
    </style:style>
    <style:style style:name="P1106" style:parent-style-name="Standard" style:family="paragraph">
      <style:paragraph-properties fo:margin-left="0.3347in">
        <style:tab-stops/>
      </style:paragraph-properties>
    </style:style>
    <style:style style:name="T1107" style:parent-style-name="Fuentedepárrafopredeter." style:family="text">
      <style:text-properties style:font-name="FreeMono" style:font-name-complex="FreeMono" fo:color="#000000"/>
    </style:style>
    <style:style style:name="P1108" style:parent-style-name="Standard" style:family="paragraph">
      <style:paragraph-properties fo:margin-left="0.3347in">
        <style:tab-stops/>
      </style:paragraph-properties>
    </style:style>
    <style:style style:name="T1109" style:parent-style-name="Fuentedepárrafopredeter." style:family="text">
      <style:text-properties style:font-name="FreeMono" style:font-name-complex="FreeMono" fo:color="#000000"/>
    </style:style>
    <style:style style:name="P111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11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12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1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/>
    </style:style>
    <style:style style:name="P111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1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1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1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1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19" style:parent-style-name="Standard" style:family="paragraph">
      <style:paragraph-properties fo:margin-left="0.3347in">
        <style:tab-stops/>
      </style:paragraph-properties>
    </style:style>
    <style:style style:name="T1120" style:parent-style-name="Fuentedepárrafopredeter." style:family="text">
      <style:text-properties style:font-name="FreeMono" style:font-name-complex="FreeMono" fo:color="#000000"/>
    </style:style>
    <style:style style:name="T1121" style:parent-style-name="Fuentedepárrafopredeter." style:family="text">
      <style:text-properties style:font-name="FreeMono" style:font-name-complex="FreeMono" fo:color="#000000"/>
    </style:style>
    <style:style style:name="T1122" style:parent-style-name="Fuentedepárrafopredeter." style:family="text">
      <style:text-properties style:font-name="FreeMono" style:font-name-complex="FreeMono" fo:color="#000000"/>
    </style:style>
    <style:style style:name="P1123" style:parent-style-name="Standard" style:family="paragraph">
      <style:paragraph-properties fo:margin-left="0.3347in">
        <style:tab-stops/>
      </style:paragraph-properties>
    </style:style>
    <style:style style:name="T1124" style:parent-style-name="Fuentedepárrafopredeter." style:family="text">
      <style:text-properties style:font-name="FreeMono" style:font-name-complex="FreeMono" fo:color="#000000"/>
    </style:style>
    <style:style style:name="P1125" style:parent-style-name="Standard" style:family="paragraph">
      <style:paragraph-properties fo:margin-left="0.3347in">
        <style:tab-stops/>
      </style:paragraph-properties>
    </style:style>
    <style:style style:name="T1126" style:parent-style-name="Fuentedepárrafopredeter." style:family="text">
      <style:text-properties style:font-name="FreeMono" style:font-name-complex="FreeMono" fo:color="#000000"/>
    </style:style>
    <style:style style:name="P112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2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29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3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3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3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3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3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3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3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37" style:parent-style-name="Standard" style:family="paragraph">
      <style:paragraph-properties fo:margin-left="0.3347in">
        <style:tab-stops/>
      </style:paragraph-properties>
    </style:style>
    <style:style style:name="T1138" style:parent-style-name="Fuentedepárrafopredeter." style:family="text">
      <style:text-properties style:font-name="FreeMono" style:font-name-complex="FreeMono" fo:color="#000000"/>
    </style:style>
    <style:style style:name="P1139" style:parent-style-name="Standard" style:family="paragraph">
      <style:paragraph-properties fo:margin-left="0.3347in">
        <style:tab-stops/>
      </style:paragraph-properties>
    </style:style>
    <style:style style:name="T1140" style:parent-style-name="Fuentedepárrafopredeter." style:family="text">
      <style:text-properties style:font-name="FreeMono" style:font-name-complex="FreeMono" fo:color="#000000"/>
    </style:style>
    <style:style style:name="P114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42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4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4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/>
    </style:style>
    <style:style style:name="P114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4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4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4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4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50" style:parent-style-name="Standard" style:family="paragraph">
      <style:paragraph-properties fo:margin-left="0.3347in">
        <style:tab-stops/>
      </style:paragraph-properties>
    </style:style>
    <style:style style:name="T1151" style:parent-style-name="Fuentedepárrafopredeter." style:family="text">
      <style:text-properties style:font-name="FreeMono" style:font-name-complex="FreeMono" fo:color="#000000"/>
    </style:style>
    <style:style style:name="P1152" style:parent-style-name="Standard" style:family="paragraph">
      <style:paragraph-properties fo:margin-left="0.3347in">
        <style:tab-stops/>
      </style:paragraph-properties>
    </style:style>
    <style:style style:name="T1153" style:parent-style-name="Fuentedepárrafopredeter." style:family="text">
      <style:text-properties style:font-name="FreeMono" style:font-name-complex="FreeMono" fo:color="#000000"/>
    </style:style>
    <style:style style:name="P1154" style:parent-style-name="Standard" style:family="paragraph">
      <style:paragraph-properties fo:margin-left="0.3347in">
        <style:tab-stops/>
      </style:paragraph-properties>
    </style:style>
    <style:style style:name="T1155" style:parent-style-name="Fuentedepárrafopredeter." style:family="text">
      <style:text-properties style:font-name="FreeMono" style:font-name-complex="FreeMono" fo:color="#000000"/>
    </style:style>
    <style:style style:name="T1156" style:parent-style-name="Fuentedepárrafopredeter." style:family="text">
      <style:text-properties style:font-name="FreeMono" style:font-name-complex="FreeMono" fo:color="#000000"/>
    </style:style>
    <style:style style:name="T1157" style:parent-style-name="Fuentedepárrafopredeter." style:family="text">
      <style:text-properties style:font-name="FreeMono" style:font-name-complex="FreeMono" fo:color="#000000"/>
    </style:style>
    <style:style style:name="P115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5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60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6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/>
    </style:style>
    <style:style style:name="P116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6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6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6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6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67" style:parent-style-name="Standard" style:family="paragraph">
      <style:paragraph-properties fo:margin-left="0.3347in">
        <style:tab-stops/>
      </style:paragraph-properties>
    </style:style>
    <style:style style:name="T1168" style:parent-style-name="Fuentedepárrafopredeter." style:family="text">
      <style:text-properties style:font-name="FreeMono" style:font-name-complex="FreeMono" fo:color="#000000"/>
    </style:style>
    <style:style style:name="P1169" style:parent-style-name="Standard" style:family="paragraph">
      <style:paragraph-properties fo:margin-left="0.3347in">
        <style:tab-stops/>
      </style:paragraph-properties>
    </style:style>
    <style:style style:name="T1170" style:parent-style-name="Fuentedepárrafopredeter." style:family="text">
      <style:text-properties style:font-name="FreeMono" style:font-name-complex="FreeMono" fo:color="#000000"/>
    </style:style>
    <style:style style:name="P1171" style:parent-style-name="Standard" style:family="paragraph">
      <style:paragraph-properties fo:margin-left="0.3347in">
        <style:tab-stops/>
      </style:paragraph-properties>
    </style:style>
    <style:style style:name="T1172" style:parent-style-name="Fuentedepárrafopredeter." style:family="text">
      <style:text-properties style:font-name="FreeMono" style:font-name-complex="FreeMono" fo:color="#000000"/>
    </style:style>
    <style:style style:name="P117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74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75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7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7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7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7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8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8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8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83" style:parent-style-name="Standard" style:family="paragraph">
      <style:paragraph-properties fo:margin-left="0.3347in">
        <style:tab-stops/>
      </style:paragraph-properties>
    </style:style>
    <style:style style:name="T118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185" style:parent-style-name="Fuentedepárrafopredeter." style:family="text">
      <style:text-properties style:font-name="FreeMono" style:font-name-complex="FreeMono" fo:color="#000000"/>
    </style:style>
    <style:style style:name="P1186" style:parent-style-name="Standard" style:family="paragraph">
      <style:paragraph-properties fo:margin-left="0.3347in">
        <style:tab-stops/>
      </style:paragraph-properties>
    </style:style>
    <style:style style:name="T1187" style:parent-style-name="Fuentedepárrafopredeter." style:family="text">
      <style:text-properties style:font-name="FreeMono" style:font-name-complex="FreeMono" fo:color="#000000"/>
    </style:style>
    <style:style style:name="P118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89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90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9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9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9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9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9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9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19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198" style:parent-style-name="Standard" style:family="paragraph">
      <style:paragraph-properties fo:margin-left="0.3347in">
        <style:tab-stops/>
      </style:paragraph-properties>
    </style:style>
    <style:style style:name="T119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200" style:parent-style-name="Fuentedepárrafopredeter." style:family="text">
      <style:text-properties style:font-name="FreeMono" style:font-name-complex="FreeMono" fo:color="#000000"/>
    </style:style>
    <style:style style:name="P1201" style:parent-style-name="Standard" style:family="paragraph">
      <style:paragraph-properties fo:margin-left="0.3347in">
        <style:tab-stops/>
      </style:paragraph-properties>
    </style:style>
    <style:style style:name="T1202" style:parent-style-name="Fuentedepárrafopredeter." style:family="text">
      <style:text-properties style:font-name="FreeMono" style:font-name-complex="FreeMono" fo:color="#000000"/>
    </style:style>
    <style:style style:name="P120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04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0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06" style:parent-style-name="Standard" style:family="paragraph">
      <style:paragraph-properties fo:margin-left="0.3347in">
        <style:tab-stops/>
      </style:paragraph-properties>
    </style:style>
    <style:style style:name="T120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20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0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1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1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12" style:parent-style-name="Standard" style:family="paragraph">
      <style:paragraph-properties fo:margin-left="0.3347in">
        <style:tab-stops/>
      </style:paragraph-properties>
    </style:style>
    <style:style style:name="T1213" style:parent-style-name="Fuentedepárrafopredeter." style:family="text">
      <style:text-properties style:font-name="FreeMono" style:font-name-complex="FreeMono" fo:color="#000000"/>
    </style:style>
    <style:style style:name="P1214" style:parent-style-name="Standard" style:family="paragraph">
      <style:paragraph-properties fo:margin-left="0.3347in">
        <style:tab-stops/>
      </style:paragraph-properties>
    </style:style>
    <style:style style:name="T1215" style:parent-style-name="Fuentedepárrafopredeter." style:family="text">
      <style:text-properties style:font-name="FreeMono" style:font-name-complex="FreeMono" fo:color="#000000"/>
    </style:style>
    <style:style style:name="P1216" style:parent-style-name="Standard" style:family="paragraph">
      <style:paragraph-properties fo:margin-left="0.3347in">
        <style:tab-stops/>
      </style:paragraph-properties>
    </style:style>
    <style:style style:name="T1217" style:parent-style-name="Fuentedepárrafopredeter." style:family="text">
      <style:text-properties style:font-name="FreeMono" style:font-name-complex="FreeMono" fo:color="#000000"/>
    </style:style>
    <style:style style:name="P121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19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20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2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22" style:parent-style-name="Standard" style:family="paragraph">
      <style:paragraph-properties fo:margin-left="0.3347in">
        <style:tab-stops/>
      </style:paragraph-properties>
    </style:style>
    <style:style style:name="T122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22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2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2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2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28" style:parent-style-name="Standard" style:family="paragraph">
      <style:paragraph-properties fo:margin-left="0.3347in">
        <style:tab-stops/>
      </style:paragraph-properties>
    </style:style>
    <style:style style:name="T1229" style:parent-style-name="Fuentedepárrafopredeter." style:family="text">
      <style:text-properties style:font-name="FreeMono" style:font-name-complex="FreeMono" fo:color="#000000"/>
    </style:style>
    <style:style style:name="P1230" style:parent-style-name="Standard" style:family="paragraph">
      <style:paragraph-properties fo:margin-left="0.3347in">
        <style:tab-stops/>
      </style:paragraph-properties>
    </style:style>
    <style:style style:name="T1231" style:parent-style-name="Fuentedepárrafopredeter." style:family="text">
      <style:text-properties style:font-name="FreeMono" style:font-name-complex="FreeMono" fo:color="#000000"/>
    </style:style>
    <style:style style:name="P1232" style:parent-style-name="Standard" style:family="paragraph">
      <style:paragraph-properties fo:margin-left="0.3347in">
        <style:tab-stops/>
      </style:paragraph-properties>
    </style:style>
    <style:style style:name="T1233" style:parent-style-name="Fuentedepárrafopredeter." style:family="text">
      <style:text-properties style:font-name="FreeMono" style:font-name-complex="FreeMono" fo:color="#000000"/>
    </style:style>
    <style:style style:name="P123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3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236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123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38" style:parent-style-name="Standard" style:family="paragraph">
      <style:paragraph-properties fo:margin-left="0.3347in">
        <style:tab-stops/>
      </style:paragraph-properties>
    </style:style>
    <style:style style:name="T123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40" style:parent-style-name="Standard" style:family="paragraph">
      <style:paragraph-properties fo:margin-left="0.3347in">
        <style:tab-stops/>
      </style:paragraph-properties>
    </style:style>
    <style:style style:name="T124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42" style:parent-style-name="Standard" style:family="paragraph">
      <style:paragraph-properties fo:margin-left="0.3347in">
        <style:tab-stops/>
      </style:paragraph-properties>
    </style:style>
    <style:style style:name="T124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44" style:parent-style-name="Standard" style:family="paragraph">
      <style:paragraph-properties fo:margin-left="0.3347in">
        <style:tab-stops/>
      </style:paragraph-properties>
    </style:style>
    <style:style style:name="T124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46" style:parent-style-name="Standard" style:family="paragraph">
      <style:paragraph-properties fo:margin-left="0.3347in">
        <style:tab-stops/>
      </style:paragraph-properties>
    </style:style>
    <style:style style:name="T124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48" style:parent-style-name="Standard" style:family="paragraph">
      <style:paragraph-properties fo:margin-left="0.3347in">
        <style:tab-stops/>
      </style:paragraph-properties>
    </style:style>
    <style:style style:name="T124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50" style:parent-style-name="Standard" style:family="paragraph">
      <style:paragraph-properties fo:margin-left="0.3347in">
        <style:tab-stops/>
      </style:paragraph-properties>
    </style:style>
    <style:style style:name="T125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52" style:parent-style-name="Standard" style:family="paragraph">
      <style:paragraph-properties fo:margin-left="0.3347in">
        <style:tab-stops/>
      </style:paragraph-properties>
    </style:style>
    <style:style style:name="T125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25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55" style:parent-style-name="Standard" style:family="paragraph">
      <style:paragraph-properties fo:margin-left="0.3347in">
        <style:tab-stops/>
      </style:paragraph-properties>
    </style:style>
    <style:style style:name="T125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25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25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25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60" style:parent-style-name="Standard" style:family="paragraph">
      <style:paragraph-properties fo:margin-left="0.3347in">
        <style:tab-stops/>
      </style:paragraph-properties>
    </style:style>
    <style:style style:name="T12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62" style:parent-style-name="Standard" style:family="paragraph">
      <style:paragraph-properties fo:margin-left="0.3347in">
        <style:tab-stops/>
      </style:paragraph-properties>
    </style:style>
    <style:style style:name="T12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64" style:parent-style-name="Standard" style:family="paragraph">
      <style:paragraph-properties fo:margin-left="0.3347in">
        <style:tab-stops/>
      </style:paragraph-properties>
    </style:style>
    <style:style style:name="T12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66" style:parent-style-name="Standard" style:family="paragraph">
      <style:paragraph-properties fo:margin-left="0.3347in">
        <style:tab-stops/>
      </style:paragraph-properties>
    </style:style>
    <style:style style:name="T12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68" style:parent-style-name="Standard" style:family="paragraph">
      <style:paragraph-properties fo:margin-left="0.3347in">
        <style:tab-stops/>
      </style:paragraph-properties>
    </style:style>
    <style:style style:name="T126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70" style:parent-style-name="Standard" style:family="paragraph">
      <style:paragraph-properties fo:margin-left="0.3347in">
        <style:tab-stops/>
      </style:paragraph-properties>
    </style:style>
    <style:style style:name="T127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27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73" style:parent-style-name="Standard" style:family="paragraph">
      <style:paragraph-properties fo:margin-left="0.3347in">
        <style:tab-stops/>
      </style:paragraph-properties>
    </style:style>
    <style:style style:name="T127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75" style:parent-style-name="Standard" style:family="paragraph">
      <style:paragraph-properties fo:margin-left="0.3347in">
        <style:tab-stops/>
      </style:paragraph-properties>
    </style:style>
    <style:style style:name="T127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77" style:parent-style-name="Standard" style:family="paragraph">
      <style:paragraph-properties fo:margin-left="0.3347in">
        <style:tab-stops/>
      </style:paragraph-properties>
    </style:style>
    <style:style style:name="T127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79" style:parent-style-name="Standard" style:family="paragraph">
      <style:paragraph-properties fo:margin-left="0.3347in">
        <style:tab-stops/>
      </style:paragraph-properties>
    </style:style>
    <style:style style:name="T128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81" style:parent-style-name="Standard" style:family="paragraph">
      <style:paragraph-properties fo:margin-left="0.3347in">
        <style:tab-stops/>
      </style:paragraph-properties>
    </style:style>
    <style:style style:name="T128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83" style:parent-style-name="Standard" style:family="paragraph">
      <style:paragraph-properties fo:margin-left="0.3347in">
        <style:tab-stops/>
      </style:paragraph-properties>
    </style:style>
    <style:style style:name="T128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85" style:parent-style-name="Standard" style:family="paragraph">
      <style:paragraph-properties fo:margin-left="0.3347in">
        <style:tab-stops/>
      </style:paragraph-properties>
    </style:style>
    <style:style style:name="T128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28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88" style:parent-style-name="Standard" style:family="paragraph">
      <style:paragraph-properties fo:margin-left="0.3347in">
        <style:tab-stops/>
      </style:paragraph-properties>
    </style:style>
    <style:style style:name="T128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90" style:parent-style-name="Standard" style:family="paragraph">
      <style:paragraph-properties fo:margin-left="0.3347in">
        <style:tab-stops/>
      </style:paragraph-properties>
    </style:style>
    <style:style style:name="T129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92" style:parent-style-name="Standard" style:family="paragraph">
      <style:paragraph-properties fo:margin-left="0.3347in">
        <style:tab-stops/>
      </style:paragraph-properties>
    </style:style>
    <style:style style:name="T129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29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95" style:parent-style-name="Standard" style:family="paragraph">
      <style:paragraph-properties fo:margin-left="0.3347in">
        <style:tab-stops/>
      </style:paragraph-properties>
    </style:style>
    <style:style style:name="T129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297" style:parent-style-name="Standard" style:family="paragraph">
      <style:paragraph-properties fo:margin-left="0.3347in">
        <style:tab-stops/>
      </style:paragraph-properties>
    </style:style>
    <style:style style:name="T129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299" style:parent-style-name="Standard" style:family="paragraph">
      <style:paragraph-properties fo:margin-left="0.3347in">
        <style:tab-stops/>
      </style:paragraph-properties>
    </style:style>
    <style:style style:name="T130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301" style:parent-style-name="Standard" style:family="paragraph">
      <style:paragraph-properties fo:margin-left="0.3347in">
        <style:tab-stops/>
      </style:paragraph-properties>
    </style:style>
    <style:style style:name="T130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303" style:parent-style-name="Standard" style:family="paragraph">
      <style:paragraph-properties fo:margin-left="0.3347in">
        <style:tab-stops/>
      </style:paragraph-properties>
    </style:style>
    <style:style style:name="T130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305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1306" style:parent-style-name="Fuentedepárrafopredeter." style:family="text">
      <style:text-properties style:font-name="FreeMono" style:font-name-complex="FreeMono" fo:color="#000000"/>
    </style:style>
    <style:style style:name="P1307" style:parent-style-name="Standard" style:family="paragraph">
      <style:paragraph-properties fo:margin-left="0.3347in">
        <style:tab-stops/>
      </style:paragraph-properties>
    </style:style>
    <style:style style:name="T1308" style:parent-style-name="Fuentedepárrafopredeter." style:family="text">
      <style:text-properties style:font-name="FreeMono" style:font-name-complex="FreeMono" fo:color="#000000"/>
    </style:style>
    <style:style style:name="P1309" style:parent-style-name="Standard" style:family="paragraph">
      <style:paragraph-properties fo:margin-left="0.3347in">
        <style:tab-stops/>
      </style:paragraph-properties>
    </style:style>
    <style:style style:name="T1310" style:parent-style-name="Fuentedepárrafopredeter." style:family="text">
      <style:text-properties style:font-name="FreeMono" style:font-name-asian="Times New Roman" style:font-name-complex="FreeMono" fo:color="#000000"/>
    </style:style>
    <style:style style:name="T131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1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313" style:parent-style-name="Standard" style:family="paragraph">
      <style:paragraph-properties fo:margin-left="0.3347in">
        <style:tab-stops/>
      </style:paragraph-properties>
    </style:style>
    <style:style style:name="T1314" style:parent-style-name="Fuentedepárrafopredeter." style:family="text">
      <style:text-properties style:font-name="FreeMono" style:font-name-asian="Times New Roman" style:font-name-complex="FreeMono" fo:color="#000000"/>
    </style:style>
    <style:style style:name="P1315" style:parent-style-name="Standard" style:family="paragraph">
      <style:paragraph-properties fo:margin-left="0.3347in">
        <style:tab-stops/>
      </style:paragraph-properties>
    </style:style>
    <style:style style:name="T1316" style:parent-style-name="Fuentedepárrafopredeter." style:family="text">
      <style:text-properties style:font-name="FreeMono" style:font-name-complex="FreeMono" fo:color="#000000"/>
    </style:style>
    <style:style style:name="P1317" style:parent-style-name="Standard" style:family="paragraph">
      <style:paragraph-properties fo:margin-left="0.3347in">
        <style:tab-stops/>
      </style:paragraph-properties>
    </style:style>
    <style:style style:name="T1318" style:parent-style-name="Fuentedepárrafopredeter." style:family="text">
      <style:text-properties style:font-name="FreeMono" style:font-name-complex="FreeMono" fo:color="#000000"/>
    </style:style>
    <style:style style:name="P1319" style:parent-style-name="Standard" style:family="paragraph">
      <style:paragraph-properties fo:margin-left="0.3347in">
        <style:tab-stops/>
      </style:paragraph-properties>
    </style:style>
    <style:style style:name="T1320" style:parent-style-name="Fuentedepárrafopredeter." style:family="text">
      <style:text-properties style:font-name="FreeMono" style:font-name-complex="FreeMono" fo:color="#000000"/>
    </style:style>
    <style:style style:name="P1321" style:parent-style-name="Standard" style:family="paragraph">
      <style:paragraph-properties fo:margin-left="0.3347in">
        <style:tab-stops/>
      </style:paragraph-properties>
    </style:style>
    <style:style style:name="T1322" style:parent-style-name="Fuentedepárrafopredeter." style:family="text">
      <style:text-properties style:font-name="FreeMono" style:font-name-asian="Times New Roman" style:font-name-complex="FreeMono" fo:color="#000000"/>
    </style:style>
    <style:style style:name="P1323" style:parent-style-name="Standard" style:family="paragraph">
      <style:paragraph-properties fo:margin-left="0.3347in">
        <style:tab-stops/>
      </style:paragraph-properties>
    </style:style>
    <style:style style:name="T1324" style:parent-style-name="Fuentedepárrafopredeter." style:family="text">
      <style:text-properties style:font-name="FreeMono" style:font-name-asian="Times New Roman" style:font-name-complex="FreeMono" fo:color="#000000"/>
    </style:style>
    <style:style style:name="P1325" style:parent-style-name="Standard" style:family="paragraph">
      <style:paragraph-properties fo:margin-left="0.3347in">
        <style:tab-stops/>
      </style:paragraph-properties>
    </style:style>
    <style:style style:name="T1326" style:parent-style-name="Fuentedepárrafopredeter." style:family="text">
      <style:text-properties style:font-name="FreeMono" style:font-name-asian="Times New Roman" style:font-name-complex="FreeMono" fo:color="#000000"/>
    </style:style>
    <style:style style:name="P1327" style:parent-style-name="Standard" style:family="paragraph">
      <style:paragraph-properties fo:margin-left="0.3347in">
        <style:tab-stops/>
      </style:paragraph-properties>
    </style:style>
    <style:style style:name="T1328" style:parent-style-name="Fuentedepárrafopredeter." style:family="text">
      <style:text-properties style:font-name="FreeMono" style:font-name-asian="Times New Roman" style:font-name-complex="FreeMono" fo:color="#000000"/>
    </style:style>
    <style:style style:name="P1329" style:parent-style-name="Standard" style:family="paragraph">
      <style:paragraph-properties fo:margin-left="0.3347in">
        <style:tab-stops/>
      </style:paragraph-properties>
    </style:style>
    <style:style style:name="T1330" style:parent-style-name="Fuentedepárrafopredeter." style:family="text">
      <style:text-properties style:font-name="FreeMono" style:font-name-complex="FreeMono" fo:color="#000000"/>
    </style:style>
    <style:style style:name="T1331" style:parent-style-name="Fuentedepárrafopredeter." style:family="text">
      <style:text-properties style:font-name="FreeMono" style:font-name-complex="FreeMono" fo:color="#000000"/>
    </style:style>
    <style:style style:name="T1332" style:parent-style-name="Fuentedepárrafopredeter." style:family="text">
      <style:text-properties style:font-name="FreeMono" style:font-name-complex="FreeMono" fo:color="#000000"/>
    </style:style>
    <style:style style:name="T1333" style:parent-style-name="Fuentedepárrafopredeter." style:family="text">
      <style:text-properties style:font-name="FreeMono" style:font-name-asian="Times New Roman" style:font-name-complex="FreeMono" fo:color="#000000"/>
    </style:style>
    <style:style style:name="T1334" style:parent-style-name="Fuentedepárrafopredeter." style:family="text">
      <style:text-properties style:font-name="FreeMono" style:font-name-asian="Times New Roman" style:font-name-complex="FreeMono" fo:color="#000000"/>
    </style:style>
    <style:style style:name="T1335" style:parent-style-name="Fuentedepárrafopredeter." style:family="text">
      <style:text-properties style:font-name="FreeMono" style:font-name-asian="Times New Roman" style:font-name-complex="FreeMono" fo:color="#000000"/>
    </style:style>
    <style:style style:name="P1336" style:parent-style-name="Standard" style:family="paragraph">
      <style:paragraph-properties fo:margin-left="0.3347in">
        <style:tab-stops/>
      </style:paragraph-properties>
    </style:style>
    <style:style style:name="T1337" style:parent-style-name="Fuentedepárrafopredeter." style:family="text">
      <style:text-properties style:font-name="FreeMono" style:font-name-asian="Times New Roman" style:font-name-complex="FreeMono" fo:color="#000000"/>
    </style:style>
    <style:style style:name="T1338" style:parent-style-name="Fuentedepárrafopredeter." style:family="text">
      <style:text-properties style:font-name="FreeMono" style:font-name-asian="Times New Roman" style:font-name-complex="FreeMono" fo:color="#000000"/>
    </style:style>
    <style:style style:name="T1339" style:parent-style-name="Fuentedepárrafopredeter." style:family="text">
      <style:text-properties style:font-name="FreeMono" style:font-name-asian="Times New Roman" style:font-name-complex="FreeMono" fo:color="#000000"/>
    </style:style>
    <style:style style:name="T13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4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4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4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4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4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4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4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4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5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51" style:parent-style-name="Fuentedepárrafopredeter." style:family="text">
      <style:text-properties style:font-name="FreeMono" style:font-name-complex="FreeMono" fo:color="#000000"/>
    </style:style>
    <style:style style:name="T1352" style:parent-style-name="Fuentedepárrafopredeter." style:family="text">
      <style:text-properties style:font-name="FreeMono" style:font-name-complex="FreeMono" fo:color="#000000"/>
    </style:style>
    <style:style style:name="P1353" style:parent-style-name="Standard" style:family="paragraph">
      <style:paragraph-properties fo:margin-left="0.3347in">
        <style:tab-stops/>
      </style:paragraph-properties>
    </style:style>
    <style:style style:name="T1354" style:parent-style-name="Fuentedepárrafopredeter." style:family="text">
      <style:text-properties style:font-name="FreeMono" style:font-name-complex="FreeMono" fo:color="#000000"/>
    </style:style>
    <style:style style:name="P1355" style:parent-style-name="Standard" style:family="paragraph">
      <style:paragraph-properties fo:margin-left="0.3347in">
        <style:tab-stops/>
      </style:paragraph-properties>
    </style:style>
    <style:style style:name="T1356" style:parent-style-name="Fuentedepárrafopredeter." style:family="text">
      <style:text-properties style:font-name="FreeMono" style:font-name-complex="FreeMono" fo:color="#000000"/>
    </style:style>
    <style:style style:name="P1357" style:parent-style-name="Standard" style:family="paragraph">
      <style:paragraph-properties fo:margin-left="0.3347in">
        <style:tab-stops/>
      </style:paragraph-properties>
    </style:style>
    <style:style style:name="T1358" style:parent-style-name="Fuentedepárrafopredeter." style:family="text">
      <style:text-properties style:font-name="FreeMono" style:font-name-complex="FreeMono" fo:color="#000000"/>
    </style:style>
    <style:style style:name="P1359" style:parent-style-name="Standard" style:family="paragraph">
      <style:paragraph-properties fo:margin-left="0.3347in">
        <style:tab-stops/>
      </style:paragraph-properties>
    </style:style>
    <style:style style:name="T1360" style:parent-style-name="Fuentedepárrafopredeter." style:family="text">
      <style:text-properties style:font-name="FreeMono" style:font-name-asian="Times New Roman" style:font-name-complex="FreeMono" fo:color="#000000"/>
    </style:style>
    <style:style style:name="T13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6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363" style:parent-style-name="Standard" style:family="paragraph">
      <style:paragraph-properties fo:margin-left="0.3347in">
        <style:tab-stops/>
      </style:paragraph-properties>
    </style:style>
    <style:style style:name="T1364" style:parent-style-name="Fuentedepárrafopredeter." style:family="text">
      <style:text-properties style:font-name="FreeMono" style:font-name-asian="Times New Roman" style:font-name-complex="FreeMono" fo:color="#000000"/>
    </style:style>
    <style:style style:name="P1365" style:parent-style-name="Standard" style:family="paragraph">
      <style:paragraph-properties fo:margin-left="0.3347in">
        <style:tab-stops/>
      </style:paragraph-properties>
    </style:style>
    <style:style style:name="T1366" style:parent-style-name="Fuentedepárrafopredeter." style:family="text">
      <style:text-properties style:font-name="FreeMono" style:font-name-complex="FreeMono" fo:color="#000000"/>
    </style:style>
    <style:style style:name="P1367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1368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1369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1370" style:parent-style-name="Fuentedepárrafopredeter." style:family="text">
      <style:text-properties style:font-name="FreeMono" style:font-name-complex="FreeMono" fo:color="#000000"/>
    </style:style>
    <style:style style:name="P1371" style:parent-style-name="Standard" style:family="paragraph">
      <style:paragraph-properties fo:margin-left="0.3347in">
        <style:tab-stops/>
      </style:paragraph-properties>
    </style:style>
    <style:style style:name="T1372" style:parent-style-name="Fuentedepárrafopredeter." style:family="text">
      <style:text-properties style:font-name="FreeMono" style:font-name-complex="FreeMono" fo:color="#000000"/>
    </style:style>
    <style:style style:name="P1373" style:parent-style-name="Standard" style:family="paragraph">
      <style:paragraph-properties fo:margin-left="0.3347in">
        <style:tab-stops/>
      </style:paragraph-properties>
    </style:style>
    <style:style style:name="T1374" style:parent-style-name="Fuentedepárrafopredeter." style:family="text">
      <style:text-properties style:font-name="FreeMono" style:font-name-complex="FreeMono" fo:color="#000000"/>
    </style:style>
    <style:style style:name="T137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37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377" style:parent-style-name="Standard" style:family="paragraph">
      <style:paragraph-properties fo:margin-left="0.3347in">
        <style:tab-stops/>
      </style:paragraph-properties>
    </style:style>
    <style:style style:name="T1378" style:parent-style-name="Fuentedepárrafopredeter." style:family="text">
      <style:text-properties style:font-name="FreeMono" style:font-name-complex="FreeMono" fo:color="#000000"/>
    </style:style>
    <style:style style:name="P1379" style:parent-style-name="Standard" style:family="paragraph">
      <style:paragraph-properties fo:margin-left="0.3347in">
        <style:tab-stops/>
      </style:paragraph-properties>
    </style:style>
    <style:style style:name="T1380" style:parent-style-name="Fuentedepárrafopredeter." style:family="text">
      <style:text-properties style:font-name="FreeMono" style:font-name-complex="FreeMono" fo:color="#000000"/>
    </style:style>
    <style:style style:name="P1381" style:parent-style-name="Standard" style:family="paragraph">
      <style:paragraph-properties fo:margin-left="0.3347in">
        <style:tab-stops/>
      </style:paragraph-properties>
    </style:style>
    <style:style style:name="T1382" style:parent-style-name="Fuentedepárrafopredeter." style:family="text">
      <style:text-properties style:font-name="FreeMono" style:font-name-complex="FreeMono" fo:color="#000000"/>
    </style:style>
    <style:style style:name="P1383" style:parent-style-name="Standard" style:family="paragraph">
      <style:paragraph-properties fo:margin-left="0.3347in">
        <style:tab-stops/>
      </style:paragraph-properties>
    </style:style>
    <style:style style:name="T1384" style:parent-style-name="Fuentedepárrafopredeter." style:family="text">
      <style:text-properties style:font-name="FreeMono" style:font-name-complex="FreeMono" fo:color="#000000"/>
    </style:style>
    <style:style style:name="P1385" style:parent-style-name="Standard" style:family="paragraph">
      <style:paragraph-properties fo:margin-left="0.3347in">
        <style:tab-stops/>
      </style:paragraph-properties>
    </style:style>
    <style:style style:name="T1386" style:parent-style-name="Fuentedepárrafopredeter." style:family="text">
      <style:text-properties style:font-name="FreeMono" style:font-name-complex="FreeMono" fo:color="#000000"/>
    </style:style>
    <style:style style:name="P1387" style:parent-style-name="Standard" style:family="paragraph">
      <style:paragraph-properties fo:margin-left="0.3347in">
        <style:tab-stops/>
      </style:paragraph-properties>
    </style:style>
    <style:style style:name="T1388" style:parent-style-name="Fuentedepárrafopredeter." style:family="text">
      <style:text-properties style:font-name="FreeMono" style:font-name-complex="FreeMono" fo:color="#000000"/>
    </style:style>
    <style:style style:name="P1389" style:parent-style-name="Standard" style:family="paragraph">
      <style:paragraph-properties fo:margin-left="0.3347in">
        <style:tab-stops/>
      </style:paragraph-properties>
    </style:style>
    <style:style style:name="T1390" style:parent-style-name="Fuentedepárrafopredeter." style:family="text">
      <style:text-properties style:font-name="FreeMono" style:font-name-complex="FreeMono" fo:color="#000000"/>
    </style:style>
    <style:style style:name="P1391" style:parent-style-name="Standard" style:family="paragraph">
      <style:paragraph-properties fo:margin-left="0.3347in">
        <style:tab-stops/>
      </style:paragraph-properties>
    </style:style>
    <style:style style:name="T1392" style:parent-style-name="Fuentedepárrafopredeter." style:family="text">
      <style:text-properties style:font-name="FreeMono" style:font-name-complex="FreeMono" fo:color="#000000"/>
    </style:style>
    <style:style style:name="P1393" style:parent-style-name="Standard" style:family="paragraph">
      <style:paragraph-properties fo:margin-left="0.3347in">
        <style:tab-stops/>
      </style:paragraph-properties>
    </style:style>
    <style:style style:name="T1394" style:parent-style-name="Fuentedepárrafopredeter." style:family="text">
      <style:text-properties style:font-name="FreeMono" style:font-name-complex="FreeMono" fo:color="#000000"/>
    </style:style>
    <style:style style:name="T1395" style:parent-style-name="Fuentedepárrafopredeter." style:family="text">
      <style:text-properties style:font-name="FreeMono" style:font-name-complex="FreeMono" fo:color="#000000"/>
    </style:style>
    <style:style style:name="T1396" style:parent-style-name="Fuentedepárrafopredeter." style:family="text">
      <style:text-properties style:font-name="FreeMono" style:font-name-complex="FreeMono" fo:color="#000000"/>
    </style:style>
    <style:style style:name="T1397" style:parent-style-name="Fuentedepárrafopredeter." style:family="text">
      <style:text-properties style:font-name="FreeMono" style:font-name-complex="FreeMono" fo:color="#FF0000"/>
    </style:style>
    <style:style style:name="T1398" style:parent-style-name="Fuentedepárrafopredeter." style:family="text">
      <style:text-properties style:font-name="FreeMono" style:font-name-complex="FreeMono" fo:color="#000000"/>
    </style:style>
    <style:style style:name="P1399" style:parent-style-name="Standard" style:family="paragraph">
      <style:paragraph-properties fo:margin-left="0.3347in">
        <style:tab-stops/>
      </style:paragraph-properties>
    </style:style>
    <style:style style:name="T1400" style:parent-style-name="Fuentedepárrafopredeter." style:family="text">
      <style:text-properties style:font-name="FreeMono" style:font-name-complex="FreeMono" fo:color="#000000"/>
    </style:style>
    <style:style style:name="T1401" style:parent-style-name="Fuentedepárrafopredeter." style:family="text">
      <style:text-properties style:font-name="FreeMono" style:font-name-complex="FreeMono" fo:color="#000000"/>
    </style:style>
    <style:style style:name="T1402" style:parent-style-name="Fuentedepárrafopredeter." style:family="text">
      <style:text-properties style:font-name="FreeMono" style:font-name-complex="FreeMono" fo:color="#000000"/>
    </style:style>
    <style:style style:name="P1403" style:parent-style-name="Standard" style:family="paragraph">
      <style:paragraph-properties fo:margin-left="0.3347in">
        <style:tab-stops/>
      </style:paragraph-properties>
    </style:style>
    <style:style style:name="T1404" style:parent-style-name="Fuentedepárrafopredeter." style:family="text">
      <style:text-properties style:font-name="FreeMono" style:font-name-complex="FreeMono" fo:color="#000000"/>
    </style:style>
    <style:style style:name="T1405" style:parent-style-name="Fuentedepárrafopredeter." style:family="text">
      <style:text-properties style:font-name="FreeMono" style:font-name-complex="FreeMono" fo:color="#000000"/>
    </style:style>
    <style:style style:name="T1406" style:parent-style-name="Fuentedepárrafopredeter." style:family="text">
      <style:text-properties style:font-name="FreeMono" style:font-name-complex="FreeMono" fo:color="#000000"/>
    </style:style>
    <style:style style:name="T1407" style:parent-style-name="Fuentedepárrafopredeter." style:family="text">
      <style:text-properties style:font-name="FreeMono" style:font-name-asian="Times New Roman" style:font-name-complex="FreeMono" fo:color="#000000"/>
    </style:style>
    <style:style style:name="T1408" style:parent-style-name="Fuentedepárrafopredeter." style:family="text">
      <style:text-properties style:font-name="FreeMono" style:font-name-asian="Times New Roman" style:font-name-complex="FreeMono" fo:color="#000000"/>
    </style:style>
    <style:style style:name="T1409" style:parent-style-name="Fuentedepárrafopredeter." style:family="text">
      <style:text-properties style:font-name="FreeMono" style:font-name-asian="Times New Roman" style:font-name-complex="FreeMono" fo:color="#000000"/>
    </style:style>
    <style:style style:name="T1410" style:parent-style-name="Fuentedepárrafopredeter." style:family="text">
      <style:text-properties style:font-name="FreeMono" style:font-name-asian="Times New Roman" style:font-name-complex="FreeMono" fo:color="#000000"/>
    </style:style>
    <style:style style:name="T1411" style:parent-style-name="Fuentedepárrafopredeter." style:family="text">
      <style:text-properties style:font-name="FreeMono" style:font-name-asian="Times New Roman" style:font-name-complex="FreeMono" fo:color="#000000"/>
    </style:style>
    <style:style style:name="T1412" style:parent-style-name="Fuentedepárrafopredeter." style:family="text">
      <style:text-properties style:font-name="FreeMono" style:font-name-asian="Times New Roman" style:font-name-complex="FreeMono" fo:color="#000000"/>
    </style:style>
    <style:style style:name="T1413" style:parent-style-name="Fuentedepárrafopredeter." style:family="text">
      <style:text-properties style:font-name="FreeMono" style:font-name-asian="Times New Roman" style:font-name-complex="FreeMono" fo:color="#000000"/>
    </style:style>
    <style:style style:name="T1414" style:parent-style-name="Fuentedepárrafopredeter." style:family="text">
      <style:text-properties style:font-name="FreeMono" style:font-name-asian="Times New Roman" style:font-name-complex="FreeMono" fo:color="#000000"/>
    </style:style>
    <style:style style:name="T1415" style:parent-style-name="Fuentedepárrafopredeter." style:family="text">
      <style:text-properties style:font-name="FreeMono" style:font-name-asian="Times New Roman" style:font-name-complex="FreeMono" fo:color="#000000"/>
    </style:style>
    <style:style style:name="T1416" style:parent-style-name="Fuentedepárrafopredeter." style:family="text">
      <style:text-properties style:font-name="FreeMono" style:font-name-asian="Times New Roman" style:font-name-complex="FreeMono" fo:color="#000000"/>
    </style:style>
    <style:style style:name="T1417" style:parent-style-name="Fuentedepárrafopredeter." style:family="text">
      <style:text-properties style:font-name="FreeMono" style:font-name-asian="Times New Roman" style:font-name-complex="FreeMono" fo:color="#000000"/>
    </style:style>
    <style:style style:name="T1418" style:parent-style-name="Fuentedepárrafopredeter." style:family="text">
      <style:text-properties style:font-name="FreeMono" style:font-name-asian="Times New Roman" style:font-name-complex="FreeMono" fo:color="#000000"/>
    </style:style>
    <style:style style:name="T1419" style:parent-style-name="Fuentedepárrafopredeter." style:family="text">
      <style:text-properties style:font-name="FreeMono" style:font-name-asian="Times New Roman" style:font-name-complex="FreeMono" fo:color="#000000"/>
    </style:style>
    <style:style style:name="T1420" style:parent-style-name="Fuentedepárrafopredeter." style:family="text">
      <style:text-properties style:font-name="FreeMono" style:font-name-asian="Times New Roman" style:font-name-complex="FreeMono" fo:color="#000000"/>
    </style:style>
    <style:style style:name="T1421" style:parent-style-name="Fuentedepárrafopredeter." style:family="text">
      <style:text-properties style:font-name="FreeMono" style:font-name-asian="Times New Roman" style:font-name-complex="FreeMono" fo:color="#000000"/>
    </style:style>
    <style:style style:name="T1422" style:parent-style-name="Fuentedepárrafopredeter." style:family="text">
      <style:text-properties style:font-name="FreeMono" style:font-name-asian="Times New Roman" style:font-name-complex="FreeMono" fo:color="#000000"/>
    </style:style>
    <style:style style:name="T1423" style:parent-style-name="Fuentedepárrafopredeter." style:family="text">
      <style:text-properties style:font-name="FreeMono" style:font-name-asian="Times New Roman" style:font-name-complex="FreeMono" fo:color="#000000"/>
    </style:style>
    <style:style style:name="P1424" style:parent-style-name="Standard" style:family="paragraph">
      <style:paragraph-properties fo:margin-left="0.3347in">
        <style:tab-stops/>
      </style:paragraph-properties>
    </style:style>
    <style:style style:name="T1425" style:parent-style-name="Fuentedepárrafopredeter." style:family="text">
      <style:text-properties style:font-name="FreeMono" style:font-name-asian="Times New Roman" style:font-name-complex="FreeMono" fo:color="#000000"/>
    </style:style>
    <style:style style:name="T1426" style:parent-style-name="Fuentedepárrafopredeter." style:family="text">
      <style:text-properties style:font-name="FreeMono" style:font-name-asian="Times New Roman" style:font-name-complex="FreeMono" fo:color="#000000"/>
    </style:style>
    <style:style style:name="T1427" style:parent-style-name="Fuentedepárrafopredeter." style:family="text">
      <style:text-properties style:font-name="FreeMono" style:font-name-asian="Times New Roman" style:font-name-complex="FreeMono" fo:color="#000000"/>
    </style:style>
    <style:style style:name="P1428" style:parent-style-name="Standard" style:family="paragraph">
      <style:paragraph-properties fo:margin-left="0.3347in">
        <style:tab-stops/>
      </style:paragraph-properties>
    </style:style>
    <style:style style:name="T1429" style:parent-style-name="Fuentedepárrafopredeter." style:family="text">
      <style:text-properties style:font-name="FreeMono" style:font-name-asian="Times New Roman" style:font-name-complex="FreeMono" fo:color="#000000"/>
    </style:style>
    <style:style style:name="T1430" style:parent-style-name="Fuentedepárrafopredeter." style:family="text">
      <style:text-properties style:font-name="FreeMono" style:font-name-asian="Times New Roman" style:font-name-complex="FreeMono" fo:color="#000000"/>
    </style:style>
    <style:style style:name="T1431" style:parent-style-name="Fuentedepárrafopredeter." style:family="text">
      <style:text-properties style:font-name="FreeMono" style:font-name-asian="Times New Roman" style:font-name-complex="FreeMono" fo:color="#000000"/>
    </style:style>
    <style:style style:name="T1432" style:parent-style-name="Fuentedepárrafopredeter." style:family="text">
      <style:text-properties style:font-name="FreeMono" style:font-name-asian="Times New Roman" style:font-name-complex="FreeMono" fo:color="#000000"/>
    </style:style>
    <style:style style:name="P1433" style:parent-style-name="Standard" style:family="paragraph">
      <style:paragraph-properties fo:margin-left="0.3347in">
        <style:tab-stops/>
      </style:paragraph-properties>
    </style:style>
    <style:style style:name="T1434" style:parent-style-name="Fuentedepárrafopredeter." style:family="text">
      <style:text-properties style:font-name="FreeMono" style:font-name-asian="Times New Roman" style:font-name-complex="FreeMono" fo:color="#000000"/>
    </style:style>
    <style:style style:name="T1435" style:parent-style-name="Fuentedepárrafopredeter." style:family="text">
      <style:text-properties style:font-name="FreeMono" style:font-name-asian="Times New Roman" style:font-name-complex="FreeMono" fo:color="#000000"/>
    </style:style>
    <style:style style:name="T143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3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3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3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4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4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4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4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4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4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4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4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450" style:parent-style-name="Standard" style:family="paragraph">
      <style:paragraph-properties fo:margin-left="0.3347in">
        <style:tab-stops/>
      </style:paragraph-properties>
    </style:style>
    <style:style style:name="T1451" style:parent-style-name="Fuentedepárrafopredeter." style:family="text">
      <style:text-properties style:font-name="FreeMono" style:font-name-asian="Times New Roman" style:font-name-complex="FreeMono" fo:color="#000000"/>
    </style:style>
    <style:style style:name="T1452" style:parent-style-name="Fuentedepárrafopredeter." style:family="text">
      <style:text-properties style:font-name="FreeMono" style:font-name-asian="Times New Roman" style:font-name-complex="FreeMono" fo:color="#000000"/>
    </style:style>
    <style:style style:name="T1453" style:parent-style-name="Fuentedepárrafopredeter." style:family="text">
      <style:text-properties style:font-name="FreeMono" style:font-name-asian="Times New Roman" style:font-name-complex="FreeMono" fo:color="#000000"/>
    </style:style>
    <style:style style:name="T1454" style:parent-style-name="Fuentedepárrafopredeter." style:family="text">
      <style:text-properties style:font-name="FreeMono" style:font-name-asian="Times New Roman" style:font-name-complex="FreeMono" fo:color="#000000"/>
    </style:style>
    <style:style style:name="T1455" style:parent-style-name="Fuentedepárrafopredeter." style:family="text">
      <style:text-properties style:font-name="FreeMono" style:font-name-asian="Times New Roman" style:font-name-complex="FreeMono" fo:color="#000000"/>
    </style:style>
    <style:style style:name="T1456" style:parent-style-name="Fuentedepárrafopredeter." style:family="text">
      <style:text-properties style:font-name="FreeMono" style:font-name-asian="Times New Roman" style:font-name-complex="FreeMono" fo:color="#000000"/>
    </style:style>
    <style:style style:name="T1457" style:parent-style-name="Fuentedepárrafopredeter." style:family="text">
      <style:text-properties style:font-name="FreeMono" style:font-name-asian="Times New Roman" style:font-name-complex="FreeMono" fo:color="#000000"/>
    </style:style>
    <style:style style:name="T1458" style:parent-style-name="Fuentedepárrafopredeter." style:family="text">
      <style:text-properties style:font-name="FreeMono" style:font-name-asian="Times New Roman" style:font-name-complex="FreeMono" fo:color="#000000"/>
    </style:style>
    <style:style style:name="T1459" style:parent-style-name="Fuentedepárrafopredeter." style:family="text">
      <style:text-properties style:font-name="FreeMono" style:font-name-asian="Times New Roman" style:font-name-complex="FreeMono" fo:color="#000000"/>
    </style:style>
    <style:style style:name="T1460" style:parent-style-name="Fuentedepárrafopredeter." style:family="text">
      <style:text-properties style:font-name="FreeMono" style:font-name-asian="Times New Roman" style:font-name-complex="FreeMono" fo:color="#000000"/>
    </style:style>
    <style:style style:name="T1461" style:parent-style-name="Fuentedepárrafopredeter." style:family="text">
      <style:text-properties style:font-name="FreeMono" style:font-name-asian="Times New Roman" style:font-name-complex="FreeMono" fo:color="#000000"/>
    </style:style>
    <style:style style:name="T1462" style:parent-style-name="Fuentedepárrafopredeter." style:family="text">
      <style:text-properties style:font-name="FreeMono" style:font-name-asian="Times New Roman" style:font-name-complex="FreeMono" fo:color="#000000"/>
    </style:style>
    <style:style style:name="T1463" style:parent-style-name="Fuentedepárrafopredeter." style:family="text">
      <style:text-properties style:font-name="FreeMono" style:font-name-asian="Times New Roman" style:font-name-complex="FreeMono" fo:color="#000000"/>
    </style:style>
    <style:style style:name="T1464" style:parent-style-name="Fuentedepárrafopredeter." style:family="text">
      <style:text-properties style:font-name="FreeMono" style:font-name-asian="Times New Roman" style:font-name-complex="FreeMono" fo:color="#000000"/>
    </style:style>
    <style:style style:name="T1465" style:parent-style-name="Fuentedepárrafopredeter." style:family="text">
      <style:text-properties style:font-name="FreeMono" style:font-name-asian="Times New Roman" style:font-name-complex="FreeMono" fo:color="#000000"/>
    </style:style>
    <style:style style:name="T1466" style:parent-style-name="Fuentedepárrafopredeter." style:family="text">
      <style:text-properties style:font-name="FreeMono" style:font-name-asian="Times New Roman" style:font-name-complex="FreeMono" fo:color="#000000"/>
    </style:style>
    <style:style style:name="T1467" style:parent-style-name="Fuentedepárrafopredeter." style:family="text">
      <style:text-properties style:font-name="FreeMono" style:font-name-asian="Times New Roman" style:font-name-complex="FreeMono" fo:color="#000000"/>
    </style:style>
    <style:style style:name="T1468" style:parent-style-name="Fuentedepárrafopredeter." style:family="text">
      <style:text-properties style:font-name="FreeMono" style:font-name-asian="Times New Roman" style:font-name-complex="FreeMono" fo:color="#000000"/>
    </style:style>
    <style:style style:name="T1469" style:parent-style-name="Fuentedepárrafopredeter." style:family="text">
      <style:text-properties style:font-name="FreeMono" style:font-name-asian="Times New Roman" style:font-name-complex="FreeMono" fo:color="#000000"/>
    </style:style>
    <style:style style:name="P1470" style:parent-style-name="Standard" style:family="paragraph">
      <style:paragraph-properties fo:margin-left="0.3347in">
        <style:tab-stops/>
      </style:paragraph-properties>
    </style:style>
    <style:style style:name="T1471" style:parent-style-name="Fuentedepárrafopredeter." style:family="text">
      <style:text-properties style:font-name="FreeMono" style:font-name-complex="FreeMono" fo:color="#000000"/>
    </style:style>
    <style:style style:name="P1472" style:parent-style-name="Standard" style:family="paragraph">
      <style:paragraph-properties fo:margin-left="0.3347in">
        <style:tab-stops/>
      </style:paragraph-properties>
    </style:style>
    <style:style style:name="T1473" style:parent-style-name="Fuentedepárrafopredeter." style:family="text">
      <style:text-properties style:font-name="FreeMono" style:font-name-complex="FreeMono" fo:color="#000000"/>
    </style:style>
    <style:style style:name="P1474" style:parent-style-name="Standard" style:family="paragraph">
      <style:paragraph-properties fo:margin-left="0.3347in">
        <style:tab-stops/>
      </style:paragraph-properties>
    </style:style>
    <style:style style:name="T1475" style:parent-style-name="Fuentedepárrafopredeter." style:family="text">
      <style:text-properties style:font-name="FreeMono" style:font-name-complex="FreeMono" fo:color="#000000"/>
    </style:style>
    <style:style style:name="P1476" style:parent-style-name="Standard" style:family="paragraph">
      <style:paragraph-properties fo:margin-left="0.3347in">
        <style:tab-stops/>
      </style:paragraph-properties>
    </style:style>
    <style:style style:name="T1477" style:parent-style-name="Fuentedepárrafopredeter." style:family="text">
      <style:text-properties style:font-name="FreeMono" style:font-name-asian="Times New Roman" style:font-name-complex="FreeMono" fo:color="#000000"/>
    </style:style>
    <style:style style:name="T147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7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480" style:parent-style-name="Standard" style:family="paragraph">
      <style:paragraph-properties fo:margin-left="0.3347in">
        <style:tab-stops/>
      </style:paragraph-properties>
    </style:style>
    <style:style style:name="T1481" style:parent-style-name="Fuentedepárrafopredeter." style:family="text">
      <style:text-properties style:font-name="FreeMono" style:font-name-asian="Times New Roman" style:font-name-complex="FreeMono" fo:color="#000000"/>
    </style:style>
    <style:style style:name="P1482" style:parent-style-name="Standard" style:family="paragraph">
      <style:paragraph-properties fo:margin-left="0.3347in">
        <style:tab-stops/>
      </style:paragraph-properties>
    </style:style>
    <style:style style:name="T1483" style:parent-style-name="Fuentedepárrafopredeter." style:family="text">
      <style:text-properties style:font-name="FreeMono" style:font-name-complex="FreeMono" fo:color="#000000"/>
    </style:style>
    <style:style style:name="T1484" style:parent-style-name="Fuentedepárrafopredeter." style:family="text">
      <style:text-properties style:font-name="FreeMono" style:font-name-complex="FreeMono" fo:color="#000000"/>
    </style:style>
    <style:style style:name="T1485" style:parent-style-name="Fuentedepárrafopredeter." style:family="text">
      <style:text-properties style:font-name="FreeMono" style:font-name-complex="FreeMono" fo:color="#000000"/>
    </style:style>
    <style:style style:name="T1486" style:parent-style-name="Fuentedepárrafopredeter." style:family="text">
      <style:text-properties style:font-name="FreeMono" style:font-name-complex="FreeMono" fo:color="#000000"/>
    </style:style>
    <style:style style:name="P1487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T1488" style:parent-style-name="Fuentedepárrafopredeter." style:family="text">
      <style:text-properties style:font-name="FreeMono" style:font-name-complex="FreeMono" fo:color="#000000"/>
    </style:style>
    <style:style style:name="P1489" style:parent-style-name="Standard" style:family="paragraph">
      <style:paragraph-properties fo:margin-left="0.3347in">
        <style:tab-stops/>
      </style:paragraph-properties>
    </style:style>
    <style:style style:name="T1490" style:parent-style-name="Fuentedepárrafopredeter." style:family="text">
      <style:text-properties style:font-name="FreeMono" style:font-name-complex="FreeMono" fo:color="#000000"/>
    </style:style>
    <style:style style:name="P1491" style:parent-style-name="Standard" style:family="paragraph">
      <style:paragraph-properties fo:margin-left="0.3347in">
        <style:tab-stops/>
      </style:paragraph-properties>
    </style:style>
    <style:style style:name="T1492" style:parent-style-name="Fuentedepárrafopredeter." style:family="text">
      <style:text-properties style:font-name="FreeMono" style:font-name-complex="FreeMono" fo:color="#000000"/>
    </style:style>
    <style:style style:name="T149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49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495" style:parent-style-name="Standard" style:family="paragraph">
      <style:paragraph-properties fo:margin-left="0.3347in">
        <style:tab-stops/>
      </style:paragraph-properties>
    </style:style>
    <style:style style:name="T1496" style:parent-style-name="Fuentedepárrafopredeter." style:family="text">
      <style:text-properties style:font-name="FreeMono" style:font-name-complex="FreeMono" fo:color="#000000"/>
    </style:style>
    <style:style style:name="P1497" style:parent-style-name="Standard" style:family="paragraph">
      <style:paragraph-properties fo:margin-left="0.3347in">
        <style:tab-stops/>
      </style:paragraph-properties>
    </style:style>
    <style:style style:name="T1498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P1499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0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01" style:parent-style-name="Standard" style:family="paragraph">
      <style:paragraph-properties fo:margin-left="0.3347in">
        <style:tab-stops/>
      </style:paragraph-properties>
    </style:style>
    <style:style style:name="T1502" style:parent-style-name="Fuentedepárrafopredeter." style:family="text">
      <style:text-properties style:font-name="FreeMono" style:font-name-complex="FreeMono" fo:color="#000000"/>
    </style:style>
    <style:style style:name="P1503" style:parent-style-name="Standard" style:family="paragraph">
      <style:paragraph-properties fo:margin-left="0.3347in">
        <style:tab-stops/>
      </style:paragraph-properties>
    </style:style>
    <style:style style:name="T150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50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506" style:parent-style-name="Standard" style:family="paragraph">
      <style:paragraph-properties fo:margin-left="0.3347in">
        <style:tab-stops/>
      </style:paragraph-properties>
    </style:style>
    <style:style style:name="T1507" style:parent-style-name="Fuentedepárrafopredeter." style:family="text">
      <style:text-properties style:font-name="FreeMono" style:font-name-complex="FreeMono" fo:color="#000000" fo:language="en" fo:country="US"/>
    </style:style>
    <style:style style:name="P150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509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510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51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1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1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1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1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1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1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1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1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2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2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2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2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24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25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26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27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2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29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3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3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3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3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3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3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3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3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3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3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4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4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4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4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4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4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4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4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4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4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5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551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5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5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5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5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5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5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5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5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6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6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62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56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6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6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6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6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6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6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57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57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572" style:parent-style-name="Standard" style:family="paragraph">
      <style:paragraph-properties fo:margin-left="0.3347in">
        <style:tab-stops/>
      </style:paragraph-properties>
    </style:style>
    <style:style style:name="T157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57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57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7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7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78" style:parent-style-name="Standard" style:family="paragraph">
      <style:paragraph-properties fo:margin-left="0.3347in">
        <style:tab-stops/>
      </style:paragraph-properties>
    </style:style>
    <style:style style:name="T157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58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58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58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8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8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585" style:parent-style-name="Standard" style:family="paragraph">
      <style:paragraph-properties fo:margin-left="0.3347in">
        <style:tab-stops/>
      </style:paragraph-properties>
    </style:style>
    <style:style style:name="T1586" style:parent-style-name="Fuentedepárrafopredeter." style:family="text">
      <style:text-properties style:font-name="FreeMono" style:font-name-complex="FreeMono" fo:color="#000000"/>
    </style:style>
    <style:style style:name="T1587" style:parent-style-name="Fuentedepárrafopredeter." style:family="text">
      <style:text-properties style:font-name="FreeMono" style:font-name-complex="FreeMono" fo:color="#000000" fo:language="en" fo:country="US"/>
    </style:style>
    <style:style style:name="P1588" style:parent-style-name="Standard" style:family="paragraph">
      <style:paragraph-properties fo:margin-left="0.3347in">
        <style:tab-stops/>
      </style:paragraph-properties>
    </style:style>
    <style:style style:name="T1589" style:parent-style-name="Fuentedepárrafopredeter." style:family="text">
      <style:text-properties style:font-name="FreeMono" style:font-name-complex="FreeMono" fo:color="#000000" fo:language="en" fo:country="US"/>
    </style:style>
    <style:style style:name="P1590" style:parent-style-name="Standard" style:family="paragraph">
      <style:paragraph-properties fo:margin-left="0.3347in">
        <style:tab-stops/>
      </style:paragraph-properties>
    </style:style>
    <style:style style:name="T1591" style:parent-style-name="Fuentedepárrafopredeter." style:family="text">
      <style:text-properties style:font-name="FreeMono" style:font-name-complex="FreeMono" fo:color="#000000" fo:language="en" fo:country="US"/>
    </style:style>
    <style:style style:name="P1592" style:parent-style-name="Standard" style:family="paragraph">
      <style:paragraph-properties fo:margin-left="0.3347in">
        <style:tab-stops/>
      </style:paragraph-properties>
    </style:style>
    <style:style style:name="T1593" style:parent-style-name="Fuentedepárrafopredeter." style:family="text">
      <style:text-properties style:font-name="FreeMono" style:font-name-complex="FreeMono" fo:color="#000000" fo:language="en" fo:country="US"/>
    </style:style>
    <style:style style:name="T1594" style:parent-style-name="Fuentedepárrafopredeter." style:family="text">
      <style:text-properties style:font-name="FreeMono" style:font-name-complex="FreeMono" fo:color="#000000" fo:language="en" fo:country="US"/>
    </style:style>
    <style:style style:name="T1595" style:parent-style-name="Fuentedepárrafopredeter." style:family="text">
      <style:text-properties style:font-name="FreeMono" style:font-name-complex="FreeMono" fo:color="#000000"/>
    </style:style>
    <style:style style:name="P1596" style:parent-style-name="Standard" style:family="paragraph">
      <style:paragraph-properties fo:margin-left="0.3347in">
        <style:tab-stops/>
      </style:paragraph-properties>
    </style:style>
    <style:style style:name="T1597" style:parent-style-name="Fuentedepárrafopredeter." style:family="text">
      <style:text-properties style:font-name="FreeMono" style:font-name-complex="FreeMono" fo:color="#000000"/>
    </style:style>
    <style:style style:name="T1598" style:parent-style-name="Fuentedepárrafopredeter." style:family="text">
      <style:text-properties style:font-name="FreeMono" style:font-name-complex="FreeMono" fo:color="#000000"/>
    </style:style>
    <style:style style:name="P1599" style:parent-style-name="Standard" style:family="paragraph">
      <style:paragraph-properties fo:margin-left="0.3347in">
        <style:tab-stops/>
      </style:paragraph-properties>
    </style:style>
    <style:style style:name="T1600" style:parent-style-name="Fuentedepárrafopredeter." style:family="text">
      <style:text-properties style:font-name="FreeMono" style:font-name-complex="FreeMono" fo:color="#000000"/>
    </style:style>
    <style:style style:name="T1601" style:parent-style-name="Fuentedepárrafopredeter." style:family="text">
      <style:text-properties style:font-name="FreeMono" style:font-name-complex="FreeMono" fo:color="#000000"/>
    </style:style>
    <style:style style:name="P1602" style:parent-style-name="Standard" style:family="paragraph">
      <style:paragraph-properties fo:margin-left="0.3347in">
        <style:tab-stops/>
      </style:paragraph-properties>
    </style:style>
    <style:style style:name="T1603" style:parent-style-name="Fuentedepárrafopredeter." style:family="text">
      <style:text-properties style:font-name="FreeMono" style:font-name-complex="FreeMono" fo:color="#000000"/>
    </style:style>
    <style:style style:name="T1604" style:parent-style-name="Fuentedepárrafopredeter." style:family="text">
      <style:text-properties style:font-name="FreeMono" style:font-name-complex="FreeMono" fo:color="#000000"/>
    </style:style>
    <style:style style:name="P1605" style:parent-style-name="Standard" style:family="paragraph">
      <style:paragraph-properties fo:margin-left="0.3347in">
        <style:tab-stops/>
      </style:paragraph-properties>
    </style:style>
    <style:style style:name="T1606" style:parent-style-name="Fuentedepárrafopredeter." style:family="text">
      <style:text-properties style:font-name="FreeMono" style:font-name-complex="FreeMono" fo:color="#000000"/>
    </style:style>
    <style:style style:name="T1607" style:parent-style-name="Fuentedepárrafopredeter." style:family="text">
      <style:text-properties style:font-name="FreeMono" style:font-name-complex="FreeMono" fo:color="#000000"/>
    </style:style>
    <style:style style:name="P160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09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610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1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1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61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61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1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1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17" style:parent-style-name="Standard" style:family="paragraph">
      <style:paragraph-properties fo:margin-left="0.3347in">
        <style:tab-stops/>
      </style:paragraph-properties>
    </style:style>
    <style:style style:name="T1618" style:parent-style-name="Fuentedepárrafopredeter." style:family="text">
      <style:text-properties style:font-name="FreeMono" style:font-name-complex="FreeMono" fo:color="#000000"/>
    </style:style>
    <style:style style:name="T1619" style:parent-style-name="Fuentedepárrafopredeter." style:family="text">
      <style:text-properties style:font-name="FreeMono" style:font-name-complex="FreeMono" fo:color="#000000"/>
    </style:style>
    <style:style style:name="T1620" style:parent-style-name="Fuentedepárrafopredeter." style:family="text">
      <style:text-properties style:font-name="FreeMono" style:font-name-complex="FreeMono" fo:color="#000000"/>
    </style:style>
    <style:style style:name="T1621" style:parent-style-name="Fuentedepárrafopredeter." style:family="text">
      <style:text-properties style:font-name="FreeMono" style:font-name-complex="FreeMono" fo:color="#000000"/>
    </style:style>
    <style:style style:name="T1622" style:parent-style-name="Fuentedepárrafopredeter." style:family="text">
      <style:text-properties style:font-name="FreeMono" style:font-name-complex="FreeMono" fo:color="#000000"/>
    </style:style>
    <style:style style:name="P162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62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62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26" style:parent-style-name="Standard" style:family="paragraph">
      <style:paragraph-properties fo:margin-left="0.3347in">
        <style:tab-stops/>
      </style:paragraph-properties>
    </style:style>
    <style:style style:name="T162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28" style:parent-style-name="Standard" style:family="paragraph">
      <style:paragraph-properties fo:margin-left="0.3347in">
        <style:tab-stops/>
      </style:paragraph-properties>
    </style:style>
    <style:style style:name="T162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630" style:parent-style-name="Standard" style:family="paragraph">
      <style:paragraph-properties fo:margin-left="0.3347in">
        <style:tab-stops/>
      </style:paragraph-properties>
    </style:style>
    <style:style style:name="T163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632" style:parent-style-name="Standard" style:family="paragraph">
      <style:paragraph-properties fo:margin-left="0.3347in">
        <style:tab-stops/>
      </style:paragraph-properties>
    </style:style>
    <style:style style:name="T163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634" style:parent-style-name="Standard" style:family="paragraph">
      <style:paragraph-properties fo:margin-left="0.3347in">
        <style:tab-stops/>
      </style:paragraph-properties>
    </style:style>
    <style:style style:name="T163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36" style:parent-style-name="Standard" style:family="paragraph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637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3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3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64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64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4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4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44" style:parent-style-name="Standard" style:family="paragraph">
      <style:paragraph-properties fo:margin-left="0.3347in">
        <style:tab-stops/>
      </style:paragraph-properties>
    </style:style>
    <style:style style:name="T164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64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64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64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64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5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5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52" style:parent-style-name="Standard" style:family="paragraph">
      <style:paragraph-properties fo:margin-left="0.3347in">
        <style:tab-stops/>
      </style:paragraph-properties>
    </style:style>
    <style:style style:name="T165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65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65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65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657" style:parent-style-name="Standard" style:family="paragraph">
      <style:paragraph-properties fo:margin-left="0.3347in">
        <style:tab-stops/>
      </style:paragraph-properties>
    </style:style>
    <style:style style:name="T165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65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66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6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66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66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66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66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66" style:parent-style-name="Standard" style:family="paragraph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667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6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69" style:parent-style-name="Standard" style:family="paragraph">
      <style:paragraph-properties fo:margin-left="0.3347in">
        <style:tab-stops/>
      </style:paragraph-properties>
    </style:style>
    <style:style style:name="T167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671" style:parent-style-name="Fuentedepárrafopredeter." style:family="text">
      <style:text-properties style:font-name="FreeMono" style:font-name-complex="FreeMono" fo:color="#000000" fo:language="en" fo:country="US"/>
    </style:style>
    <style:style style:name="P1672" style:parent-style-name="Standard" style:family="paragraph">
      <style:paragraph-properties fo:margin-left="0.3347in">
        <style:tab-stops/>
      </style:paragraph-properties>
    </style:style>
    <style:style style:name="T1673" style:parent-style-name="Fuentedepárrafopredeter." style:family="text">
      <style:text-properties style:font-name="FreeMono" style:font-name-complex="FreeMono" fo:color="#000000" fo:language="en" fo:country="US"/>
    </style:style>
    <style:style style:name="P167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7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7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77" style:parent-style-name="Standard" style:family="paragraph">
      <style:paragraph-properties fo:margin-left="0.3347in">
        <style:tab-stops/>
      </style:paragraph-properties>
    </style:style>
    <style:style style:name="T1678" style:parent-style-name="Fuentedepárrafopredeter." style:family="text">
      <style:text-properties style:font-name="FreeMono" style:font-name-complex="FreeMono" fo:color="#000000" fo:language="en" fo:country="US"/>
    </style:style>
    <style:style style:name="P1679" style:parent-style-name="Standard" style:family="paragraph">
      <style:paragraph-properties fo:margin-left="0.3347in">
        <style:tab-stops/>
      </style:paragraph-properties>
    </style:style>
    <style:style style:name="T1680" style:parent-style-name="Fuentedepárrafopredeter." style:family="text">
      <style:text-properties style:font-name="FreeMono" style:font-name-complex="FreeMono" fo:color="#000000" fo:language="en" fo:country="US"/>
    </style:style>
    <style:style style:name="P168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8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8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684" style:parent-style-name="Standard" style:family="paragraph">
      <style:paragraph-properties fo:margin-left="0.3347in">
        <style:tab-stops/>
      </style:paragraph-properties>
    </style:style>
    <style:style style:name="T168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686" style:parent-style-name="Fuentedepárrafopredeter." style:family="text">
      <style:text-properties style:font-name="FreeMono" style:font-name-complex="FreeMono" fo:color="#000000" fo:language="en" fo:country="US"/>
    </style:style>
    <style:style style:name="P1687" style:parent-style-name="Standard" style:family="paragraph">
      <style:paragraph-properties fo:margin-left="0.3347in">
        <style:tab-stops/>
      </style:paragraph-properties>
    </style:style>
    <style:style style:name="T1688" style:parent-style-name="Fuentedepárrafopredeter." style:family="text">
      <style:text-properties style:font-name="FreeMono" style:font-name-complex="FreeMono" fo:color="#000000" fo:language="en" fo:country="US"/>
    </style:style>
    <style:style style:name="T1689" style:parent-style-name="Fuentedepárrafopredeter." style:family="text">
      <style:text-properties style:font-name="FreeMono" style:font-name-complex="FreeMono" fo:color="#000000"/>
    </style:style>
    <style:style style:name="P169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9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9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693" style:parent-style-name="Standard" style:family="paragraph">
      <style:paragraph-properties fo:margin-left="0.3347in">
        <style:tab-stops/>
      </style:paragraph-properties>
    </style:style>
    <style:style style:name="T169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695" style:parent-style-name="Fuentedepárrafopredeter." style:family="text">
      <style:text-properties style:font-name="FreeMono" style:font-name-complex="FreeMono" fo:color="#000000" fo:language="en" fo:country="US"/>
    </style:style>
    <style:style style:name="T1696" style:parent-style-name="Fuentedepárrafopredeter." style:family="text">
      <style:text-properties style:font-name="FreeMono" style:font-name-complex="FreeMono" fo:color="#000000" fo:language="en" fo:country="US"/>
    </style:style>
    <style:style style:name="P1697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698" style:parent-style-name="Standard" style:family="paragraph">
      <style:paragraph-properties fo:margin-left="0.3347in">
        <style:tab-stops/>
      </style:paragraph-properties>
    </style:style>
    <style:style style:name="T1699" style:parent-style-name="Fuentedepárrafopredeter." style:family="text">
      <style:text-properties style:font-name="FreeMono" style:font-name-complex="FreeMono" fo:color="#000000" fo:language="en" fo:country="US"/>
    </style:style>
    <style:style style:name="T1700" style:parent-style-name="Fuentedepárrafopredeter." style:family="text">
      <style:text-properties style:font-name="FreeMono" style:font-name-complex="FreeMono" fo:color="#000000" fo:language="en" fo:country="US"/>
    </style:style>
    <style:style style:name="T1701" style:parent-style-name="Fuentedepárrafopredeter." style:family="text">
      <style:text-properties style:font-name="FreeMono" style:font-name-complex="FreeMono" fo:color="#000000" fo:language="en" fo:country="US"/>
    </style:style>
    <style:style style:name="T1702" style:parent-style-name="Fuentedepárrafopredeter." style:family="text">
      <style:text-properties style:font-name="FreeMono" style:font-name-complex="FreeMono" fo:color="#000000" fo:language="en" fo:country="US"/>
    </style:style>
    <style:style style:name="P1703" style:parent-style-name="Standard" style:family="paragraph">
      <style:paragraph-properties fo:margin-left="0.3347in">
        <style:tab-stops/>
      </style:paragraph-properties>
    </style:style>
    <style:style style:name="T1704" style:parent-style-name="Fuentedepárrafopredeter." style:family="text">
      <style:text-properties style:font-name="FreeMono" style:font-name-complex="FreeMono" fo:color="#000000" fo:language="en" fo:country="US"/>
    </style:style>
    <style:style style:name="T1705" style:parent-style-name="Fuentedepárrafopredeter." style:family="text">
      <style:text-properties style:font-name="FreeMono" style:font-name-complex="FreeMono" fo:color="#000000"/>
    </style:style>
    <style:style style:name="P1706" style:parent-style-name="Standard" style:family="paragraph">
      <style:paragraph-properties fo:margin-left="0.3347in">
        <style:tab-stops/>
      </style:paragraph-properties>
    </style:style>
    <style:style style:name="T1707" style:parent-style-name="Fuentedepárrafopredeter." style:family="text">
      <style:text-properties style:font-name="FreeMono" style:font-name-complex="FreeMono" fo:color="#000000"/>
    </style:style>
    <style:style style:name="P1708" style:parent-style-name="Standard" style:family="paragraph">
      <style:paragraph-properties fo:margin-left="0.3347in">
        <style:tab-stops/>
      </style:paragraph-properties>
    </style:style>
    <style:style style:name="T1709" style:parent-style-name="Fuentedepárrafopredeter." style:family="text">
      <style:text-properties style:font-name="FreeMono" style:font-name-complex="FreeMono" fo:color="#000000"/>
    </style:style>
    <style:style style:name="T1710" style:parent-style-name="Fuentedepárrafopredeter." style:family="text">
      <style:text-properties style:font-name="FreeMono" style:font-name-complex="FreeMono" fo:color="#000000"/>
    </style:style>
    <style:style style:name="P1711" style:parent-style-name="Standard" style:family="paragraph">
      <style:paragraph-properties fo:margin-left="0.3347in">
        <style:tab-stops/>
      </style:paragraph-properties>
    </style:style>
    <style:style style:name="T1712" style:parent-style-name="Fuentedepárrafopredeter." style:family="text">
      <style:text-properties style:font-name="FreeMono" style:font-name-complex="FreeMono" fo:color="#000000"/>
    </style:style>
    <style:style style:name="T1713" style:parent-style-name="Fuentedepárrafopredeter." style:family="text">
      <style:text-properties style:font-name="FreeMono" style:font-name-complex="FreeMono" fo:color="#000000"/>
    </style:style>
    <style:style style:name="P1714" style:parent-style-name="Standard" style:family="paragraph">
      <style:paragraph-properties fo:margin-left="0.3347in">
        <style:tab-stops/>
      </style:paragraph-properties>
    </style:style>
    <style:style style:name="T1715" style:parent-style-name="Fuentedepárrafopredeter." style:family="text">
      <style:text-properties style:font-name="FreeMono" style:font-name-complex="FreeMono" fo:color="#000000"/>
    </style:style>
    <style:style style:name="T1716" style:parent-style-name="Fuentedepárrafopredeter." style:family="text">
      <style:text-properties style:font-name="FreeMono" style:font-name-complex="FreeMono" fo:color="#000000"/>
    </style:style>
    <style:style style:name="P1717" style:parent-style-name="Standard" style:family="paragraph">
      <style:paragraph-properties fo:margin-left="0.3347in">
        <style:tab-stops/>
      </style:paragraph-properties>
    </style:style>
    <style:style style:name="T1718" style:parent-style-name="Fuentedepárrafopredeter." style:family="text">
      <style:text-properties style:font-name="FreeMono" style:font-name-complex="FreeMono" fo:color="#000000"/>
    </style:style>
    <style:style style:name="T1719" style:parent-style-name="Fuentedepárrafopredeter." style:family="text">
      <style:text-properties style:font-name="FreeMono" style:font-name-complex="FreeMono" fo:color="#000000"/>
    </style:style>
    <style:style style:name="P1720" style:parent-style-name="Standard" style:family="paragraph">
      <style:paragraph-properties fo:margin-left="0.3347in">
        <style:tab-stops/>
      </style:paragraph-properties>
    </style:style>
    <style:style style:name="T1721" style:parent-style-name="Fuentedepárrafopredeter." style:family="text">
      <style:text-properties style:font-name="FreeMono" style:font-name-complex="FreeMono" fo:color="#000000"/>
    </style:style>
    <style:style style:name="T1722" style:parent-style-name="Fuentedepárrafopredeter." style:family="text">
      <style:text-properties style:font-name="FreeMono" style:font-name-complex="FreeMono" fo:color="#000000"/>
    </style:style>
    <style:style style:name="P1723" style:parent-style-name="Standard" style:family="paragraph">
      <style:paragraph-properties fo:margin-left="0.3347in">
        <style:tab-stops/>
      </style:paragraph-properties>
    </style:style>
    <style:style style:name="T1724" style:parent-style-name="Fuentedepárrafopredeter." style:family="text">
      <style:text-properties style:font-name="FreeMono" style:font-name-complex="FreeMono" fo:color="#000000"/>
    </style:style>
    <style:style style:name="T1725" style:parent-style-name="Fuentedepárrafopredeter." style:family="text">
      <style:text-properties style:font-name="FreeMono" style:font-name-complex="FreeMono" fo:color="#000000"/>
    </style:style>
    <style:style style:name="P1726" style:parent-style-name="Standard" style:family="paragraph">
      <style:paragraph-properties fo:margin-left="0.3347in">
        <style:tab-stops/>
      </style:paragraph-properties>
    </style:style>
    <style:style style:name="T1727" style:parent-style-name="Fuentedepárrafopredeter." style:family="text">
      <style:text-properties style:font-name="FreeMono" style:font-name-complex="FreeMono" fo:color="#000000"/>
    </style:style>
    <style:style style:name="T1728" style:parent-style-name="Fuentedepárrafopredeter." style:family="text">
      <style:text-properties style:font-name="FreeMono" style:font-name-complex="FreeMono" fo:color="#000000"/>
    </style:style>
    <style:style style:name="P1729" style:parent-style-name="Standard" style:family="paragraph">
      <style:paragraph-properties fo:margin-left="0.3347in">
        <style:tab-stops/>
      </style:paragraph-properties>
    </style:style>
    <style:style style:name="T1730" style:parent-style-name="Fuentedepárrafopredeter." style:family="text">
      <style:text-properties style:font-name="FreeMono" style:font-name-complex="FreeMono" fo:color="#000000"/>
    </style:style>
    <style:style style:name="T1731" style:parent-style-name="Fuentedepárrafopredeter." style:family="text">
      <style:text-properties style:font-name="FreeMono" style:font-name-complex="FreeMono" fo:color="#000000"/>
    </style:style>
    <style:style style:name="P1732" style:parent-style-name="Standard" style:family="paragraph">
      <style:paragraph-properties fo:margin-left="0.3347in">
        <style:tab-stops/>
      </style:paragraph-properties>
    </style:style>
    <style:style style:name="T1733" style:parent-style-name="Fuentedepárrafopredeter." style:family="text">
      <style:text-properties style:font-name="FreeMono" style:font-name-complex="FreeMono" fo:color="#000000"/>
    </style:style>
    <style:style style:name="T1734" style:parent-style-name="Fuentedepárrafopredeter." style:family="text">
      <style:text-properties style:font-name="FreeMono" style:font-name-complex="FreeMono" fo:color="#000000"/>
    </style:style>
    <style:style style:name="P1735" style:parent-style-name="Standard" style:family="paragraph">
      <style:paragraph-properties fo:margin-left="0.3347in">
        <style:tab-stops/>
      </style:paragraph-properties>
    </style:style>
    <style:style style:name="T1736" style:parent-style-name="Fuentedepárrafopredeter." style:family="text">
      <style:text-properties style:font-name="FreeMono" style:font-name-complex="FreeMono" fo:color="#000000"/>
    </style:style>
    <style:style style:name="T1737" style:parent-style-name="Fuentedepárrafopredeter." style:family="text">
      <style:text-properties style:font-name="FreeMono" style:font-name-complex="FreeMono" fo:color="#000000"/>
    </style:style>
    <style:style style:name="P1738" style:parent-style-name="Standard" style:family="paragraph">
      <style:paragraph-properties fo:margin-left="0.3347in">
        <style:tab-stops/>
      </style:paragraph-properties>
    </style:style>
    <style:style style:name="T1739" style:parent-style-name="Fuentedepárrafopredeter." style:family="text">
      <style:text-properties style:font-name="FreeMono" style:font-name-complex="FreeMono" fo:color="#000000"/>
    </style:style>
    <style:style style:name="T1740" style:parent-style-name="Fuentedepárrafopredeter." style:family="text">
      <style:text-properties style:font-name="FreeMono" style:font-name-complex="FreeMono" fo:color="#000000"/>
    </style:style>
    <style:style style:name="P1741" style:parent-style-name="Standard" style:family="paragraph">
      <style:paragraph-properties fo:margin-left="0.3347in">
        <style:tab-stops/>
      </style:paragraph-properties>
    </style:style>
    <style:style style:name="T1742" style:parent-style-name="Fuentedepárrafopredeter." style:family="text">
      <style:text-properties style:font-name="FreeMono" style:font-name-complex="FreeMono" fo:color="#000000"/>
    </style:style>
    <style:style style:name="T1743" style:parent-style-name="Fuentedepárrafopredeter." style:family="text">
      <style:text-properties style:font-name="FreeMono" style:font-name-complex="FreeMono" fo:color="#000000"/>
    </style:style>
    <style:style style:name="P1744" style:parent-style-name="Standard" style:family="paragraph">
      <style:paragraph-properties fo:margin-left="0.3347in">
        <style:tab-stops/>
      </style:paragraph-properties>
    </style:style>
    <style:style style:name="T1745" style:parent-style-name="Fuentedepárrafopredeter." style:family="text">
      <style:text-properties style:font-name="FreeMono" style:font-name-complex="FreeMono" fo:color="#000000"/>
    </style:style>
    <style:style style:name="T1746" style:parent-style-name="Fuentedepárrafopredeter." style:family="text">
      <style:text-properties style:font-name="FreeMono" style:font-name-complex="FreeMono" fo:color="#000000"/>
    </style:style>
    <style:style style:name="P1747" style:parent-style-name="Standard" style:family="paragraph">
      <style:paragraph-properties fo:margin-left="0.3347in">
        <style:tab-stops/>
      </style:paragraph-properties>
    </style:style>
    <style:style style:name="T1748" style:parent-style-name="Fuentedepárrafopredeter." style:family="text">
      <style:text-properties style:font-name="FreeMono" style:font-name-complex="FreeMono" fo:color="#000000"/>
    </style:style>
    <style:style style:name="T1749" style:parent-style-name="Fuentedepárrafopredeter." style:family="text">
      <style:text-properties style:font-name="FreeMono" style:font-name-complex="FreeMono" fo:color="#000000"/>
    </style:style>
    <style:style style:name="P175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751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752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75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754" style:parent-style-name="Standard" style:family="paragraph">
      <style:paragraph-properties fo:margin-left="0.3347in">
        <style:tab-stops/>
      </style:paragraph-properties>
    </style:style>
    <style:style style:name="T175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T175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75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75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75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76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761" style:parent-style-name="Standard" style:family="paragraph">
      <style:paragraph-properties fo:margin-left="0.3347in">
        <style:tab-stops/>
      </style:paragraph-properties>
    </style:style>
    <style:style style:name="T1762" style:parent-style-name="Fuentedepárrafopredeter." style:family="text">
      <style:text-properties style:font-name="FreeMono" style:font-name-complex="FreeMono" fo:color="#000000" fo:language="en" fo:country="US"/>
    </style:style>
    <style:style style:name="P1763" style:parent-style-name="Standard" style:family="paragraph">
      <style:paragraph-properties fo:margin-left="0.3347in">
        <style:tab-stops/>
      </style:paragraph-properties>
    </style:style>
    <style:style style:name="T1764" style:parent-style-name="Fuentedepárrafopredeter." style:family="text">
      <style:text-properties style:font-name="FreeMono" style:font-name-complex="FreeMono" fo:color="#000000" fo:language="en" fo:country="US"/>
    </style:style>
    <style:style style:name="P176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76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76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76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76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770" style:parent-style-name="Standard" style:family="paragraph">
      <style:paragraph-properties fo:margin-left="0.3347in">
        <style:tab-stops/>
      </style:paragraph-properties>
    </style:style>
    <style:style style:name="T177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77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77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77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77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77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777" style:parent-style-name="Standard" style:family="paragraph">
      <style:paragraph-properties fo:margin-left="0.3347in">
        <style:tab-stops/>
      </style:paragraph-properties>
    </style:style>
    <style:style style:name="T1778" style:parent-style-name="Fuentedepárrafopredeter." style:family="text">
      <style:text-properties style:font-name="FreeMono" style:font-name-complex="FreeMono" fo:color="#000000"/>
    </style:style>
    <style:style style:name="P177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78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781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78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783" style:parent-style-name="Standard" style:family="paragraph">
      <style:paragraph-properties fo:margin-left="0.3347in">
        <style:tab-stops/>
      </style:paragraph-properties>
    </style:style>
    <style:style style:name="T1784" style:parent-style-name="Fuentedepárrafopredeter." style:family="text">
      <style:text-properties style:font-name="FreeMono" style:font-name-complex="FreeMono" fo:color="#000000"/>
    </style:style>
    <style:style style:name="P1785" style:parent-style-name="Standard" style:family="paragraph">
      <style:paragraph-properties fo:margin-left="0.3347in">
        <style:tab-stops/>
      </style:paragraph-properties>
    </style:style>
    <style:style style:name="T1786" style:parent-style-name="Fuentedepárrafopredeter." style:family="text">
      <style:text-properties style:font-name="FreeMono" style:font-name-complex="FreeMono" fo:color="#000000"/>
    </style:style>
    <style:style style:name="P178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78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78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790" style:parent-style-name="Standard" style:family="paragraph">
      <style:paragraph-properties fo:margin-left="0.3347in">
        <style:tab-stops/>
      </style:paragraph-properties>
    </style:style>
    <style:style style:name="T1791" style:parent-style-name="Fuentedepárrafopredeter." style:family="text">
      <style:text-properties style:font-name="FreeMono" style:font-name-complex="FreeMono" fo:color="#000000"/>
    </style:style>
    <style:style style:name="T1792" style:parent-style-name="Fuentedepárrafopredeter." style:family="text">
      <style:text-properties style:font-name="FreeMono" style:font-name-complex="FreeMono" fo:color="#000000" fo:language="en" fo:country="US"/>
    </style:style>
    <style:style style:name="P1793" style:parent-style-name="Standard" style:family="paragraph">
      <style:paragraph-properties fo:margin-left="0.3347in">
        <style:tab-stops/>
      </style:paragraph-properties>
    </style:style>
    <style:style style:name="T1794" style:parent-style-name="Fuentedepárrafopredeter." style:family="text">
      <style:text-properties style:font-name="FreeMono" style:font-name-complex="FreeMono" fo:color="#000000" fo:language="en" fo:country="US"/>
    </style:style>
    <style:style style:name="P1795" style:parent-style-name="Standard" style:family="paragraph">
      <style:paragraph-properties fo:margin-left="0.3347in">
        <style:tab-stops/>
      </style:paragraph-properties>
    </style:style>
    <style:style style:name="T1796" style:parent-style-name="Fuentedepárrafopredeter." style:family="text">
      <style:text-properties style:font-name="FreeMono" style:font-name-complex="FreeMono" fo:color="#000000" fo:language="en" fo:country="US"/>
    </style:style>
    <style:style style:name="P1797" style:parent-style-name="Standard" style:family="paragraph">
      <style:paragraph-properties fo:margin-left="0.3347in">
        <style:tab-stops/>
      </style:paragraph-properties>
    </style:style>
    <style:style style:name="T1798" style:parent-style-name="Fuentedepárrafopredeter." style:family="text">
      <style:text-properties style:font-name="FreeMono" style:font-name-complex="FreeMono" fo:color="#000000" fo:language="en" fo:country="US"/>
    </style:style>
    <style:style style:name="T1799" style:parent-style-name="Fuentedepárrafopredeter." style:family="text">
      <style:text-properties style:font-name="FreeMono" style:font-name-complex="FreeMono" fo:color="#000000" fo:language="en" fo:country="US"/>
    </style:style>
    <style:style style:name="T1800" style:parent-style-name="Fuentedepárrafopredeter." style:family="text">
      <style:text-properties style:font-name="FreeMono" style:font-name-complex="FreeMono" fo:color="#000000"/>
    </style:style>
    <style:style style:name="P1801" style:parent-style-name="Standard" style:family="paragraph">
      <style:paragraph-properties fo:margin-left="0.3347in">
        <style:tab-stops/>
      </style:paragraph-properties>
    </style:style>
    <style:style style:name="T1802" style:parent-style-name="Fuentedepárrafopredeter." style:family="text">
      <style:text-properties style:font-name="FreeMono" style:font-name-complex="FreeMono" fo:color="#000000"/>
    </style:style>
    <style:style style:name="T1803" style:parent-style-name="Fuentedepárrafopredeter." style:family="text">
      <style:text-properties style:font-name="FreeMono" style:font-name-complex="FreeMono" fo:color="#000000"/>
    </style:style>
    <style:style style:name="P1804" style:parent-style-name="Standard" style:family="paragraph">
      <style:paragraph-properties fo:margin-left="0.3347in">
        <style:tab-stops/>
      </style:paragraph-properties>
    </style:style>
    <style:style style:name="T1805" style:parent-style-name="Fuentedepárrafopredeter." style:family="text">
      <style:text-properties style:font-name="FreeMono" style:font-name-complex="FreeMono" fo:color="#000000"/>
    </style:style>
    <style:style style:name="T1806" style:parent-style-name="Fuentedepárrafopredeter." style:family="text">
      <style:text-properties style:font-name="FreeMono" style:font-name-complex="FreeMono" fo:color="#000000"/>
    </style:style>
    <style:style style:name="T1807" style:parent-style-name="Fuentedepárrafopredeter." style:family="text">
      <style:text-properties style:font-name="FreeMono" style:font-name-complex="FreeMono" fo:color="#000000"/>
    </style:style>
    <style:style style:name="P1808" style:parent-style-name="Standard" style:family="paragraph">
      <style:paragraph-properties fo:margin-left="0.3347in">
        <style:tab-stops/>
      </style:paragraph-properties>
    </style:style>
    <style:style style:name="T1809" style:parent-style-name="Fuentedepárrafopredeter." style:family="text">
      <style:text-properties style:font-name="FreeMono" style:font-name-complex="FreeMono" fo:color="#000000"/>
    </style:style>
    <style:style style:name="T1810" style:parent-style-name="Fuentedepárrafopredeter." style:family="text">
      <style:text-properties style:font-name="FreeMono" style:font-name-complex="FreeMono" fo:color="#000000"/>
    </style:style>
    <style:style style:name="T1811" style:parent-style-name="Fuentedepárrafopredeter." style:family="text">
      <style:text-properties style:font-name="FreeMono" style:font-name-complex="FreeMono" fo:color="#000000"/>
    </style:style>
    <style:style style:name="T1812" style:parent-style-name="Fuentedepárrafopredeter." style:family="text">
      <style:text-properties style:font-name="FreeMono" style:font-name-complex="FreeMono" fo:color="#000000"/>
    </style:style>
    <style:style style:name="P1813" style:parent-style-name="Standard" style:family="paragraph">
      <style:paragraph-properties fo:margin-left="0.3347in">
        <style:tab-stops/>
      </style:paragraph-properties>
    </style:style>
    <style:style style:name="T1814" style:parent-style-name="Fuentedepárrafopredeter." style:family="text">
      <style:text-properties style:font-name="FreeMono" style:font-name-complex="FreeMono" fo:color="#000000"/>
    </style:style>
    <style:style style:name="T1815" style:parent-style-name="Fuentedepárrafopredeter." style:family="text">
      <style:text-properties style:font-name="FreeMono" style:font-name-complex="FreeMono" fo:color="#000000"/>
    </style:style>
    <style:style style:name="T1816" style:parent-style-name="Fuentedepárrafopredeter." style:family="text">
      <style:text-properties style:font-name="FreeMono" style:font-name-complex="FreeMono" fo:color="#000000"/>
    </style:style>
    <style:style style:name="P1817" style:parent-style-name="Standard" style:family="paragraph">
      <style:paragraph-properties fo:margin-left="0.3347in">
        <style:tab-stops/>
      </style:paragraph-properties>
    </style:style>
    <style:style style:name="T1818" style:parent-style-name="Fuentedepárrafopredeter." style:family="text">
      <style:text-properties style:font-name="FreeMono" style:font-name-complex="FreeMono" fo:color="#000000"/>
    </style:style>
    <style:style style:name="T1819" style:parent-style-name="Fuentedepárrafopredeter." style:family="text">
      <style:text-properties style:font-name="FreeMono" style:font-name-complex="FreeMono" fo:color="#000000"/>
    </style:style>
    <style:style style:name="T1820" style:parent-style-name="Fuentedepárrafopredeter." style:family="text">
      <style:text-properties style:font-name="FreeMono" style:font-name-complex="FreeMono" fo:color="#000000"/>
    </style:style>
    <style:style style:name="T1821" style:parent-style-name="Fuentedepárrafopredeter." style:family="text">
      <style:text-properties style:font-name="FreeMono" style:font-name-complex="FreeMono" fo:color="#000000"/>
    </style:style>
    <style:style style:name="P1822" style:parent-style-name="Standard" style:family="paragraph">
      <style:paragraph-properties fo:margin-left="0.3347in">
        <style:tab-stops/>
      </style:paragraph-properties>
    </style:style>
    <style:style style:name="T1823" style:parent-style-name="Fuentedepárrafopredeter." style:family="text">
      <style:text-properties style:font-name="FreeMono" style:font-name-complex="FreeMono" fo:color="#000000"/>
    </style:style>
    <style:style style:name="T1824" style:parent-style-name="Fuentedepárrafopredeter." style:family="text">
      <style:text-properties style:font-name="FreeMono" style:font-name-complex="FreeMono" fo:color="#000000"/>
    </style:style>
    <style:style style:name="P182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826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827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82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82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83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183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83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833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183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83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83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83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83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83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8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84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4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4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4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4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4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4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84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850" style:parent-style-name="Standard" style:family="paragraph">
      <style:paragraph-properties fo:margin-left="0.3347in">
        <style:tab-stops/>
      </style:paragraph-properties>
    </style:style>
    <style:style style:name="T1851" style:parent-style-name="Fuentedepárrafopredeter." style:family="text">
      <style:text-properties style:font-name="FreeMono" style:font-name-complex="FreeMono" fo:color="#000000"/>
    </style:style>
    <style:style style:name="P1852" style:parent-style-name="Standard" style:family="paragraph">
      <style:paragraph-properties fo:margin-left="0.3347in">
        <style:tab-stops/>
      </style:paragraph-properties>
    </style:style>
    <style:style style:name="T1853" style:parent-style-name="Fuentedepárrafopredeter." style:family="text">
      <style:text-properties style:font-name="FreeMono" style:font-name-complex="FreeMono" fo:color="#000000"/>
    </style:style>
    <style:style style:name="T1854" style:parent-style-name="Fuentedepárrafopredeter." style:family="text">
      <style:text-properties style:font-name="FreeMono" style:font-name-complex="FreeMono" fo:color="#000000" fo:language="en" fo:country="US"/>
    </style:style>
    <style:style style:name="P185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85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85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858" style:parent-style-name="Standard" style:family="paragraph">
      <style:paragraph-properties fo:margin-left="0.3347in">
        <style:tab-stops/>
      </style:paragraph-properties>
    </style:style>
    <style:style style:name="T185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T186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6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6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863" style:parent-style-name="Standard" style:family="paragraph">
      <style:paragraph-properties fo:margin-left="0.3347in">
        <style:tab-stops/>
      </style:paragraph-properties>
    </style:style>
    <style:style style:name="T1864" style:parent-style-name="Fuentedepárrafopredeter." style:family="text">
      <style:text-properties style:font-name="FreeMono" style:font-name-complex="FreeMono" fo:color="#000000" fo:language="en" fo:country="US"/>
    </style:style>
    <style:style style:name="P186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866" style:parent-style-name="Standard" style:family="paragraph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867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86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86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87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87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87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873" style:parent-style-name="Standard" style:family="paragraph">
      <style:paragraph-properties fo:margin-left="0.3347in">
        <style:tab-stops/>
      </style:paragraph-properties>
    </style:style>
    <style:style style:name="T187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7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7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7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87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879" style:parent-style-name="Standard" style:family="paragraph">
      <style:paragraph-properties fo:margin-left="0.3347in">
        <style:tab-stops/>
      </style:paragraph-properties>
    </style:style>
    <style:style style:name="T188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881" style:parent-style-name="Fuentedepárrafopredeter." style:family="text">
      <style:text-properties style:font-name="FreeMono" style:font-name-complex="FreeMono" fo:color="#000000"/>
    </style:style>
    <style:style style:name="P1882" style:parent-style-name="Standard" style:family="paragraph">
      <style:paragraph-properties fo:margin-left="0.3347in">
        <style:tab-stops/>
      </style:paragraph-properties>
    </style:style>
    <style:style style:name="T1883" style:parent-style-name="Fuentedepárrafopredeter." style:family="text">
      <style:text-properties style:font-name="FreeMono" style:font-name-complex="FreeMono" fo:color="#000000"/>
    </style:style>
    <style:style style:name="P188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88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88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887" style:parent-style-name="Standard" style:family="paragraph">
      <style:paragraph-properties fo:margin-left="0.3347in">
        <style:tab-stops/>
      </style:paragraph-properties>
    </style:style>
    <style:style style:name="T188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88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890" style:parent-style-name="Standard" style:family="paragraph">
      <style:paragraph-properties fo:margin-left="0.3347in">
        <style:tab-stops/>
      </style:paragraph-properties>
    </style:style>
    <style:style style:name="T1891" style:parent-style-name="Fuentedepárrafopredeter." style:family="text">
      <style:text-properties style:font-name="FreeMono" style:font-name-complex="FreeMono" fo:color="#000000"/>
    </style:style>
    <style:style style:name="P1892" style:parent-style-name="Standard" style:family="paragraph">
      <style:paragraph-properties fo:margin-left="0.3347in">
        <style:tab-stops/>
      </style:paragraph-properties>
    </style:style>
    <style:style style:name="T1893" style:parent-style-name="Fuentedepárrafopredeter." style:family="text">
      <style:text-properties style:font-name="FreeMono" style:font-name-complex="FreeMono" fo:color="#000000"/>
    </style:style>
    <style:style style:name="T1894" style:parent-style-name="Fuentedepárrafopredeter." style:family="text">
      <style:text-properties style:font-name="FreeMono" style:font-name-complex="FreeMono" fo:color="#000000" fo:language="en" fo:country="US"/>
    </style:style>
    <style:style style:name="P189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896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897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89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899" style:parent-style-name="Standard" style:family="paragraph">
      <style:paragraph-properties fo:margin-left="0.3347in">
        <style:tab-stops/>
      </style:paragraph-properties>
    </style:style>
    <style:style style:name="T190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T190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902" style:parent-style-name="Standard" style:family="paragraph">
      <style:paragraph-properties fo:margin-left="0.3347in">
        <style:tab-stops/>
      </style:paragraph-properties>
    </style:style>
    <style:style style:name="T1903" style:parent-style-name="Fuentedepárrafopredeter." style:family="text">
      <style:text-properties style:font-name="FreeMono" style:font-name-complex="FreeMono" fo:color="#000000" fo:language="en" fo:country="US"/>
    </style:style>
    <style:style style:name="P190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90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90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90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908" style:parent-style-name="Standard" style:family="paragraph">
      <style:paragraph-properties fo:margin-left="0.3347in">
        <style:tab-stops/>
      </style:paragraph-properties>
    </style:style>
    <style:style style:name="T1909" style:parent-style-name="Fuentedepárrafopredeter." style:family="text">
      <style:text-properties style:font-name="FreeMono" style:font-name-complex="FreeMono" fo:color="#000000" fo:language="en" fo:country="US"/>
    </style:style>
    <style:style style:name="P1910" style:parent-style-name="Standard" style:family="paragraph">
      <style:paragraph-properties fo:margin-left="0.3347in">
        <style:tab-stops/>
      </style:paragraph-properties>
    </style:style>
    <style:style style:name="T1911" style:parent-style-name="Fuentedepárrafopredeter." style:family="text">
      <style:text-properties style:font-name="FreeMono" style:font-name-complex="FreeMono" fo:color="#000000" fo:language="en" fo:country="US"/>
    </style:style>
    <style:style style:name="P191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91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1914" style:parent-style-name="Standard" style:family="paragraph">
      <style:paragraph-properties fo:margin-left="0.3347in">
        <style:tab-stops/>
      </style:paragraph-properties>
    </style:style>
    <style:style style:name="T191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91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91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91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91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92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2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2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2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T192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92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926" style:parent-style-name="Standard" style:family="paragraph">
      <style:paragraph-properties fo:margin-left="0.3347in">
        <style:tab-stops/>
      </style:paragraph-properties>
    </style:style>
    <style:style style:name="T1927" style:parent-style-name="Fuentedepárrafopredeter." style:family="text">
      <style:text-properties style:font-name="FreeMono" style:font-name-complex="FreeMono" fo:color="#000000"/>
    </style:style>
    <style:style style:name="P192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29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93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931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1932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93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3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3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936" style:parent-style-name="Standard" style:family="paragraph">
      <style:paragraph-properties fo:margin-left="0.3347in">
        <style:tab-stops/>
      </style:paragraph-properties>
    </style:style>
    <style:style style:name="T1937" style:parent-style-name="Fuentedepárrafopredeter." style:family="text">
      <style:text-properties style:font-name="FreeMono" style:font-name-complex="FreeMono" fo:color="#000000"/>
    </style:style>
    <style:style style:name="P1938" style:parent-style-name="Standard" style:family="paragraph">
      <style:paragraph-properties fo:margin-left="0.3347in">
        <style:tab-stops/>
      </style:paragraph-properties>
    </style:style>
    <style:style style:name="T193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19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94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942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943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944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94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946" style:parent-style-name="Standard" style:family="paragraph">
      <style:paragraph-properties fo:margin-left="0.3347in">
        <style:tab-stops/>
      </style:paragraph-properties>
    </style:style>
    <style:style style:name="T194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948" style:parent-style-name="Fuentedepárrafopredeter." style:family="text">
      <style:text-properties style:font-name="FreeMono" style:font-name-complex="FreeMono" fo:color="#000000"/>
    </style:style>
    <style:style style:name="P194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5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5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5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1953" style:parent-style-name="Standard" style:family="paragraph">
      <style:paragraph-properties fo:margin-left="0.3347in">
        <style:tab-stops/>
      </style:paragraph-properties>
    </style:style>
    <style:style style:name="T1954" style:parent-style-name="Fuentedepárrafopredeter." style:family="text">
      <style:text-properties style:font-name="FreeMono" style:font-name-complex="FreeMono" fo:color="#000000"/>
    </style:style>
    <style:style style:name="P1955" style:parent-style-name="Standard" style:family="paragraph">
      <style:paragraph-properties fo:margin-left="0.3347in">
        <style:tab-stops/>
      </style:paragraph-properties>
    </style:style>
    <style:style style:name="T1956" style:parent-style-name="Fuentedepárrafopredeter." style:family="text">
      <style:text-properties style:font-name="FreeMono" style:font-name-complex="FreeMono" fo:color="#000000"/>
    </style:style>
    <style:style style:name="P195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58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959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1960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6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196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T19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96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965" style:parent-style-name="Standard" style:family="paragraph">
      <style:paragraph-properties fo:margin-left="0.3347in">
        <style:tab-stops/>
      </style:paragraph-properties>
    </style:style>
    <style:style style:name="T1966" style:parent-style-name="Fuentedepárrafopredeter." style:family="text">
      <style:text-properties style:font-name="FreeMono" style:font-name-complex="FreeMono" fo:color="#000000"/>
    </style:style>
    <style:style style:name="T1967" style:parent-style-name="Fuentedepárrafopredeter." style:family="text">
      <style:text-properties style:font-name="FreeMono" style:font-name-complex="FreeMono" fo:color="#000000" fo:language="en" fo:country="US"/>
    </style:style>
    <style:style style:name="P196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1969" style:parent-style-name="Standard" style:family="paragraph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1970" style:parent-style-name="Fuentedepárrafopredeter." style:family="text">
      <style:text-properties style:font-name="FreeMono" style:font-name-complex="FreeMono" fo:color="#000000" fo:language="en" fo:country="US"/>
    </style:style>
    <style:style style:name="P1971" style:parent-style-name="Standard" style:family="paragraph">
      <style:paragraph-properties fo:margin-left="0.3347in">
        <style:tab-stops/>
      </style:paragraph-properties>
    </style:style>
    <style:style style:name="T1972" style:parent-style-name="Fuentedepárrafopredeter." style:family="text">
      <style:text-properties style:font-name="FreeMono" style:font-name-complex="FreeMono" fo:color="#000000"/>
    </style:style>
    <style:style style:name="P1973" style:parent-style-name="Standard" style:family="paragraph">
      <style:paragraph-properties fo:margin-left="0.3347in">
        <style:tab-stops/>
      </style:paragraph-properties>
    </style:style>
    <style:style style:name="T1974" style:parent-style-name="Fuentedepárrafopredeter." style:family="text">
      <style:text-properties style:font-name="FreeMono" style:font-name-complex="FreeMono" fo:color="#000000"/>
    </style:style>
    <style:style style:name="P1975" style:parent-style-name="Standard" style:family="paragraph">
      <style:paragraph-properties fo:margin-left="0.3347in">
        <style:tab-stops/>
      </style:paragraph-properties>
    </style:style>
    <style:style style:name="T1976" style:parent-style-name="Fuentedepárrafopredeter." style:family="text">
      <style:text-properties style:font-name="FreeMono" style:font-name-complex="FreeMono" fo:color="#000000"/>
    </style:style>
    <style:style style:name="P1977" style:parent-style-name="Standard" style:family="paragraph">
      <style:paragraph-properties fo:margin-left="0.3347in">
        <style:tab-stops/>
      </style:paragraph-properties>
    </style:style>
    <style:style style:name="T1978" style:parent-style-name="Fuentedepárrafopredeter." style:family="text">
      <style:text-properties style:font-name="FreeMono" style:font-name-complex="FreeMono" fo:color="#000000"/>
    </style:style>
    <style:style style:name="T1979" style:parent-style-name="Fuentedepárrafopredeter." style:family="text">
      <style:text-properties style:font-name="FreeMono" style:font-name-complex="FreeMono" fo:color="#FF0000"/>
    </style:style>
    <style:style style:name="T1980" style:parent-style-name="Fuentedepárrafopredeter." style:family="text">
      <style:text-properties style:font-name="FreeMono" style:font-name-complex="FreeMono" fo:color="#000000"/>
    </style:style>
    <style:style style:name="T1981" style:parent-style-name="Fuentedepárrafopredeter." style:family="text">
      <style:text-properties style:font-name="FreeMono" style:font-name-complex="FreeMono" fo:color="#FF0000"/>
    </style:style>
    <style:style style:name="P1982" style:parent-style-name="Standard" style:family="paragraph">
      <style:paragraph-properties fo:margin-left="0.3347in">
        <style:tab-stops/>
      </style:paragraph-properties>
    </style:style>
    <style:style style:name="T1983" style:parent-style-name="Fuentedepárrafopredeter." style:family="text">
      <style:text-properties style:font-name="FreeMono" style:font-name-complex="FreeMono" fo:color="#000000"/>
    </style:style>
    <style:style style:name="P1984" style:parent-style-name="Standard" style:family="paragraph">
      <style:paragraph-properties fo:margin-left="0.3347in">
        <style:tab-stops/>
      </style:paragraph-properties>
    </style:style>
    <style:style style:name="T1985" style:parent-style-name="Fuentedepárrafopredeter." style:family="text">
      <style:text-properties style:font-name="FreeMono" style:font-name-complex="FreeMono" fo:color="#000000"/>
    </style:style>
    <style:style style:name="P1986" style:parent-style-name="Standard" style:family="paragraph">
      <style:paragraph-properties fo:margin-left="0.3347in">
        <style:tab-stops/>
      </style:paragraph-properties>
    </style:style>
    <style:style style:name="T1987" style:parent-style-name="Fuentedepárrafopredeter." style:family="text">
      <style:text-properties style:font-name="FreeMono" style:font-name-complex="FreeMono" fo:color="#000000"/>
    </style:style>
    <style:style style:name="P1988" style:parent-style-name="Standard" style:family="paragraph">
      <style:paragraph-properties fo:margin-left="0.3347in">
        <style:tab-stops/>
      </style:paragraph-properties>
    </style:style>
    <style:style style:name="T1989" style:parent-style-name="Fuentedepárrafopredeter." style:family="text">
      <style:text-properties style:font-name="FreeMono" style:font-name-complex="FreeMono" fo:color="#000000"/>
    </style:style>
    <style:style style:name="P1990" style:parent-style-name="Standard" style:family="paragraph">
      <style:paragraph-properties fo:margin-left="0.3347in">
        <style:tab-stops/>
      </style:paragraph-properties>
    </style:style>
    <style:style style:name="T1991" style:parent-style-name="Fuentedepárrafopredeter." style:family="text">
      <style:text-properties style:font-name="FreeMono" style:font-name-complex="FreeMono" fo:color="#000000"/>
    </style:style>
    <style:style style:name="P1992" style:parent-style-name="Standard" style:family="paragraph">
      <style:paragraph-properties fo:margin-left="0.3347in">
        <style:tab-stops/>
      </style:paragraph-properties>
    </style:style>
    <style:style style:name="T1993" style:parent-style-name="Fuentedepárrafopredeter." style:family="text">
      <style:text-properties style:font-name="FreeMono" style:font-name-complex="FreeMono" fo:color="#000000"/>
    </style:style>
    <style:style style:name="T199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1995" style:parent-style-name="Standard" style:family="paragraph">
      <style:paragraph-properties fo:margin-left="0.3347in">
        <style:tab-stops/>
      </style:paragraph-properties>
    </style:style>
    <style:style style:name="T1996" style:parent-style-name="Fuentedepárrafopredeter." style:family="text">
      <style:text-properties style:font-name="FreeMono" style:font-name-complex="FreeMono" fo:color="#000000"/>
    </style:style>
    <style:style style:name="T199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99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199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0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001" style:parent-style-name="Standard" style:family="paragraph">
      <style:paragraph-properties fo:margin-left="0.3347in">
        <style:tab-stops/>
      </style:paragraph-properties>
    </style:style>
    <style:style style:name="T2002" style:parent-style-name="Fuentedepárrafopredeter." style:family="text">
      <style:text-properties style:font-name="FreeMono" style:font-name-complex="FreeMono" fo:color="#000000"/>
    </style:style>
    <style:style style:name="P2003" style:parent-style-name="Standard" style:family="paragraph">
      <style:paragraph-properties fo:margin-left="0.3347in">
        <style:tab-stops/>
      </style:paragraph-properties>
    </style:style>
    <style:style style:name="T2004" style:parent-style-name="Fuentedepárrafopredeter." style:family="text">
      <style:text-properties style:font-name="FreeMono" style:font-name-complex="FreeMono" fo:color="#000000"/>
    </style:style>
    <style:style style:name="P2005" style:parent-style-name="Standard" style:family="paragraph">
      <style:paragraph-properties fo:margin-left="0.3347in">
        <style:tab-stops/>
      </style:paragraph-properties>
    </style:style>
    <style:style style:name="T2006" style:parent-style-name="Fuentedepárrafopredeter." style:family="text">
      <style:text-properties style:font-name="FreeMono" style:font-name-complex="FreeMono" fo:color="#000000"/>
    </style:style>
    <style:style style:name="P2007" style:parent-style-name="Standard" style:family="paragraph">
      <style:paragraph-properties fo:margin-left="0.3347in">
        <style:tab-stops/>
      </style:paragraph-properties>
    </style:style>
    <style:style style:name="T2008" style:parent-style-name="Fuentedepárrafopredeter." style:family="text">
      <style:text-properties style:font-name="FreeMono" style:font-name-complex="FreeMono" fo:color="#000000"/>
    </style:style>
    <style:style style:name="P2009" style:parent-style-name="Standard" style:family="paragraph">
      <style:paragraph-properties fo:margin-left="0.3347in">
        <style:tab-stops/>
      </style:paragraph-properties>
    </style:style>
    <style:style style:name="T2010" style:parent-style-name="Fuentedepárrafopredeter." style:family="text">
      <style:text-properties style:font-name="FreeMono" style:font-name-complex="FreeMono" fo:color="#000000"/>
    </style:style>
    <style:style style:name="P2011" style:parent-style-name="Standard" style:family="paragraph">
      <style:paragraph-properties fo:margin-left="0.3347in">
        <style:tab-stops/>
      </style:paragraph-properties>
    </style:style>
    <style:style style:name="T201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013" style:parent-style-name="Standard" style:family="paragraph">
      <style:paragraph-properties fo:margin-left="0.3347in">
        <style:tab-stops/>
      </style:paragraph-properties>
    </style:style>
    <style:style style:name="T201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15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P2016" style:parent-style-name="Standard" style:family="paragraph">
      <style:paragraph-properties fo:margin-left="0.3347in">
        <style:tab-stops/>
      </style:paragraph-properties>
    </style:style>
    <style:style style:name="T2017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P2018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P2019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P2020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P2021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P2022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P2023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P2024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P2025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P2026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P2027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P2028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P2029" style:parent-style-name="Standard" style:family="paragraph">
      <style:text-properties style:font-name="Times New Roman" fo:font-weight="bold" style:font-weight-asian="bold" style:font-weight-complex="bold" fo:color="#943634" fo:font-size="10pt" style:font-size-asian="10pt" style:font-size-complex="10pt"/>
    </style:style>
    <style:style style:name="T2030" style:parent-style-name="Fuentedepárrafopredeter." style:family="text">
      <style:text-properties style:font-name="FreeMono" style:font-name-complex="FreeMono" fo:color="#000000"/>
    </style:style>
    <style:style style:name="P2031" style:parent-style-name="Standard" style:family="paragraph">
      <style:paragraph-properties fo:margin-left="0.3347in">
        <style:tab-stops/>
      </style:paragraph-properties>
    </style:style>
    <style:style style:name="T2032" style:parent-style-name="Fuentedepárrafopredeter." style:family="text">
      <style:text-properties style:font-name="FreeMono" style:font-name-complex="FreeMono" fo:color="#000000"/>
    </style:style>
    <style:style style:name="P2033" style:parent-style-name="Standard" style:family="paragraph">
      <style:paragraph-properties fo:margin-left="0.3347in">
        <style:tab-stops/>
      </style:paragraph-properties>
    </style:style>
    <style:style style:name="T2034" style:parent-style-name="Fuentedepárrafopredeter." style:family="text">
      <style:text-properties style:font-name="FreeMono" style:font-name-complex="FreeMono" fo:color="#000000"/>
    </style:style>
    <style:style style:name="T203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3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037" style:parent-style-name="Standard" style:family="paragraph">
      <style:paragraph-properties fo:margin-left="0.3347in">
        <style:tab-stops/>
      </style:paragraph-properties>
    </style:style>
    <style:style style:name="T2038" style:parent-style-name="Fuentedepárrafopredeter." style:family="text">
      <style:text-properties style:font-name="FreeMono" style:font-name-complex="FreeMono" fo:color="#000000"/>
    </style:style>
    <style:style style:name="P2039" style:parent-style-name="Standard" style:family="paragraph">
      <style:paragraph-properties fo:margin-left="0.3347in">
        <style:tab-stops/>
      </style:paragraph-properties>
    </style:style>
    <style:style style:name="T2040" style:parent-style-name="Fuentedepárrafopredeter." style:family="text">
      <style:text-properties style:font-name="FreeMono" style:font-name-complex="FreeMono" fo:color="#000000"/>
    </style:style>
    <style:style style:name="P2041" style:parent-style-name="Standard" style:family="paragraph">
      <style:paragraph-properties fo:margin-left="0.3347in">
        <style:tab-stops/>
      </style:paragraph-properties>
    </style:style>
    <style:style style:name="T2042" style:parent-style-name="Fuentedepárrafopredeter." style:family="text">
      <style:text-properties style:font-name="FreeMono" style:font-name-complex="FreeMono" fo:color="#000000"/>
    </style:style>
    <style:style style:name="P2043" style:parent-style-name="Standard" style:family="paragraph">
      <style:paragraph-properties fo:margin-left="0.3347in">
        <style:tab-stops/>
      </style:paragraph-properties>
    </style:style>
    <style:style style:name="T2044" style:parent-style-name="Fuentedepárrafopredeter." style:family="text">
      <style:text-properties style:font-name="FreeMono" style:font-name-complex="FreeMono" fo:color="#000000"/>
    </style:style>
    <style:style style:name="P204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04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04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04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04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05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05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052" style:parent-style-name="Standard" style:family="paragraph">
      <style:paragraph-properties fo:margin-left="0.3347in">
        <style:tab-stops/>
      </style:paragraph-properties>
    </style:style>
    <style:style style:name="T2053" style:parent-style-name="Fuentedepárrafopredeter." style:family="text">
      <style:text-properties style:font-name="FreeMono" style:font-name-complex="FreeMono" fo:color="#000000"/>
    </style:style>
    <style:style style:name="T205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5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5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5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5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5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6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6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6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6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6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6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7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7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7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7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7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7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7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7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7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7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8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8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8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8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8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8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8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8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8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08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090" style:parent-style-name="Standard" style:family="paragraph">
      <style:paragraph-properties fo:margin-left="0.3347in">
        <style:tab-stops/>
      </style:paragraph-properties>
      <style:text-properties style:font-name="Times New Roman" fo:font-weight="bold" style:font-weight-asian="bold" style:font-weight-complex="bold" fo:color="#943634" fo:font-size="10.5pt" style:font-size-asian="10.5pt" style:font-size-complex="10.5pt"/>
    </style:style>
    <style:style style:name="P2091" style:parent-style-name="Standard" style:family="paragraph">
      <style:paragraph-properties fo:margin-left="0.3347in">
        <style:tab-stops/>
      </style:paragraph-properties>
    </style:style>
    <style:style style:name="T2092" style:parent-style-name="Fuentedepárrafopredeter." style:family="text">
      <style:text-properties style:font-name="FreeMono" style:font-name-complex="FreeMono" fo:color="#000000"/>
    </style:style>
    <style:style style:name="P2093" style:parent-style-name="Standard" style:family="paragraph">
      <style:paragraph-properties fo:margin-left="0.3347in">
        <style:tab-stops/>
      </style:paragraph-properties>
    </style:style>
    <style:style style:name="T2094" style:parent-style-name="Fuentedepárrafopredeter." style:family="text">
      <style:text-properties style:font-name="FreeMono" style:font-name-complex="FreeMono" fo:color="#000000"/>
    </style:style>
    <style:style style:name="T2095" style:parent-style-name="Fuentedepárrafopredeter." style:family="text">
      <style:text-properties style:font-name="FreeMono" style:font-name-complex="FreeMono" fo:color="#000000"/>
    </style:style>
    <style:style style:name="T2096" style:parent-style-name="Fuentedepárrafopredeter." style:family="text">
      <style:text-properties style:font-name="FreeMono" style:font-name-complex="FreeMono" fo:color="#000000"/>
    </style:style>
    <style:style style:name="P2097" style:parent-style-name="Standard" style:family="paragraph">
      <style:paragraph-properties fo:margin-left="0.3347in">
        <style:tab-stops/>
      </style:paragraph-properties>
    </style:style>
    <style:style style:name="T2098" style:parent-style-name="Fuentedepárrafopredeter." style:family="text">
      <style:text-properties style:font-name="FreeMono" style:font-name-complex="FreeMono" fo:color="#000000"/>
    </style:style>
    <style:style style:name="P2099" style:parent-style-name="Standard" style:family="paragraph">
      <style:paragraph-properties fo:margin-left="0.3347in">
        <style:tab-stops/>
      </style:paragraph-properties>
    </style:style>
    <style:style style:name="T2100" style:parent-style-name="Fuentedepárrafopredeter." style:family="text">
      <style:text-properties style:font-name="FreeMono" style:font-name-complex="FreeMono" fo:color="#000000"/>
    </style:style>
    <style:style style:name="P2101" style:parent-style-name="Standard" style:family="paragraph">
      <style:paragraph-properties fo:margin-left="0.3347in">
        <style:tab-stops/>
      </style:paragraph-properties>
    </style:style>
    <style:style style:name="T2102" style:parent-style-name="Fuentedepárrafopredeter." style:family="text">
      <style:text-properties style:font-name="FreeMono" style:font-name-complex="FreeMono" fo:color="#000000"/>
    </style:style>
    <style:style style:name="T210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0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105" style:parent-style-name="Standard" style:family="paragraph">
      <style:paragraph-properties fo:margin-left="0.3347in">
        <style:tab-stops/>
      </style:paragraph-properties>
    </style:style>
    <style:style style:name="T2106" style:parent-style-name="Fuentedepárrafopredeter." style:family="text">
      <style:text-properties style:font-name="FreeMono" style:font-name-complex="FreeMono" fo:color="#000000"/>
    </style:style>
    <style:style style:name="P2107" style:parent-style-name="Standard" style:family="paragraph">
      <style:paragraph-properties fo:margin-left="0.3347in">
        <style:tab-stops/>
      </style:paragraph-properties>
    </style:style>
    <style:style style:name="T2108" style:parent-style-name="Fuentedepárrafopredeter." style:family="text">
      <style:text-properties style:font-name="FreeMono" style:font-name-complex="FreeMono" fo:color="#000000"/>
    </style:style>
    <style:style style:name="P2109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110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1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1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113" style:parent-style-name="Standard" style:family="paragraph">
      <style:paragraph-properties fo:margin-left="0.3347in">
        <style:tab-stops/>
      </style:paragraph-properties>
    </style:style>
    <style:style style:name="T211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115" style:parent-style-name="Standard" style:family="paragraph">
      <style:paragraph-properties fo:margin-left="0.3347in">
        <style:tab-stops/>
      </style:paragraph-properties>
    </style:style>
    <style:style style:name="T2116" style:parent-style-name="Fuentedepárrafopredeter." style:family="text">
      <style:text-properties style:font-name="FreeMono" style:font-name-complex="FreeMono" fo:color="#000000"/>
    </style:style>
    <style:style style:name="T2117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P211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1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2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21" style:parent-style-name="Standard" style:family="paragraph">
      <style:paragraph-properties fo:margin-left="0.3347in">
        <style:tab-stops/>
      </style:paragraph-properties>
    </style:style>
    <style:style style:name="T212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123" style:parent-style-name="Fuentedepárrafopredeter." style:family="text">
      <style:text-properties style:font-name="FreeMono" style:font-name-complex="FreeMono" fo:color="#000000"/>
    </style:style>
    <style:style style:name="T2124" style:parent-style-name="Fuentedepárrafopredeter." style:family="text">
      <style:text-properties style:font-name="FreeMono" style:font-name-complex="FreeMono" fo:color="#000000"/>
    </style:style>
    <style:style style:name="P2125" style:parent-style-name="Standard" style:family="paragraph">
      <style:paragraph-properties fo:margin-left="0.3347in">
        <style:tab-stops/>
      </style:paragraph-properties>
    </style:style>
    <style:style style:name="T212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12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128" style:parent-style-name="Standard" style:family="paragraph">
      <style:paragraph-properties fo:margin-left="0.3347in">
        <style:tab-stops/>
      </style:paragraph-properties>
    </style:style>
    <style:style style:name="T2129" style:parent-style-name="Fuentedepárrafopredeter." style:family="text">
      <style:text-properties style:font-name="FreeMono" style:font-name-complex="FreeMono" fo:color="#000000"/>
    </style:style>
    <style:style style:name="P2130" style:parent-style-name="Standard" style:family="paragraph">
      <style:paragraph-properties fo:margin-left="0.3347in">
        <style:tab-stops/>
      </style:paragraph-properties>
    </style:style>
    <style:style style:name="T2131" style:parent-style-name="Fuentedepárrafopredeter." style:family="text">
      <style:text-properties style:font-name="FreeMono" style:font-name-complex="FreeMono" fo:color="#000000"/>
    </style:style>
    <style:style style:name="P2132" style:parent-style-name="Standard" style:family="paragraph">
      <style:paragraph-properties fo:margin-left="0.3347in">
        <style:tab-stops/>
      </style:paragraph-properties>
    </style:style>
    <style:style style:name="T2133" style:parent-style-name="Fuentedepárrafopredeter." style:family="text">
      <style:text-properties style:font-name="FreeMono" style:font-name-complex="FreeMono" fo:color="#000000"/>
    </style:style>
    <style:style style:name="T2134" style:parent-style-name="Fuentedepárrafopredeter." style:family="text">
      <style:text-properties style:font-name="FreeMono" style:font-name-complex="FreeMono" fo:color="#000000"/>
    </style:style>
    <style:style style:name="P213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3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3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38" style:parent-style-name="Standard" style:family="paragraph">
      <style:paragraph-properties fo:margin-left="0.3347in">
        <style:tab-stops/>
      </style:paragraph-properties>
    </style:style>
    <style:style style:name="T213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40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P2141" style:parent-style-name="Standard" style:family="paragraph">
      <style:paragraph-properties fo:margin-left="0.3347in">
        <style:tab-stops/>
      </style:paragraph-properties>
    </style:style>
    <style:style style:name="T214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143" style:parent-style-name="Standard" style:family="paragraph">
      <style:paragraph-properties fo:margin-left="0.3347in">
        <style:tab-stops/>
      </style:paragraph-properties>
    </style:style>
    <style:style style:name="T214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145" style:parent-style-name="Standard" style:family="paragraph">
      <style:paragraph-properties fo:margin-left="0.3347in">
        <style:tab-stops/>
      </style:paragraph-properties>
    </style:style>
    <style:style style:name="T2146" style:parent-style-name="Fuentedepárrafopredeter." style:family="text">
      <style:text-properties style:font-name="FreeMono" style:font-name-complex="FreeMono" fo:color="#000000"/>
    </style:style>
    <style:style style:name="P214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4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4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50" style:parent-style-name="Standard" style:family="paragraph">
      <style:paragraph-properties fo:margin-left="0.3347in">
        <style:tab-stops/>
      </style:paragraph-properties>
    </style:style>
    <style:style style:name="T2151" style:parent-style-name="Fuentedepárrafopredeter." style:family="text">
      <style:text-properties style:font-name="FreeMono" style:font-name-complex="FreeMono" fo:color="#000000"/>
    </style:style>
    <style:style style:name="T2152" style:parent-style-name="Fuentedepárrafopredeter." style:family="text">
      <style:text-properties style:font-name="FreeMono" style:font-name-complex="FreeMono" fo:color="#000000" style:text-position="sub 58.3%"/>
    </style:style>
    <style:style style:name="T2153" style:parent-style-name="Fuentedepárrafopredeter." style:family="text">
      <style:text-properties style:font-name="FreeMono" style:font-name-complex="FreeMono" fo:color="#000000"/>
    </style:style>
    <style:style style:name="P2154" style:parent-style-name="Standard" style:family="paragraph">
      <style:paragraph-properties fo:margin-left="0.3347in">
        <style:tab-stops/>
      </style:paragraph-properties>
    </style:style>
    <style:style style:name="T2155" style:parent-style-name="Fuentedepárrafopredeter." style:family="text">
      <style:text-properties style:font-name="FreeMono" style:font-name-complex="FreeMono" fo:color="#000000"/>
    </style:style>
    <style:style style:name="P2156" style:parent-style-name="Standard" style:family="paragraph">
      <style:paragraph-properties fo:margin-left="0.3347in">
        <style:tab-stops/>
      </style:paragraph-properties>
    </style:style>
    <style:style style:name="T2157" style:parent-style-name="Fuentedepárrafopredeter." style:family="text">
      <style:text-properties style:font-name="FreeMono" style:font-name-complex="FreeMono" fo:color="#000000"/>
    </style:style>
    <style:style style:name="T2158" style:parent-style-name="Fuentedepárrafopredeter." style:family="text">
      <style:text-properties style:font-name="FreeMono" style:font-name-complex="FreeMono" fo:color="#000000" fo:language="en" fo:country="US"/>
    </style:style>
    <style:style style:name="P2159" style:parent-style-name="Standard" style:family="paragraph">
      <style:paragraph-properties fo:margin-left="0.3347in">
        <style:tab-stops/>
      </style:paragraph-properties>
    </style:style>
    <style:style style:name="T2160" style:parent-style-name="Fuentedepárrafopredeter." style:family="text">
      <style:text-properties style:font-name="FreeMono" style:font-name-complex="FreeMono" fo:color="#000000" fo:language="en" fo:country="US"/>
    </style:style>
    <style:style style:name="T2161" style:parent-style-name="Fuentedepárrafopredeter." style:family="text">
      <style:text-properties style:font-name="FreeMono" style:font-name-complex="FreeMono" fo:color="#000000" fo:language="en" fo:country="US"/>
    </style:style>
    <style:style style:name="P2162" style:parent-style-name="Standard" style:family="paragraph">
      <style:paragraph-properties fo:margin-left="0.3347in">
        <style:tab-stops/>
      </style:paragraph-properties>
    </style:style>
    <style:style style:name="T2163" style:parent-style-name="Fuentedepárrafopredeter." style:family="text">
      <style:text-properties style:font-name="FreeMono" style:font-name-complex="FreeMono" fo:color="#000000" fo:language="en" fo:country="US"/>
    </style:style>
    <style:style style:name="P2164" style:parent-style-name="Standard" style:family="paragraph">
      <style:paragraph-properties fo:margin-left="0.3347in">
        <style:tab-stops/>
      </style:paragraph-properties>
    </style:style>
    <style:style style:name="T2165" style:parent-style-name="Fuentedepárrafopredeter." style:family="text">
      <style:text-properties style:font-name="FreeMono" style:font-name-complex="FreeMono" fo:color="#000000" fo:language="en" fo:country="US"/>
    </style:style>
    <style:style style:name="T2166" style:parent-style-name="Fuentedepárrafopredeter." style:family="text">
      <style:text-properties style:font-name="FreeMono" style:font-name-complex="FreeMono" fo:color="#000000" fo:language="en" fo:country="US"/>
    </style:style>
    <style:style style:name="P216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216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6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170" style:parent-style-name="Standard" style:family="paragraph">
      <style:paragraph-properties fo:margin-left="0.3347in">
        <style:tab-stops/>
      </style:paragraph-properties>
    </style:style>
    <style:style style:name="T2171" style:parent-style-name="Fuentedepárrafopredeter." style:family="text">
      <style:text-properties style:font-name="FreeMono" style:font-name-complex="FreeMono" fo:color="#000000"/>
    </style:style>
    <style:style style:name="P2172" style:parent-style-name="Standard" style:family="paragraph">
      <style:paragraph-properties fo:margin-left="0.3347in">
        <style:tab-stops/>
      </style:paragraph-properties>
    </style:style>
    <style:style style:name="T2173" style:parent-style-name="Fuentedepárrafopredeter." style:family="text">
      <style:text-properties style:font-name="FreeMono" style:font-name-complex="FreeMono" fo:color="#FF0000"/>
    </style:style>
    <style:style style:name="P2174" style:parent-style-name="Standard" style:family="paragraph">
      <style:paragraph-properties fo:margin-left="0.3347in">
        <style:tab-stops/>
      </style:paragraph-properties>
    </style:style>
    <style:style style:name="T217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17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177" style:parent-style-name="Standard" style:family="paragraph">
      <style:paragraph-properties fo:margin-left="0.3347in">
        <style:tab-stops/>
      </style:paragraph-properties>
    </style:style>
    <style:style style:name="T217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7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80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18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8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8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184" style:parent-style-name="Standard" style:family="paragraph">
      <style:paragraph-properties fo:margin-left="0.3347in">
        <style:tab-stops/>
      </style:paragraph-properties>
    </style:style>
    <style:style style:name="T218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8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87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18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189" style:parent-style-name="Standard" style:family="paragraph">
      <style:paragraph-properties fo:margin-left="0.3347in">
        <style:tab-stops/>
      </style:paragraph-properties>
    </style:style>
    <style:style style:name="T219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9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92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19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194" style:parent-style-name="Standard" style:family="paragraph">
      <style:paragraph-properties fo:margin-left="0.3347in">
        <style:tab-stops/>
      </style:paragraph-properties>
    </style:style>
    <style:style style:name="T219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96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19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9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19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00" style:parent-style-name="Standard" style:family="paragraph">
      <style:paragraph-properties fo:margin-left="0.3347in">
        <style:tab-stops/>
      </style:paragraph-properties>
    </style:style>
    <style:style style:name="T220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0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0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04" style:parent-style-name="Fuentedepárrafopredeter." style:family="text">
      <style:text-properties style:font-name="FreeMono" style:font-name-complex="FreeMono" fo:color="#000000"/>
    </style:style>
    <style:style style:name="T220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0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0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20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209" style:parent-style-name="Standard" style:family="paragraph">
      <style:paragraph-properties fo:margin-left="0.3347in">
        <style:tab-stops/>
      </style:paragraph-properties>
    </style:style>
    <style:style style:name="T221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1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1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13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21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15" style:parent-style-name="Standard" style:family="paragraph">
      <style:paragraph-properties fo:margin-left="0.3347in">
        <style:tab-stops/>
      </style:paragraph-properties>
    </style:style>
    <style:style style:name="T221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1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1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1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20" style:parent-style-name="Fuentedepárrafopredeter." style:family="text">
      <style:text-properties style:font-name="FreeMono" style:font-name-complex="FreeMono" fo:color="#000000"/>
    </style:style>
    <style:style style:name="T222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22" style:parent-style-name="Standard" style:family="paragraph">
      <style:paragraph-properties fo:margin-left="0.3347in">
        <style:tab-stops/>
      </style:paragraph-properties>
    </style:style>
    <style:style style:name="T222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2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2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26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22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28" style:parent-style-name="Standard" style:family="paragraph">
      <style:paragraph-properties fo:margin-left="0.3347in">
        <style:tab-stops/>
      </style:paragraph-properties>
    </style:style>
    <style:style style:name="T222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3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3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3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33" style:parent-style-name="Fuentedepárrafopredeter." style:family="text">
      <style:text-properties style:font-name="FreeMono" style:font-name-complex="FreeMono" fo:color="#000000"/>
    </style:style>
    <style:style style:name="T223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35" style:parent-style-name="Standard" style:family="paragraph">
      <style:paragraph-properties fo:margin-left="0.3347in">
        <style:tab-stops/>
      </style:paragraph-properties>
    </style:style>
    <style:style style:name="T223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3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3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39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2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41" style:parent-style-name="Standard" style:family="paragraph">
      <style:paragraph-properties fo:margin-left="0.3347in">
        <style:tab-stops/>
      </style:paragraph-properties>
    </style:style>
    <style:style style:name="T224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4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4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4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46" style:parent-style-name="Fuentedepárrafopredeter." style:family="text">
      <style:text-properties style:font-name="FreeMono" style:font-name-complex="FreeMono" fo:color="#000000"/>
    </style:style>
    <style:style style:name="T224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48" style:parent-style-name="Standard" style:family="paragraph">
      <style:paragraph-properties fo:margin-left="0.3347in">
        <style:tab-stops/>
      </style:paragraph-properties>
    </style:style>
    <style:style style:name="T224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5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5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52" style:parent-style-name="Fuentedepárrafopredeter." style:family="text">
      <style:text-properties style:font-name="FreeMono" style:font-name-complex="FreeMono" fo:color="#000000"/>
    </style:style>
    <style:style style:name="T225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5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255" style:parent-style-name="Standard" style:family="paragraph">
      <style:paragraph-properties fo:margin-left="0.3347in">
        <style:tab-stops/>
      </style:paragraph-properties>
    </style:style>
    <style:style style:name="T225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5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5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59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26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61" style:parent-style-name="Standard" style:family="paragraph">
      <style:paragraph-properties fo:margin-left="0.3347in">
        <style:tab-stops/>
      </style:paragraph-properties>
    </style:style>
    <style:style style:name="T226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6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66" style:parent-style-name="Fuentedepárrafopredeter." style:family="text">
      <style:text-properties style:font-name="FreeMono" style:font-name-complex="FreeMono" fo:color="#000000"/>
    </style:style>
    <style:style style:name="T22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68" style:parent-style-name="Standard" style:family="paragraph">
      <style:paragraph-properties fo:margin-left="0.3347in">
        <style:tab-stops/>
      </style:paragraph-properties>
    </style:style>
    <style:style style:name="T226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7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7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72" style:parent-style-name="Fuentedepárrafopredeter." style:family="text">
      <style:text-properties style:font-name="FreeMono" style:font-name-complex="FreeMono" fo:color="#000000"/>
    </style:style>
    <style:style style:name="T227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274" style:parent-style-name="Standard" style:family="paragraph">
      <style:paragraph-properties fo:margin-left="0.3347in">
        <style:tab-stops/>
      </style:paragraph-properties>
    </style:style>
    <style:style style:name="T227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7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7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278" style:parent-style-name="Fuentedepárrafopredeter." style:family="text">
      <style:text-properties style:font-name="FreeMono" style:font-name-complex="FreeMono" fo:color="#FF0000"/>
    </style:style>
    <style:style style:name="T2279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80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81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82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83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84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85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86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87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88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89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90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291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292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293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294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295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296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297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298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299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300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301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302" style:parent-style-name="Fuentedepárrafopredeter." style:family="text">
      <style:text-properties style:font-name="FreeMono" style:font-name-complex="FreeMono" fo:color="#FF0000" fo:font-size="10.5pt" style:font-size-asian="10.5pt" style:font-size-complex="10.5pt" fo:language="en" fo:country="US"/>
    </style:style>
    <style:style style:name="T2303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P2304" style:parent-style-name="Standard" style:family="paragraph">
      <style:paragraph-properties fo:margin-left="0.3347in">
        <style:tab-stops/>
      </style:paragraph-properties>
    </style:style>
    <style:style style:name="T2305" style:parent-style-name="Fuentedepárrafopredeter." style:family="text">
      <style:text-properties style:font-name="FreeMono" style:font-name-complex="FreeMono" fo:color="#FF0000"/>
    </style:style>
    <style:style style:name="T2306" style:parent-style-name="Fuentedepárrafopredeter." style:family="text">
      <style:text-properties style:font-name="FreeMono" style:font-name-complex="FreeMono" fo:color="#FF0000"/>
    </style:style>
    <style:style style:name="T2307" style:parent-style-name="Fuentedepárrafopredeter." style:family="text">
      <style:text-properties style:font-name="FreeMono" style:font-name-complex="FreeMono" fo:color="#FF0000"/>
    </style:style>
    <style:style style:name="T2308" style:parent-style-name="Fuentedepárrafopredeter." style:family="text">
      <style:text-properties style:font-name="FreeMono" style:font-name-complex="FreeMono" fo:color="#FF0000"/>
    </style:style>
    <style:style style:name="T2309" style:parent-style-name="Fuentedepárrafopredeter." style:family="text">
      <style:text-properties style:font-name="FreeMono" style:font-name-complex="FreeMono" fo:color="#FF0000"/>
    </style:style>
    <style:style style:name="T2310" style:parent-style-name="Fuentedepárrafopredeter." style:family="text">
      <style:text-properties style:font-name="FreeMono" style:font-name-complex="FreeMono" fo:color="#FF0000"/>
    </style:style>
    <style:style style:name="P2311" style:parent-style-name="Standard" style:family="paragraph">
      <style:paragraph-properties fo:margin-left="0.3347in">
        <style:tab-stops/>
      </style:paragraph-properties>
      <style:text-properties style:font-name="Times New Roman" fo:font-size="10.5pt" style:font-size-asian="10.5pt" style:font-size-complex="10.5pt"/>
    </style:style>
    <style:style style:name="P2312" style:parent-style-name="Standard" style:family="paragraph">
      <style:paragraph-properties fo:margin-left="0.3347in">
        <style:tab-stops/>
      </style:paragraph-properties>
    </style:style>
    <style:style style:name="T231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1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15" style:parent-style-name="Standard" style:family="paragraph">
      <style:paragraph-properties fo:margin-left="0.3347in">
        <style:tab-stops/>
      </style:paragraph-properties>
    </style:style>
    <style:style style:name="T231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1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318" style:parent-style-name="Standard" style:family="paragraph">
      <style:paragraph-properties fo:margin-left="0.3347in">
        <style:tab-stops/>
      </style:paragraph-properties>
    </style:style>
    <style:style style:name="T231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320" style:parent-style-name="Standard" style:family="paragraph">
      <style:paragraph-properties fo:margin-left="0.3347in">
        <style:tab-stops/>
      </style:paragraph-properties>
    </style:style>
    <style:style style:name="T232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2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2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24" style:parent-style-name="Standard" style:family="paragraph">
      <style:paragraph-properties fo:margin-left="0.3347in">
        <style:tab-stops/>
      </style:paragraph-properties>
    </style:style>
    <style:style style:name="T232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2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2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28" style:parent-style-name="Standard" style:family="paragraph">
      <style:paragraph-properties fo:margin-left="0.3347in">
        <style:tab-stops/>
      </style:paragraph-properties>
    </style:style>
    <style:style style:name="T232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3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3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32" style:parent-style-name="Standard" style:family="paragraph">
      <style:paragraph-properties fo:margin-left="0.3347in">
        <style:tab-stops/>
      </style:paragraph-properties>
    </style:style>
    <style:style style:name="T233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3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3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36" style:parent-style-name="Standard" style:family="paragraph">
      <style:paragraph-properties fo:margin-left="0.3347in">
        <style:tab-stops/>
      </style:paragraph-properties>
    </style:style>
    <style:style style:name="T233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3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3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40" style:parent-style-name="Standard" style:family="paragraph">
      <style:paragraph-properties fo:margin-left="0.3347in">
        <style:tab-stops/>
      </style:paragraph-properties>
    </style:style>
    <style:style style:name="T234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4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4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44" style:parent-style-name="Standard" style:family="paragraph">
      <style:paragraph-properties fo:margin-left="0.3347in">
        <style:tab-stops/>
      </style:paragraph-properties>
    </style:style>
    <style:style style:name="T234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4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47" style:parent-style-name="Standard" style:family="paragraph">
      <style:paragraph-properties fo:margin-left="0.3347in">
        <style:tab-stops/>
      </style:paragraph-properties>
    </style:style>
    <style:style style:name="T23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4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5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351" style:parent-style-name="Standard" style:family="paragraph">
      <style:paragraph-properties fo:margin-left="0.3347in">
        <style:tab-stops/>
      </style:paragraph-properties>
    </style:style>
    <style:style style:name="T235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5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354" style:parent-style-name="Standard" style:family="paragraph">
      <style:paragraph-properties fo:margin-left="0.3347in">
        <style:tab-stops/>
      </style:paragraph-properties>
    </style:style>
    <style:style style:name="T235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5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357" style:parent-style-name="Standard" style:family="paragraph">
      <style:paragraph-properties fo:margin-left="0.3347in">
        <style:tab-stops/>
      </style:paragraph-properties>
    </style:style>
    <style:style style:name="T235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5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6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361" style:parent-style-name="Standard" style:family="paragraph">
      <style:paragraph-properties fo:margin-left="0.3347in">
        <style:tab-stops/>
      </style:paragraph-properties>
    </style:style>
    <style:style style:name="T236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6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6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365" style:parent-style-name="Standard" style:family="paragraph">
      <style:paragraph-properties fo:margin-left="0.3347in">
        <style:tab-stops/>
      </style:paragraph-properties>
    </style:style>
    <style:style style:name="T236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6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6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369" style:parent-style-name="Standard" style:family="paragraph">
      <style:paragraph-properties fo:margin-left="0.3347in">
        <style:tab-stops/>
      </style:paragraph-properties>
    </style:style>
    <style:style style:name="T237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7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7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7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37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75" style:parent-style-name="Standard" style:family="paragraph">
      <style:paragraph-properties fo:margin-left="0.3347in">
        <style:tab-stops/>
      </style:paragraph-properties>
    </style:style>
    <style:style style:name="T2376" style:parent-style-name="Fuentedepárrafopredeter." style:family="text">
      <style:text-properties style:font-name="FreeMono" style:font-name-complex="FreeMono" fo:color="#000000"/>
    </style:style>
    <style:style style:name="T2377" style:parent-style-name="Fuentedepárrafopredeter." style:family="text">
      <style:text-properties style:font-name="FreeMono" style:font-name-complex="FreeMono" fo:color="#000000"/>
    </style:style>
    <style:style style:name="T2378" style:parent-style-name="Fuentedepárrafopredeter." style:family="text">
      <style:text-properties style:font-name="FreeMono" style:font-name-complex="FreeMono" fo:color="#000000"/>
    </style:style>
    <style:style style:name="T2379" style:parent-style-name="Fuentedepárrafopredeter." style:family="text">
      <style:text-properties style:font-name="FreeMono" style:font-name-complex="FreeMono" fo:color="#000000"/>
    </style:style>
    <style:style style:name="P238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38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38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383" style:parent-style-name="Standard" style:family="paragraph">
      <style:paragraph-properties fo:margin-left="0.3347in">
        <style:tab-stops/>
      </style:paragraph-properties>
    </style:style>
    <style:style style:name="T238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385" style:parent-style-name="Fuentedepárrafopredeter." style:family="text">
      <style:text-properties style:font-name="FreeMono" style:font-name-complex="FreeMono" fo:color="#000000"/>
    </style:style>
    <style:style style:name="P2386" style:parent-style-name="Standard" style:family="paragraph">
      <style:paragraph-properties fo:margin-left="0.3347in">
        <style:tab-stops/>
      </style:paragraph-properties>
    </style:style>
    <style:style style:name="T2387" style:parent-style-name="Fuentedepárrafopredeter." style:family="text">
      <style:text-properties style:font-name="FreeMono" style:font-name-complex="FreeMono" fo:color="#000000"/>
    </style:style>
    <style:style style:name="T2388" style:parent-style-name="Fuentedepárrafopredeter." style:family="text">
      <style:text-properties style:font-name="FreeMono" style:font-name-complex="FreeMono" fo:color="#FF0000"/>
    </style:style>
    <style:style style:name="P2389" style:parent-style-name="Standard" style:family="paragraph">
      <style:paragraph-properties fo:margin-left="0.3347in">
        <style:tab-stops/>
      </style:paragraph-properties>
    </style:style>
    <style:style style:name="T239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91" style:parent-style-name="Standard" style:family="paragraph">
      <style:paragraph-properties fo:margin-left="0.3347in">
        <style:tab-stops/>
      </style:paragraph-properties>
    </style:style>
    <style:style style:name="T239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9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/>
    </style:style>
    <style:style style:name="T239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39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396" style:parent-style-name="Standard" style:family="paragraph">
      <style:text-properties style:font-name="Times New Roman" fo:font-size="10.5pt" style:font-size-asian="10.5pt" style:font-size-complex="10.5pt"/>
    </style:style>
    <style:style style:name="P2397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39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39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40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01" style:parent-style-name="Fuentedepárrafopredeter." style:family="text">
      <style:text-properties style:font-name="FreeMono" style:font-name-complex="FreeMono" fo:color="#000000"/>
    </style:style>
    <style:style style:name="T240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03" style:parent-style-name="Fuentedepárrafopredeter." style:family="text">
      <style:text-properties style:font-name="FreeMono" style:font-name-complex="FreeMono" fo:color="#000000"/>
    </style:style>
    <style:style style:name="T2404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P2405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406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40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40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409" style:parent-style-name="Standard" style:family="paragraph">
      <style:paragraph-properties fo:margin-left="0.3347in">
        <style:tab-stops/>
      </style:paragraph-properties>
    </style:style>
    <style:style style:name="T241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11" style:parent-style-name="Standard" style:family="paragraph">
      <style:paragraph-properties fo:margin-left="0.3347in">
        <style:tab-stops/>
      </style:paragraph-properties>
    </style:style>
    <style:style style:name="T2412" style:parent-style-name="Fuentedepárrafopredeter." style:family="text">
      <style:text-properties style:font-name="FreeMono" style:font-name-complex="FreeMono" fo:color="#000000"/>
    </style:style>
    <style:style style:name="T2413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P241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41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41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417" style:parent-style-name="Standard" style:family="paragraph">
      <style:paragraph-properties fo:margin-left="0.3347in">
        <style:tab-stops/>
      </style:paragraph-properties>
    </style:style>
    <style:style style:name="T241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41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2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42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422" style:parent-style-name="Standard" style:family="paragraph">
      <style:paragraph-properties fo:margin-left="0.3347in">
        <style:tab-stops/>
      </style:paragraph-properties>
    </style:style>
    <style:style style:name="T242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24" style:parent-style-name="Standard" style:family="paragraph">
      <style:paragraph-properties fo:margin-left="0.3347in">
        <style:tab-stops/>
      </style:paragraph-properties>
    </style:style>
    <style:style style:name="T242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2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42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42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42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430" style:parent-style-name="Standard" style:family="paragraph">
      <style:paragraph-properties fo:margin-left="0.3347in">
        <style:tab-stops/>
      </style:paragraph-properties>
    </style:style>
    <style:style style:name="T243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32" style:parent-style-name="Standard" style:family="paragraph">
      <style:paragraph-properties fo:margin-left="0.3347in">
        <style:tab-stops/>
      </style:paragraph-properties>
    </style:style>
    <style:style style:name="T243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34" style:parent-style-name="Standard" style:family="paragraph">
      <style:paragraph-properties fo:margin-left="0.3347in">
        <style:tab-stops/>
      </style:paragraph-properties>
    </style:style>
    <style:style style:name="T2435" style:parent-style-name="Fuentedepárrafopredeter." style:family="text">
      <style:text-properties style:font-name="FreeMono" style:font-name-complex="FreeMono" fo:color="#000000"/>
    </style:style>
    <style:style style:name="P243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2437" style:parent-style-name="Standard" style:family="paragraph">
      <style:text-properties style:font-name="Times New Roman" fo:font-size="10.5pt" style:font-size-asian="10.5pt" style:font-size-complex="10.5pt" fo:language="en" fo:country="US"/>
    </style:style>
    <style:style style:name="P2438" style:parent-style-name="Standard" style:family="paragraph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439" style:parent-style-name="Standard" style:family="paragraph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440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244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2442" style:parent-style-name="Standard" style:family="paragraph">
      <style:paragraph-properties fo:margin-left="0.3347in">
        <style:tab-stops/>
      </style:paragraph-properties>
    </style:style>
    <style:style style:name="T2443" style:parent-style-name="Fuentedepárrafopredeter." style:family="text">
      <style:text-properties style:font-name="FreeMono" style:font-name-complex="FreeMono" fo:color="#000000" fo:language="en" fo:country="US"/>
    </style:style>
    <style:style style:name="P2444" style:parent-style-name="Standard" style:family="paragraph">
      <style:paragraph-properties fo:margin-left="0.3347in">
        <style:tab-stops/>
      </style:paragraph-properties>
    </style:style>
    <style:style style:name="T2445" style:parent-style-name="Fuentedepárrafopredeter." style:family="text">
      <style:text-properties style:font-name="FreeMono" style:font-name-complex="FreeMono" fo:color="#000000" fo:language="en" fo:country="US"/>
    </style:style>
    <style:style style:name="P2446" style:parent-style-name="Standard" style:family="paragraph">
      <style:paragraph-properties fo:margin-left="0.3347in">
        <style:tab-stops/>
      </style:paragraph-properties>
    </style:style>
    <style:style style:name="T2447" style:parent-style-name="Fuentedepárrafopredeter." style:family="text">
      <style:text-properties style:font-name="FreeMono" style:font-name-complex="FreeMono" fo:color="#000000" fo:language="en" fo:country="US"/>
    </style:style>
    <style:style style:name="T2448" style:parent-style-name="Fuentedepárrafopredeter." style:family="text">
      <style:text-properties style:font-name="FreeMono" style:font-name-complex="FreeMono" fo:color="#000000" fo:language="en" fo:country="US"/>
    </style:style>
    <style:style style:name="P2449" style:parent-style-name="Standard" style:family="paragraph">
      <style:paragraph-properties fo:margin-left="0.3347in">
        <style:tab-stops/>
      </style:paragraph-properties>
    </style:style>
    <style:style style:name="T2450" style:parent-style-name="Fuentedepárrafopredeter." style:family="text">
      <style:text-properties style:font-name="FreeMono" style:font-name-complex="FreeMono" fo:color="#000000" fo:language="en" fo:country="US"/>
    </style:style>
    <style:style style:name="P2451" style:parent-style-name="Standard" style:family="paragraph">
      <style:paragraph-properties fo:margin-left="0.3347in">
        <style:tab-stops/>
      </style:paragraph-properties>
    </style:style>
    <style:style style:name="T2452" style:parent-style-name="Fuentedepárrafopredeter." style:family="text">
      <style:text-properties style:font-name="FreeMono" style:font-name-complex="FreeMono" fo:color="#000000" fo:language="en" fo:country="US"/>
    </style:style>
    <style:style style:name="T2453" style:parent-style-name="Fuentedepárrafopredeter." style:family="text">
      <style:text-properties style:font-name="FreeMono" style:font-name-complex="FreeMono" fo:color="#000000" fo:language="en" fo:country="US"/>
    </style:style>
    <style:style style:name="P245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245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245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2457" style:parent-style-name="Standard" style:family="paragraph">
      <style:paragraph-properties fo:margin-left="0.3347in">
        <style:tab-stops/>
      </style:paragraph-properties>
    </style:style>
    <style:style style:name="T245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45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60" style:parent-style-name="Standard" style:family="paragraph">
      <style:paragraph-properties fo:margin-left="0.3347in">
        <style:tab-stops/>
      </style:paragraph-properties>
    </style:style>
    <style:style style:name="T24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62" style:parent-style-name="Standard" style:family="paragraph">
      <style:paragraph-properties fo:margin-left="0.3347in">
        <style:tab-stops/>
      </style:paragraph-properties>
    </style:style>
    <style:style style:name="T24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64" style:parent-style-name="Standard" style:family="paragraph">
      <style:paragraph-properties fo:margin-left="0.3347in">
        <style:tab-stops/>
      </style:paragraph-properties>
    </style:style>
    <style:style style:name="T24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6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67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46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6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7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7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7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73" style:parent-style-name="Standard" style:family="paragraph">
      <style:paragraph-properties fo:margin-left="0.3347in">
        <style:tab-stops/>
      </style:paragraph-properties>
    </style:style>
    <style:style style:name="T247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75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47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77" style:parent-style-name="Standard" style:family="paragraph">
      <style:paragraph-properties fo:margin-left="0.3347in">
        <style:tab-stops/>
      </style:paragraph-properties>
    </style:style>
    <style:style style:name="T247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7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80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48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82" style:parent-style-name="Standard" style:family="paragraph">
      <style:paragraph-properties fo:margin-left="0.3347in">
        <style:tab-stops/>
      </style:paragraph-properties>
    </style:style>
    <style:style style:name="T248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8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85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48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487" style:parent-style-name="Standard" style:family="paragraph">
      <style:paragraph-properties fo:margin-left="0.3347in">
        <style:tab-stops/>
      </style:paragraph-properties>
    </style:style>
    <style:style style:name="T248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8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90" style:parent-style-name="Fuentedepárrafopredeter." style:family="text">
      <style:text-properties style:font-name="FreeMono" style:font-name-complex="FreeMono" fo:color="#000000"/>
    </style:style>
    <style:style style:name="T249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92" style:parent-style-name="Fuentedepárrafopredeter." style:family="text">
      <style:text-properties style:font-name="FreeMono" style:font-name-complex="FreeMono" fo:color="#000000"/>
    </style:style>
    <style:style style:name="P249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49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495" style:parent-style-name="Standard" style:family="paragraph">
      <style:paragraph-properties fo:margin-left="0.3347in">
        <style:tab-stops/>
      </style:paragraph-properties>
    </style:style>
    <style:style style:name="T249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9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9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499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50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50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502" style:parent-style-name="Standard" style:family="paragraph">
      <style:paragraph-properties fo:margin-left="0.3347in">
        <style:tab-stops/>
      </style:paragraph-properties>
    </style:style>
    <style:style style:name="T250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0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0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06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50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508" style:parent-style-name="Standard" style:family="paragraph">
      <style:paragraph-properties fo:margin-left="0.3347in">
        <style:tab-stops/>
      </style:paragraph-properties>
    </style:style>
    <style:style style:name="T250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1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1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1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1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14" style:parent-style-name="Fuentedepárrafopredeter." style:family="text">
      <style:text-properties style:font-name="FreeMono" style:font-name-complex="FreeMono" fo:color="#000000"/>
    </style:style>
    <style:style style:name="T251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516" style:parent-style-name="Standard" style:family="paragraph">
      <style:paragraph-properties fo:margin-left="0.3347in">
        <style:tab-stops/>
      </style:paragraph-properties>
    </style:style>
    <style:style style:name="T251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1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1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20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52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522" style:parent-style-name="Standard" style:family="paragraph">
      <style:paragraph-properties fo:margin-left="0.3347in">
        <style:tab-stops/>
      </style:paragraph-properties>
    </style:style>
    <style:style style:name="T252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2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2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2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2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28" style:parent-style-name="Fuentedepárrafopredeter." style:family="text">
      <style:text-properties style:font-name="FreeMono" style:font-name-complex="FreeMono" fo:color="#000000"/>
    </style:style>
    <style:style style:name="T252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30" style:parent-style-name="Fuentedepárrafopredeter." style:family="text">
      <style:text-properties style:font-name="FreeMono" style:font-name-complex="FreeMono" fo:color="#000000"/>
    </style:style>
    <style:style style:name="P2531" style:parent-style-name="Standard" style:family="paragraph">
      <style:paragraph-properties fo:margin-left="0.3347in">
        <style:tab-stops/>
      </style:paragraph-properties>
    </style:style>
    <style:style style:name="T253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3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3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35" style:parent-style-name="Fuentedepárrafopredeter." style:family="text">
      <style:text-properties style:font-name="FreeMono" style:font-name-complex="FreeMono" fo:color="#000000"/>
    </style:style>
    <style:style style:name="T253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37" style:parent-style-name="Fuentedepárrafopredeter." style:family="text">
      <style:text-properties style:font-name="FreeMono" style:font-name-complex="FreeMono" fo:color="#000000"/>
    </style:style>
    <style:style style:name="P253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539" style:parent-style-name="Standard" style:family="paragraph">
      <style:paragraph-properties fo:margin-left="0.3347in">
        <style:tab-stops/>
      </style:paragraph-properties>
    </style:style>
    <style:style style:name="T25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4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4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43" style:parent-style-name="Fuentedepárrafopredeter." style:family="text">
      <style:text-properties style:font-name="FreeMono" style:font-name-complex="FreeMono" fo:color="#000000"/>
    </style:style>
    <style:style style:name="T254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45" style:parent-style-name="Fuentedepárrafopredeter." style:family="text">
      <style:text-properties style:font-name="FreeMono" style:font-name-complex="FreeMono" fo:color="#000000"/>
    </style:style>
    <style:style style:name="T254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547" style:parent-style-name="Standard" style:family="paragraph">
      <style:paragraph-properties fo:margin-left="0.3347in">
        <style:tab-stops/>
      </style:paragraph-properties>
    </style:style>
    <style:style style:name="T25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4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5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5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52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55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5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555" style:parent-style-name="Standard" style:family="paragraph">
      <style:paragraph-properties fo:margin-left="0.3347in">
        <style:tab-stops/>
      </style:paragraph-properties>
    </style:style>
    <style:style style:name="T255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5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5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5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60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5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562" style:parent-style-name="Standard" style:family="paragraph">
      <style:paragraph-properties fo:margin-left="0.3347in">
        <style:tab-stops/>
      </style:paragraph-properties>
    </style:style>
    <style:style style:name="T25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6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66" style:parent-style-name="Fuentedepárrafopredeter." style:family="text">
      <style:text-properties style:font-name="FreeMono" style:font-name-complex="FreeMono" fo:color="#000000"/>
    </style:style>
    <style:style style:name="T25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68" style:parent-style-name="Fuentedepárrafopredeter." style:family="text">
      <style:text-properties style:font-name="FreeMono" style:font-name-complex="FreeMono" fo:color="#000000"/>
    </style:style>
    <style:style style:name="P256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570" style:parent-style-name="Standard" style:family="paragraph">
      <style:paragraph-properties fo:margin-left="0.3347in">
        <style:tab-stops/>
      </style:paragraph-properties>
    </style:style>
    <style:style style:name="T257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7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7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74" style:parent-style-name="Fuentedepárrafopredeter." style:family="text">
      <style:text-properties style:font-name="FreeMono" style:font-name-complex="FreeMono" fo:color="#000000" style:text-position="sub 61.9%" fo:font-size="10.5pt" style:font-size-asian="10.5pt" style:font-size-complex="10.5pt"/>
    </style:style>
    <style:style style:name="T257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576" style:parent-style-name="Standard" style:family="paragraph">
      <style:paragraph-properties fo:margin-left="0.3347in">
        <style:tab-stops/>
      </style:paragraph-properties>
    </style:style>
    <style:style style:name="T257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7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7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8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81" style:parent-style-name="Fuentedepárrafopredeter." style:family="text">
      <style:text-properties style:font-name="FreeMono" style:font-name-complex="FreeMono" fo:color="#000000"/>
    </style:style>
    <style:style style:name="T258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583" style:parent-style-name="Fuentedepárrafopredeter." style:family="text">
      <style:text-properties style:font-name="FreeMono" style:font-name-complex="FreeMono" fo:color="#000000"/>
    </style:style>
    <style:style style:name="P2584" style:parent-style-name="Standard" style:family="paragraph">
      <style:paragraph-properties fo:margin-left="0.3347in">
        <style:tab-stops/>
      </style:paragraph-properties>
    </style:style>
    <style:style style:name="T2585" style:parent-style-name="Fuentedepárrafopredeter." style:family="text">
      <style:text-properties style:font-name="FreeMono" style:font-name-complex="FreeMono" fo:color="#000000"/>
    </style:style>
    <style:style style:name="T2586" style:parent-style-name="Fuentedepárrafopredeter." style:family="text">
      <style:text-properties style:font-name="FreeMono" style:font-name-complex="FreeMono" fo:color="#000000"/>
    </style:style>
    <style:style style:name="T2587" style:parent-style-name="Fuentedepárrafopredeter." style:family="text">
      <style:text-properties style:font-name="FreeMono" style:font-name-complex="FreeMono" fo:color="#000000"/>
    </style:style>
    <style:style style:name="P2588" style:parent-style-name="Standard" style:family="paragraph">
      <style:paragraph-properties fo:margin-left="0.3347in">
        <style:tab-stops/>
      </style:paragraph-properties>
    </style:style>
    <style:style style:name="T2589" style:parent-style-name="Fuentedepárrafopredeter." style:family="text">
      <style:text-properties style:font-name="FreeMono" style:font-name-complex="FreeMono" fo:color="#000000"/>
    </style:style>
    <style:style style:name="T2590" style:parent-style-name="Fuentedepárrafopredeter." style:family="text">
      <style:text-properties style:font-name="FreeMono" style:font-name-complex="FreeMono" fo:color="#000000"/>
    </style:style>
    <style:style style:name="T2591" style:parent-style-name="Fuentedepárrafopredeter." style:family="text">
      <style:text-properties style:font-name="FreeMono" style:font-name-complex="FreeMono" fo:color="#000000"/>
    </style:style>
    <style:style style:name="T2592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593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594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595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596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597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598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599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00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01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02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03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04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05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06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07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08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09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10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11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12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13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14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15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P2616" style:parent-style-name="Standard" style:family="paragraph">
      <style:paragraph-properties fo:margin-left="0.3347in">
        <style:tab-stops/>
      </style:paragraph-properties>
    </style:style>
    <style:style style:name="T2617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18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19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20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21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T2622" style:parent-style-name="Fuentedepárrafopredeter." style:family="text">
      <style:text-properties style:font-name="FreeMono" style:font-name-complex="FreeMono" fo:color="#FF0000" fo:font-size="10.5pt" style:font-size-asian="10.5pt" style:font-size-complex="10.5pt"/>
    </style:style>
    <style:style style:name="P2623" style:parent-style-name="Standard" style:family="paragraph">
      <style:paragraph-properties fo:margin-left="0.3347in">
        <style:tab-stops/>
      </style:paragraph-properties>
    </style:style>
    <style:style style:name="T262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2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626" style:parent-style-name="Standard" style:family="paragraph">
      <style:paragraph-properties fo:margin-left="0.3347in">
        <style:tab-stops/>
      </style:paragraph-properties>
    </style:style>
    <style:style style:name="T262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2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629" style:parent-style-name="Standard" style:family="paragraph">
      <style:paragraph-properties fo:margin-left="0.3347in">
        <style:tab-stops/>
      </style:paragraph-properties>
    </style:style>
    <style:style style:name="T263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3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3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3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634" style:parent-style-name="Standard" style:family="paragraph">
      <style:paragraph-properties fo:margin-left="0.3347in">
        <style:tab-stops/>
      </style:paragraph-properties>
    </style:style>
    <style:style style:name="T263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3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3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638" style:parent-style-name="Standard" style:family="paragraph">
      <style:paragraph-properties fo:margin-left="0.3347in">
        <style:tab-stops/>
      </style:paragraph-properties>
    </style:style>
    <style:style style:name="T263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4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642" style:parent-style-name="Standard" style:family="paragraph">
      <style:paragraph-properties fo:margin-left="0.3347in">
        <style:tab-stops/>
      </style:paragraph-properties>
    </style:style>
    <style:style style:name="T264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4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4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646" style:parent-style-name="Standard" style:family="paragraph">
      <style:paragraph-properties fo:margin-left="0.3347in">
        <style:tab-stops/>
      </style:paragraph-properties>
    </style:style>
    <style:style style:name="T264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4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650" style:parent-style-name="Standard" style:family="paragraph">
      <style:paragraph-properties fo:margin-left="0.3347in">
        <style:tab-stops/>
      </style:paragraph-properties>
    </style:style>
    <style:style style:name="T265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5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653" style:parent-style-name="Standard" style:family="paragraph">
      <style:paragraph-properties fo:margin-left="0.3347in">
        <style:tab-stops/>
      </style:paragraph-properties>
    </style:style>
    <style:style style:name="P2654" style:parent-style-name="Standard" style:family="paragraph">
      <style:paragraph-properties fo:margin-left="0.3347in">
        <style:tab-stops/>
      </style:paragraph-properties>
    </style:style>
    <style:style style:name="T265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5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657" style:parent-style-name="Standard" style:family="paragraph">
      <style:paragraph-properties fo:margin-left="0.3347in">
        <style:tab-stops/>
      </style:paragraph-properties>
    </style:style>
    <style:style style:name="T265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5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660" style:parent-style-name="Standard" style:family="paragraph">
      <style:paragraph-properties fo:margin-left="0.3347in">
        <style:tab-stops/>
      </style:paragraph-properties>
    </style:style>
    <style:style style:name="T266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6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6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664" style:parent-style-name="Standard" style:family="paragraph">
      <style:paragraph-properties fo:margin-left="0.3347in">
        <style:tab-stops/>
      </style:paragraph-properties>
    </style:style>
    <style:style style:name="T266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6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6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668" style:parent-style-name="Standard" style:family="paragraph">
      <style:paragraph-properties fo:margin-left="0.3347in">
        <style:tab-stops/>
      </style:paragraph-properties>
    </style:style>
    <style:style style:name="T266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7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7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2672" style:parent-style-name="Standard" style:family="paragraph">
      <style:paragraph-properties fo:margin-left="0.3347in">
        <style:tab-stops/>
      </style:paragraph-properties>
    </style:style>
    <style:style style:name="T267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7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7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7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67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678" style:parent-style-name="Standard" style:family="paragraph">
      <style:paragraph-properties fo:margin-left="0.3347in">
        <style:tab-stops/>
      </style:paragraph-properties>
    </style:style>
    <style:style style:name="T267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8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8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8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683" style:parent-style-name="Standard" style:family="paragraph">
      <style:paragraph-properties fo:margin-left="0.3347in">
        <style:tab-stops/>
      </style:paragraph-properties>
    </style:style>
    <style:style style:name="T268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8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8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68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688" style:parent-style-name="Standard" style:family="paragraph">
      <style:paragraph-properties fo:margin-left="0.3347in">
        <style:tab-stops/>
      </style:paragraph-properties>
    </style:style>
    <style:style style:name="T2689" style:parent-style-name="Fuentedepárrafopredeter." style:family="text">
      <style:text-properties style:font-name="FreeMono" style:font-name-complex="FreeMono" fo:color="#000000"/>
    </style:style>
    <style:style style:name="T2690" style:parent-style-name="Fuentedepárrafopredeter." style:family="text">
      <style:text-properties style:font-name="FreeMono" style:font-name-complex="FreeMono" fo:color="#000000"/>
    </style:style>
    <style:style style:name="P2691" style:parent-style-name="Standard" style:family="paragraph">
      <style:paragraph-properties fo:margin-left="0.3347in">
        <style:tab-stops/>
      </style:paragraph-properties>
      <style:text-properties style:font-name="Times New Roman" fo:font-weight="bold" style:font-weight-asian="bold" style:font-weight-complex="bold" fo:font-size="10.5pt" style:font-size-asian="10.5pt" style:font-size-complex="10.5pt"/>
    </style:style>
    <style:style style:name="P269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69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69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695" style:parent-style-name="Standard" style:family="paragraph">
      <style:paragraph-properties fo:margin-left="0.3347in">
        <style:tab-stops/>
      </style:paragraph-properties>
    </style:style>
    <style:style style:name="T2696" style:parent-style-name="Fuentedepárrafopredeter." style:family="text">
      <style:text-properties style:font-name="FreeMono" style:font-name-complex="FreeMono" fo:color="#000000"/>
    </style:style>
    <style:style style:name="P2697" style:parent-style-name="Standard" style:family="paragraph">
      <style:paragraph-properties fo:margin-left="0.3347in">
        <style:tab-stops/>
      </style:paragraph-properties>
    </style:style>
    <style:style style:name="T269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699" style:parent-style-name="Standard" style:family="paragraph">
      <style:paragraph-properties fo:margin-left="0.3347in">
        <style:tab-stops/>
      </style:paragraph-properties>
    </style:style>
    <style:style style:name="T270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01" style:parent-style-name="Standard" style:family="paragraph">
      <style:paragraph-properties fo:margin-left="0.3347in">
        <style:tab-stops/>
      </style:paragraph-properties>
    </style:style>
    <style:style style:name="T2702" style:parent-style-name="Fuentedepárrafopredeter." style:family="text">
      <style:text-properties style:font-name="FreeMono" style:font-name-complex="FreeMono" fo:color="#000000"/>
    </style:style>
    <style:style style:name="P270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04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705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0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0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70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709" style:parent-style-name="Standard" style:family="paragraph">
      <style:paragraph-properties fo:margin-left="0.3347in">
        <style:tab-stops/>
      </style:paragraph-properties>
    </style:style>
    <style:style style:name="T271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11" style:parent-style-name="Standard" style:family="paragraph">
      <style:paragraph-properties fo:margin-left="0.3347in">
        <style:tab-stops/>
      </style:paragraph-properties>
    </style:style>
    <style:style style:name="T2712" style:parent-style-name="Fuentedepárrafopredeter." style:family="text">
      <style:text-properties style:font-name="FreeMono" style:font-name-complex="FreeMono" fo:color="#000000"/>
    </style:style>
    <style:style style:name="P2713" style:parent-style-name="Standard" style:family="paragraph">
      <style:paragraph-properties fo:margin-left="0.3347in">
        <style:tab-stops/>
      </style:paragraph-properties>
    </style:style>
    <style:style style:name="T2714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P2715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716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1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18" style:parent-style-name="Standard" style:family="paragraph">
      <style:paragraph-properties fo:margin-left="0.3347in">
        <style:tab-stops/>
      </style:paragraph-properties>
    </style:style>
    <style:style style:name="T2719" style:parent-style-name="Fuentedepárrafopredeter." style:family="text">
      <style:text-properties style:font-name="FreeMono" style:font-name-complex="FreeMono" fo:color="#000000"/>
    </style:style>
    <style:style style:name="P2720" style:parent-style-name="Standard" style:family="paragraph">
      <style:paragraph-properties fo:margin-left="0.3347in">
        <style:tab-stops/>
      </style:paragraph-properties>
    </style:style>
    <style:style style:name="T272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22" style:parent-style-name="Standard" style:family="paragraph">
      <style:paragraph-properties fo:margin-left="0.3347in">
        <style:tab-stops/>
      </style:paragraph-properties>
    </style:style>
    <style:style style:name="T2723" style:parent-style-name="Fuentedepárrafopredeter." style:family="text">
      <style:text-properties style:font-name="FreeMono" style:font-name-complex="FreeMono" fo:color="#000000"/>
    </style:style>
    <style:style style:name="P272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2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2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2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72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72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730" style:parent-style-name="Standard" style:family="paragraph">
      <style:paragraph-properties fo:margin-left="0.3347in">
        <style:tab-stops/>
      </style:paragraph-properties>
    </style:style>
    <style:style style:name="T273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32" style:parent-style-name="Standard" style:family="paragraph">
      <style:paragraph-properties fo:margin-left="0.3347in">
        <style:tab-stops/>
      </style:paragraph-properties>
    </style:style>
    <style:style style:name="T273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3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3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3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3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738" style:parent-style-name="Standard" style:family="paragraph">
      <style:paragraph-properties fo:margin-left="0.3347in">
        <style:tab-stops/>
      </style:paragraph-properties>
    </style:style>
    <style:style style:name="T273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40" style:parent-style-name="Standard" style:family="paragraph">
      <style:paragraph-properties fo:margin-left="0.3347in">
        <style:tab-stops/>
      </style:paragraph-properties>
    </style:style>
    <style:style style:name="T2741" style:parent-style-name="Fuentedepárrafopredeter." style:family="text">
      <style:text-properties style:font-name="FreeMono" style:font-name-complex="FreeMono" fo:color="#000000"/>
    </style:style>
    <style:style style:name="P274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74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44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745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746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4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48" style:parent-style-name="Standard" style:family="paragraph">
      <style:paragraph-properties fo:margin-left="0.3347in">
        <style:tab-stops/>
      </style:paragraph-properties>
    </style:style>
    <style:style style:name="T2749" style:parent-style-name="Fuentedepárrafopredeter." style:family="text">
      <style:text-properties style:font-name="FreeMono" style:font-name-complex="FreeMono" fo:color="#000000"/>
    </style:style>
    <style:style style:name="T275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75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52" style:parent-style-name="Standard" style:family="paragraph">
      <style:paragraph-properties fo:margin-left="0.3347in">
        <style:tab-stops/>
      </style:paragraph-properties>
    </style:style>
    <style:style style:name="T2753" style:parent-style-name="Fuentedepárrafopredeter." style:family="text">
      <style:text-properties style:font-name="FreeMono" style:font-name-complex="FreeMono" fo:color="#000000"/>
    </style:style>
    <style:style style:name="P275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5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5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57" style:parent-style-name="Standard" style:family="paragraph">
      <style:paragraph-properties fo:margin-left="0.3347in">
        <style:tab-stops/>
      </style:paragraph-properties>
    </style:style>
    <style:style style:name="T275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59" style:parent-style-name="Standard" style:family="paragraph">
      <style:paragraph-properties fo:margin-left="0.3347in">
        <style:tab-stops/>
      </style:paragraph-properties>
    </style:style>
    <style:style style:name="T276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7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6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76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76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276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T276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7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76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6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7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7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7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7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7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7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7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7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7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7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8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8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78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83" style:parent-style-name="Standard" style:family="paragraph">
      <style:paragraph-properties fo:margin-left="0.3347in">
        <style:tab-stops/>
      </style:paragraph-properties>
    </style:style>
    <style:style style:name="T2784" style:parent-style-name="Fuentedepárrafopredeter." style:family="text">
      <style:text-properties style:font-name="FreeMono" style:font-name-complex="FreeMono" fo:color="#000000"/>
    </style:style>
    <style:style style:name="P278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78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87" style:parent-style-name="Standard" style:family="paragraph">
      <style:text-properties style:font-name="Times New Roman" fo:font-size="10.5pt" style:font-size-asian="10.5pt" style:font-size-complex="10.5pt"/>
    </style:style>
    <style:style style:name="P278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8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790" style:parent-style-name="Standard" style:family="paragraph">
      <style:paragraph-properties fo:margin-left="0.3347in">
        <style:tab-stops/>
      </style:paragraph-properties>
    </style:style>
    <style:style style:name="T279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79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93" style:parent-style-name="Standard" style:family="paragraph">
      <style:paragraph-properties fo:margin-left="0.3347in">
        <style:tab-stops/>
      </style:paragraph-properties>
    </style:style>
    <style:style style:name="T279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79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79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97" style:parent-style-name="Standard" style:family="paragraph">
      <style:paragraph-properties fo:margin-left="0.3347in">
        <style:tab-stops/>
      </style:paragraph-properties>
    </style:style>
    <style:style style:name="T279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799" style:parent-style-name="Standard" style:family="paragraph">
      <style:paragraph-properties fo:margin-left="0.3347in">
        <style:tab-stops/>
      </style:paragraph-properties>
    </style:style>
    <style:style style:name="T280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801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802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80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80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280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0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0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0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0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1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1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1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81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81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81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281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T281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1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1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2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2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22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282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2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2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2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827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2828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282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3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3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3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33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283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3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3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3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3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3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4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4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4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4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845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284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4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4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50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285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5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5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5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5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5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5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5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5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6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61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286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63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286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6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6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6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7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7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7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7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7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7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7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7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7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7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8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8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8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8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84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 fo:language="en" fo:country="US"/>
    </style:style>
    <style:style style:name="T288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8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8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8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8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9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9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9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9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9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89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896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289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9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89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0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01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290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0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0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0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0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0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0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0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1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1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912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291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1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1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1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17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291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19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292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2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2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2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2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2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2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2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2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2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293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293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3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3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3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35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293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37" style:parent-style-name="Fuentedepárrafopredeter." style:family="text">
      <style:text-properties style:font-name="FreeMono" style:font-name-complex="FreeMono" fo:color="#000000" style:text-position="-33.3% 100%" fo:font-size="10.5pt" style:font-size-asian="10.5pt" style:font-size-complex="10.5pt"/>
    </style:style>
    <style:style style:name="T293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3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4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4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4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4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4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4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4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4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5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5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5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5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5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5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5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5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5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5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6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6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6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6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6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6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6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6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6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7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7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7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297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7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7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7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7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7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7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8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8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8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8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8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8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8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8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8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8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9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9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9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9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9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9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9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9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9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299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000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00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002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003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00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005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006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007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008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009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01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01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12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1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1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1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1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1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1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1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302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302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302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2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2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2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2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2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2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2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3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3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3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3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3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3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3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3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3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3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40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41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4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4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44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4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4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047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048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3049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305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305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5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5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5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5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5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5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5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5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6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306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306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3063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064" style:parent-style-name="Standard" style:family="paragraph">
      <style:paragraph-properties fo:margin-left="0.3347in">
        <style:tab-stops/>
      </style:paragraph-properties>
    </style:style>
    <style:style style:name="T306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3066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06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6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6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7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71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7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73" style:parent-style-name="Standard" style:family="paragraph">
      <style:text-properties style:font-name="FreeMono" style:font-name-complex="FreeMono" fo:color="#000000"/>
    </style:style>
    <style:style style:name="T3074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T3075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T3076" style:parent-style-name="Fuentedepárrafopredeter." style:family="text">
      <style:text-properties style:font-name="FreeMono" style:font-name-complex="FreeMono" fo:color="#000000"/>
    </style:style>
    <style:style style:name="P307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7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7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80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3081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3082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T3083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T3084" style:parent-style-name="Fuentedepárrafopredeter." style:family="text">
      <style:text-properties style:font-name="FreeMono" style:font-name-complex="FreeMono" fo:font-weight="bold" style:font-weight-asian="bold" style:font-weight-complex="bold" fo:color="#000000"/>
    </style:style>
    <style:style style:name="T3085" style:parent-style-name="Fuentedepárrafopredeter." style:family="text">
      <style:text-properties style:font-name="FreeMono" style:font-name-complex="FreeMono" fo:color="#000000"/>
    </style:style>
    <style:style style:name="P308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8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88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8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3090" style:parent-style-name="Standard" style:family="paragraph">
      <style:paragraph-properties fo:margin-left="0.3347in">
        <style:tab-stops/>
      </style:paragraph-properties>
    </style:style>
    <style:style style:name="T3091" style:parent-style-name="Fuentedepárrafopredeter." style:family="text">
      <style:text-properties style:font-name="FreeMono" style:font-name-complex="FreeMono" fo:color="#000000" fo:language="en" fo:country="US"/>
    </style:style>
    <style:style style:name="P3092" style:parent-style-name="Standard" style:family="paragraph">
      <style:paragraph-properties fo:margin-left="0.3347in">
        <style:tab-stops/>
      </style:paragraph-properties>
    </style:style>
    <style:style style:name="T3093" style:parent-style-name="Fuentedepárrafopredeter." style:family="text">
      <style:text-properties style:font-name="FreeMono" style:font-name-complex="FreeMono" fo:color="#000000" fo:language="en" fo:country="US"/>
    </style:style>
    <style:style style:name="P309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9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9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09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9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09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0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01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0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0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0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0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0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07" style:parent-style-name="Standard" style:family="paragraph">
      <style:paragraph-properties fo:margin-left="0.3347in">
        <style:tab-stops/>
      </style:paragraph-properties>
    </style:style>
    <style:style style:name="T3108" style:parent-style-name="Fuentedepárrafopredeter." style:family="text">
      <style:text-properties style:font-name="FreeMono" style:font-name-complex="FreeMono" fo:color="#000000"/>
    </style:style>
    <style:style style:name="T3109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110" style:parent-style-name="Standard" style:family="paragraph">
      <style:paragraph-properties fo:margin-left="0.3347in">
        <style:tab-stops/>
      </style:paragraph-properties>
    </style:style>
    <style:style style:name="T3111" style:parent-style-name="Fuentedepárrafopredeter." style:family="text">
      <style:text-properties style:font-name="FreeMono" style:font-name-complex="FreeMono" fo:color="#000000"/>
    </style:style>
    <style:style style:name="P311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113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3114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11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11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17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18" style:parent-style-name="Standard" style:family="paragraph">
      <style:paragraph-properties fo:margin-left="0.3347in">
        <style:tab-stops/>
      </style:paragraph-properties>
    </style:style>
    <style:style style:name="T3119" style:parent-style-name="Fuentedepárrafopredeter." style:family="text">
      <style:text-properties style:font-name="FreeMono" style:font-name-complex="FreeMono" fo:color="#000000"/>
    </style:style>
    <style:style style:name="P3120" style:parent-style-name="Standard" style:family="paragraph">
      <style:paragraph-properties fo:margin-left="0.3347in">
        <style:tab-stops/>
      </style:paragraph-properties>
    </style:style>
    <style:style style:name="T312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T3122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12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12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12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2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27" style:parent-style-name="Standard" style:family="paragraph">
      <style:paragraph-properties fo:margin-left="0.3347in">
        <style:tab-stops/>
      </style:paragraph-properties>
    </style:style>
    <style:style style:name="T3128" style:parent-style-name="Fuentedepárrafopredeter." style:family="text">
      <style:text-properties style:font-name="FreeMono" style:font-name-complex="FreeMono" fo:color="#000000"/>
    </style:style>
    <style:style style:name="P3129" style:parent-style-name="Standard" style:family="paragraph">
      <style:paragraph-properties fo:margin-left="0.3347in">
        <style:tab-stops/>
      </style:paragraph-properties>
    </style:style>
    <style:style style:name="T313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T3131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313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3133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313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313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313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3137" style:parent-style-name="Standard" style:family="paragraph">
      <style:paragraph-properties fo:margin-left="0.3347in">
        <style:tab-stops/>
      </style:paragraph-properties>
    </style:style>
    <style:style style:name="T3138" style:parent-style-name="Fuentedepárrafopredeter." style:family="text">
      <style:text-properties style:font-name="FreeMono" style:font-name-complex="FreeMono" fo:color="#000000" fo:language="en" fo:country="US"/>
    </style:style>
    <style:style style:name="P3139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3140" style:parent-style-name="Standard" style:family="paragraph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P3141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3142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 fo:language="en" fo:country="US"/>
    </style:style>
    <style:style style:name="P3143" style:parent-style-name="Standard" style:family="paragraph">
      <style:paragraph-properties fo:margin-left="0.3347in">
        <style:tab-stops/>
      </style:paragraph-properties>
    </style:style>
    <style:style style:name="T3144" style:parent-style-name="Fuentedepárrafopredeter." style:family="text">
      <style:text-properties style:font-name="FreeMono" style:font-name-complex="FreeMono" fo:color="#000000" fo:font-size="10.5pt" style:font-size-asian="10.5pt" style:font-size-complex="10.5pt" fo:language="en" fo:country="US"/>
    </style:style>
    <style:style style:name="T3145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P3146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47" style:parent-style-name="Standard" style:family="paragraph">
      <style:paragraph-properties fo:margin-left="0.3347in">
        <style:tab-stops/>
      </style:paragraph-properties>
    </style:style>
    <style:style style:name="T3148" style:parent-style-name="Fuentedepárrafopredeter." style:family="text">
      <style:text-properties style:font-name="FreeMono" style:font-name-complex="FreeMono" fo:color="#000000" fo:font-size="10.5pt" style:font-size-asian="10.5pt" style:font-size-complex="10.5pt"/>
    </style:style>
    <style:style style:name="T3149" style:parent-style-name="Fuentedepárrafopredeter." style:family="text">
      <style:text-properties style:font-name="FreeMono" style:font-name-complex="FreeMono" fo:color="#000000"/>
    </style:style>
    <style:style style:name="P3150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151" style:parent-style-name="Standard" style:family="paragraph">
      <style:text-properties style:font-name="FreeMono" style:font-name-complex="FreeMono" fo:color="#000000" fo:font-size="10.5pt" style:font-size-asian="10.5pt" style:font-size-complex="10.5pt"/>
    </style:style>
    <style:style style:name="P3152" style:parent-style-name="Standard" style:family="paragraph"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153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154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55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color="#000000" fo:font-size="10.5pt" style:font-size-asian="10.5pt" style:font-size-complex="10.5pt"/>
    </style:style>
    <style:style style:name="P3156" style:parent-style-name="Standard" style:family="paragraph">
      <style:paragraph-properties fo:margin-left="0.3347in">
        <style:tab-stops/>
      </style:paragraph-properties>
    </style:style>
    <style:style style:name="T3157" style:parent-style-name="Fuentedepárrafopredeter." style:family="text">
      <style:text-properties style:font-name="FreeMono" style:font-name-complex="FreeMono" fo:color="#000000"/>
    </style:style>
    <style:style style:name="P3158" style:parent-style-name="Standard" style:family="paragraph">
      <style:paragraph-properties fo:margin-left="0.3347in">
        <style:tab-stops/>
      </style:paragraph-properties>
      <style:text-properties style:font-name="FreeMono" style:font-name-complex="FreeMono" fo:font-weight="bold" style:font-weight-asian="bold" style:font-weight-complex="bold" fo:color="#000000" fo:font-size="10.5pt" style:font-size-asian="10.5pt" style:font-size-complex="10.5pt"/>
    </style:style>
    <style:style style:name="P3159" style:parent-style-name="Standard" style:family="paragraph">
      <style:text-properties style:font-name="FreeMono" style:font-name-complex="FreeMono" fo:color="#000000" fo:font-size="11pt" style:font-size-asian="11pt" style:font-size-complex="11pt"/>
    </style:style>
    <style:style style:name="P3160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6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62" style:parent-style-name="Fuentedepárrafopredeter." style:family="text">
      <style:text-properties style:font-name="FreeMono" style:font-name-complex="FreeMono" fo:color="#000000" fo:font-size="11pt" style:font-size-asian="11pt" style:font-size-complex="11pt"/>
    </style:style>
    <style:style style:name="P3163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6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65" style:parent-style-name="Fuentedepárrafopredeter." style:family="text">
      <style:text-properties style:font-name="FreeMono" style:font-name-complex="FreeMono" fo:color="#000000" fo:font-size="11pt" style:font-size-asian="11pt" style:font-size-complex="11pt"/>
    </style:style>
    <style:style style:name="P3166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6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68" style:parent-style-name="Fuentedepárrafopredeter." style:family="text">
      <style:text-properties style:font-name="FreeMono" style:font-name-complex="FreeMono" fo:color="#000000" fo:font-size="11pt" style:font-size-asian="11pt" style:font-size-complex="11pt"/>
    </style:style>
    <style:style style:name="P3169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7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71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172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7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74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175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7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77" style:parent-style-name="Fuentedepárrafopredeter." style:family="text">
      <style:text-properties style:font-name="FreeMono" style:font-name-complex="FreeMono" fo:color="#000000" fo:font-size="11pt" style:font-size-asian="11pt" style:font-size-complex="11pt"/>
    </style:style>
    <style:style style:name="P3178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7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80" style:parent-style-name="Fuentedepárrafopredeter." style:family="text">
      <style:text-properties style:font-name="FreeMono" style:font-name-complex="FreeMono" fo:color="#000000" fo:font-size="11pt" style:font-size-asian="11pt" style:font-size-complex="11pt"/>
    </style:style>
    <style:style style:name="P3181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8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/>
    </style:style>
    <style:style style:name="T3183" style:parent-style-name="Fuentedepárrafopredeter." style:family="text">
      <style:text-properties style:font-name="FreeMono" style:font-name-complex="FreeMono" fo:color="#000000" fo:font-size="11pt" style:font-size-asian="11pt" style:font-size-complex="11pt"/>
    </style:style>
    <style:style style:name="P3184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8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86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187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8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89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190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91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92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193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94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95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196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97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198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199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00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01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202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03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04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205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06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07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208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09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10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211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12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13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214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15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16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217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18" style:parent-style-name="Fuentedepárrafopredeter." style:family="text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19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P3220" style:parent-style-name="Standard" style:family="paragraph">
      <style:text-properties style:font-name="FreeMono" style:font-name-complex="FreeMono" fo:font-weight="bold" style:font-weight-asian="bold" style:font-weight-complex="bold" fo:color="#000000" fo:font-size="11pt" style:font-size-asian="11pt" style:font-size-complex="11pt" fo:language="en" fo:country="US"/>
    </style:style>
    <style:style style:name="T3221" style:parent-style-name="Fuentedepárrafopredeter." style:family="text">
      <style:text-properties style:font-name="FreeMono" style:font-name-complex="FreeMono" fo:color="#000000" fo:font-size="11pt" style:font-size-asian="11pt" style:font-size-complex="11pt" fo:language="en" fo:country="US"/>
    </style:style>
    <style:style style:name="T3222" style:parent-style-name="Fuentedepárrafopredeter." style:family="text">
      <style:text-properties style:font-name="FreeMono" style:font-name-complex="FreeMono" fo:color="#000000" fo:font-size="11pt" style:font-size-asian="11pt" style:font-size-complex="11pt"/>
    </style:style>
  </office:automatic-styles>
  <office:body>
    <office:text text:use-soft-page-breaks="true">
      <text:p text:style-name="P1">8. Esquema de traducción orientado a las gramáticas de atributos</text:p>
      <text:p text:style-name="P2"/>
      <text:p text:style-name="P3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4"/>
      <text:p text:style-name="P5"><text:bookmark-start text:name="__DdeLink__24645_2085866184"/>Programa →</text:p>
      <text:p text:style-name="P6">{</text:p>
      <text:p text:style-name="P7"><text:tab/>Declaraciones.etqh<text:tab/>= longInicio + 1</text:p>
      <text:p text:style-name="P8"><text:s text:c="4"/>Declaraciones.dirh<text:tab/>= 0</text:p>
      <text:p text:style-name="P9"><text:s text:c="4"/>Declaraciones.nh <text:s/><text:tab/>= 0</text:p>
      <text:p text:style-name="P10"><text:tab/><text:tab/>Declaraciones.tsh<text:s/><text:tab/>= creaTS()</text:p>
      <text:p text:style-name="P11"><text:tab/></text:p>
      <text:p text:style-name="P12">}</text:p>
      <text:p text:style-name="P13">Declaraciones</text:p>
      <text:p text:style-name="P14">{</text:p>
      <text:p text:style-name="P15">}</text:p>
      <text:p text:style-name="P16">&amp;</text:p>
      <text:p text:style-name="P17">{</text:p>
      <text:p text:style-name="P18"><text:s text:c="4"/>Instrucciones.etqh<text:tab/>= Declaraciones.etq</text:p>
      <text:p text:style-name="P19"><text:span text:style-name="T20"><text:tab/></text:span><text:span text:style-name="T21">Instrucciones.tsh<text:s/></text:span><text:span text:style-name="T22"><text:tab/>= Declaraciones.ts</text:span></text:p>
      <text:p text:style-name="P23">}</text:p>
      <text:p text:style-name="P24">Instrucciones</text:p>
      <text:p text:style-name="P25">{</text:p>
      <text:p text:style-name="P26"><text:span text:style-name="T27"><text:tab/></text:span><text:span text:style-name="T28">Programa.ts<text:s/></text:span><text:span text:style-name="T29"><text:tab/>= Declaraciones.ts</text:span></text:p>
      <text:p text:style-name="P30"><text:span text:style-name="T31"><text:tab/></text:span><text:span text:style-name="T32">Programa.error<text:s/></text:span><text:span text:style-name="T33"><text:tab/>=</text:span></text:p>
      <text:p text:style-name="P34"><text:span text:style-name="T35"><text:tab/></text:span><text:span text:style-name="T36"><text:tab/>Declaraciones.error v</text:span></text:p>
      <text:p text:style-name="P37"><text:span text:style-name="T38"><text:tab/></text:span><text:span text:style-name="T39"><text:tab/>Instrucciones.error <text:s/>v</text:span></text:p>
      <text:p text:style-name="P40"><text:span text:style-name="T41"><text:tab/></text:span><text:span text:style-name="T42"><text:tab/>Declaraciones.pend =<text:s/></text:span><text:span text:style-name="T43">ⵁ</text:span></text:p>
      <text:p text:style-name="Standard"><text:span text:style-name="T44"><text:tab/></text:span><text:span text:style-name="T45"><text:tab/>Programa.cod <text:s/>=</text:span></text:p>
      <text:p text:style-name="P46"><text:s text:c="6"/><text:tab/><text:tab/>inicio(Declaraciones.n,Declaraciones.dir) ||</text:p>
      <text:p text:style-name="P47"><text:s text:c="6"/><text:tab/><text:tab/>ir-a(Declaraciones.etq) <text:s text:c="9"/><text:tab/><text:tab/><text:tab/>||</text:p>
      <text:p text:style-name="P48"><text:s text:c="6"/><text:tab/><text:tab/>Declaraciones.cod <text:s text:c="15"/><text:tab/><text:tab/><text:tab/>||</text:p>
      <text:p text:style-name="P49"><text:s text:c="7"/><text:tab/><text:tab/>Instrucciones.cod <text:s text:c="16"/><text:tab/><text:tab/><text:tab/>||</text:p>
      <text:p text:style-name="P50"><text:s text:c="8"/><text:tab/>stop;</text:p>
      <text:p text:style-name="P51">}</text:p>
      <text:p text:style-name="Standard"/>
      <text:p text:style-name="Standard"/>
      <text:p text:style-name="P52">Declaraciones →</text:p>
      <text:p text:style-name="P53">{</text:p>
      <text:p text:style-name="P54"><text:tab/>Declaracion.nh = Declaraciones.nh</text:p>
      <text:p text:style-name="P55"><text:span text:style-name="T56"><text:tab/></text:span><text:span text:style-name="T57">Declaracion.etqh = Declaraciones.etqh</text:span></text:p>
      <text:p text:style-name="Standard"><text:span text:style-name="T58"><text:tab/></text:span><text:span text:style-name="T59"><text:tab/></text:span><text:span text:style-name="T60">Declaracion.dirh =<text:s/></text:span><text:span text:style-name="T61">Declaraciones.dirh</text:span></text:p>
      <text:p text:style-name="P62">}</text:p>
      <text:p text:style-name="P63">Declaracion</text:p>
      <text:p text:style-name="P64">{</text:p>
      <text:p text:style-name="Standard"><text:span text:style-name="T65"><text:tab/></text:span><text:span text:style-name="T66"><text:tab/></text:span><text:span text:style-name="T67">DeclaracionesRec.codh = Declaracion.cod</text:span></text:p>
      <text:p text:style-name="Standard"><text:span text:style-name="T68"><text:tab/></text:span><text:span text:style-name="T69"><text:tab/>DeclaracionesRec.dirh = Declaraciones.dirh + Declaracion.tam</text:span></text:p>
      <text:p text:style-name="P70"><text:span text:style-name="T71"><text:tab/>DeclaracionesRec.etqh = Declaracion.etq</text:span></text:p>
      <text:p text:style-name="P72"><text:span text:style-name="T73"><text:tab/>DeclaracionesRec.nh =<text:s/></text:span><text:span text:style-name="T74">Declaracion.n</text:span></text:p>
      <text:soft-page-break/>
      <text:p text:style-name="P75"><text:tab/>DeclaracionesRec.tsh <text:s/>= inserta(Declaraciones.tsh,Declaracion.id,</text:p>
      <text:p text:style-name="P76"><text:tab/><text:tab/><text:tab/><text:tab/><text:tab/><text:tab/><text:tab/>Declaracion.props ++ Declaracion.propsops)</text:p>
      <text:p text:style-name="P77"><text:span text:style-name="T78"><text:tab/>DeclaracionesRec.errorh = Declaracion.error <text:s/>v <text:s/>(existeID(Declaraciones.tsh,Declaracion.id) <text:s/></text:span><text:span text:style-name="T79">٨</text:span><text:span text:style-name="T80"><text:s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tab/></text:span><text:span text:style-name="T88"><text:tab/></text:span><text:span text:style-name="T89"><text:tab/>Declaraciones.tsh[Declaracion.id].nivel = Declaraciones.nh)</text:span></text:p>
      <text:p text:style-name="P90"><text:tab/><text:tab/>DeclaracionesRec.pendh = Declaracion.pend – <text:s/></text:p>
      <text:p text:style-name="P91"><text:tab/><text:tab/><text:tab/><text:tab/><text:tab/><text:tab/><text:tab/>( si (Declaracion.props.clase = tipo) {Declaracion.id} sino {}</text:p>
      <text:p text:style-name="P92">}</text:p>
      <text:p text:style-name="P93">DeclaracionesRec</text:p>
      <text:p text:style-name="P94">{</text:p>
      <text:p text:style-name="P95"><text:tab/>Declaraciones.ts = DeclaracionesRec.ts</text:p>
      <text:p text:style-name="P96"><text:tab/>Declaraciones.error = DeclaracionesRec.error</text:p>
      <text:p text:style-name="P97"><text:tab/>Declaraciones.pend = DeclaracionesRec.pend</text:p>
      <text:p text:style-name="P98"><text:span text:style-name="T99"><text:tab/>Declaraciones.n = DeclaracionesRec.n</text:span></text:p>
      <text:p text:style-name="Standard"><text:span text:style-name="T100"><text:tab/></text:span><text:span text:style-name="T101"><text:tab/>Declaraciones.dir = DeclaracionesRec.dir</text:span><text:span text:style-name="T102"><text:tab/></text:span></text:p>
      <text:p text:style-name="Standard"><text:span text:style-name="T103"><text:tab/></text:span><text:span text:style-name="T104"><text:tab/>Declaraciones.etq = DeclaracionesRec.etq</text:span></text:p>
      <text:p text:style-name="Standard"><text:span text:style-name="T105"><text:tab/></text:span><text:span text:style-name="T106"><text:tab/>Declaraciones.ts = DeclaracionesRec.ts</text:span></text:p>
      <text:p text:style-name="P107"><text:span text:style-name="T108"><text:tab/>Declaraciones.cod = DeclaracionesRec.cod</text:span></text:p>
      <text:p text:style-name="P109">}<text:bookmark-start text:name="__DdeLink__10602_375864274"/><text:tab/></text:p>
      <text:p text:style-name="P110"/>
      <text:p text:style-name="P111"/>
      <text:p text:style-name="P112"><text:tab/><text:bookmark-end text:name="__DdeLink__10602_375864274"/></text:p>
      <text:p text:style-name="P113"/>
      <text:p text:style-name="P114">DeclaracionesRec → ';'</text:p>
      <text:p text:style-name="P115">{</text:p>
      <text:p text:style-name="P116"><text:tab/>Declaracion.nh = DeclaracionesRec0.nh</text:p>
      <text:p text:style-name="P117"><text:span text:style-name="T118"><text:tab/>Declaracion.etqh = DeclaracionesRec0.etqh</text:span></text:p>
      <text:p text:style-name="P119"><text:span text:style-name="T120"><text:tab/>Declaracion.dir = DeclaracionesRec0.dirh</text:span></text:p>
      <text:p text:style-name="P121">}</text:p>
      <text:p text:style-name="P122">Declaracion</text:p>
      <text:p text:style-name="P123">{</text:p>
      <text:p text:style-name="P124"><text:tab/>DeclaracionesRec1.tsh = inserta(DeclaracionesRec0.tsh, Declaracion.id, Declaracion.props)</text:p>
      <text:p text:style-name="P125"><text:span text:style-name="T126"><text:tab/>DeclaracionesRec1.etqh = Declaracion.etq</text:span></text:p>
      <text:p text:style-name="P127"><text:span text:style-name="T128"><text:tab/>DeclaracionesRec1.nh = max (DeclaracionesRec0.nh, Declaracion.n)</text:span></text:p>
      <text:p text:style-name="P129"><text:span text:style-name="T130"><text:tab/>DeclaracionesRec1.dirh =<text:s/></text:span><text:span text:style-name="T131">DeclaracionRec0.dirh</text:span><text:span text:style-name="T132"><text:s/>+ Declaracion.tam</text:span></text:p>
      <text:p text:style-name="P133"><text:span text:style-name="T134"><text:tab/>DeclaracionesRec1.tsh = inserta(DeclaracionesRec0.tsh, Declaracion.id,</text:span></text:p>
      <text:p text:style-name="P135"><text:span text:style-name="T136"><text:tab/>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Declaracion.props ++ Declaracion.propsop)</text:span><text:span text:style-name="T143"><text:tab/></text:span></text:p>
      <text:p text:style-name="P144"><text:span text:style-name="T145"><text:tab/>DeclaracionesRec1.codh = DeclaracionesRec0.codh || Declaracion.cod</text:span></text:p>
      <text:p text:style-name="P146"/>
      <text:p text:style-name="P147"><text:span text:style-name="T148"><text:tab/>DeclaracionesRec1.errorh = DeclaracionesRec0.errorh v Declaracion.error v</text:span></text:p>
      <text:p text:style-name="P149"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(existeID(DeclaracionesRec0.tsh,Declaracion.id) <text:s/></text:span><text:span text:style-name="T157">٨</text:span></text:p>
      <text:p text:style-name="P158"><text:tab/><text:tab/><text:tab/><text:tab/><text:tab/><text:tab/><text:tab/>DeclaracionesRec0.tsh[Declaracion.id].nivel =<text:s/><text:tab/>DeclaracionesRec0.nh)</text:p>
      <text:p text:style-name="P159"><text:tab/>DeclaracionesRec1.pendh = DeclaracionesRec0.pendh U Declaracion.pend –</text:p>
      <text:p text:style-name="P160"><text:tab/><text:tab/><text:tab/><text:tab/><text:tab/>( si (Declaracion.props.clase = tipo) {Declaracion.id} sino {}</text:p>
      <text:p text:style-name="P161"/>
      <text:p text:style-name="P162">}</text:p>
      <text:soft-page-break/>
      <text:p text:style-name="P163">DeclaracionesRec</text:p>
      <text:p text:style-name="P164">{</text:p>
      <text:p text:style-name="P165"><text:span text:style-name="T166"><text:tab/></text:span><text:span text:style-name="T167">DeclaracionesRec0.ts = DeclaracionesRec1.ts</text:span></text:p>
      <text:p text:style-name="P168"><text:tab/>DeclaracionesRec0.error = DeclaracionesRec1.error</text:p>
      <text:p text:style-name="P169"><text:tab/>DeclaracionesRec0.pend = DeclaracionesRec1.pend</text:p>
      <text:p text:style-name="P170"><text:span text:style-name="T171"><text:tab/>DeclaracionesRec0.n = DeclaracionesRec1.n</text:span></text:p>
      <text:p text:style-name="P172"><text:span text:style-name="T173"><text:tab/>DeclaracionesRec0.etq = DeclaracionesRec1.etq</text:span></text:p>
      <text:p text:style-name="P174"><text:span text:style-name="T175"><text:tab/>DeclaracionesRec0.dir = DeclaracionesRec1.dir</text:span></text:p>
      <text:p text:style-name="P176"><text:span text:style-name="T177"><text:tab/>DeclaracionesRec0.cod = DeclaracionesRec1.cod</text:span></text:p>
      <text:p text:style-name="P178">}</text:p>
      <text:p text:style-name="P179"><text:tab/></text:p>
      <text:p text:style-name="P180"><text:tab/></text:p>
      <text:p text:style-name="Standard"><text:span text:style-name="T181">DeclaracionesRec →<text:s/></text:span><text:bookmark-start text:name="__DdeLink__7005_1948327631"/><text:span text:style-name="T182">λ</text:span><text:bookmark-end text:name="__DdeLink__7005_1948327631"/></text:p>
      <text:p text:style-name="P183"><text:span text:style-name="T184">{</text:span></text:p>
      <text:p text:style-name="P185"><text:span text:style-name="T186"><text:tab/></text:span><text:span text:style-name="T187">DeclaracionesRec.ts = DeclaracionesRec.tsh</text:span></text:p>
      <text:p text:style-name="P188"><text:span text:style-name="T189"><text:tab/>DeclaracionesRec.error = DeclaracionesRec.errorh</text:span></text:p>
      <text:p text:style-name="P190"><text:span text:style-name="T191"><text:tab/>DeclaracionesRec.pend = DeclaracionesRec.pendh</text:span></text:p>
      <text:p text:style-name="P192"><text:span text:style-name="T193"><text:tab/>DeclaracionesRec.n = DeclaracionesRec.nh</text:span></text:p>
      <text:p text:style-name="P194"><text:span text:style-name="T195"><text:tab/>DeclaracionesRec.etq = DeclaracionesRec.etqh</text:span></text:p>
      <text:p text:style-name="P196"><text:span text:style-name="T197"><text:tab/>DeclaracionesRec.dir = DeclaracionesRec.dirh</text:span></text:p>
      <text:p text:style-name="P198"><text:span text:style-name="T199"><text:tab/>DeclaracionesRec.cod = DeclaracionesRec.codh</text:span></text:p>
      <text:p text:style-name="P200"><text:span text:style-name="T201">}</text:span></text:p>
      <text:p text:style-name="P202"/>
      <text:p text:style-name="Standard"/>
      <text:p text:style-name="P203"/>
      <text:p text:style-name="P204"/>
      <text:p text:style-name="P205"/>
      <text:p text:style-name="P206"/>
      <text:p text:style-name="P207">Declaracion →</text:p>
      <text:p text:style-name="P208">{</text:p>
      <text:p text:style-name="P209"><text:tab/>DeclaracionTipo.tsh = Declaracion.tsh</text:p>
      <text:p text:style-name="P210"><text:tab/>DeclaracionTipo.nh = Declaracion.nh</text:p>
      <text:p text:style-name="P211">}</text:p>
      <text:p text:style-name="P212">DeclaracionTipo</text:p>
      <text:p text:style-name="P213">{</text:p>
      <text:p text:style-name="P214"><text:tab/>Declaracion.tam <text:s text:c="8"/>= 0</text:p>
      <text:p text:style-name="P215"><text:tab/>Declaracion.n <text:s text:c="10"/>= Declaracion.nh</text:p>
      <text:p text:style-name="P216"><text:tab/>Declaracion.cod <text:s text:c="8"/>= λ</text:p>
      <text:p text:style-name="P217"><text:tab/>Declaracion.etq <text:s text:c="8"/>= Declaracion.etqh</text:p>
      <text:p text:style-name="P218"><text:tab/>Declaracion.id = DeclaracionTipo.id</text:p>
      <text:p text:style-name="Standard"><text:span text:style-name="T219"><text:tab/>Declaracion.props = DeclaracionTipo.props ++ &lt;&gt;</text:span></text:p>
      <text:p text:style-name="Standard"><text:span text:style-name="T220"><text:tab/></text:span><text:span text:style-name="T221">Declaracion.error <text:s/>= DeclaracionTipo.error</text:span></text:p>
      <text:p text:style-name="Standard"><text:span text:style-name="T222"><text:tab/>Declaracion.pend = DeclaracionTipo.pend</text:span></text:p>
      <text:p text:style-name="P223">}</text:p>
      <text:p text:style-name="P224"/>
      <text:p text:style-name="P225">Declaracion →</text:p>
      <text:p text:style-name="P226">{</text:p>
      <text:p text:style-name="P227"><text:tab/>DeclaracionVariable.tsh = Declaracion.tsh</text:p>
      <text:p text:style-name="P228"><text:tab/>DeclaracionVariable.nh = Declaracion.nh</text:p>
      <text:p text:style-name="P229">}</text:p>
      <text:p text:style-name="P230">DeclaracionVariable</text:p>
      <text:p text:style-name="P231">{</text:p>
      <text:soft-page-break/>
      <text:p text:style-name="P232"><text:tab/>Declaracion.id = DeclaracionVariable.id</text:p>
      <text:p text:style-name="P233"><text:span text:style-name="T234"><text:tab/>Declaracion.props = DeclaracionVariable.props ++ &lt;dir:Declaracion.dirh&gt;</text:span></text:p>
      <text:p text:style-name="P235"><text:span text:style-name="T236"><text:tab/></text:span><text:span text:style-name="T237">Declaracion.error = DeclaracionVariable.error</text:span></text:p>
      <text:p text:style-name="P238"><text:span text:style-name="T239"><text:tab/>Declaracion.pend = DeclaracionVariable.pend</text:span></text:p>
      <text:p text:style-name="P240"><text:span text:style-name="T241"><text:tab/>Declaracion.tam <text:s text:c="8"/>= DeclaracionVariable.props.tipo.tam</text:span></text:p>
      <text:p text:style-name="P242"><text:span text:style-name="T243"><text:tab/>Declaracion.n <text:s text:c="10"/>= Declaracion.nh</text:span></text:p>
      <text:p text:style-name="P244"><text:tab/>Declaracion.cod <text:s text:c="8"/>= λ</text:p>
      <text:p text:style-name="P245"><text:span text:style-name="T246"><text:tab/>Declaracion.etq <text:s text:c="8"/>= Declaracion.etqh</text:span></text:p>
      <text:p text:style-name="P247"><text:span text:style-name="T248">}</text:span><text:span text:style-name="T249"><text:tab/></text:span></text:p>
      <text:p text:style-name="P250"/>
      <text:p text:style-name="P251"/>
      <text:p text:style-name="Standard"><text:span text:style-name="T252">Declaracion →</text:span></text:p>
      <text:p text:style-name="P253"><text:span text:style-name="T254">{</text:span></text:p>
      <text:p text:style-name="P255"/>
      <text:p text:style-name="P256"><text:tab/>DeclaracionProcedimiento.tsh = Declaracion.tsh</text:p>
      <text:p text:style-name="P257"><text:span text:style-name="T258"><text:tab/>DeclaracionProcedimiento.nh = Declaracion.nh</text:span></text:p>
      <text:p text:style-name="P259"><text:span text:style-name="T260"><text:tab/>DeclaracionProcedimiento.etqh = Declaracion.etqh</text:span></text:p>
      <text:p text:style-name="P261"><text:span text:style-name="T262">}</text:span></text:p>
      <text:p text:style-name="P263"><text:span text:style-name="T264">DeclaracionProcedimiento</text:span></text:p>
      <text:p text:style-name="P265"><text:span text:style-name="T266">{</text:span></text:p>
      <text:p text:style-name="P267"><text:span text:style-name="T268"><text:tab/></text:span><text:span text:style-name="T269">Declaracion.error = DeclaracionProcedimiento.error</text:span></text:p>
      <text:p text:style-name="P270"><text:span text:style-name="T271"><text:tab/>Declaracion.pend = DeclaracionProcedimiento.pend</text:span></text:p>
      <text:p text:style-name="P272"><text:span text:style-name="T273"><text:tab/></text:span><text:span text:style-name="T274">Declaracion.id = DeclaracionProcedimiento.id</text:span></text:p>
      <text:p text:style-name="P275"><text:span text:style-name="T276"><text:tab/>Declaracion.props = DeclaracionProcedimiento.props</text:span></text:p>
      <text:p text:style-name="P277"><text:span text:style-name="T278"><text:tab/>Declaracion.n <text:s text:c="10"/>= DeclaracionProcedimiento.n</text:span></text:p>
      <text:p text:style-name="P279"><text:span text:style-name="T280"><text:tab/>Declaracion.etq <text:s text:c="8"/>= DeclaracionProcedimiento.etq</text:span></text:p>
      <text:p text:style-name="P281"><text:span text:style-name="T282"><text:tab/>Declaracion.cod <text:s text:c="8"/>= DeclaracionProcedimiento.cod</text:span></text:p>
      <text:p text:style-name="P283"><text:span text:style-name="T284">}</text:span></text:p>
      <text:p text:style-name="Standard"/>
      <text:p text:style-name="Standard"/>
      <text:p text:style-name="P285"/>
      <text:p text:style-name="P286">DeclaracionTipo → tipo id =</text:p>
      <text:p text:style-name="P287">{</text:p>
      <text:p text:style-name="Standard"><text:span text:style-name="T288"><text:tab/></text:span><text:span text:style-name="T289"><text:tab/>Tipo.tsh = DeclaracionTipo.tsh</text:span></text:p>
      <text:p text:style-name="P290">}</text:p>
      <text:p text:style-name="P291">Tipo</text:p>
      <text:p text:style-name="P292">{</text:p>
      <text:p text:style-name="P293"><text:tab/><text:tab/>DeclaracionTipo.id = id.lex</text:p>
      <text:p text:style-name="Standard"><text:span text:style-name="T294"><text:tab/></text:span><text:span text:style-name="T295"><text:tab/>DeclaracionTipo.props = &lt;clase:tipo, tipo:DeclaracionTipo.tipo,<text:s/></text:span><text:span text:style-name="T296">nivel: DeclaracionTipo.nh</text:span><text:span text:style-name="T297">&gt;</text:span></text:p>
      <text:p text:style-name="P298"><text:tab/>DeclaracionTipo.tipo = Tipo.tipo</text:p>
      <text:p text:style-name="P299"><text:tab/><text:tab/>DeclaracionTipo.error = Tipo.error v existeID(DeclaracionTipo.tsh, id.lex) v</text:p>
      <text:p text:style-name="P300"><text:tab/><text:tab/><text:tab/><text:tab/><text:tab/><text:tab/><text:tab/>¬existeRef(DeclaracionTipo.tsh,Tipo.tipo)</text:p>
      <text:p text:style-name="P301"><text:tab/>DeclaracionTipo.pend = Tipo.pend</text:p>
      <text:p text:style-name="P302">}</text:p>
      <text:p text:style-name="P303"/>
      <text:p text:style-name="P304"/>
      <text:p text:style-name="P305">DeclaraciónVariable → id :</text:p>
      <text:p text:style-name="P306">{</text:p>
      <text:p text:style-name="P307"><text:tab/>Tipo.tsh = DeclaracionVariable.tsh</text:p>
      <text:p text:style-name="P308">}</text:p>
      <text:soft-page-break/>
      <text:p text:style-name="P309">Tipo</text:p>
      <text:p text:style-name="P310">{</text:p>
      <text:p text:style-name="P311"><text:tab/>DeclaracionVariable.id = id.lex</text:p>
      <text:p text:style-name="P312"><text:span text:style-name="T313"><text:tab/>DeclaracionVariable.props = &lt;clase:var, tipo: DeclaracionVariable.tipo, nivel:<text:s/></text:span><text:span text:style-name="T314"><text:tab/></text:span><text:span text:style-name="T315"><text:tab/></text:span><text:span text:style-name="T316"><text:tab/></text:span><text:span text:style-name="T317"><text:tab/>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</text:span><text:span text:style-name="T325"><text:tab/></text:span><text:span text:style-name="T326"><text:tab/></text:span><text:span text:style-name="T327"><text:tab/></text:span><text:span text:style-name="T328"><text:tab/></text:span><text:span text:style-name="T329"><text:tab/>DeclaracionVariable.nh&gt;</text:span></text:p>
      <text:p text:style-name="P330"><text:tab/>DeclaracionVariable.tipo = Tipo.tipo</text:p>
      <text:p text:style-name="P331"><text:tab/>DeclaracionVariable.error = Tipo.error v existeID(DeclaracionVariable.tsh, id.lex) v<text:s/><text:tab/><text:tab/><text:tab/><text:tab/><text:tab/><text:tab/><text:tab/><text:tab/><text:tab/>¬existeRef(DeclaracionVariable.tsh,Tipo.tipo)</text:p>
      <text:p text:style-name="P332"><text:tab/>DeclaracionVariable.pend = Tipo.pend</text:p>
      <text:p text:style-name="P333">}</text:p>
      <text:p text:style-name="P334"/>
      <text:p text:style-name="P335"/>
      <text:p text:style-name="Standard"><text:span text:style-name="T336">DeclaracionProcedimiento → procedure id</text:span></text:p>
      <text:p text:style-name="P337"><text:span text:style-name="T338">{</text:span></text:p>
      <text:p text:style-name="P339"><text:span text:style-name="T340"><text:tab/>FParams.tsh = creaTS(DeclaracionProcedimiento.tsh)</text:span></text:p>
      <text:p text:style-name="P341"><text:span text:style-name="T342">FParametros.nh = DeclaracionProcedimiento.nh +1</text:span></text:p>
      <text:p text:style-name="P343"><text:span text:style-name="T344">}</text:span></text:p>
      <text:p text:style-name="P345"><text:span text:style-name="T346">FParametros</text:span></text:p>
      <text:p text:style-name="P347"><text:span text:style-name="T348">{</text:span></text:p>
      <text:p text:style-name="P349"><text:span text:style-name="T350"><text:tab/></text:span><text:span text:style-name="T351">Bloque.tsh = inserta(FParametros.ts, id.lex, &lt;clase:proc, tipo: &lt;t:proc, params:<text:s/></text:span><text:span text:style-name="T352"><text:tab/></text:span><text:span text:style-name="T353"><text:tab/></text:span><text:span text:style-name="T354"><text:tab/></text:span><text:span text:style-name="T355"><text:tab/></text:span><text:span text:style-name="T356"><text:tab/></text:span><text:span text:style-name="T357"><text:tab/></text:span><text:span text:style-name="T358"><text:tab/></text:span><text:span text:style-name="T359"><text:tab/>Fparametros.parametros&gt;,<text:s/></text:span><text:bookmark-start text:name="__DdeLink__22085_1730890738"/><text:span text:style-name="T360"><text:s text:c="4"/>nivel: DeclaracionProcedimiento.nh + 1&gt;</text:span><text:bookmark-end text:name="__DdeLink__22085_1730890738"/><text:span text:style-name="T361">)</text:span></text:p>
      <text:p text:style-name="P362"><text:span text:style-name="T363">Bloque.nh = DeclaracionProcedimiento.nh +1</text:span></text:p>
      <text:p text:style-name="P364"><text:span text:style-name="T365">}</text:span></text:p>
      <text:p text:style-name="P366"><text:span text:style-name="T367">Bloque</text:span></text:p>
      <text:p text:style-name="P368"><text:span text:style-name="T369">{</text:span></text:p>
      <text:p text:style-name="P370"><text:span text:style-name="T371"><text:tab/></text:span><text:span text:style-name="T372">DeclaracionProcedimiento.error = FParametros.error v Bloque.error v</text:span></text:p>
      <text:p text:style-name="P373"><text:span text:style-name="T374"><text:tab/></text:span><text:span text:style-name="T375"><text:tab/></text:span><text:span text:style-name="T376"><text:tab/></text:span><text:span text:style-name="T377"><text:tab/></text:span><text:span text:style-name="T378"><text:tab/>(existeID(FParametros.ts, id.lex) <text:s/></text:span><text:span text:style-name="T379">٨</text:span></text:p>
      <text:p text:style-name="P380"><text:span text:style-name="T381"><text:tab/></text:span><text:span text:style-name="T382"><text:tab/></text:span><text:span text:style-name="T383"><text:tab/></text:span><text:span text:style-name="T384"><text:tab/></text:span><text:span text:style-name="T385"><text:tab/>FParametros.ts[id.lex].nivel = DeclaracionProcedimiento.nh +1)</text:span></text:p>
      <text:p text:style-name="P386"><text:span text:style-name="T387"><text:tab/>DeclaracionProcedimiento.pend = Bloque.pend</text:span></text:p>
      <text:p text:style-name="P388"><text:span text:style-name="T389"><text:tab/></text:span><text:span text:style-name="T390">DeclaracionProcedimiento.id = id.lex</text:span></text:p>
      <text:p text:style-name="P391"><text:tab/>DeclaracionProcedimiento.props =<text:s/><text:bookmark-start text:name="__DdeLink__22087_1730890738"/><text:bookmark-start text:name="__DdeLink__22083_1730890738"/>&lt;clase:proc, tipo: &lt;t:proc, params: Fparametros.parametros&gt;,</text:p>
      <text:p text:style-name="P392"><text:span text:style-name="T393"><text:tab/></text:span><text:span text:style-name="T394"><text:tab/></text:span><text:span text:style-name="T395"><text:tab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nivel: DeclaracionProcedimiento.nh + 1</text:span><text:bookmark-end text:name="__DdeLink__22087_1730890738"/><text:bookmark-end text:name="__DdeLink__22083_1730890738"/><text:span text:style-name="T402">,</text:span></text:p>
      <text:p text:style-name="P403"><text:span text:style-name="T404"><text:tab/></text:span><text:span text:style-name="T405"><text:tab/></text:span><text:span text:style-name="T406"><text:tab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inicio: Bloque.inicio&gt;</text:span></text:p>
      <text:p text:style-name="P413"><text:span text:style-name="T414">}</text:span></text:p>
      <text:p text:style-name="P415"/>
      <text:p text:style-name="P416"/>
      <text:p text:style-name="Standard"><text:span text:style-name="T417">Bloque →</text:span></text:p>
      <text:p text:style-name="P418"><text:span text:style-name="T419">{</text:span></text:p>
      <text:p text:style-name="P420"><text:span text:style-name="T421"><text:tab/>Declaraciones.tsh = Bloque.tsh</text:span></text:p>
      <text:p text:style-name="P422"><text:span text:style-name="T423"><text:tab/>Declaraciones.nh = Bloque.nh</text:span></text:p>
      <text:p text:style-name="P424"><text:span text:style-name="T425"><text:tab/>Declaraciones.dirh <text:s text:c="6"/>= Bloque.dirh</text:span></text:p>
      <text:p text:style-name="P426"><text:span text:style-name="T427"><text:tab/>Declaraciones.etqh <text:s text:c="6"/>= Bloque.etqh</text:span></text:p>
      <text:p text:style-name="P428"><text:span text:style-name="T429"><text:tab/></text:span></text:p>
      <text:p text:style-name="P430"><text:span text:style-name="T431">}</text:span></text:p>
      <text:p text:style-name="P432"><text:span text:style-name="T433">Declaraciones &amp;</text:span></text:p>
      <text:p text:style-name="P434"><text:span text:style-name="T435">{</text:span></text:p>
      <text:soft-page-break/>
      <text:p text:style-name="P436"><text:span text:style-name="T437"><text:tab/></text:span><text:span text:style-name="T438">Instrucciones.etqh <text:s text:c="9"/>= Declaraciones.etq + longPrologo</text:span></text:p>
      <text:p text:style-name="P439"><text:span text:style-name="T440"><text:tab/>Instrucciones.tsh = Declaraciones.ts</text:span></text:p>
      <text:p text:style-name="P441"><text:span text:style-name="T442">}</text:span></text:p>
      <text:p text:style-name="P443"><text:span text:style-name="T444">Instrucciones</text:span></text:p>
      <text:p text:style-name="P445"><text:span text:style-name="T446">{</text:span></text:p>
      <text:p text:style-name="P447"><text:span text:style-name="T448"><text:tab/>Bloque.ts = Declaraciones.ts</text:span></text:p>
      <text:p text:style-name="P449"><text:span text:style-name="T450"><text:tab/></text:span><text:span text:style-name="T451">Bloque.error = Declaraciones.error v Instrucciones.error</text:span></text:p>
      <text:p text:style-name="P452"><text:span text:style-name="T453"><text:tab/>Bloque.pend = Declaraciones.pend</text:span></text:p>
      <text:p text:style-name="P454"><text:span text:style-name="T455"><text:tab/>Bloque.n <text:s text:c="7"/>= Declaraciones.n</text:span></text:p>
      <text:p text:style-name="P456"><text:span text:style-name="T457"><text:tab/>Bloque.inicio <text:s text:c="2"/>= Declaraciones.etq</text:span></text:p>
      <text:p text:style-name="P458"><text:span text:style-name="T459"><text:tab/>Bloque.etq <text:s text:c="5"/>= Instrucciones.etq + longEpilogo + 1</text:span></text:p>
      <text:p text:style-name="P460"><text:span text:style-name="T461"><text:tab/>Bloque.cod <text:s text:c="5"/>=</text:span></text:p>
      <text:p text:style-name="P462"><text:span text:style-name="T463"><text:s text:c="8"/></text:span><text:span text:style-name="T464"><text:tab/></text:span><text:span text:style-name="T465"><text:tab/>Declaracioness.cod <text:s text:c="19"/>||</text:span></text:p>
      <text:p text:style-name="P466"><text:span text:style-name="T467"><text:tab/><text:s text:c="9"/>prologo(Bloque.nh,Declaraciones.dir) ||</text:span></text:p>
      <text:p text:style-name="P468"><text:span text:style-name="T469"><text:tab/><text:s text:c="9"/>Instrucciones.cod <text:s text:c="20"/>||</text:span></text:p>
      <text:p text:style-name="P470"><text:span text:style-name="T471"><text:tab/><text:s text:c="9"/>epilogo(Bloque.nh) <text:s text:c="9"/>||</text:span></text:p>
      <text:p text:style-name="P472"><text:span text:style-name="T473"><text:tab/><text:s text:c="9"/>ir-ind</text:span></text:p>
      <text:p text:style-name="P474"><text:span text:style-name="T475">}</text:span></text:p>
      <text:p text:style-name="Standard"/>
      <text:p text:style-name="Standard"/>
      <text:p text:style-name="Standard"><text:span text:style-name="T476">Bloque →</text:span></text:p>
      <text:p text:style-name="P477"><text:span text:style-name="T478">{</text:span></text:p>
      <text:p text:style-name="P479"><text:span text:style-name="T480"><text:tab/>Instrucciones.tsh = <text:s/>Bloque.tsh</text:span></text:p>
      <text:p text:style-name="P481"><text:span text:style-name="T482"><text:tab/>Instrucciones.etqh <text:s text:c="7"/>= Bloque.etqh + longPrologo</text:span></text:p>
      <text:p text:style-name="P483"><text:span text:style-name="T484">}</text:span></text:p>
      <text:p text:style-name="P485"><text:span text:style-name="T486">Instrucciones</text:span></text:p>
      <text:p text:style-name="P487"><text:span text:style-name="T488">{</text:span></text:p>
      <text:p text:style-name="P489"><text:span text:style-name="T490"><text:tab/>Bloque.error = Instrucciones.error</text:span></text:p>
      <text:p text:style-name="P491"><text:tab/>Bloque.n <text:s text:c="7"/>= Bloque.nh</text:p>
      <text:p text:style-name="P492"><text:tab/>Bloque.cod <text:s text:c="5"/>=</text:p>
      <text:p text:style-name="P493"><text:tab/><text:s text:c="4"/>prologo(Bloque.nh,Bloque.dirh) <text:s/>||</text:p>
      <text:p text:style-name="P494"><text:tab/><text:s text:c="4"/>Instrucciones.cod <text:s text:c="24"/>||</text:p>
      <text:p text:style-name="P495"><text:tab/><text:s text:c="4"/>epilogo(Bloque.nh) <text:s text:c="13"/>||</text:p>
      <text:p text:style-name="P496"><text:tab/><text:s text:c="4"/>ir-ind</text:p>
      <text:p text:style-name="P497"><text:tab/></text:p>
      <text:p text:style-name="P498"><text:tab/>Bloque.inicio <text:s text:c="2"/>= Bloque.etqh</text:p>
      <text:p text:style-name="P499"><text:tab/>Bloque.etq <text:s text:c="5"/>= Instrucciones.etq + longEpilogo + 1</text:p>
      <text:p text:style-name="P500"><text:span text:style-name="T501">}</text:span></text:p>
      <text:p text:style-name="Standard"/>
      <text:p text:style-name="Standard"/>
      <text:p text:style-name="Standard"/>
      <text:p text:style-name="Standard"><text:span text:style-name="T502">FParametros →</text:span></text:p>
      <text:p text:style-name="P503"><text:span text:style-name="T504">{</text:span></text:p>
      <text:p text:style-name="P505"><text:span text:style-name="T506"><text:tab/></text:span><text:span text:style-name="T507">LFParametros.tsh = FParametros.tsh</text:span></text:p>
      <text:p text:style-name="P508"><text:span text:style-name="T509"><text:tab/>LFPatametros.nh = FParametros.nh</text:span></text:p>
      <text:p text:style-name="P510"><text:span text:style-name="T511"><text:tab/></text:span></text:p>
      <text:p text:style-name="P512"><text:span text:style-name="T513">}</text:span></text:p>
      <text:p text:style-name="P514"><text:span text:style-name="T515">(LFParametros)</text:span></text:p>
      <text:p text:style-name="P516"><text:span text:style-name="T517">{</text:span></text:p>
      <text:p text:style-name="P518"><text:span text:style-name="T519"><text:tab/>FParametros.ts = LFParametros.ts</text:span></text:p>
      <text:p text:style-name="P520"><text:span text:style-name="T521"><text:tab/>FParametros.parametros = LFParametros.parametros</text:span></text:p>
      <text:p text:style-name="P522"><text:span text:style-name="T523"><text:tab/>FParametros.error = LFParametros.error</text:span></text:p>
      <text:soft-page-break/>
      <text:p text:style-name="P524"><text:span text:style-name="T525"><text:tab/>FParams.dir = LFParams.dir</text:span></text:p>
      <text:p text:style-name="P526"><text:span text:style-name="T527">}</text:span></text:p>
      <text:p text:style-name="Standard"/>
      <text:p text:style-name="Standard"><text:span text:style-name="T528">FParametros → λ</text:span></text:p>
      <text:p text:style-name="P529"><text:span text:style-name="T530">{</text:span></text:p>
      <text:p text:style-name="P531"><text:span text:style-name="T532"><text:tab/>FParametros.dir = 0</text:span></text:p>
      <text:p text:style-name="P533"><text:span text:style-name="T534"><text:tab/></text:span><text:span text:style-name="T535">FParametros.error = false</text:span></text:p>
      <text:p text:style-name="P536"><text:span text:style-name="T537"><text:tab/></text:span><text:span text:style-name="T538">FParametros.ts = FParametros.tsh</text:span></text:p>
      <text:p text:style-name="P539"><text:span text:style-name="T540"><text:tab/>FParametros.parametros = {}</text:span></text:p>
      <text:p text:style-name="P541"><text:span text:style-name="T542">}</text:span></text:p>
      <text:p text:style-name="Standard"/>
      <text:p text:style-name="Standard"><text:span text:style-name="T543">LFParametros →</text:span></text:p>
      <text:p text:style-name="P544"><text:span text:style-name="T545">{</text:span></text:p>
      <text:p text:style-name="P546"><text:span text:style-name="T547"><text:tab/></text:span><text:span text:style-name="T548">FParametro.nh = LFParametros.nh</text:span></text:p>
      <text:p text:style-name="P549"><text:span text:style-name="T550">}</text:span></text:p>
      <text:p text:style-name="P551"><text:span text:style-name="T552">FParametro</text:span></text:p>
      <text:p text:style-name="P553"><text:span text:style-name="T554">{</text:span></text:p>
      <text:p text:style-name="P555"><text:span text:style-name="T556"><text:tab/></text:span><text:span text:style-name="T557">LFParametrosRec.nh = LFParametros.nh</text:span></text:p>
      <text:p text:style-name="P558"><text:span text:style-name="T559"><text:tab/>LFParametrosRec.tsh = inserta(LFParametros.tsh, FParametro.id, FParametro.props ++ &lt;dir:0&gt;)</text:span></text:p>
      <text:p text:style-name="P560"><text:span text:style-name="T561"><text:tab/>LFParametrosRec.parametrosh = FParametro.parametro</text:span></text:p>
      <text:p text:style-name="P562"><text:span text:style-name="T563"><text:tab/>LFParametrosRec.dirh = FParametro.tam</text:span></text:p>
      <text:p text:style-name="P564"><text:span text:style-name="T565"><text:tab/></text:span><text:span text:style-name="T566">LFParametrosRec.errorh = Fparametro.error v<text:s/></text:span><text:span text:style-name="T567"><text:tab/></text:span><text:span text:style-name="T568"><text:tab/></text:span><text:span text:style-name="T569"><text:tab/></text:span><text:span text:style-name="T570"><text:tab/></text:span><text:span text:style-name="T571"><text:tab/></text:span><text:span text:style-name="T572"><text:tab/></text:span><text:span text:style-name="T573"><text:tab/></text:span><text:span text:style-name="T574"><text:tab/></text:span><text:span text:style-name="T575"><text:tab/></text:span><text:span text:style-name="T576">existeID(LFParametros.tsh,FParametro.id) <text:s/></text:span><text:span text:style-name="T577">٨</text:span><text:span text:style-name="T578"><text:s/></text:span><text:span text:style-name="T579"><text:tab/></text:span><text:span text:style-name="T580"><text:tab/></text:span><text:span text:style-name="T581"><text:tab/></text:span><text:span text:style-name="T582"><text:tab/></text:span><text:span text:style-name="T583"><text:tab/></text:span><text:span text:style-name="T584"><text:tab/></text:span><text:span text:style-name="T585"><text:tab/></text:span><text:span text:style-name="T586"><text:tab/>LFParametros.tsh[FParametro.id].nivel = LFParametros.nh)</text:span></text:p>
      <text:p text:style-name="P587"><text:span text:style-name="T588">}</text:span></text:p>
      <text:p text:style-name="P589"><text:span text:style-name="T590">LFParametrosRec</text:span></text:p>
      <text:p text:style-name="P591"><text:span text:style-name="T592">{</text:span></text:p>
      <text:p text:style-name="P593"><text:span text:style-name="T594"><text:tab/></text:span><text:span text:style-name="T595">LFParametros.ts = LFParametrosRec.ts</text:span></text:p>
      <text:p text:style-name="P596"><text:span text:style-name="T597"><text:tab/>LFParametros.parametros = LEParametrosRec.parametros</text:span></text:p>
      <text:p text:style-name="P598"><text:span text:style-name="T599"><text:tab/>LFParametros.error = LFParametrosRec.error</text:span></text:p>
      <text:p text:style-name="P600"><text:span text:style-name="T601"><text:tab/>LFParametros.dir = LFParametrosRec.dir</text:span></text:p>
      <text:p text:style-name="P602"><text:span text:style-name="T603">}</text:span></text:p>
      <text:p text:style-name="Standard"><text:span text:style-name="T604"><text:tab/></text:span></text:p>
      <text:p text:style-name="Standard"><text:bookmark-start text:name="__DdeLink__7007_1948327631"/></text:p>
      <text:p text:style-name="Standard"><text:span text:style-name="T605">LFParametrosRec → ','</text:span></text:p>
      <text:p text:style-name="P606"><text:span text:style-name="T607">{</text:span></text:p>
      <text:p text:style-name="P608"/>
      <text:p text:style-name="P609"><text:span text:style-name="T610"><text:tab/>FParametro.nh = LFParametrosRec0.nh</text:span></text:p>
      <text:p text:style-name="P611"><text:span text:style-name="T612"><text:tab/>FParametro.dirh = LFParametrosRec0.dirh</text:span></text:p>
      <text:p text:style-name="P613"><text:span text:style-name="T614">}</text:span></text:p>
      <text:p text:style-name="P615"><text:span text:style-name="T616">FParametro</text:span></text:p>
      <text:p text:style-name="P617"><text:span text:style-name="T618">{</text:span></text:p>
      <text:p text:style-name="P619"><text:span text:style-name="T620"><text:tab/>LFParametrosRec1.nh = LFParametrosRec0.nh</text:span></text:p>
      <text:p text:style-name="P621"><text:span text:style-name="T622"><text:tab/>LFParametrosRec1.dirh = LFParametrosRec0.dirh + FParametro.tam</text:span></text:p>
      <text:p text:style-name="P623"><text:span text:style-name="T624"><text:tab/>LFParametrosRec1.tsh = inserta(LFParametrosRec0.tsh, Fparametro.id, FParametro.props)</text:span></text:p>
      <text:p text:style-name="P625"><text:span text:style-name="T626"><text:tab/>LFParametrosRec1.parametrosh = LFParametrosRec0.parametros ++ FParametro.parametro</text:span></text:p>
      <text:p text:style-name="P627"><text:span text:style-name="T628"><text:tab/>LFParametrosRec1.errorh = LFParametrosRec0.errorh v FParametro.error v<text:s/></text:span><text:span text:style-name="T629"><text:tab/></text:span><text:span text:style-name="T630"><text:tab/></text:span><text:span text:style-name="T631"><text:tab/></text:span><text:span text:style-name="T632"><text:tab/></text:span><text:span text:style-name="T633"><text:tab/></text:span><text:span text:style-name="T634"><text:tab/></text:span><text:span text:style-name="T635"><text:tab/></text:span><text:span text:style-name="T636"><text:tab/></text:span><text:span text:style-name="T637"><text:tab/></text:span><text:span text:style-name="T638"><text:tab/>(existeID(LFParametrosRec0.tsh,FParametro.id) <text:s/></text:span><text:span text:style-name="T639">٨</text:span><text:span text:style-name="T640"><text:s/></text:span><text:span text:style-name="T641"><text:tab/></text:span><text:span text:style-name="T642"><text:tab/></text:span><text:span text:style-name="T643"><text:tab/></text:span><text:span text:style-name="T644"><text:tab/></text:span><text:span text:style-name="T645"><text:tab/></text:span><text:span text:style-name="T646"><text:tab/></text:span><text:span text:style-name="T647"><text:tab/></text:span><text:span text:style-name="T648"><text:tab/></text:span><text:span text:style-name="T649"><text:tab/></text:span><text:span text:style-name="T650"><text:tab/></text:span><text:span text:style-name="T651"><text:tab/>LFParametrosRec0.tsh[FParametro.id].nivel = LFParametrosRec0.nh)</text:span></text:p>
      <text:p text:style-name="P652"><text:span text:style-name="T653">}</text:span></text:p>
      <text:soft-page-break/>
      <text:p text:style-name="P654"><text:span text:style-name="T655">LFParametrosRec</text:span></text:p>
      <text:p text:style-name="P656"><text:span text:style-name="T657">{</text:span></text:p>
      <text:p text:style-name="P658"><text:span text:style-name="T659"><text:tab/>LFParametrosRec0.ts = LFParametrosRec1.ts</text:span></text:p>
      <text:p text:style-name="P660"><text:span text:style-name="T661"><text:tab/></text:span><text:bookmark-start text:name="__DdeLink__22141_1730890738"/><text:span text:style-name="T662">LFParametrosRec0</text:span><text:bookmark-end text:name="__DdeLink__22141_1730890738"/><text:span text:style-name="T663">.parametros = LFParametrosRec1.parametros</text:span></text:p>
      <text:p text:style-name="P664"><text:span text:style-name="T665"><text:tab/><text:s/>LFParametrosRec0.error = LFParametrosRec1.error</text:span></text:p>
      <text:p text:style-name="P666"><text:span text:style-name="T667"><text:tab/>LFParametrosRec0.dir = LFParametrosRec1.dir</text:span></text:p>
      <text:p text:style-name="P668"><text:span text:style-name="T669">}</text:span></text:p>
      <text:p text:style-name="Standard"/>
      <text:p text:style-name="Standard"><text:span text:style-name="T670">LFParametrosRec →<text:s/></text:span><text:bookmark-start text:name="__DdeLink__7009_1948327631"/><text:span text:style-name="T671">λ</text:span><text:bookmark-end text:name="__DdeLink__7009_1948327631"/></text:p>
      <text:p text:style-name="P672"><text:span text:style-name="T673">{</text:span></text:p>
      <text:p text:style-name="P674"><text:span text:style-name="T675"><text:tab/>LFParametrosRec.ts = LFParametrosRec.tsh</text:span></text:p>
      <text:p text:style-name="P676"><text:bookmark-end text:name="__DdeLink__7007_1948327631"/><text:span text:style-name="T677"><text:tab/>LFParametrosRec.parametros= LFParametrosRec.parametrosh</text:span></text:p>
      <text:p text:style-name="P678"><text:span text:style-name="T679"><text:tab/></text:span><text:span text:style-name="T680">LFParametrosRec.error = LFParametros.errorh</text:span></text:p>
      <text:p text:style-name="P681"><text:span text:style-name="T682">}</text:span></text:p>
      <text:p text:style-name="Standard"/>
      <text:p text:style-name="Standard"/>
      <text:p text:style-name="Standard"><text:span text:style-name="T683">FParametro → var Tipo id</text:span></text:p>
      <text:p text:style-name="P684"><text:span text:style-name="T685">{</text:span></text:p>
      <text:p text:style-name="P686"><text:span text:style-name="T687"><text:tab/>FParametro.tam <text:s text:c="5"/>= 1</text:span></text:p>
      <text:p text:style-name="P688"><text:span text:style-name="T689"><text:tab/>Fparametro.parametro <text:s text:c="3"/>= &lt;modo: variable, tipo: Tipo.tipo, dir: Fparametro.dirh&gt;</text:span></text:p>
      <text:p text:style-name="P690"><text:span text:style-name="T691"><text:tab/></text:span><text:span text:style-name="T692">FParametro.id = id.lex</text:span></text:p>
      <text:p text:style-name="P693"><text:span text:style-name="T694"><text:tab/>FParametro.props = &lt;clase: pvar, tipo: Tipo.tipo, nivel: FParametro.nh&gt;</text:span></text:p>
      <text:p text:style-name="P695"><text:span text:style-name="T696"><text:tab/>FParametro.error = Tipo.error</text:span></text:p>
      <text:p text:style-name="P697"><text:span text:style-name="T698">}</text:span></text:p>
      <text:p text:style-name="Standard"/>
      <text:p text:style-name="Standard"><text:span text:style-name="T699">FParametro → Tipo id</text:span></text:p>
      <text:p text:style-name="P700"><text:span text:style-name="T701">{</text:span></text:p>
      <text:p text:style-name="P702"><text:span text:style-name="T703"><text:tab/>FParametro.tam <text:s text:c="5"/>= Tipo.tipo.tam</text:span></text:p>
      <text:p text:style-name="P704"><text:span text:style-name="T705"><text:tab/>Fparametro.parametro <text:s text:c="3"/>= &lt;modo: valor, tipo: Tipo.tipo, dir: Fparametro.dirh&gt;</text:span></text:p>
      <text:p text:style-name="P706"><text:span text:style-name="T707"><text:tab/></text:span><text:span text:style-name="T708">FParametro.id = id.lex</text:span></text:p>
      <text:p text:style-name="P709"><text:span text:style-name="T710"><text:tab/>FParametro.props = &lt;clase: var, tipo: Tipo.tipo, nivel: FParametro.nh&gt;</text:span></text:p>
      <text:p text:style-name="P711"><text:span text:style-name="T712"><text:tab/>FParametro.parametro = &lt;modo:<text:s/></text:span><text:span text:style-name="T713">valor</text:span><text:span text:style-name="T714">, tipo: Tipo.tipo&gt;</text:span></text:p>
      <text:p text:style-name="P715"><text:span text:style-name="T716"><text:tab/>Fparametro.error = Tipo.error</text:span></text:p>
      <text:p text:style-name="P717"><text:span text:style-name="T718">}</text:span></text:p>
      <text:p text:style-name="P719"/>
      <text:p text:style-name="P720">Tipo → id</text:p>
      <text:p text:style-name="P721">{</text:p>
      <text:p text:style-name="P722"><text:s text:c="4"/>Tipo.tipo =</text:p>
      <text:p text:style-name="P723"><text:s text:c="8"/>&lt;</text:p>
      <text:p text:style-name="P724"><text:s text:c="12"/>t:ref,</text:p>
      <text:p text:style-name="P725"><text:s text:c="12"/>id:id.lex,</text:p>
      <text:p text:style-name="P726"><text:s text:c="12"/>tam:Tipo.tsh[id.lex].tipo.tam</text:p>
      <text:p text:style-name="P727"><text:s text:c="8"/>&gt;</text:p>
      <text:p text:style-name="P728"><text:tab/>Tipo.error = <text:s/>si existeID(Tipo.tsh,id.lex)</text:p>
      <text:p text:style-name="P729"><text:tab/><text:tab/><text:tab/>Tipo.tsh[id.lex].clase != tipo</text:p>
      <text:p text:style-name="P730"><text:tab/><text:tab/><text:s text:c="8"/>sino</text:p>
      <text:p text:style-name="P731"><text:span text:style-name="T732">false</text:span><text:span text:style-name="T733"><text:tab/></text:span><text:span text:style-name="T734"><text:tab/></text:span></text:p>
      <text:p text:style-name="P735"><text:tab/>Tipo.pend = <text:s/>si (¬existeID(Tipo.tsh,id.lex))</text:p>
      <text:p text:style-name="P736"><text:tab/><text:tab/><text:tab/>{id.lex}</text:p>
      <text:p text:style-name="P737"><text:tab/><text:tab/><text:s text:c="8"/>sino</text:p>
      <text:p text:style-name="P738"><text:span text:style-name="T739">ⵁ</text:span></text:p>
      <text:p text:style-name="P740"><text:span text:style-name="T741">}</text:span><text:span text:style-name="T742"><text:tab/></text:span></text:p>
      <text:p text:style-name="P743"/>
      <text:p text:style-name="P744">Tipo → Boolean</text:p>
      <text:p text:style-name="P745">{</text:p>
      <text:p text:style-name="P746"><text:tab/>Tipo.tipo = &lt;t:boolean,tam:1&gt;</text:p>
      <text:p text:style-name="P747"><text:span text:style-name="T748"><text:tab/></text:span><text:span text:style-name="T749">Tipo.error = false</text:span></text:p>
      <text:p text:style-name="P750"><text:span text:style-name="T751"><text:tab/>Tipo.pend =<text:s/></text:span><text:span text:style-name="T752">ⵁ</text:span></text:p>
      <text:p text:style-name="P753">}</text:p>
      <text:p text:style-name="P754"/>
      <text:p text:style-name="P755"/>
      <text:p text:style-name="P756">Tipo → Character</text:p>
      <text:p text:style-name="P757">{</text:p>
      <text:p text:style-name="P758"><text:tab/>Tipo.tipo = &lt;t:character,tam:1&gt;</text:p>
      <text:p text:style-name="P759"><text:span text:style-name="T760"><text:tab/></text:span><text:span text:style-name="T761">Tipo.error = false</text:span></text:p>
      <text:p text:style-name="P762"><text:span text:style-name="T763"><text:tab/>Tipo.pend =<text:s/></text:span><text:span text:style-name="T764">ⵁ</text:span></text:p>
      <text:p text:style-name="P765"><text:span text:style-name="T766">}</text:span></text:p>
      <text:p text:style-name="P767"/>
      <text:p text:style-name="P768">Tipo → Float</text:p>
      <text:p text:style-name="P769">{</text:p>
      <text:p text:style-name="P770"><text:tab/>Tipo.tipo = &lt;t:float,tam:1&gt;</text:p>
      <text:p text:style-name="P771"><text:span text:style-name="T772"><text:tab/></text:span><text:span text:style-name="T773">Tipo.error = false</text:span></text:p>
      <text:p text:style-name="P774"><text:span text:style-name="T775"><text:tab/>Tipo.pend =<text:s/></text:span><text:span text:style-name="T776">ⵁ</text:span></text:p>
      <text:p text:style-name="P777">}</text:p>
      <text:p text:style-name="P778"/>
      <text:p text:style-name="P779">Tipo → Natural</text:p>
      <text:p text:style-name="P780">{</text:p>
      <text:p text:style-name="P781"><text:tab/>Tipo.tipo = &lt;t:natural,tam:1&gt;</text:p>
      <text:p text:style-name="P782"><text:span text:style-name="T783"><text:tab/></text:span><text:span text:style-name="T784">Tipo.error = false</text:span></text:p>
      <text:p text:style-name="P785"><text:span text:style-name="T786"><text:tab/>Tipo.pend =<text:s/></text:span><text:span text:style-name="T787">ⵁ</text:span></text:p>
      <text:p text:style-name="P788">}</text:p>
      <text:p text:style-name="P789"/>
      <text:p text:style-name="P790">Tipo → Integer</text:p>
      <text:p text:style-name="P791">{</text:p>
      <text:p text:style-name="P792"><text:tab/>Tipo.tipo = &lt;t:integer,tam:1&gt;</text:p>
      <text:p text:style-name="P793"><text:span text:style-name="T794"><text:tab/></text:span><text:span text:style-name="T795">Tipo.error = false</text:span></text:p>
      <text:p text:style-name="P796"><text:span text:style-name="T797"><text:tab/>Tipo.pend =<text:s/></text:span><text:span text:style-name="T798">ⵁ</text:span></text:p>
      <text:p text:style-name="P799"><text:span text:style-name="T800">}</text:span></text:p>
      <text:p text:style-name="P801"/>
      <text:p text:style-name="P802">Tipo → array [num] of Tipo</text:p>
      <text:p text:style-name="P803">{</text:p>
      <text:p text:style-name="P804"><text:span text:style-name="T805"><text:s text:c="4"/></text:span><text:span text:style-name="T806">Tipo0.tipo =</text:span></text:p>
      <text:p text:style-name="P807"><text:s text:c="8"/>&lt;</text:p>
      <text:p text:style-name="P808"><text:s text:c="12"/>t:array,</text:p>
      <text:p text:style-name="P809"><text:s text:c="12"/>nelems:valorDe(num.lex),</text:p>
      <text:p text:style-name="P810"><text:s text:c="12"/>tbase:Tipo1.tipo,</text:p>
      <text:p text:style-name="P811"><text:s text:c="12"/>tam:valorDe(num.lex)*Tipo1.tipo.tam</text:p>
      <text:p text:style-name="P812"><text:s text:c="8"/>&gt;</text:p>
      <text:p text:style-name="P813"><text:span text:style-name="T814"><text:tab/></text:span><text:span text:style-name="T815">Tipo</text:span><text:span text:style-name="T816">1</text:span><text:span text:style-name="T817">.tsh = Tipo</text:span><text:span text:style-name="T818">o</text:span><text:span text:style-name="T819">.tsh</text:span></text:p>
      <text:p text:style-name="P820"><text:span text:style-name="T821"><text:tab/>Tipo</text:span><text:span text:style-name="T822">o</text:span><text:span text:style-name="T823">.error = Expresion.tipo.t != natural v Tipo</text:span><text:span text:style-name="T824">1</text:span><text:span text:style-name="T825">.error v ¬existeRef (Tipo</text:span><text:span text:style-name="T826">o</text:span><text:span text:style-name="T827">.tsh , Tipo</text:span><text:span text:style-name="T828">1</text:span><text:span text:style-name="T829">.tipo)</text:span></text:p>
      <text:p text:style-name="P830"><text:span text:style-name="T831"><text:tab/>Tipo</text:span><text:span text:style-name="T832">o</text:span><text:span text:style-name="T833">.pend = Tipo</text:span><text:span text:style-name="T834">1</text:span><text:span text:style-name="T835">.pend</text:span></text:p>
      <text:soft-page-break/>
      <text:p text:style-name="P836">}</text:p>
      <text:p text:style-name="P837"/>
      <text:p text:style-name="P838">Tipo → ^Tipo</text:p>
      <text:p text:style-name="P839">{</text:p>
      <text:p text:style-name="P840"><text:s text:c="4"/>Tipo0.tipo =</text:p>
      <text:p text:style-name="P841"><text:s text:c="8"/>&lt;</text:p>
      <text:p text:style-name="P842"><text:s text:c="12"/>t:puntero,</text:p>
      <text:p text:style-name="P843"><text:s text:c="12"/>tbase:Tipo1.tipo,</text:p>
      <text:p text:style-name="P844"><text:s text:c="12"/>tam:1</text:p>
      <text:p text:style-name="P845"><text:s text:c="8"/>&gt;</text:p>
      <text:p text:style-name="P846"><text:span text:style-name="T847"><text:tab/>Tipo</text:span><text:span text:style-name="T848">1</text:span><text:span text:style-name="T849">.tsh = Tipo</text:span><text:span text:style-name="T850">o</text:span><text:span text:style-name="T851">.tsh</text:span></text:p>
      <text:p text:style-name="P852"><text:span text:style-name="T853"><text:tab/></text:span><text:span text:style-name="T854">Tipo</text:span><text:span text:style-name="T855">o</text:span><text:span text:style-name="T856">.error = Tipo</text:span><text:span text:style-name="T857">1</text:span><text:span text:style-name="T858">.error</text:span></text:p>
      <text:p text:style-name="P859"><text:span text:style-name="T860"><text:tab/>Tipo</text:span><text:span text:style-name="T861">o</text:span><text:span text:style-name="T862">.pend = Tipo</text:span><text:span text:style-name="T863">1</text:span><text:span text:style-name="T864">.pend</text:span></text:p>
      <text:p text:style-name="P865">}</text:p>
      <text:p text:style-name="P866"/>
      <text:p text:style-name="P867"/>
      <text:p text:style-name="P868">Tipo → reg</text:p>
      <text:p text:style-name="P869">{</text:p>
      <text:p text:style-name="P870"><text:span text:style-name="T871"><text:tab/>Campos.tsh = Tipo.tsh</text:span></text:p>
      <text:p text:style-name="P872">}</text:p>
      <text:p text:style-name="P873">Campos freg</text:p>
      <text:p text:style-name="P874">{</text:p>
      <text:p text:style-name="P875"><text:s text:c="4"/>Tipo.tipo =</text:p>
      <text:p text:style-name="P876"><text:s text:c="8"/>&lt;</text:p>
      <text:p text:style-name="P877"><text:s text:c="12"/>t:array,</text:p>
      <text:p text:style-name="P878"><text:s text:c="12"/>campos:Campos.campos,</text:p>
      <text:p text:style-name="P879"><text:s text:c="12"/>tam:Campos.tam</text:p>
      <text:p text:style-name="P880"><text:s text:c="8"/>&gt;</text:p>
      <text:p text:style-name="Standard"><text:span text:style-name="T881"><text:tab/></text:span><text:span text:style-name="T882"><text:tab/></text:span><text:span text:style-name="T883">Tipo.error = Campos.error</text:span></text:p>
      <text:p text:style-name="P884"><text:span text:style-name="T885"><text:tab/>Tipo.pend = Campos.pend</text:span></text:p>
      <text:p text:style-name="P886">}</text:p>
      <text:p text:style-name="P887"/>
      <text:p text:style-name="Standard"><text:span text:style-name="T888">Campos →</text:span></text:p>
      <text:p text:style-name="P889"><text:span text:style-name="T890">{</text:span></text:p>
      <text:p text:style-name="P891"><text:span text:style-name="T892"><text:tab/>Campo.desh = 0</text:span></text:p>
      <text:p text:style-name="P893"><text:span text:style-name="T894"><text:tab/>Campo.tsh = Campos.tsh</text:span></text:p>
      <text:p text:style-name="P895"><text:span text:style-name="T896">}</text:span></text:p>
      <text:p text:style-name="P897"><text:span text:style-name="T898">Campo</text:span></text:p>
      <text:p text:style-name="P899"><text:span text:style-name="T900">{</text:span></text:p>
      <text:p text:style-name="P901"><text:span text:style-name="T902"><text:tab/>CamposRec.camposh = [Campo.campo]</text:span></text:p>
      <text:p text:style-name="P903"><text:span text:style-name="T904"><text:tab/>CamposRec.errorh = Campo.error</text:span></text:p>
      <text:p text:style-name="P905"><text:span text:style-name="T906"><text:tab/>CamposRec.pendh = Campo.pend</text:span></text:p>
      <text:p text:style-name="P907"><text:span text:style-name="T908"><text:tab/>CamposRec.desh = Campo.tam</text:span></text:p>
      <text:p text:style-name="P909"><text:span text:style-name="T910"><text:tab/>CamposRec.tsh = Campos.tsh</text:span></text:p>
      <text:p text:style-name="P911"><text:span text:style-name="T912">}</text:span></text:p>
      <text:p text:style-name="P913"><text:span text:style-name="T914">CamposRec</text:span></text:p>
      <text:p text:style-name="P915"><text:span text:style-name="T916">{</text:span></text:p>
      <text:p text:style-name="P917"><text:span text:style-name="T918"><text:tab/></text:span><text:span text:style-name="T919">Campos.campos = CamposRec.campos</text:span></text:p>
      <text:p text:style-name="P920"><text:tab/>Campos.error = CamposRec.error</text:p>
      <text:p text:style-name="P921"><text:span text:style-name="T922"><text:tab/>Campos.pend = CamposRec.pend</text:span></text:p>
      <text:p text:style-name="P923"><text:span text:style-name="T924"><text:tab/>Campos.tam = CamposRec.tam</text:span></text:p>
      <text:soft-page-break/>
      <text:p text:style-name="P925"><text:span text:style-name="T926">}</text:span></text:p>
      <text:p text:style-name="Standard"><text:span text:style-name="T927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28">CamposRec → ';'</text:span></text:p>
      <text:p text:style-name="P929"><text:span text:style-name="T930">{</text:span></text:p>
      <text:p text:style-name="P931"><text:span text:style-name="T932"><text:tab/></text:span><text:span text:style-name="T933">Campo.desh=CamposRec0.desh</text:span></text:p>
      <text:p text:style-name="P934"><text:span text:style-name="T935"><text:tab/>Campo.tsh = CamposRec0.tsh</text:span></text:p>
      <text:p text:style-name="P936"><text:span text:style-name="T937">}</text:span></text:p>
      <text:p text:style-name="P938"><text:span text:style-name="T939">Campo</text:span></text:p>
      <text:p text:style-name="P940"><text:span text:style-name="T941">{</text:span></text:p>
      <text:p text:style-name="P942"><text:span text:style-name="T943"><text:tab/></text:span><text:span text:style-name="T944">CamposRec1.tsh = CamposRec0.tsh</text:span></text:p>
      <text:p text:style-name="P945"><text:span text:style-name="T946"><text:tab/>CamposRec1.camposh = CamposRec0.camposh ++ Campo.campo</text:span></text:p>
      <text:p text:style-name="P947"><text:span text:style-name="T948"><text:tab/></text:span><text:span text:style-name="T949">CamposRec1.errorh = CamposRec0.errorh v existeCampo(CamposRec0.camposh, Campo.id)</text:span></text:p>
      <text:p text:style-name="P950"><text:span text:style-name="T951"><text:tab/>CamposRec1.pendh = CamposRec0.pendh U Campo.pend</text:span></text:p>
      <text:p text:style-name="P952"><text:span text:style-name="T953"><text:tab/></text:span><text:span text:style-name="T954">CamposRec1.desh = Campo.tam + CamposRec0.desh</text:span></text:p>
      <text:p text:style-name="P955"><text:span text:style-name="T956">}</text:span></text:p>
      <text:p text:style-name="P957"><text:span text:style-name="T958">CamposRec</text:span></text:p>
      <text:p text:style-name="P959"><text:span text:style-name="T960">{</text:span></text:p>
      <text:p text:style-name="P961"><text:span text:style-name="T962"><text:tab/>CamposRec0.campos = CamposRec1.campos</text:span></text:p>
      <text:p text:style-name="P963"><text:tab/>CamposRec0.pend = CamposRec1.pend</text:p>
      <text:p text:style-name="P964"><text:span text:style-name="T965"><text:tab/>CamposRec0.error = CamposRec1.error</text:span></text:p>
      <text:p text:style-name="Standard"><text:span text:style-name="T966"><text:tab/></text:span><text:span text:style-name="T967"><text:tab/>CamposRec0.tam = CamposRec1.tam</text:span></text:p>
      <text:p text:style-name="P968"><text:span text:style-name="T969">}</text:span></text:p>
      <text:p text:style-name="Standard"><text:span text:style-name="T970"><text:tab/></text:span></text:p>
      <text:p text:style-name="Standard"/>
      <text:p text:style-name="Standard"><text:span text:style-name="T971">CamposRec →<text:s/></text:span><text:span text:style-name="T972">λ</text:span></text:p>
      <text:p text:style-name="P973"><text:span text:style-name="T974">{</text:span></text:p>
      <text:p text:style-name="P975"><text:span text:style-name="T976"><text:tab/>CamposRec.campos = CamposRec.camposh</text:span></text:p>
      <text:p text:style-name="P977"><text:span text:style-name="T978"><text:tab/></text:span><text:span text:style-name="T979">CamposRec.error = <text:s/>CamposRec.error</text:span></text:p>
      <text:p text:style-name="P980"><text:span text:style-name="T981"><text:tab/>CamposRec.pend = CamposRec.pendh</text:span></text:p>
      <text:p text:style-name="P982"><text:span text:style-name="T983"><text:tab/>CamposRec.tam = CamposRec.desh</text:span></text:p>
      <text:p text:style-name="P984"><text:span text:style-name="T985">}</text:span></text:p>
      <text:p text:style-name="P986"/>
      <text:p text:style-name="P987"/>
      <text:p text:style-name="P988">Campo → id :</text:p>
      <text:p text:style-name="P989">{</text:p>
      <text:p text:style-name="P990"><text:span text:style-name="T991"><text:tab/></text:span><text:span text:style-name="T992">Tipo.tsh = Campo.tsh</text:span></text:p>
      <text:p text:style-name="P993">}</text:p>
      <text:p text:style-name="P994">Tipo</text:p>
      <text:p text:style-name="P995">{</text:p>
      <text:p text:style-name="P996"><text:s text:c="4"/>Campo.campo =</text:p>
      <text:p text:style-name="P997"><text:s text:c="8"/>&lt;</text:p>
      <text:p text:style-name="P998"><text:s text:c="12"/>id:iden.lex,</text:p>
      <text:p text:style-name="P999"><text:s text:c="12"/>tipo:Tipo.tipo,</text:p>
      <text:soft-page-break/>
      <text:p text:style-name="P1000"><text:s text:c="12"/>desp:Campo.desh</text:p>
      <text:p text:style-name="P1001"><text:s text:c="8"/>&gt;</text:p>
      <text:p text:style-name="P1002"><text:s text:c="4"/>Campo.tam <text:s text:c="2"/>= Tipo.tam</text:p>
      <text:p text:style-name="P1003">Campo.error = Tipo.error v ¬existeRef(Campo.tsh , Tipo.tipo)</text:p>
      <text:p text:style-name="P1004">Campo.pend = Tipo.pend</text:p>
      <text:p text:style-name="P1005">}</text:p>
      <text:p text:style-name="P1006"/>
      <text:p text:style-name="P1007"/>
      <text:p text:style-name="P1008">Instrucciones →</text:p>
      <text:p text:style-name="P1009">{</text:p>
      <text:p text:style-name="P1010"><text:tab/>Instruccion.tsh = Instrucciones.tsh</text:p>
      <text:p text:style-name="P1011"><text:span text:style-name="T1012"><text:tab/>Instruccion.etqh = Instrucciones.etqh</text:span></text:p>
      <text:p text:style-name="P1013">}</text:p>
      <text:p text:style-name="P1014">Instrucción</text:p>
      <text:p text:style-name="P1015">{</text:p>
      <text:p text:style-name="P1016"><text:tab/>InstrucciónesRec.tsh = Instrucciones.tsh</text:p>
      <text:p text:style-name="P1017"><text:tab/>InstruccionesRec.errorh = Instrucción.error</text:p>
      <text:p text:style-name="P1018"><text:span text:style-name="T1019"><text:tab/>InstruccionesRec.etqh = Instruccion.etq</text:span></text:p>
      <text:p text:style-name="P1020"><text:span text:style-name="T1021"><text:tab/>InstruccionesRec.codh = Instruccion.cod</text:span></text:p>
      <text:p text:style-name="P1022">}</text:p>
      <text:p text:style-name="P1023">InstruccionesRec</text:p>
      <text:p text:style-name="P1024">{</text:p>
      <text:p text:style-name="P1025"><text:tab/>Instrucciones.error = InstruccionesRec.error</text:p>
      <text:p text:style-name="P1026"><text:span text:style-name="T1027"><text:tab/>Instrucciones.etq = InstruccionesRec.etq</text:span></text:p>
      <text:p text:style-name="P1028"><text:span text:style-name="T1029"><text:tab/>Instrucciones.cod = InstruccionRec.cod</text:span></text:p>
      <text:p text:style-name="P1030">}</text:p>
      <text:p text:style-name="P1031"/>
      <text:p text:style-name="P1032"><text:tab/></text:p>
      <text:p text:style-name="P1033">InstruccionesRec → ;</text:p>
      <text:p text:style-name="P1034">{</text:p>
      <text:p text:style-name="P1035"><text:span text:style-name="T1036"><text:tab/></text:span><text:span text:style-name="T1037">Instruccion.tsh = InstruccionesRec0.tsh</text:span></text:p>
      <text:p text:style-name="P1038"><text:span text:style-name="T1039"><text:tab/>Instruccion.etqh = InstruccionesRec0.etqh</text:span></text:p>
      <text:p text:style-name="P1040">}</text:p>
      <text:p text:style-name="P1041">Instrucción</text:p>
      <text:p text:style-name="P1042">{</text:p>
      <text:p text:style-name="P1043"><text:tab/>InstruccionesRec1.tsh = InstruccionesRec0.tsh</text:p>
      <text:p text:style-name="P1044"><text:tab/>InstruccionesRec1.errorh = Instrucción.error v InstruccionesRec0.errorh</text:p>
      <text:p text:style-name="P1045"><text:span text:style-name="T1046"><text:tab/>InstruccionesRec1.etqh = Instruccion.etq</text:span></text:p>
      <text:p text:style-name="P1047"><text:span text:style-name="T1048"><text:tab/>InstruccionesRec1.codh = InstruccionesRec0.cod | | Instruccion.cod</text:span></text:p>
      <text:p text:style-name="P1049">}</text:p>
      <text:p text:style-name="P1050">InstruccionesRec</text:p>
      <text:p text:style-name="P1051">{</text:p>
      <text:p text:style-name="P1052"><text:tab/>InstruccionesRec0.error = InstruccionesRec1.error</text:p>
      <text:p text:style-name="P1053"><text:span text:style-name="T1054"><text:tab/>InstruccionesRec0.cod = InstruccionesRec1.cod</text:span></text:p>
      <text:p text:style-name="P1055"><text:span text:style-name="T1056"><text:tab/>InstruccionesRec0.etq = InstruccionesRec1.etq</text:span></text:p>
      <text:p text:style-name="P1057">}</text:p>
      <text:p text:style-name="P1058"><text:tab/></text:p>
      <text:p text:style-name="P1059"/>
      <text:p text:style-name="P1060"><text:tab/></text:p>
      <text:p text:style-name="P1061">InstruccionesRec →<text:s/><text:bookmark-start text:name="__DdeLink__20807_213522392"/>λ<text:bookmark-end text:name="__DdeLink__20807_213522392"/></text:p>
      <text:p text:style-name="P1062">{</text:p>
      <text:p text:style-name="P1063"><text:span text:style-name="T1064"><text:tab/></text:span><text:span text:style-name="T1065">InstruccionesRec.error = InstruccionesRec.errorh</text:span></text:p>
      <text:soft-page-break/>
      <text:p text:style-name="Standard"><text:span text:style-name="T1066"><text:tab/></text:span><text:span text:style-name="T1067"><text:tab/>InstruccionesRec.etq = InstruccionesRec.etqh</text:span></text:p>
      <text:p text:style-name="P1068"><text:span text:style-name="T1069"><text:tab/>InstruccionesRec.cod = InstruccionesRec.codh</text:span></text:p>
      <text:p text:style-name="P1070"><text:span text:style-name="T1071">}</text:span></text:p>
      <text:p text:style-name="Standard"/>
      <text:p text:style-name="P1072"/>
      <text:p text:style-name="P1073"/>
      <text:p text:style-name="Standard"><text:span text:style-name="T1074">Instrucción →</text:span></text:p>
      <text:p text:style-name="P1075"><text:span text:style-name="T1076">{</text:span></text:p>
      <text:p text:style-name="P1077"><text:span text:style-name="T1078"><text:tab/></text:span><text:bookmark-start text:name="__DdeLink__20853_213522392"/><text:span text:style-name="T1079">InsProcedimiento.tsh = Instrucción.tsh</text:span><text:bookmark-end text:name="__DdeLink__20853_213522392"/></text:p>
      <text:p text:style-name="P1080"><text:span text:style-name="T1081"><text:tab/>InsProcedimiento.etqh = Instrucción.etqh</text:span></text:p>
      <text:p text:style-name="P1082"><text:span text:style-name="T1083">}</text:span></text:p>
      <text:p text:style-name="P1084"><text:span text:style-name="T1085">InsProcedimiento</text:span></text:p>
      <text:p text:style-name="P1086"><text:span text:style-name="T1087">{</text:span></text:p>
      <text:p text:style-name="P1088"><text:span text:style-name="T1089"><text:tab/>Instrucción.error = InsProcedimiento.error</text:span></text:p>
      <text:p text:style-name="P1090"><text:span text:style-name="T1091"><text:tab/>Instrucción.cod = InstruccionProcedimiento.cod</text:span></text:p>
      <text:p text:style-name="P1092"><text:span text:style-name="T1093"><text:tab/>Instrucción.etq = InstruccionProcedimiento.etq</text:span></text:p>
      <text:p text:style-name="P1094"><text:span text:style-name="T1095">}</text:span></text:p>
      <text:p text:style-name="P1096"/>
      <text:p text:style-name="P1097">Instrucción →</text:p>
      <text:p text:style-name="P1098">{</text:p>
      <text:p text:style-name="P1099"><text:bookmark-start text:name="__DdeLink__20855_213522392"/><text:tab/>InsLectura.tsh = Instrucción.tsh<text:bookmark-end text:name="__DdeLink__20855_213522392"/></text:p>
      <text:p text:style-name="P1100"><text:tab/>InsLectura.etqh = Instrucción.eth</text:p>
      <text:p text:style-name="P1101">}</text:p>
      <text:p text:style-name="P1102">InsLectura</text:p>
      <text:p text:style-name="P1103">{</text:p>
      <text:p text:style-name="P1104"><text:span text:style-name="T1105"><text:tab/>Instrucción.error = InsLectura.error</text:span></text:p>
      <text:p text:style-name="P1106"><text:span text:style-name="T1107"><text:tab/>Instrucción.cod = InsLectura.cod</text:span></text:p>
      <text:p text:style-name="P1108"><text:span text:style-name="T1109"><text:tab/>Instrucción.etq = InsLectura.etq</text:span></text:p>
      <text:p text:style-name="P1110">}</text:p>
      <text:p text:style-name="P1111"/>
      <text:p text:style-name="P1112">Instrucción →</text:p>
      <text:p text:style-name="P1113">{<text:bookmark-start text:name="__DdeLink__20836_213522392"/><text:bookmark-end text:name="__DdeLink__20836_213522392"/></text:p>
      <text:p text:style-name="P1114"><text:bookmark-start text:name="__DdeLink__20857_213522392"/><text:tab/>InsEscritura.tsh = Instrucción.tsh<text:bookmark-end text:name="__DdeLink__20857_213522392"/></text:p>
      <text:p text:style-name="P1115"><text:tab/>InsEscritura.etqh = Instrucción.etqh</text:p>
      <text:p text:style-name="P1116">}</text:p>
      <text:p text:style-name="P1117">InsEscritura</text:p>
      <text:p text:style-name="P1118">{</text:p>
      <text:p text:style-name="P1119"><text:span text:style-name="T1120"><text:tab/></text:span><text:bookmark-start text:name="__DdeLink__20870_213522392"/><text:span text:style-name="T1121">Instrucción</text:span><text:bookmark-end text:name="__DdeLink__20870_213522392"/><text:span text:style-name="T1122">.error = InsEscritura.error</text:span></text:p>
      <text:p text:style-name="P1123"><text:span text:style-name="T1124"><text:tab/>Instruccion.cod = InsEscritura.cod</text:span></text:p>
      <text:p text:style-name="P1125"><text:span text:style-name="T1126"><text:tab/>Instrucción.etq = InsEscritura.etq</text:span></text:p>
      <text:p text:style-name="P1127">{</text:p>
      <text:p text:style-name="P1128"/>
      <text:p text:style-name="P1129">Instrucción →</text:p>
      <text:p text:style-name="P1130">{</text:p>
      <text:p text:style-name="P1131"><text:bookmark-start text:name="__DdeLink__20859_213522392"/><text:tab/>InsAsignacion.tsh = Instrucción.tsh<text:bookmark-end text:name="__DdeLink__20859_213522392"/></text:p>
      <text:p text:style-name="P1132"><text:tab/>InsAsignacion.etqh = Instrucción.etqh</text:p>
      <text:p text:style-name="P1133">}</text:p>
      <text:p text:style-name="P1134">InsAsignación</text:p>
      <text:p text:style-name="P1135">{</text:p>
      <text:p text:style-name="P1136"><text:tab/>Instrucción.error = InsAsignacion.error <text:s/></text:p>
      <text:p text:style-name="P1137"><text:span text:style-name="T1138"><text:tab/><text:s/>Instrucción.cod = InsAsignación.cod</text:span></text:p>
      <text:p text:style-name="P1139"><text:span text:style-name="T1140"><text:tab/><text:s/>Instrucción.etq = InsAsignacion.etq</text:span></text:p>
      <text:soft-page-break/>
      <text:p text:style-name="P1141">}</text:p>
      <text:p text:style-name="P1142"/>
      <text:p text:style-name="P1143">Instrucción →</text:p>
      <text:p text:style-name="P1144">{</text:p>
      <text:p text:style-name="P1145"><text:bookmark-start text:name="__DdeLink__20861_213522392"/><text:tab/>InsCompuesta.tsh = Instrucción.tsh<text:bookmark-end text:name="__DdeLink__20861_213522392"/></text:p>
      <text:p text:style-name="P1146"><text:tab/>InsCompuesta.etqh = Instrucción.etqh</text:p>
      <text:p text:style-name="P1147">}</text:p>
      <text:p text:style-name="P1148">InsCompuesta</text:p>
      <text:p text:style-name="P1149">{</text:p>
      <text:p text:style-name="P1150"><text:span text:style-name="T1151"><text:tab/>Instrucción.error = InsCompuesta.error</text:span></text:p>
      <text:p text:style-name="P1152"><text:span text:style-name="T1153"><text:tab/>Instrucción.cod = InsCompuesta.cod</text:span></text:p>
      <text:p text:style-name="P1154"><text:span text:style-name="T1155"><text:tab/></text:span><text:bookmark-start text:name="__DdeLink__20873_213522392"/><text:span text:style-name="T1156">Instrucción</text:span><text:bookmark-end text:name="__DdeLink__20873_213522392"/><text:span text:style-name="T1157">.etq = InsCompuesta.etq</text:span></text:p>
      <text:p text:style-name="P1158">}</text:p>
      <text:p text:style-name="P1159"/>
      <text:p text:style-name="P1160">Instrucción →</text:p>
      <text:p text:style-name="P1161">{</text:p>
      <text:p text:style-name="P1162"><text:bookmark-start text:name="__DdeLink__20863_213522392"/><text:tab/>InsIf.tsh = Instrucción.tsh<text:bookmark-end text:name="__DdeLink__20863_213522392"/></text:p>
      <text:p text:style-name="P1163"><text:tab/>InsIf.etqh = Instrucción.etqh</text:p>
      <text:p text:style-name="P1164">}</text:p>
      <text:p text:style-name="P1165">InsIf</text:p>
      <text:p text:style-name="P1166">{</text:p>
      <text:p text:style-name="P1167"><text:span text:style-name="T1168"><text:tab/>Instrucción.error = InsIf.error</text:span></text:p>
      <text:p text:style-name="P1169"><text:span text:style-name="T1170"><text:tab/>Instrucción.cod = InsIf.cod</text:span></text:p>
      <text:p text:style-name="P1171"><text:span text:style-name="T1172"><text:tab/>Instrucción.etq = InsIf.etq</text:span></text:p>
      <text:p text:style-name="P1173">}</text:p>
      <text:p text:style-name="P1174"/>
      <text:p text:style-name="P1175">Instrucción →</text:p>
      <text:p text:style-name="P1176">{</text:p>
      <text:p text:style-name="P1177"><text:bookmark-start text:name="__DdeLink__20865_213522392"/><text:tab/>InsWhile.tsh = Instrucción.tsh<text:bookmark-end text:name="__DdeLink__20865_213522392"/></text:p>
      <text:p text:style-name="P1178"><text:tab/>InsWhile.etqh = Instrucción.etqh</text:p>
      <text:p text:style-name="P1179">}</text:p>
      <text:p text:style-name="P1180">InsWhile</text:p>
      <text:p text:style-name="P1181">{</text:p>
      <text:p text:style-name="P1182"><text:tab/>Instrucción.error = InsWhile.error</text:p>
      <text:p text:style-name="P1183"><text:span text:style-name="T1184"><text:tab/></text:span><text:span text:style-name="T1185">Instrucción.cod = InsWhile.cod</text:span></text:p>
      <text:p text:style-name="P1186"><text:span text:style-name="T1187"><text:tab/>Instrucción.etq = InsWhile.etq</text:span></text:p>
      <text:p text:style-name="P1188">}</text:p>
      <text:p text:style-name="P1189"/>
      <text:p text:style-name="P1190">Instrucción →</text:p>
      <text:p text:style-name="P1191">{</text:p>
      <text:p text:style-name="P1192"><text:bookmark-start text:name="__DdeLink__20867_213522392"/><text:tab/>InsFor.tsh = Instrucción.tsh<text:bookmark-end text:name="__DdeLink__20867_213522392"/></text:p>
      <text:p text:style-name="P1193"><text:tab/>InsFor.etqh = Instrucción.etqh</text:p>
      <text:p text:style-name="P1194">}</text:p>
      <text:p text:style-name="P1195">InsFor</text:p>
      <text:p text:style-name="P1196">{</text:p>
      <text:p text:style-name="P1197"><text:tab/>Instrucción.error = InsFor.error</text:p>
      <text:p text:style-name="P1198"><text:span text:style-name="T1199"><text:tab/></text:span><text:span text:style-name="T1200">Instrucción.cod = InsFor.cod</text:span></text:p>
      <text:p text:style-name="P1201"><text:span text:style-name="T1202"><text:tab/>Instrucción.etq = InsFor.etq</text:span></text:p>
      <text:p text:style-name="P1203">}</text:p>
      <text:p text:style-name="P1204">Instrucción →</text:p>
      <text:p text:style-name="P1205">{</text:p>
      <text:soft-page-break/>
      <text:p text:style-name="P1206"><text:span text:style-name="T1207"><text:tab/></text:span><text:span text:style-name="T1208">InsNew.etqh = instrucción.etqh</text:span></text:p>
      <text:p text:style-name="P1209">}</text:p>
      <text:p text:style-name="P1210">InsNew</text:p>
      <text:p text:style-name="P1211">{</text:p>
      <text:p text:style-name="P1212"><text:span text:style-name="T1213"><text:tab/>Instrucción.error =InsNew.error</text:span></text:p>
      <text:p text:style-name="P1214"><text:span text:style-name="T1215"><text:tab/>Instrucción.cod = InsNew.cod</text:span></text:p>
      <text:p text:style-name="P1216"><text:span text:style-name="T1217"><text:tab/>Instrucción.etq = InsNew.etq</text:span></text:p>
      <text:p text:style-name="P1218">}</text:p>
      <text:p text:style-name="P1219"/>
      <text:p text:style-name="P1220">Instrucción →</text:p>
      <text:p text:style-name="P1221">{</text:p>
      <text:p text:style-name="P1222"><text:span text:style-name="T1223"><text:tab/></text:span><text:span text:style-name="T1224">InsDis.etqh = Instrucción.etqh</text:span></text:p>
      <text:p text:style-name="P1225">}</text:p>
      <text:p text:style-name="P1226">InsDis</text:p>
      <text:p text:style-name="P1227">{</text:p>
      <text:p text:style-name="P1228"><text:span text:style-name="T1229"><text:tab/>Instrucción.error = InsDis.error</text:span></text:p>
      <text:p text:style-name="P1230"><text:span text:style-name="T1231"><text:tab/>Instrucción.cod = InsDis.cod</text:span></text:p>
      <text:p text:style-name="P1232"><text:span text:style-name="T1233"><text:tab/>Instrucción.etq = InsDis.etq</text:span></text:p>
      <text:p text:style-name="P1234">}</text:p>
      <text:p text:style-name="P1235"/>
      <text:p text:style-name="P1236"/>
      <text:p text:style-name="Standard"><text:span text:style-name="T1237">InsProcedimiento → id</text:span></text:p>
      <text:p text:style-name="P1238"><text:span text:style-name="T1239">{</text:span></text:p>
      <text:p text:style-name="P1240"><text:span text:style-name="T1241"><text:tab/>AParametros.tsh = InsProcedimiento.tsh</text:span></text:p>
      <text:p text:style-name="P1242"><text:span text:style-name="T1243"><text:tab/>AParametros.fparametrosh = InsProcedimiento.tsh[id.lex].tipo.parametros</text:span></text:p>
      <text:p text:style-name="P1244"><text:span text:style-name="T1245"><text:tab/>AParametros.etqh <text:s text:c="11"/>= InsProcedimiento.etqh + longApilaRet</text:span></text:p>
      <text:p text:style-name="P1246"><text:span text:style-name="T1247">}</text:span></text:p>
      <text:p text:style-name="P1248"><text:span text:style-name="T1249">AParametros</text:span></text:p>
      <text:p text:style-name="P1250"><text:span text:style-name="T1251">{</text:span></text:p>
      <text:p text:style-name="P1252"><text:span text:style-name="T1253"><text:tab/></text:span><text:span text:style-name="T1254">InsProcedimiento.error = ¬existeID(InsProcedimiento.tsh,id.lex) v</text:span></text:p>
      <text:p text:style-name="P1255"><text:span text:style-name="T1256"><text:tab/></text:span><text:span text:style-name="T1257"><text:tab/></text:span><text:span text:style-name="T1258"><text:tab/></text:span><text:span text:style-name="T1259"><text:tab/>InsProcedimiento.tsh[id.lex].clase != proc v Aparametros.error</text:span></text:p>
      <text:p text:style-name="P1260"><text:span text:style-name="T1261"><text:tab/>InsProcedimiento.cod <text:s text:c="3"/>=</text:span></text:p>
      <text:p text:style-name="P1262"><text:span text:style-name="T1263"><text:tab/><text:s text:c="4"/>apila-ret(InsProcedimiento.etq) <text:s text:c="8"/>||</text:span></text:p>
      <text:p text:style-name="P1264"><text:span text:style-name="T1265"><text:tab/><text:s text:c="4"/>AParametros.cod <text:s text:c="24"/>||</text:span></text:p>
      <text:p text:style-name="P1266"><text:span text:style-name="T1267"><text:tab/><text:s text:c="4"/>ir-a(InsProcedimiento.tsh[iden.lex].inicio)</text:span></text:p>
      <text:p text:style-name="P1268"><text:span text:style-name="T1269"><text:tab/>InsProcedimiento.etq <text:s text:c="3"/>= AParametros.etq + 1</text:span></text:p>
      <text:p text:style-name="P1270"><text:span text:style-name="T1271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272">AParametros →</text:span></text:p>
      <text:p text:style-name="P1273"><text:span text:style-name="T1274">{</text:span></text:p>
      <text:p text:style-name="P1275"><text:span text:style-name="T1276"><text:tab/>LAParametros.tsh = Aparametros.tsh</text:span></text:p>
      <text:p text:style-name="P1277"><text:span text:style-name="T1278"><text:tab/>LAParametros.fparametrosh = Aparametros.fparametrosh</text:span></text:p>
      <text:p text:style-name="P1279"><text:span text:style-name="T1280">}</text:span></text:p>
      <text:p text:style-name="P1281"><text:span text:style-name="T1282">(LAParametros)</text:span></text:p>
      <text:p text:style-name="P1283"><text:span text:style-name="T1284">{</text:span></text:p>
      <text:soft-page-break/>
      <text:p text:style-name="P1285"><text:span text:style-name="T1286"><text:tab/></text:span><text:span text:style-name="T1287">AParametros.error = LAParametros.error v |Aparametros.fparametrosh| != LAParametros.nparametros</text:span></text:p>
      <text:p text:style-name="P1288"><text:span text:style-name="T1289"><text:tab/>AParametros.cod <text:s text:c="4"/>= inicio-paso || LAParametros.cod || fin-paso</text:span></text:p>
      <text:p text:style-name="P1290"><text:span text:style-name="T1291"><text:tab/>AParametros.etq <text:s text:c="4"/>= LAParametros.etq + longFinPaso</text:span></text:p>
      <text:p text:style-name="P1292"><text:span text:style-name="T1293">}</text:span></text:p>
      <text:p text:style-name="Standard"><text:span text:style-name="T1294">AParametros → λ</text:span></text:p>
      <text:p text:style-name="P1295"><text:span text:style-name="T1296">{</text:span></text:p>
      <text:p text:style-name="P1297"><text:span text:style-name="T1298"><text:tab/>AParametros.error = |AParametros.fparametrosh | &gt; 0</text:span></text:p>
      <text:p text:style-name="P1299"><text:span text:style-name="T1300"><text:tab/>AParametros.cod <text:s text:c="4"/>= λ</text:span></text:p>
      <text:p text:style-name="P1301"><text:span text:style-name="T1302"><text:tab/>AParametros.etq <text:s text:c="4"/>= AParametros.etqh</text:span></text:p>
      <text:p text:style-name="P1303"><text:span text:style-name="T1304">}</text:span></text:p>
      <text:p text:style-name="Standard"/>
      <text:p text:style-name="Standard"/>
      <text:p text:style-name="P1305"/>
      <text:p text:style-name="Standard"><text:span text:style-name="T1306">LAParametros →</text:span></text:p>
      <text:p text:style-name="P1307"><text:span text:style-name="T1308">{</text:span></text:p>
      <text:p text:style-name="P1309"><text:span text:style-name="T1310"><text:tab/>Expresion.tsh = LAParametros.tsh</text:span></text:p>
      <text:p text:style-name="Standard"><text:span text:style-name="T1311"><text:tab/></text:span><text:span text:style-name="T1312"><text:tab/>Expresion.etqh = LAParametros.etqh + 1</text:span></text:p>
      <text:p text:style-name="P1313"><text:span text:style-name="T1314"><text:tab/>Expresion.parh = <text:s/>LAParametros.fparametrosh[LAParametros.nparametros_h].modo == var</text:span></text:p>
      <text:p text:style-name="P1315"><text:span text:style-name="T1316">}</text:span></text:p>
      <text:p text:style-name="P1317"><text:span text:style-name="T1318">Expresion</text:span></text:p>
      <text:p text:style-name="P1319"><text:span text:style-name="T1320">{</text:span></text:p>
      <text:p text:style-name="P1321"><text:span text:style-name="T1322"><text:tab/>LAParametrosRec.nparametrosh = 1</text:span></text:p>
      <text:p text:style-name="P1323"><text:span text:style-name="T1324"><text:tab/>LAParametrosRec.tsh = LAParametros.tsh</text:span></text:p>
      <text:p text:style-name="P1325"><text:span text:style-name="T1326"><text:tab/>LAParametrosRec.fparametrosh = LAParametros.fparametrosh</text:span></text:p>
      <text:p text:style-name="P1327"><text:span text:style-name="T1328"><text:tab/>LAParametrosRec.errorh = Expresion.error v | LAParametros.fparametrosh | &lt; 1 v</text:span></text:p>
      <text:p text:style-name="P1329"><text:span text:style-name="T1330"><text:tab/></text:span><text:span text:style-name="T1331"><text:tab/></text:span><text:span text:style-name="T1332"><text:tab/>LAParametros.fparametrosh[0].modo = var<text:s/></text:span><text:bookmark-start text:name="__DdeLink__14735_1844718597"/><text:span text:style-name="T1333">٨</text:span><text:bookmark-end text:name="__DdeLink__14735_1844718597"/><text:span text:style-name="T1334"><text:s/></text:span><text:span text:style-name="T1335"><text:tab/>Expresion.modo = val</text:span></text:p>
      <text:p text:style-name="P1336"><text:span text:style-name="T1337"><text:tab/></text:span><text:span text:style-name="T1338"><text:tab/></text:span><text:span text:style-name="T1339"><text:tab/>not compatibles(LAParametros.fparametrosh[0].tipo, Expresion.tipo, LAParametros.tsh)</text:span></text:p>
      <text:p text:style-name="Standard"><text:span text:style-name="T1340"><text:tab/></text:span><text:span text:style-name="T1341"><text:tab/>LAParametrosRec.codh =</text:span></text:p>
      <text:p text:style-name="Standard"><text:span text:style-name="T1342"><text:tab/></text:span><text:span text:style-name="T1343"><text:tab/></text:span><text:span text:style-name="T1344"><text:tab/>copia ||</text:span></text:p>
      <text:p text:style-name="Standard"><text:span text:style-name="T1345"><text:tab/></text:span><text:span text:style-name="T1346"><text:tab/></text:span><text:span text:style-name="T1347"><text:tab/>Expresion.cod ||</text:span></text:p>
      <text:p text:style-name="Standard"><text:span text:style-name="T1348"><text:tab/></text:span><text:span text:style-name="T1349"><text:tab/></text:span><text:span text:style-name="T1350"><text:tab/>pasoParametro(Exp.modo,LAParametros.fparametrosh[0])</text:span></text:p>
      <text:p text:style-name="Standard"><text:span text:style-name="T1351"><text:tab/></text:span><text:span text:style-name="T1352"><text:tab/>LAParametrosRec.etqh = Expresion.etq + longPaseoParametro</text:span></text:p>
      <text:p text:style-name="P1353"><text:span text:style-name="T1354">}</text:span></text:p>
      <text:p text:style-name="P1355"><text:span text:style-name="T1356">LAParametrosRec</text:span></text:p>
      <text:p text:style-name="P1357"><text:span text:style-name="T1358">{</text:span></text:p>
      <text:p text:style-name="P1359"><text:span text:style-name="T1360"><text:tab/>LAParametros.error = LAParametrosRec.error</text:span></text:p>
      <text:p text:style-name="Standard"><text:span text:style-name="T1361"><text:tab/></text:span><text:span text:style-name="T1362"><text:tab/>LAParametros.cod = LAParametrosRec.cod</text:span></text:p>
      <text:p text:style-name="P1363"><text:span text:style-name="T1364"><text:tab/>LAParametros.etq = LAParametrosRec.etq</text:span></text:p>
      <text:p text:style-name="P1365"><text:span text:style-name="T1366">}</text:span></text:p>
      <text:p text:style-name="P1367"/>
      <text:p text:style-name="P1368"/>
      <text:p text:style-name="P1369"/>
      <text:p text:style-name="Standard"><text:span text:style-name="T1370">LAParametrosRec → ','</text:span></text:p>
      <text:p text:style-name="P1371"><text:span text:style-name="T1372">{</text:span></text:p>
      <text:p text:style-name="P1373"><text:span text:style-name="T1374"><text:tab/>Expresion.tsh = LAParametrosRec0.tsh</text:span></text:p>
      <text:soft-page-break/>
      <text:p text:style-name="Standard"><text:span text:style-name="T1375"><text:tab/></text:span><text:span text:style-name="T1376"><text:tab/>Expresion.etqh = LAParametrosRec0.etqh + 1 + longDireccionParFormal</text:span></text:p>
      <text:p text:style-name="P1377"><text:span text:style-name="T1378"><text:tab/>Expresion.parh = LAParametrosRec0.fParametrosh[LAParametros0Rec.nParametros_h].modo == var</text:span></text:p>
      <text:p text:style-name="P1379"><text:span text:style-name="T1380">}</text:span></text:p>
      <text:p text:style-name="P1381"><text:span text:style-name="T1382">Expresion</text:span></text:p>
      <text:p text:style-name="P1383"><text:span text:style-name="T1384">{</text:span></text:p>
      <text:p text:style-name="P1385"><text:span text:style-name="T1386"><text:tab/>LAParametrosRec1.nparametrosh = LAParametrosRec0.nparametrosh + 1</text:span></text:p>
      <text:p text:style-name="P1387"><text:span text:style-name="T1388"><text:tab/>LAParametrosRec1.tsh = LAParametrosRec0.tsh</text:span></text:p>
      <text:p text:style-name="P1389"><text:span text:style-name="T1390"><text:tab/>LAParametrosRec1.fparametrosh = LAParametrosRec0.fparametrosh</text:span></text:p>
      <text:p text:style-name="P1391"><text:span text:style-name="T1392"><text:tab/>LAParametrosRec1.errorh =</text:span></text:p>
      <text:p text:style-name="P1393"><text:span text:style-name="T1394"><text:tab/></text:span><text:span text:style-name="T1395"><text:tab/></text:span><text:span text:style-name="T1396"><text:tab/></text:span><text:span text:style-name="T1397">LAParametrosRec0.errorh</text:span><text:span text:style-name="T1398"><text:s/>v <text:s/>Expresion.error v</text:span></text:p>
      <text:p text:style-name="P1399"><text:span text:style-name="T1400"><text:tab/></text:span><text:span text:style-name="T1401"><text:tab/></text:span><text:span text:style-name="T1402"><text:tab/>| LAParametros.fparametrosh | &lt; LAParametrosRec0.nparametrosh + 1 <text:s/>v</text:span></text:p>
      <text:p text:style-name="P1403"><text:span text:style-name="T1404"><text:tab/></text:span><text:span text:style-name="T1405"><text:tab/></text:span><text:span text:style-name="T1406"><text:tab/>LAParametrosRec0.parametrosh[LAParametrosRec0.nparametrosh].modo = var <text:s/></text:span><text:span text:style-name="T1407">٨</text:span><text:span text:style-name="T1408"><text:s/></text:span><text:span text:style-name="T1409"><text:tab/></text:span><text:span text:style-name="T1410"><text:tab/></text:span><text:span text:style-name="T1411"><text:tab/></text:span><text:span text:style-name="T1412"><text:tab/></text:span><text:span text:style-name="T1413"><text:tab/></text:span><text:span text:style-name="T1414"><text:tab/></text:span><text:span text:style-name="T1415"><text:tab/></text:span><text:span text:style-name="T1416"><text:tab/></text:span><text:span text:style-name="T1417"><text:tab/></text:span><text:span text:style-name="T1418"><text:tab/></text:span><text:span text:style-name="T1419"><text:tab/></text:span><text:span text:style-name="T1420"><text:tab/></text:span><text:span text:style-name="T1421"><text:tab/></text:span><text:span text:style-name="T1422"><text:tab/></text:span><text:span text:style-name="T1423"><text:tab/>Expresion.modo = val v</text:span></text:p>
      <text:p text:style-name="P1424"><text:span text:style-name="T1425"><text:tab/></text:span><text:span text:style-name="T1426"><text:tab/></text:span><text:span text:style-name="T1427"><text:tab/>not compatibles(LAParametrosRec0.fparametrosh</text:span></text:p>
      <text:p text:style-name="P1428"><text:span text:style-name="T1429"><text:tab/></text:span><text:span text:style-name="T1430"><text:tab/></text:span><text:span text:style-name="T1431"><text:tab/></text:span><text:span text:style-name="T1432"><text:tab/>[LAParametrosRec0.nparametrosh].tipo, Expresion.tipo, LAParametrosRec0.tsh)</text:span></text:p>
      <text:p text:style-name="P1433"><text:span text:style-name="T1434"><text:tab/></text:span><text:span text:style-name="T1435"><text:tab/>LAParametrosRec1.etqh = Expresion.etq + longPasoParametro</text:span></text:p>
      <text:p text:style-name="Standard"><text:span text:style-name="T1436"><text:tab/></text:span><text:span text:style-name="T1437"><text:tab/>LAParametrosRec1.codh =</text:span></text:p>
      <text:p text:style-name="Standard"><text:span text:style-name="T1438"><text:tab/></text:span><text:span text:style-name="T1439"><text:tab/></text:span><text:span text:style-name="T1440"><text:tab/>LAParametrosRec0.codh ||</text:span></text:p>
      <text:p text:style-name="Standard"><text:span text:style-name="T1441"><text:tab/></text:span><text:span text:style-name="T1442"><text:tab/></text:span><text:span text:style-name="T1443"><text:tab/>copia ||</text:span></text:p>
      <text:p text:style-name="Standard"><text:span text:style-name="T1444"><text:tab/></text:span><text:span text:style-name="T1445"><text:tab/></text:span><text:span text:style-name="T1446"><text:tab/>direccionParFormal(LAParametrosRec0.fparametrosh[LAParametrosRec0.nparametros_h]) ||</text:span></text:p>
      <text:p text:style-name="Standard"><text:span text:style-name="T1447"><text:tab/></text:span><text:span text:style-name="T1448"><text:tab/></text:span><text:span text:style-name="T1449"><text:tab/>Expresion.cod ||</text:span></text:p>
      <text:p text:style-name="P1450"><text:span text:style-name="T1451"><text:tab/></text:span><text:span text:style-name="T1452"><text:tab/></text:span><text:span text:style-name="T1453"><text:tab/>pasoParametro(Expresion.modo,<text:s/></text:span><text:span text:style-name="T1454"><text:tab/></text:span><text:span text:style-name="T1455"><text:tab/></text:span><text:span text:style-name="T1456"><text:tab/></text:span><text:span text:style-name="T1457"><text:tab/></text:span><text:span text:style-name="T1458"><text:tab/></text:span><text:span text:style-name="T1459"><text:tab/></text:span><text:span text:style-name="T1460"><text:tab/></text:span><text:span text:style-name="T1461"><text:tab/></text:span><text:span text:style-name="T1462"><text:tab/></text:span><text:span text:style-name="T1463"><text:tab/></text:span><text:span text:style-name="T1464"><text:tab/></text:span><text:span text:style-name="T1465"><text:tab/></text:span><text:span text:style-name="T1466"><text:tab/></text:span><text:span text:style-name="T1467"><text:tab/></text:span><text:span text:style-name="T1468"><text:tab/></text:span><text:span text:style-name="T1469"><text:tab/>LAParametrosRec0.fparametrosh[LAParametrosRec0.nparametros_h])</text:span></text:p>
      <text:p text:style-name="P1470"><text:span text:style-name="T1471">}</text:span></text:p>
      <text:p text:style-name="P1472"><text:span text:style-name="T1473">LAParametrosRec</text:span></text:p>
      <text:p text:style-name="P1474"><text:span text:style-name="T1475">{</text:span></text:p>
      <text:p text:style-name="P1476"><text:span text:style-name="T1477"><text:tab/>LAParametrosRec0.error = LAParametrosRec1.error</text:span></text:p>
      <text:p text:style-name="Standard"><text:span text:style-name="T1478"><text:tab/></text:span><text:span text:style-name="T1479"><text:tab/>LAParametrosRec0.etq = LAParametrosRec1.etq</text:span></text:p>
      <text:p text:style-name="P1480"><text:span text:style-name="T1481"><text:tab/>LAParametrosRec0.cod = LAParametrosRec1.cod</text:span></text:p>
      <text:p text:style-name="P1482"><text:span text:style-name="T1483">}</text:span></text:p>
      <text:p text:style-name="Standard"><text:span text:style-name="T1484"><text:tab/></text:span></text:p>
      <text:p text:style-name="Standard"><text:span text:style-name="T1485"><text:tab/></text:span></text:p>
      <text:p text:style-name="Standard"><text:span text:style-name="T1486"><text:tab/></text:span></text:p>
      <text:p text:style-name="P1487"/>
      <text:p text:style-name="Standard"><text:span text:style-name="T1488">LAParametrosRec → λ</text:span></text:p>
      <text:p text:style-name="P1489"><text:span text:style-name="T1490">{</text:span></text:p>
      <text:p text:style-name="P1491"><text:span text:style-name="T1492"><text:tab/>LAParametros.error = LAParametrosRec.errorh</text:span></text:p>
      <text:p text:style-name="Standard"><text:span text:style-name="T1493"><text:tab/></text:span><text:span text:style-name="T1494"><text:tab/>LAParametrosRec.cod = LAParametrosRec.codh</text:span></text:p>
      <text:p text:style-name="P1495"><text:span text:style-name="T1496"><text:tab/>LAParametrosRec.etq = LAParametrosRec.etqh</text:span></text:p>
      <text:p text:style-name="P1497"><text:span text:style-name="T1498">}</text:span></text:p>
      <text:p text:style-name="Standard"/>
      <text:p text:style-name="P1499">InsLectura → <text:s/>in(id)</text:p>
      <text:soft-page-break/>
      <text:p text:style-name="P1500">{</text:p>
      <text:p text:style-name="P1501"><text:span text:style-name="T1502"><text:tab/>InsLectura.error = NOT existeID(InsLectura.tsh,id.lex)</text:span></text:p>
      <text:p text:style-name="P1503"><text:span text:style-name="T1504"><text:tab/></text:span><text:span text:style-name="T1505">InsLectura.cod <text:s/>= in InsLectura.tsh[id.lex].dir</text:span></text:p>
      <text:p text:style-name="P1506"><text:span text:style-name="T1507"><text:tab/>InsLectura.etq <text:s/>= InsLectura.etqh + 1</text:span></text:p>
      <text:p text:style-name="P1508">}</text:p>
      <text:p text:style-name="P1509"/>
      <text:p text:style-name="P1510">InsEscritura → out</text:p>
      <text:p text:style-name="P1511">{</text:p>
      <text:p text:style-name="P1512"><text:tab/></text:p>
      <text:p text:style-name="P1513"><text:tab/>Expresion.etqh <text:s text:c="10"/>= InsEscritura.etqh</text:p>
      <text:p text:style-name="P1514"><text:tab/>Expresion.parh <text:s text:c="10"/>= false</text:p>
      <text:p text:style-name="P1515"/>
      <text:p text:style-name="P1516">}</text:p>
      <text:p text:style-name="P1517">(Expresion)</text:p>
      <text:p text:style-name="P1518">{</text:p>
      <text:p text:style-name="P1519"><text:tab/>InsEscritura.error = (Expresion.tipo = &lt;t:error&gt;)</text:p>
      <text:p text:style-name="P1520"><text:tab/>InsEscritura.etq <text:s text:c="2"/>= Expresion.etq + 1</text:p>
      <text:p text:style-name="P1521"><text:tab/>InsEscritura.cod <text:s text:c="2"/>= Expresion.cod || out</text:p>
      <text:p text:style-name="P1522">}</text:p>
      <text:p text:style-name="P1523"/>
      <text:p text:style-name="P1524"/>
      <text:p text:style-name="P1525"/>
      <text:p text:style-name="P1526"/>
      <text:p text:style-name="P1527"/>
      <text:p text:style-name="P1528"/>
      <text:p text:style-name="P1529">InsAsignación →</text:p>
      <text:p text:style-name="P1530">{</text:p>
      <text:p text:style-name="P1531"><text:tab/>Mem.etqh <text:s text:c="9"/>= InsAsignación.etqh</text:p>
      <text:p text:style-name="P1532"><text:tab/>Mem.tsh = InsAsignacion.tsh</text:p>
      <text:p text:style-name="P1533">}</text:p>
      <text:p text:style-name="P1534">Mem :=</text:p>
      <text:p text:style-name="P1535">{</text:p>
      <text:p text:style-name="P1536"><text:tab/>Expresion.parh <text:s text:c="9"/>= false</text:p>
      <text:p text:style-name="P1537"><text:tab/>Expresion.etqh <text:s text:c="9"/>= Mem.etq</text:p>
      <text:p text:style-name="P1538"><text:tab/>Expresion.tsh = InsAsignacion.tsh</text:p>
      <text:p text:style-name="P1539">}</text:p>
      <text:p text:style-name="P1540">Expresión</text:p>
      <text:p text:style-name="P1541">{</text:p>
      <text:p text:style-name="P1542"><text:tab/>InsAsignación.etq = Expresion.etq + 1</text:p>
      <text:p text:style-name="P1543"><text:tab/>InsAsignación.cod =</text:p>
      <text:p text:style-name="P1544"><text:tab/><text:tab/>si esCompatibleConTipoBasico(Mem.tipo,Expresion.tsh)</text:p>
      <text:p text:style-name="P1545"><text:tab/><text:s text:c="9"/><text:tab/><text:tab/>Mem.cod || Expresion.cod || desapila-ind</text:p>
      <text:p text:style-name="P1546"><text:tab/><text:tab/>si no</text:p>
      <text:p text:style-name="P1547"><text:tab/><text:tab/><text:tab/>Mem.cod || Expresion.cod || mueve(Mem.tipo.tam)</text:p>
      <text:p text:style-name="P1548"><text:tab/>InsAsignacion.error = ¬ esCompatible(Mem.tipo, Expresion.tipo, InsAsignacion.tsh)</text:p>
      <text:p text:style-name="P1549">}</text:p>
      <text:p text:style-name="P1550"/>
      <text:p text:style-name="P1551">InsCompuesta →</text:p>
      <text:p text:style-name="P1552">{</text:p>
      <text:p text:style-name="P1553"><text:tab/>Instrucciones.tsh = InsCompuesta.tsh</text:p>
      <text:p text:style-name="P1554"><text:tab/>Instrucciones.etqh <text:s text:c="12"/>= InsCompuesta.etqh</text:p>
      <text:p text:style-name="P1555">}</text:p>
      <text:p text:style-name="P1556">'{' Instrucciones '}'</text:p>
      <text:soft-page-break/>
      <text:p text:style-name="P1557">{</text:p>
      <text:p text:style-name="P1558"><text:tab/>InsCompuesta.error <text:s/>= Instrucciones.error</text:p>
      <text:p text:style-name="P1559"><text:tab/>InsCompuesta.cod <text:s text:c="3"/>= Instrucciones.cod</text:p>
      <text:p text:style-name="P1560"><text:tab/>InsCompuesta.etq <text:s text:c="3"/>= Instrucciones.etq</text:p>
      <text:p text:style-name="P1561">}</text:p>
      <text:p text:style-name="P1562"/>
      <text:p text:style-name="P1563">InsIf → if</text:p>
      <text:p text:style-name="P1564">{</text:p>
      <text:p text:style-name="P1565"><text:tab/>Expresion.tsh =InsIf.tsh</text:p>
      <text:p text:style-name="P1566"><text:tab/>Expresion.etqh <text:s text:c="5"/>= InsIf.etqh</text:p>
      <text:p text:style-name="P1567"><text:tab/>Expresion.parh <text:s text:c="5"/>= false</text:p>
      <text:p text:style-name="P1568">}</text:p>
      <text:p text:style-name="P1569">Expresion then</text:p>
      <text:p text:style-name="P1570">{</text:p>
      <text:p text:style-name="P1571"><text:tab/>Instrucción.tsh = InsIf.tsh</text:p>
      <text:p text:style-name="P1572"><text:span text:style-name="T1573"><text:tab/></text:span><text:span text:style-name="T1574">Instruccion.etqh <text:s text:c="3"/>= Expresion.etq + 1</text:span></text:p>
      <text:p text:style-name="P1575">}</text:p>
      <text:p text:style-name="P1576">Instrucción</text:p>
      <text:p text:style-name="P1577">{</text:p>
      <text:p text:style-name="P1578"><text:span text:style-name="T1579"><text:tab/></text:span><text:span text:style-name="T1580">Pelse.tsh = InsIf.tsh</text:span></text:p>
      <text:p text:style-name="P1581"><text:tab/>PElse.etqh <text:s text:c="9"/>= Instruccion.etq + 1</text:p>
      <text:p text:style-name="P1582">}</text:p>
      <text:p text:style-name="P1583">Pelse</text:p>
      <text:p text:style-name="P1584">{</text:p>
      <text:p text:style-name="P1585"><text:span text:style-name="T1586"><text:tab/>InsIf.error = Expresion.tipo !=<text:s/></text:span><text:span text:style-name="T1587">&lt;t:bool&gt; v Instrucción.error v Pelse.error</text:span></text:p>
      <text:p text:style-name="P1588"><text:span text:style-name="T1589"><text:tab/>InsIf.etq <text:s text:c="10"/>= PElse.etq</text:span></text:p>
      <text:p text:style-name="P1590"><text:span text:style-name="T1591"><text:tab/>InsIf.cod <text:s text:c="10"/>=</text:span></text:p>
      <text:p text:style-name="P1592"><text:span text:style-name="T1593"><text:tab/></text:span><text:span text:style-name="T1594"><text:tab/></text:span><text:span text:style-name="T1595">Expresion.cod ||</text:span></text:p>
      <text:p text:style-name="P1596"><text:span text:style-name="T1597"><text:tab/></text:span><text:span text:style-name="T1598"><text:tab/>ir-f(Instruccion.etq + 1) ||</text:span></text:p>
      <text:p text:style-name="P1599"><text:span text:style-name="T1600"><text:tab/></text:span><text:span text:style-name="T1601"><text:tab/>Instruccion.cod ||</text:span></text:p>
      <text:p text:style-name="P1602"><text:span text:style-name="T1603"><text:tab/></text:span><text:span text:style-name="T1604"><text:tab/>ir-a(PElse.etq) ||</text:span></text:p>
      <text:p text:style-name="P1605"><text:span text:style-name="T1606"><text:tab/></text:span><text:span text:style-name="T1607"><text:tab/>PElse.cod</text:span></text:p>
      <text:p text:style-name="P1608">}</text:p>
      <text:p text:style-name="P1609"/>
      <text:p text:style-name="P1610">PElse → else</text:p>
      <text:p text:style-name="P1611">{</text:p>
      <text:p text:style-name="P1612"><text:tab/>Instrucción.tsh = PElse.tsh</text:p>
      <text:p text:style-name="P1613"><text:tab/>Instruccion.etqh <text:s text:c="3"/>= PElse.etqh</text:p>
      <text:p text:style-name="P1614">}</text:p>
      <text:p text:style-name="P1615">Instrucción</text:p>
      <text:p text:style-name="P1616">{</text:p>
      <text:p text:style-name="P1617"><text:span text:style-name="T1618"><text:tab/>PElse.error = Instrucción.error</text:span></text:p>
      <text:p text:style-name="Standard"><text:span text:style-name="T1619"><text:tab/></text:span><text:span text:style-name="T1620"><text:tab/>PElse.cod <text:s text:c="10"/>= Instruccion.cod</text:span></text:p>
      <text:p text:style-name="Standard"><text:span text:style-name="T1621"><text:tab/></text:span><text:span text:style-name="T1622"><text:tab/>PElse.etq <text:s text:c="10"/>= Instruccion.etq</text:span></text:p>
      <text:p text:style-name="P1623">}</text:p>
      <text:p text:style-name="Standard"/>
      <text:p text:style-name="Standard"><text:span text:style-name="T1624">PElse →<text:s/></text:span><text:span text:style-name="T1625">λ</text:span></text:p>
      <text:p text:style-name="P1626"><text:span text:style-name="T1627">{</text:span></text:p>
      <text:p text:style-name="P1628"><text:span text:style-name="T1629"><text:tab/>PElse.error = false</text:span></text:p>
      <text:p text:style-name="P1630"><text:span text:style-name="T1631"><text:tab/>PElse.cod <text:s/>= λ</text:span></text:p>
      <text:p text:style-name="P1632"><text:span text:style-name="T1633"><text:tab/>PElse.etq <text:s/>= PElse.etqh</text:span></text:p>
      <text:soft-page-break/>
      <text:p text:style-name="P1634"><text:span text:style-name="T1635">}</text:span></text:p>
      <text:p text:style-name="P1636"/>
      <text:p text:style-name="P1637">InsWhile → while</text:p>
      <text:p text:style-name="P1638">{</text:p>
      <text:p text:style-name="P1639"><text:tab/>Expresion.etqh <text:s text:c="5"/>= InsWhile.etqh</text:p>
      <text:p text:style-name="P1640"><text:tab/>Expresion.tsh = InsWhile.tsh</text:p>
      <text:p text:style-name="P1641">}</text:p>
      <text:p text:style-name="P1642">Expresion do</text:p>
      <text:p text:style-name="P1643">{</text:p>
      <text:p text:style-name="P1644"><text:span text:style-name="T1645"><text:tab/></text:span><text:span text:style-name="T1646">Instrucción.tsh<text:s/></text:span><text:bookmark-start text:name="__DdeLink__28824_213522392"/><text:span text:style-name="T1647">= InsWhile.tsh</text:span><text:bookmark-end text:name="__DdeLink__28824_213522392"/></text:p>
      <text:p text:style-name="P1648"><text:tab/>Instruccion.etqh <text:s text:c="3"/>= Expresion.etq + 1</text:p>
      <text:p text:style-name="P1649">}</text:p>
      <text:p text:style-name="P1650">Instrucción</text:p>
      <text:p text:style-name="P1651">{</text:p>
      <text:p text:style-name="P1652"><text:span text:style-name="T1653"><text:tab/>InsWhile.error = Expresion.tipo !=<text:s/></text:span><text:span text:style-name="T1654">&lt;t:bool&gt; v Instrucción.error</text:span></text:p>
      <text:p text:style-name="P1655"><text:tab/>InsWhile.etq <text:s text:c="7"/>= Instruccion.etq + 1</text:p>
      <text:p text:style-name="P1656"><text:tab/>InsWhile.cod <text:s text:c="7"/>=</text:p>
      <text:p text:style-name="P1657"><text:span text:style-name="T1658"><text:s text:c="4"/></text:span><text:span text:style-name="T1659"><text:tab/></text:span><text:span text:style-name="T1660"><text:tab/></text:span><text:span text:style-name="T1661">Expresion.cod <text:s text:c="14"/>||</text:span></text:p>
      <text:p text:style-name="P1662"><text:tab/><text:tab/><text:s text:c="4"/>ir-f(Instruccion.etq + 1) <text:s text:c="2"/>||</text:p>
      <text:p text:style-name="P1663"><text:tab/><text:tab/><text:s text:c="4"/>Instruccion.cod <text:s text:c="12"/>||</text:p>
      <text:p text:style-name="P1664"><text:tab/><text:tab/><text:s text:c="4"/>ir-a(InsWhile.etqh)</text:p>
      <text:p text:style-name="P1665">}</text:p>
      <text:p text:style-name="P1666"/>
      <text:p text:style-name="P1667">InsFor → 'for' id=</text:p>
      <text:p text:style-name="P1668">{</text:p>
      <text:p text:style-name="P1669"><text:span text:style-name="T1670"><text:tab/></text:span><text:span text:style-name="T1671">Expresion0.tsh = InsFor.tsh</text:span></text:p>
      <text:p text:style-name="P1672"><text:span text:style-name="T1673"><text:tab/>Expresion0.etqh <text:s text:c="2"/>= InsFor.etqh</text:span></text:p>
      <text:p text:style-name="P1674">}</text:p>
      <text:p text:style-name="P1675">Expresion 'to'</text:p>
      <text:p text:style-name="P1676">{</text:p>
      <text:p text:style-name="P1677"><text:span text:style-name="T1678"><text:tab/>Expresion1.tsh = InsFor.tsh</text:span></text:p>
      <text:p text:style-name="P1679"><text:span text:style-name="T1680"><text:tab/>Expresion1.etqh <text:s text:c="2"/>= Expresion0.etq + 1</text:span></text:p>
      <text:p text:style-name="P1681">}</text:p>
      <text:p text:style-name="P1682">Expresion 'do'</text:p>
      <text:p text:style-name="P1683">{</text:p>
      <text:p text:style-name="P1684"><text:span text:style-name="T1685"><text:tab/></text:span><text:span text:style-name="T1686">Instrucción.tsh = InsFor.tsh</text:span></text:p>
      <text:p text:style-name="P1687"><text:span text:style-name="T1688"><text:tab/></text:span><text:span text:style-name="T1689">Instruccion.etqh <text:s/>= Expresion1.etq + 4</text:span></text:p>
      <text:p text:style-name="P1690">}</text:p>
      <text:p text:style-name="P1691">Instruccion</text:p>
      <text:p text:style-name="P1692">{</text:p>
      <text:p text:style-name="P1693"><text:span text:style-name="T1694"><text:tab/></text:span><text:span text:style-name="T1695">InsFor.error =<text:s/></text:span><text:span text:style-name="T1696"><text:tab/>(Expresion0.tipo != &lt;t:natural&gt; ˄ Expresion0.tipo != &lt;t:integer&gt;) v</text:span></text:p>
      <text:p text:style-name="P1697"><text:tab/><text:tab/><text:tab/><text:tab/><text:tab/>(Expresion1.tipo != &lt;t:natural&gt; ˄ Expresion1.tipo != &lt;t:integer&gt;) v</text:p>
      <text:p text:style-name="P1698"><text:span text:style-name="T1699"><text:tab/></text:span><text:span text:style-name="T1700"><text:tab/></text:span><text:span text:style-name="T1701"><text:tab/></text:span><text:span text:style-name="T1702"><text:tab/>(id.tipo != &lt;t:natural&gt; ˄ id.tipo != &lt;t:integer&gt;)</text:span></text:p>
      <text:p text:style-name="P1703"><text:span text:style-name="T1704"><text:tab/></text:span><text:span text:style-name="T1705">InsFor.etq <text:s text:c="7"/>= Instruccion.etq + 6</text:span></text:p>
      <text:p text:style-name="P1706"><text:span text:style-name="T1707"><text:tab/>InsFor.cod <text:s/>=</text:span></text:p>
      <text:p text:style-name="P1708"><text:span text:style-name="T1709"><text:tab/></text:span><text:span text:style-name="T1710"><text:tab/><text:s text:c="4"/>Expresion0.cod <text:s text:c="21"/>||</text:span></text:p>
      <text:p text:style-name="P1711"><text:span text:style-name="T1712"><text:tab/></text:span><text:span text:style-name="T1713"><text:tab/><text:s text:c="4"/>desapila-dir InsFor.tsh[id.lex].dir ||</text:span></text:p>
      <text:p text:style-name="P1714"><text:span text:style-name="T1715"><text:tab/></text:span><text:span text:style-name="T1716"><text:tab/><text:s text:c="4"/>Expresion1.cod <text:s text:c="21"/>||</text:span></text:p>
      <text:p text:style-name="P1717"><text:span text:style-name="T1718"><text:tab/></text:span><text:span text:style-name="T1719"><text:tab/><text:s text:c="4"/>dup <text:s text:c="32"/>||</text:span></text:p>
      <text:soft-page-break/>
      <text:p text:style-name="P1720"><text:span text:style-name="T1721"><text:tab/></text:span><text:span text:style-name="T1722"><text:tab/><text:s text:c="4"/>apila-dir InsFor.tsh[id.lex].dir <text:s text:c="3"/>||</text:span></text:p>
      <text:p text:style-name="P1723"><text:span text:style-name="T1724"><text:tab/></text:span><text:span text:style-name="T1725"><text:tab/><text:s text:c="4"/>igual <text:s text:c="30"/>||</text:span></text:p>
      <text:p text:style-name="P1726"><text:span text:style-name="T1727"><text:tab/></text:span><text:span text:style-name="T1728"><text:tab/><text:s text:c="4"/>ir-v( InsFor.etq - 1) <text:s text:c="14"/>||</text:span></text:p>
      <text:p text:style-name="P1729"><text:span text:style-name="T1730"><text:tab/></text:span><text:span text:style-name="T1731"><text:tab/><text:s text:c="4"/>Instruccion.cod <text:s text:c="20"/>||</text:span></text:p>
      <text:p text:style-name="P1732"><text:span text:style-name="T1733"><text:tab/></text:span><text:span text:style-name="T1734"><text:tab/><text:s text:c="4"/>apila-dir InsFor.tsh[id.lex].dir <text:s text:c="3"/>||</text:span></text:p>
      <text:p text:style-name="P1735"><text:span text:style-name="T1736"><text:tab/></text:span><text:span text:style-name="T1737"><text:tab/><text:s text:c="4"/>apilar 1 <text:s text:c="27"/>||</text:span></text:p>
      <text:p text:style-name="P1738"><text:span text:style-name="T1739"><text:tab/></text:span><text:span text:style-name="T1740"><text:tab/><text:s text:c="4"/>sumar <text:s text:c="30"/>||</text:span></text:p>
      <text:p text:style-name="P1741"><text:span text:style-name="T1742"><text:tab/></text:span><text:span text:style-name="T1743"><text:tab/><text:s text:c="4"/>desapila-dir InsFor.tsh[id.lex].dir ||</text:span></text:p>
      <text:p text:style-name="P1744"><text:span text:style-name="T1745"><text:tab/></text:span><text:span text:style-name="T1746"><text:tab/><text:s text:c="4"/>ir-a (Expresion1.etq)</text:span></text:p>
      <text:p text:style-name="P1747"><text:span text:style-name="T1748"><text:tab/></text:span><text:span text:style-name="T1749"><text:tab/><text:s text:c="4"/>pop</text:span></text:p>
      <text:p text:style-name="P1750">}</text:p>
      <text:p text:style-name="P1751"/>
      <text:p text:style-name="P1752">InsNew → new</text:p>
      <text:p text:style-name="P1753">{</text:p>
      <text:p text:style-name="P1754"><text:span text:style-name="T1755"><text:tab/></text:span><text:span text:style-name="T1756">Mem.tsh = InsNew.tsh</text:span></text:p>
      <text:p text:style-name="P1757"><text:tab/>Mem.etqh <text:s text:c="3"/>= InsNew.etqh</text:p>
      <text:p text:style-name="P1758">}<text:tab/></text:p>
      <text:p text:style-name="P1759">Mem</text:p>
      <text:p text:style-name="P1760">{</text:p>
      <text:p text:style-name="P1761"><text:span text:style-name="T1762"><text:tab/>InsNew.error = Mem.tipo.t != &lt;t:puntero&gt;</text:span></text:p>
      <text:p text:style-name="P1763"><text:span text:style-name="T1764"><text:tab/>InsNew.etq <text:s/>= Mem.etq + 2</text:span></text:p>
      <text:p text:style-name="P1765"><text:tab/>InsNew.cod <text:s/>=</text:p>
      <text:p text:style-name="P1766"><text:tab/><text:tab/>Mem.cod ||</text:p>
      <text:p text:style-name="P1767"><text:tab/><text:tab/>new(</text:p>
      <text:p text:style-name="P1768"><text:tab/><text:tab/><text:tab/>si Mem.tipo.tbase = ref</text:p>
      <text:p text:style-name="P1769"><text:tab/><text:tab/><text:tab/><text:tab/>InsNew.tsh[Mem.tipo.tbase.id].tam</text:p>
      <text:p text:style-name="P1770"><text:span text:style-name="T1771"><text:tab/></text:span><text:span text:style-name="T1772"><text:tab/></text:span><text:span text:style-name="T1773"><text:tab/></text:span><text:span text:style-name="T1774">si no</text:span></text:p>
      <text:p text:style-name="P1775"><text:tab/><text:tab/><text:tab/><text:tab/>1</text:p>
      <text:p text:style-name="P1776"><text:tab/><text:tab/><text:s text:c="8"/>)</text:p>
      <text:p text:style-name="P1777"><text:span text:style-name="T1778"><text:tab/><text:s text:c="8"/>|| desapila-ind</text:span></text:p>
      <text:p text:style-name="P1779">}</text:p>
      <text:p text:style-name="P1780"/>
      <text:p text:style-name="P1781">InsDis → dispose</text:p>
      <text:p text:style-name="P1782">{</text:p>
      <text:p text:style-name="P1783"><text:span text:style-name="T1784"><text:tab/>Mem.tsh = InsDis.tsh</text:span></text:p>
      <text:p text:style-name="P1785"><text:span text:style-name="T1786"><text:tab/>Mem.etqh <text:s text:c="3"/>= InsDis.etqh</text:span></text:p>
      <text:p text:style-name="P1787">}</text:p>
      <text:p text:style-name="P1788">Mem</text:p>
      <text:p text:style-name="P1789">{</text:p>
      <text:p text:style-name="P1790"><text:span text:style-name="T1791"><text:tab/>InsDis.error = Mem.tipo.t !=<text:s/></text:span><text:span text:style-name="T1792">&lt;t:puntero&gt;</text:span></text:p>
      <text:p text:style-name="P1793"><text:span text:style-name="T1794"><text:tab/>InsDis.etq <text:s/>= Mem.etq + 1</text:span></text:p>
      <text:p text:style-name="P1795"><text:span text:style-name="T1796"><text:tab/>InsDis.cod <text:s/>=</text:span></text:p>
      <text:p text:style-name="P1797"><text:span text:style-name="T1798"><text:tab/></text:span><text:span text:style-name="T1799"><text:tab/></text:span><text:span text:style-name="T1800">Mem.cod ||</text:span></text:p>
      <text:p text:style-name="P1801"><text:span text:style-name="T1802"><text:tab/></text:span><text:span text:style-name="T1803"><text:tab/>del(</text:span></text:p>
      <text:p text:style-name="P1804"><text:span text:style-name="T1805"><text:tab/></text:span><text:span text:style-name="T1806"><text:tab/></text:span><text:span text:style-name="T1807"><text:tab/>si Mem.tipo.tbase = ref</text:span></text:p>
      <text:p text:style-name="P1808"><text:span text:style-name="T1809"><text:tab/></text:span><text:span text:style-name="T1810"><text:tab/></text:span><text:span text:style-name="T1811"><text:tab/></text:span><text:span text:style-name="T1812"><text:tab/>InsDis.tsh[Mem.tipo.tbase.id].tam</text:span></text:p>
      <text:p text:style-name="P1813"><text:span text:style-name="T1814"><text:tab/></text:span><text:span text:style-name="T1815"><text:tab/></text:span><text:span text:style-name="T1816"><text:tab/>si no</text:span></text:p>
      <text:p text:style-name="P1817"><text:span text:style-name="T1818"><text:tab/></text:span><text:span text:style-name="T1819"><text:tab/></text:span><text:span text:style-name="T1820"><text:tab/></text:span><text:span text:style-name="T1821"><text:tab/>1</text:span></text:p>
      <text:p text:style-name="P1822"><text:span text:style-name="T1823"><text:tab/></text:span><text:span text:style-name="T1824"><text:tab/><text:s text:c="8"/>)</text:span></text:p>
      <text:soft-page-break/>
      <text:p text:style-name="P1825">}</text:p>
      <text:p text:style-name="P1826"/>
      <text:p text:style-name="P1827"/>
      <text:p text:style-name="P1828">Mem → id</text:p>
      <text:p text:style-name="P1829">{</text:p>
      <text:p text:style-name="P1830"><text:tab/><text:tab/>MemRec.tsh = Mem.tsh</text:p>
      <text:p text:style-name="Standard"><text:span text:style-name="T1831"><text:tab/></text:span><text:span text:style-name="T1832"><text:tab/>MemRec.tipoh = si existe(Mem.tsh, id.lex)</text:span></text:p>
      <text:p text:style-name="P1833"><text:tab/><text:tab/><text:tab/><text:tab/><text:tab/><text:tab/>si Mem.tsh[id.lex].clase = var</text:p>
      <text:p text:style-name="Standard"><text:span text:style-name="T1834"><text:tab/></text:span><text:span text:style-name="T1835"><text:tab/></text:span><text:span text:style-name="T1836"><text:tab/></text:span><text:span text:style-name="T1837"><text:tab/></text:span><text:span text:style-name="T1838"><text:tab/></text:span><text:span text:style-name="T1839"><text:tab/></text:span><text:span text:style-name="T1840"><text:tab/></text:span><text:span text:style-name="T1841">ref!(Mem.tsh[id.lex].tipo,Mem.tsh)</text:span></text:p>
      <text:p text:style-name="Standard"><text:span text:style-name="T1842"><text:tab/></text:span><text:span text:style-name="T1843"><text:tab/></text:span><text:span text:style-name="T1844"><text:tab/></text:span><text:span text:style-name="T1845"><text:tab/></text:span><text:span text:style-name="T1846"><text:tab/></text:span><text:span text:style-name="T1847"><text:tab/></text:span><text:span text:style-name="T1848">sino &lt;t:error&gt;</text:span></text:p>
      <text:p text:style-name="P1849"><text:tab/><text:tab/><text:tab/><text:tab/>sino &lt;t:error&gt;</text:p>
      <text:p text:style-name="P1850"><text:span text:style-name="T1851"><text:tab/>MemRec.etqh = Mem.etqh + longAcessoVar(Mem.tsh[id.lex])</text:span></text:p>
      <text:p text:style-name="P1852"><text:span text:style-name="T1853"><text:tab/></text:span><text:span text:style-name="T1854">MemRec.codh = accesoVar(Mem.tsh[id.lex])</text:span></text:p>
      <text:p text:style-name="P1855">}</text:p>
      <text:p text:style-name="P1856">MemRec</text:p>
      <text:p text:style-name="P1857">{</text:p>
      <text:p text:style-name="P1858"><text:span text:style-name="T1859"><text:tab/></text:span><text:span text:style-name="T1860">Mem.tipo = MemRec.tipo</text:span></text:p>
      <text:p text:style-name="Standard"><text:span text:style-name="T1861"><text:tab/></text:span><text:span text:style-name="T1862"><text:tab/>Mem.cod = <text:s/>MemRec.cod</text:span></text:p>
      <text:p text:style-name="P1863"><text:span text:style-name="T1864"><text:tab/>Mem.etq = MemRec.etq</text:span></text:p>
      <text:p text:style-name="P1865">}</text:p>
      <text:p text:style-name="P1866"/>
      <text:p text:style-name="P1867"/>
      <text:p text:style-name="P1868">MemRec → '^'</text:p>
      <text:p text:style-name="P1869">{</text:p>
      <text:p text:style-name="P1870"><text:tab/>MemRec1.tsh = MemRec0.tsh</text:p>
      <text:p text:style-name="P1871"><text:tab/>MemRec1.tipoh = si (MemRec0.tipoh.t = puntero</text:p>
      <text:p text:style-name="P1872"><text:tab/><text:tab/><text:tab/><text:tab/><text:tab/>ref!(MemRec0.tipoh.tbase,MemRec0.tsh)</text:p>
      <text:p text:style-name="P1873"><text:span text:style-name="T1874"><text:tab/></text:span><text:span text:style-name="T1875"><text:tab/></text:span><text:span text:style-name="T1876"><text:tab/></text:span><text:span text:style-name="T1877"><text:tab/><text:s text:c="2"/></text:span><text:span text:style-name="T1878">sino &lt;t:error&gt;</text:span></text:p>
      <text:p text:style-name="P1879"><text:span text:style-name="T1880"><text:tab/></text:span><text:span text:style-name="T1881">MemRec1.etqh = MemRec0.etqh + 1</text:span></text:p>
      <text:p text:style-name="P1882"><text:span text:style-name="T1883"><text:tab/>MemRec1.codh = MemRec0.codh || apila-ind</text:span></text:p>
      <text:p text:style-name="P1884">}</text:p>
      <text:p text:style-name="P1885">MemRec</text:p>
      <text:p text:style-name="P1886">{</text:p>
      <text:p text:style-name="P1887"><text:span text:style-name="T1888"><text:tab/></text:span><text:span text:style-name="T1889">MemRec0.tipo = MemRec1.tipo</text:span></text:p>
      <text:p text:style-name="P1890"><text:span text:style-name="T1891"><text:tab/>MemRec0.etq = MemRec1.etq</text:span></text:p>
      <text:p text:style-name="P1892"><text:span text:style-name="T1893"><text:tab/></text:span><text:span text:style-name="T1894">MemRec0.cod = MemRec1.cod</text:span></text:p>
      <text:p text:style-name="P1895">}</text:p>
      <text:p text:style-name="P1896"><text:tab/></text:p>
      <text:p text:style-name="P1897">MemRec → '['</text:p>
      <text:p text:style-name="P1898">{</text:p>
      <text:p text:style-name="P1899"><text:span text:style-name="T1900"><text:tab/></text:span><text:span text:style-name="T1901">Expresion.tsh = MemRec0.tsh</text:span></text:p>
      <text:p text:style-name="P1902"><text:span text:style-name="T1903"><text:tab/>Expresion.etq = MemRec0.etqh</text:span></text:p>
      <text:p text:style-name="P1904">}</text:p>
      <text:p text:style-name="P1905">Expresion']'</text:p>
      <text:p text:style-name="P1906">{</text:p>
      <text:p text:style-name="P1907"><text:tab/>MemRec1.tsh = MemRec0.tsh</text:p>
      <text:p text:style-name="P1908"><text:span text:style-name="T1909"><text:tab/>MemRec1.etqh = Expresion.etq + 3</text:span></text:p>
      <text:p text:style-name="P1910"><text:span text:style-name="T1911"><text:tab/>MemRec1.codh = MemRec0.codh || Exp.cod || apila MemRec0.tipoh.tbase.tam || multiplica || suma</text:span></text:p>
      <text:p text:style-name="P1912"><text:tab/>MemRec1.tipoh = si MemRec0.tipo.t = array AND Expresion.tipo.t = num</text:p>
      <text:p text:style-name="P1913"><text:tab/><text:tab/><text:tab/><text:tab/><text:tab/>ref!(MemRec0.tipoh.tbase,MemRec0.tsh)</text:p>
      <text:soft-page-break/>
      <text:p text:style-name="P1914"><text:span text:style-name="T1915"><text:tab/></text:span><text:span text:style-name="T1916"><text:tab/></text:span><text:span text:style-name="T1917"><text:tab/></text:span><text:span text:style-name="T1918"><text:tab/><text:s text:c="2"/></text:span><text:span text:style-name="T1919">sino &lt;t:error&gt;</text:span></text:p>
      <text:p text:style-name="P1920">}</text:p>
      <text:p text:style-name="P1921">MemRec</text:p>
      <text:p text:style-name="P1922">{</text:p>
      <text:p text:style-name="P1923"><text:tab/>MemRec0.tipo = MemRec1.tipo</text:p>
      <text:p text:style-name="Standard"><text:span text:style-name="T1924"><text:tab/></text:span><text:span text:style-name="T1925"><text:tab/>MemRec0.etq = MemRec1.etq</text:span></text:p>
      <text:p text:style-name="P1926"><text:span text:style-name="T1927"><text:tab/>Memrec0.cod = MemRec1.cod</text:span></text:p>
      <text:p text:style-name="P1928">}</text:p>
      <text:p text:style-name="P1929"><text:tab/></text:p>
      <text:p text:style-name="Standard"><text:span text:style-name="T1930"><text:tab/></text:span></text:p>
      <text:p text:style-name="Standard"/>
      <text:p text:style-name="P1931"/>
      <text:p text:style-name="P1932"><text:tab/></text:p>
      <text:p text:style-name="P1933">MemRec → '.'id</text:p>
      <text:p text:style-name="P1934">{</text:p>
      <text:p text:style-name="P1935"><text:tab/>MemRec1.tsh = MemRec0.tsh</text:p>
      <text:p text:style-name="P1936"><text:span text:style-name="T1937"><text:tab/>MemRec1.etqh = MemRec0.etqh + 2</text:span></text:p>
      <text:p text:style-name="P1938"><text:span text:style-name="T1939"><text:tab/></text:span><text:span text:style-name="T1940">MemRec1.tipoh =</text:span><text:span text:style-name="T1941"><text:tab/><text:s/>si MemRec0.tipoh.t = rec</text:span></text:p>
      <text:p text:style-name="P1942"><text:tab/><text:tab/><text:tab/><text:tab/><text:tab/><text:tab/><text:tab/>si campo?(MemRec0.tipoh.campos, id.lex)</text:p>
      <text:p text:style-name="P1943"><text:tab/><text:tab/><text:tab/><text:tab/><text:tab/><text:tab/><text:tab/><text:tab/>ref!(MemRec0.tipoh.campos[id.lex].tipo, MemRec0.tsh)</text:p>
      <text:p text:style-name="P1944"><text:tab/><text:tab/><text:tab/><text:tab/><text:tab/><text:tab/><text:tab/>sino &lt;t:error&gt;</text:p>
      <text:p text:style-name="P1945"><text:tab/><text:tab/><text:tab/><text:tab/><text:tab/>sino &lt;t:error&gt;</text:p>
      <text:p text:style-name="P1946"><text:span text:style-name="T1947"><text:tab/></text:span><text:span text:style-name="T1948">MemRec1.codh = MemRec0.codh || apila(MemRec0.tipo.campos[id.lex].desp || suma</text:span></text:p>
      <text:p text:style-name="P1949">}</text:p>
      <text:p text:style-name="P1950">MemRec</text:p>
      <text:p text:style-name="P1951">{</text:p>
      <text:p text:style-name="P1952"><text:tab/>MemRec0.tipo = MemRec1.tipo</text:p>
      <text:p text:style-name="P1953"><text:span text:style-name="T1954"><text:tab/>MemRec0.etq = MemRec1.etq</text:span></text:p>
      <text:p text:style-name="P1955"><text:span text:style-name="T1956"><text:tab/>Memrec0.cod = MemRec1.cod</text:span></text:p>
      <text:p text:style-name="P1957">}</text:p>
      <text:p text:style-name="P1958"/>
      <text:p text:style-name="P1959"><text:tab/></text:p>
      <text:p text:style-name="P1960">MemRec → λ</text:p>
      <text:p text:style-name="P1961">{</text:p>
      <text:p text:style-name="P1962"><text:tab/>MemRec.tipo = MemRec.tipoh</text:p>
      <text:p text:style-name="Standard"><text:span text:style-name="T1963"><text:tab/></text:span><text:span text:style-name="T1964"><text:tab/>MemRec.etq = MemRec.etqh</text:span></text:p>
      <text:p text:style-name="P1965"><text:span text:style-name="T1966"><text:tab/></text:span><text:span text:style-name="T1967">MemRec.cod = MemRec.codh</text:span></text:p>
      <text:p text:style-name="P1968">}</text:p>
      <text:p text:style-name="P1969"/>
      <text:p text:style-name="Standard"><text:span text:style-name="T1970">Expresion →</text:span></text:p>
      <text:p text:style-name="P1971"><text:span text:style-name="T1972">{</text:span></text:p>
      <text:p text:style-name="P1973"><text:span text:style-name="T1974"><text:tab/>ExpresionNiv1.tsh = Expresion.tsh</text:span></text:p>
      <text:p text:style-name="P1975"><text:span text:style-name="T1976"><text:tab/>ExpresionNiv1.etqh = Expresion.etqh</text:span></text:p>
      <text:p text:style-name="P1977"><text:span text:style-name="T1978"><text:tab/>ExpresionNiv1.parh = true<text:s/></text:span><text:span text:style-name="T1979">????&lt;--(cuidado debería ser false si ExpresionFact no es vacía, pero cómo</text:span><text:span text:style-name="T1980"><text:s/></text:span><text:span text:style-name="T1981">saber?)</text:span></text:p>
      <text:p text:style-name="P1982"><text:span text:style-name="T1983"><text:tab/></text:span></text:p>
      <text:p text:style-name="P1984"><text:span text:style-name="T1985">}</text:span></text:p>
      <text:p text:style-name="P1986"><text:span text:style-name="T1987">ExpresiónNiv1</text:span></text:p>
      <text:p text:style-name="P1988"><text:span text:style-name="T1989">{</text:span></text:p>
      <text:soft-page-break/>
      <text:p text:style-name="P1990"><text:span text:style-name="T1991"><text:tab/>ExpresionFact.tipoh = ExpresionNiv1.tipo</text:span></text:p>
      <text:p text:style-name="P1992"><text:span text:style-name="T1993"><text:tab/></text:span><text:span text:style-name="T1994">ExpresionFact.tsh = Expresion.tsh</text:span></text:p>
      <text:p text:style-name="P1995"><text:span text:style-name="T1996"><text:tab/>ExpresionFact.modoh = ExpresionNiv1.modo</text:span></text:p>
      <text:p text:style-name="Standard"><text:span text:style-name="T1997"><text:tab/></text:span><text:span text:style-name="T1998"><text:tab/>ExpresionFact.etqh = ExpresionNiv1.etq &lt;--(estaba Expresion.etqh)</text:span></text:p>
      <text:p text:style-name="Standard"><text:span text:style-name="T1999"><text:tab/></text:span><text:span text:style-name="T2000"><text:tab/>ExpresionFact.codh = ExpresionNiv1.cod</text:span></text:p>
      <text:p text:style-name="P2001"><text:span text:style-name="T2002">}</text:span></text:p>
      <text:p text:style-name="P2003"><text:span text:style-name="T2004">ExpresiónFact</text:span></text:p>
      <text:p text:style-name="P2005"><text:span text:style-name="T2006">{</text:span></text:p>
      <text:p text:style-name="P2007"><text:span text:style-name="T2008"><text:tab/>Expresion.tipo = ExpresionFact.tipo</text:span></text:p>
      <text:p text:style-name="P2009"><text:span text:style-name="T2010"><text:tab/>Expresion.modo=ExpresionFact.modo</text:span></text:p>
      <text:p text:style-name="P2011"><text:span text:style-name="T2012"><text:tab/>Expresion.cod = ExpresionFact.cod</text:span></text:p>
      <text:p text:style-name="P2013"><text:span text:style-name="T2014"><text:tab/></text:span><text:span text:style-name="T2015">Expresion.etq = ExpresionFact.etq</text:span></text:p>
      <text:p text:style-name="P2016"><text:span text:style-name="T2017">}</text:span></text:p>
      <text:p text:style-name="P2018"/>
      <text:p text:style-name="P2019"/>
      <text:p text:style-name="P2020"/>
      <text:p text:style-name="P2021"/>
      <text:p text:style-name="P2022"/>
      <text:p text:style-name="P2023"/>
      <text:p text:style-name="P2024"/>
      <text:p text:style-name="P2025"/>
      <text:p text:style-name="P2026"/>
      <text:p text:style-name="P2027"/>
      <text:p text:style-name="P2028"/>
      <text:p text:style-name="P2029"/>
      <text:p text:style-name="Standard"><text:span text:style-name="T2030">ExpresionFact → OpNiv0</text:span></text:p>
      <text:p text:style-name="P2031"><text:span text:style-name="T2032">{</text:span></text:p>
      <text:p text:style-name="P2033"><text:span text:style-name="T2034"><text:tab/>ExpresionNiv1.tsh = ExpresionFact.tsh</text:span></text:p>
      <text:p text:style-name="Standard"><text:span text:style-name="T2035"><text:tab/></text:span><text:span text:style-name="T2036"><text:tab/>ExpresionNiv1.parh= false</text:span></text:p>
      <text:p text:style-name="P2037"><text:span text:style-name="T2038"><text:tab/>ExpresionNiv1.etqh = ExpresionFact.etqh</text:span></text:p>
      <text:p text:style-name="P2039"><text:span text:style-name="T2040">}</text:span></text:p>
      <text:p text:style-name="P2041"><text:span text:style-name="T2042">ExpresionNiv1</text:span></text:p>
      <text:p text:style-name="P2043"><text:span text:style-name="T2044">{</text:span></text:p>
      <text:p text:style-name="P2045"><text:tab/>ExpresionFact.tipo = si (ExpresionFact.tipoh = &lt;t:error&gt; v ExpresionNiv1.tipo = &lt;t:error&gt;) v</text:p>
      <text:p text:style-name="P2046"><text:tab/><text:tab/><text:s/><text:tab/><text:s text:c="6"/>( ExpresionFact.tipoh =<text:s/><text:bookmark-start text:name="__DdeLink__14752_1844718597"/>&lt;t:<text:bookmark-end text:name="__DdeLink__14752_1844718597"/>character&gt; v ExpresionNiv1.tipo =/= &lt;t:character&gt;) v</text:p>
      <text:p text:style-name="P2047"><text:tab/><text:tab/><text:tab/><text:s text:c="6"/>( ExpresionFact.tipoh =/= &lt;t:character&gt; ᴧ ExpresionNiv1.tipo = &lt;t:character&gt;)</text:p>
      <text:p text:style-name="P2048"><text:tab/><text:tab/><text:s/><text:tab/><text:s text:c="6"/>(ExpresionFact.tipoh = &lt;t:boolean&gt; ᴧ ExpresionNiv1.tipo =/= &lt;t:boolean&gt;) v</text:p>
      <text:p text:style-name="P2049"><text:tab/><text:tab/><text:tab/><text:s text:c="6"/>( ExpresionFact.tipoh =/= &lt;t:boolean&gt; ᴧ ExpresionNiv1.tipo = &lt;t:boolean&gt;))</text:p>
      <text:p text:style-name="P2050"><text:tab/><text:tab/><text:tab/><text:s text:c="14"/>error</text:p>
      <text:p text:style-name="P2051"><text:tab/><text:tab/><text:tab/><text:s text:c="2"/>sino <text:s/>boolean</text:p>
      <text:p text:style-name="P2052"><text:span text:style-name="T2053"><text:tab/>ExpresionFact.modo = val</text:span></text:p>
      <text:p text:style-name="Standard"><text:span text:style-name="T2054"><text:tab/></text:span></text:p>
      <text:p text:style-name="Standard"><text:span text:style-name="T2055"><text:tab/></text:span><text:span text:style-name="T2056"><text:tab/>ExpresionFact.cod =</text:span></text:p>
      <text:p text:style-name="Standard"><text:span text:style-name="T2057"><text:tab/></text:span><text:span text:style-name="T2058"><text:tab/></text:span><text:span text:style-name="T2059"><text:tab/>ExpresionFact.codh ||</text:span></text:p>
      <text:p text:style-name="Standard"><text:span text:style-name="T2060"><text:tab/></text:span><text:span text:style-name="T2061"><text:tab/></text:span><text:span text:style-name="T2062"><text:tab/>ExpresionNiv1.cod ||</text:span></text:p>
      <text:p text:style-name="Standard"><text:span text:style-name="T2063"><text:tab/></text:span><text:span text:style-name="T2064"><text:tab/></text:span><text:span text:style-name="T2065"><text:tab/>case (OpNiv0)</text:span></text:p>
      <text:p text:style-name="Standard"><text:span text:style-name="T2066"><text:tab/></text:span><text:span text:style-name="T2067"><text:tab/></text:span><text:span text:style-name="T2068"><text:tab/></text:span><text:span text:style-name="T2069"><text:tab/>menor: menor</text:span></text:p>
      <text:p text:style-name="Standard"><text:span text:style-name="T2070"><text:tab/></text:span><text:span text:style-name="T2071"><text:tab/></text:span><text:span text:style-name="T2072"><text:tab/></text:span><text:span text:style-name="T2073"><text:tab/>mayor: mayor</text:span></text:p>
      <text:soft-page-break/>
      <text:p text:style-name="Standard"><text:span text:style-name="T2074"><text:tab/></text:span><text:span text:style-name="T2075"><text:tab/></text:span><text:span text:style-name="T2076"><text:tab/></text:span><text:span text:style-name="T2077"><text:tab/>menor-ig: menorIg</text:span></text:p>
      <text:p text:style-name="Standard"><text:span text:style-name="T2078"><text:tab/></text:span><text:span text:style-name="T2079"><text:tab/></text:span><text:span text:style-name="T2080"><text:tab/></text:span><text:span text:style-name="T2081"><text:tab/>mayor-ig: mayorIg</text:span></text:p>
      <text:p text:style-name="Standard"><text:span text:style-name="T2082"><text:tab/></text:span><text:span text:style-name="T2083"><text:tab/></text:span><text:span text:style-name="T2084"><text:tab/></text:span><text:span text:style-name="T2085"><text:tab/>igual : igual</text:span></text:p>
      <text:p text:style-name="Standard"><text:span text:style-name="T2086"><text:tab/></text:span><text:span text:style-name="T2087"><text:tab/></text:span><text:span text:style-name="T2088"><text:tab/></text:span><text:span text:style-name="T2089"><text:tab/>no-igual: no-igual</text:span></text:p>
      <text:p text:style-name="P2090"/>
      <text:p text:style-name="P2091"><text:span text:style-name="T2092"><text:tab/>ExpresionFact.etq = ExpresionNiv1.etq + 1</text:span></text:p>
      <text:p text:style-name="P2093"><text:span text:style-name="T2094">}</text:span></text:p>
      <text:p text:style-name="Standard"><text:span text:style-name="T2095"><text:tab/></text:span></text:p>
      <text:p text:style-name="Standard"><text:span text:style-name="T2096">ExpresionFact → λ</text:span></text:p>
      <text:p text:style-name="P2097"><text:span text:style-name="T2098">{</text:span></text:p>
      <text:p text:style-name="P2099"><text:span text:style-name="T2100"><text:tab/>ExpresionFact.modo = ExpresionFact.modoh</text:span></text:p>
      <text:p text:style-name="P2101"><text:span text:style-name="T2102"><text:tab/>ExpresionFact.tipo = ExpresionFact.tipoh</text:span></text:p>
      <text:p text:style-name="Standard"><text:span text:style-name="T2103"><text:tab/></text:span><text:span text:style-name="T2104"><text:tab/>ExpresionFact.cod = ExpresionFact.codh</text:span></text:p>
      <text:p text:style-name="P2105"><text:span text:style-name="T2106"><text:tab/>ExpresionFact.etq = ExpresionFact.etqh</text:span></text:p>
      <text:p text:style-name="P2107"><text:span text:style-name="T2108">}</text:span></text:p>
      <text:p text:style-name="P2109"/>
      <text:p text:style-name="P2110">ExpresiónNiv1 →</text:p>
      <text:p text:style-name="P2111">{</text:p>
      <text:p text:style-name="P2112"><text:tab/>ExpresionNiv2.tsh = ExpresionNiv1.tsh</text:p>
      <text:p text:style-name="P2113"><text:span text:style-name="T2114"><text:tab/>ExpresionNiv2.etqh = ExpresionNiv1.etqh</text:span></text:p>
      <text:p text:style-name="P2115"><text:span text:style-name="T2116"><text:tab/>ExpresionNiv2.parh = ExpresionNiv1.parh<text:s/></text:span><text:span text:style-name="T2117">(deberia ser false si ExprNiv1Rec no es vacio)</text:span></text:p>
      <text:p text:style-name="P2118">}</text:p>
      <text:p text:style-name="P2119">ExpresiónNiv2</text:p>
      <text:p text:style-name="P2120">{</text:p>
      <text:p text:style-name="P2121"><text:span text:style-name="T2122"><text:tab/></text:span><text:span text:style-name="T2123">ExpresionNiv1Rec.tsh = ExpresionNiv1.tsh</text:span><text:span text:style-name="T2124"><text:tab/></text:span></text:p>
      <text:p text:style-name="P2125"><text:span text:style-name="T2126"><text:tab/></text:span><text:span text:style-name="T2127">ExpresionNiv1Rec.tipoh = ExpresiónNiv2.tipo.</text:span></text:p>
      <text:p text:style-name="P2128"><text:span text:style-name="T2129"><text:tab/>ExpresionNiv1Rec.modoh = ExpresionNiv2.modo</text:span></text:p>
      <text:p text:style-name="P2130"><text:span text:style-name="T2131"><text:tab/>ExpresionNiv1Rec.etqh = ExpresionNiv2.etq</text:span></text:p>
      <text:p text:style-name="P2132"><text:span text:style-name="T2133"><text:s/></text:span><text:span text:style-name="T2134"><text:tab/>ExpresionNiv1Rec.codh = ExpresionNiv2.cod</text:span></text:p>
      <text:p text:style-name="P2135">}</text:p>
      <text:p text:style-name="P2136">ExpresionNiv1Rec</text:p>
      <text:p text:style-name="P2137">{</text:p>
      <text:p text:style-name="P2138"><text:span text:style-name="T2139"><text:tab/>ExpresionNiv1.tipo =<text:s/></text:span><text:span text:style-name="T2140">ExpresiónNiv1Rec.tipo</text:span></text:p>
      <text:p text:style-name="P2141"><text:span text:style-name="T2142"><text:tab/>ExpresionNiv1.cod = ExpresionNiv1Rec.cod</text:span></text:p>
      <text:p text:style-name="P2143"><text:span text:style-name="T2144"><text:tab/>ExpresionNiv1.etq = ExpresionNiv1Rec.etq</text:span></text:p>
      <text:p text:style-name="P2145"><text:span text:style-name="T2146"><text:tab/>ExpresionNiv1.modo = ExpresionNiv1Rec.modo</text:span></text:p>
      <text:p text:style-name="P2147">}</text:p>
      <text:p text:style-name="P2148">ExpresiónNiv1Rec → OpNiv1</text:p>
      <text:p text:style-name="P2149">{</text:p>
      <text:p text:style-name="P2150"><text:span text:style-name="T2151"><text:tab/>ExpresionNiv2.tsh = ExpresionNiv1Rec</text:span><text:span text:style-name="T2152">o</text:span><text:span text:style-name="T2153">.tsh</text:span></text:p>
      <text:p text:style-name="P2154"><text:span text:style-name="T2155"><text:tab/>ExpresionNiv2.parh = false</text:span></text:p>
      <text:p text:style-name="P2156"><text:span text:style-name="T2157"><text:tab/></text:span><text:span text:style-name="T2158">if (opNiv1.op == or):</text:span></text:p>
      <text:p text:style-name="P2159"><text:span text:style-name="T2160"><text:tab/></text:span><text:span text:style-name="T2161"><text:tab/>ExpresionNiv2.etqh = ExpresionNiv1Rec0.etqh + 3</text:span></text:p>
      <text:p text:style-name="P2162"><text:span text:style-name="T2163"><text:tab/>else</text:span></text:p>
      <text:p text:style-name="P2164"><text:span text:style-name="T2165"><text:tab/></text:span><text:span text:style-name="T2166"><text:tab/>ExpresionNiv2.etqh = ExpresionNiv1Rec0.etqh</text:span></text:p>
      <text:p text:style-name="P2167">}</text:p>
      <text:p text:style-name="P2168">ExpresiónNiv2</text:p>
      <text:p text:style-name="P2169">{</text:p>
      <text:p text:style-name="P2170"><text:span text:style-name="T2171"><text:tab/>ExpresionNiv1Rec1.tsh = ExpresionNiv1Rec0.tsh</text:span></text:p>
      <text:soft-page-break/>
      <text:p text:style-name="P2172"><text:span text:style-name="T2173"><text:tab/>ExpresionNiv1Rec1.modoh = val</text:span></text:p>
      <text:p text:style-name="P2174"><text:span text:style-name="T2175"><text:tab/></text:span><text:span text:style-name="T2176">ExpresionNiv1Rec1.tipoh =</text:span></text:p>
      <text:p text:style-name="P2177"><text:span text:style-name="T2178"><text:tab/></text:span><text:span text:style-name="T2179"><text:tab/>si (ExpresionNiv1Rec</text:span><text:span text:style-name="T2180">o</text:span><text:span text:style-name="T2181">.tipoh =<text:s/></text:span><text:bookmark-start text:name="__DdeLink__14763_1844718597"/><text:span text:style-name="T2182">&lt;t:</text:span><text:bookmark-end text:name="__DdeLink__14763_1844718597"/><text:span text:style-name="T2183">error&gt; v ExpresionNiv2.tipo = &lt;t:error&gt; v</text:span></text:p>
      <text:p text:style-name="P2184"><text:span text:style-name="T2185"><text:tab/></text:span><text:span text:style-name="T2186"><text:tab/><text:s text:c="5"/>ExpresionNiv1Rec</text:span><text:span text:style-name="T2187">o</text:span><text:span text:style-name="T2188">.tipoh = &lt;t:character&gt; v ExpresionNiv2.tipo = &lt;t:character&gt; v</text:span></text:p>
      <text:p text:style-name="P2189"><text:span text:style-name="T2190"><text:tab/></text:span><text:span text:style-name="T2191"><text:tab/><text:s text:c="4"/>(ExpresionNiv1Rec</text:span><text:span text:style-name="T2192">o</text:span><text:span text:style-name="T2193">.tipoh = &lt;t:boolean&gt; ᴧ ExpresionNiv2.tipo =/= &lt;t:boolean&gt;) v</text:span></text:p>
      <text:p text:style-name="P2194"><text:span text:style-name="T2195"><text:tab/><text:s text:c="14"/>(ExpresionNiv1Rec</text:span><text:span text:style-name="T2196">o</text:span><text:span text:style-name="T2197">.tipoh =/=<text:s/></text:span><text:bookmark-start text:name="__DdeLink__14767_1844718597"/><text:span text:style-name="T2198">&lt;t:</text:span><text:bookmark-end text:name="__DdeLink__14767_1844718597"/><text:span text:style-name="T2199">boolean&gt; ᴧ ExpresionNiv2.tipo = &lt;t:boolean&gt;))</text:span></text:p>
      <text:p text:style-name="P2200"><text:span text:style-name="T2201"><text:tab/></text:span><text:span text:style-name="T2202"><text:tab/></text:span><text:span text:style-name="T2203"><text:tab/></text:span><text:span text:style-name="T2204">&lt;t:</text:span><text:span text:style-name="T2205">error</text:span><text:bookmark-start text:name="__DdeLink__14765_1844718597"/><text:span text:style-name="T2206">&gt;</text:span><text:bookmark-end text:name="__DdeLink__14765_1844718597"/></text:p>
      <text:p text:style-name="P2207"><text:tab/><text:tab/>sino case (OpNiv1.op)</text:p>
      <text:p text:style-name="P2208"><text:tab/><text:tab/><text:tab/>suma,resta:</text:p>
      <text:p text:style-name="P2209"><text:span text:style-name="T2210"><text:tab/></text:span><text:span text:style-name="T2211"><text:tab/></text:span><text:span text:style-name="T2212"><text:tab/><text:s text:c="9"/>si (ExpresionNiv1Rec</text:span><text:span text:style-name="T2213">o</text:span><text:span text:style-name="T2214">.tipoh=&lt;t:float&gt; v ExpresionNiv2.tipo = &lt;t:float&gt;)</text:span></text:p>
      <text:p text:style-name="P2215"><text:span text:style-name="T2216"><text:tab/></text:span><text:span text:style-name="T2217"><text:tab/></text:span><text:span text:style-name="T2218"><text:tab/></text:span><text:span text:style-name="T2219"><text:tab/></text:span><text:span text:style-name="T2220">&lt;t:</text:span><text:span text:style-name="T2221">float&gt;</text:span></text:p>
      <text:p text:style-name="P2222"><text:span text:style-name="T2223"><text:tab/></text:span><text:span text:style-name="T2224"><text:tab/></text:span><text:span text:style-name="T2225"><text:tab/><text:s text:c="9"/>sino si (ExpresionNiv1Rec</text:span><text:span text:style-name="T2226">o</text:span><text:span text:style-name="T2227">.tipoh = &lt;t:integer&gt; v ExpresionNiv2.tipo = &lt;t:integer&gt;)</text:span></text:p>
      <text:p text:style-name="P2228"><text:span text:style-name="T2229"><text:tab/></text:span><text:span text:style-name="T2230"><text:tab/></text:span><text:span text:style-name="T2231"><text:tab/></text:span><text:span text:style-name="T2232"><text:tab/><text:s/></text:span><text:span text:style-name="T2233">&lt;t:</text:span><text:span text:style-name="T2234">integer&gt;</text:span></text:p>
      <text:p text:style-name="P2235"><text:span text:style-name="T2236"><text:tab/></text:span><text:span text:style-name="T2237"><text:tab/></text:span><text:span text:style-name="T2238"><text:tab/><text:s text:c="9"/>sino si (ExpresionNiv1Rec</text:span><text:span text:style-name="T2239">o</text:span><text:span text:style-name="T2240">.tipoh = &lt;t:natural&gt; ᴧ ExpresionNiv2.tipo = &lt;t:natural&gt;)</text:span></text:p>
      <text:p text:style-name="P2241"><text:span text:style-name="T2242"><text:tab/></text:span><text:span text:style-name="T2243"><text:tab/></text:span><text:span text:style-name="T2244"><text:tab/></text:span><text:span text:style-name="T2245"><text:tab/><text:s/></text:span><text:span text:style-name="T2246">&lt;t:</text:span><text:span text:style-name="T2247">natural&gt;</text:span></text:p>
      <text:p text:style-name="P2248"><text:span text:style-name="T2249"><text:tab/></text:span><text:span text:style-name="T2250"><text:tab/></text:span><text:span text:style-name="T2251"><text:tab/><text:s text:c="17"/></text:span><text:span text:style-name="T2252">&lt;t:</text:span><text:span text:style-name="T2253">sino error&gt;</text:span></text:p>
      <text:p text:style-name="P2254"><text:tab/><text:tab/><text:tab/>o: <text:s/></text:p>
      <text:p text:style-name="P2255"><text:span text:style-name="T2256"><text:tab/></text:span><text:span text:style-name="T2257"><text:tab/></text:span><text:span text:style-name="T2258"><text:tab/><text:s text:c="9"/>si (ExpresionNiv1Rec</text:span><text:span text:style-name="T2259">o</text:span><text:span text:style-name="T2260">.tipoh = &lt;t:boolean&gt; ᴧ ExpresionNiv2.tipo = &lt;t:boolean&gt;)</text:span></text:p>
      <text:p text:style-name="P2261"><text:span text:style-name="T2262"><text:tab/></text:span><text:span text:style-name="T2263"><text:tab/></text:span><text:span text:style-name="T2264"><text:tab/></text:span><text:span text:style-name="T2265"><text:tab/><text:s text:c="4"/></text:span><text:span text:style-name="T2266">&lt;t:</text:span><text:span text:style-name="T2267">boolean&gt;</text:span></text:p>
      <text:p text:style-name="P2268"><text:span text:style-name="T2269"><text:tab/></text:span><text:span text:style-name="T2270"><text:tab/></text:span><text:span text:style-name="T2271"><text:tab/><text:s text:c="9"/>sino<text:s/></text:span><text:span text:style-name="T2272">&lt;t:</text:span><text:span text:style-name="T2273">error&gt;</text:span></text:p>
      <text:p text:style-name="P2274"><text:span text:style-name="T2275"><text:tab/></text:span><text:span text:style-name="T2276"><text:tab/></text:span><text:span text:style-name="T2277"><text:tab/></text:span><text:span text:style-name="T2278">or:</text:span></text:p>
      <text:p text:style-name="Standard"><text:span text:style-name="T2279"><text:tab/></text:span><text:span text:style-name="T2280"><text:tab/></text:span><text:span text:style-name="T2281"><text:tab/></text:span><text:span text:style-name="T2282"><text:tab/></text:span><text:span text:style-name="T2283"><text:tab/>si<text:s/></text:span><text:span text:style-name="T2284"><text:tab/>(ExpresionNiv1Rec0.tipoh = &lt;t:boolean&gt; y</text:span></text:p>
      <text:p text:style-name="Standard"><text:span text:style-name="T2285"><text:tab/></text:span><text:span text:style-name="T2286"><text:tab/></text:span><text:span text:style-name="T2287"><text:tab/></text:span><text:span text:style-name="T2288"><text:tab/></text:span><text:span text:style-name="T2289"><text:tab/></text:span><text:span text:style-name="T2290"><text:tab/></text:span><text:span text:style-name="T2291">ExpresionNiv2.tipo = &lt;t:boolean&gt;)</text:span></text:p>
      <text:p text:style-name="Standard"><text:span text:style-name="T2292"><text:tab/></text:span><text:span text:style-name="T2293"><text:tab/></text:span><text:span text:style-name="T2294"><text:tab/></text:span><text:span text:style-name="T2295"><text:tab/></text:span><text:span text:style-name="T2296"><text:tab/></text:span><text:span text:style-name="T2297"><text:tab/>&lt;t:boolean&gt;</text:span></text:p>
      <text:p text:style-name="Standard"><text:span text:style-name="T2298"><text:tab/></text:span><text:span text:style-name="T2299"><text:tab/></text:span><text:span text:style-name="T2300"><text:tab/></text:span><text:span text:style-name="T2301"><text:tab/></text:span><text:span text:style-name="T2302"><text:tab/></text:span><text:span text:style-name="T2303">sino</text:span></text:p>
      <text:p text:style-name="P2304"><text:span text:style-name="T2305"><text:tab/></text:span><text:span text:style-name="T2306"><text:tab/></text:span><text:span text:style-name="T2307"><text:tab/></text:span><text:span text:style-name="T2308"><text:tab/></text:span><text:span text:style-name="T2309"><text:tab/></text:span><text:span text:style-name="T2310"><text:tab/>&lt;t:error&gt;</text:span></text:p>
      <text:p text:style-name="P2311"/>
      <text:p text:style-name="P2312"><text:span text:style-name="T2313"><text:tab/>ExpresionNiv1Rec1.modoh = val</text:span><text:span text:style-name="T2314"><text:tab/></text:span></text:p>
      <text:p text:style-name="P2315"><text:span text:style-name="T2316"><text:tab/></text:span><text:span text:style-name="T2317">ExpresionNiv1Rec1.tipoh = ExpresionNiv2.tipo</text:span></text:p>
      <text:p text:style-name="P2318"><text:bookmark-start text:name="__DdeLink__28956_213522392"/><text:span text:style-name="T2319"><text:tab/>if (opNiv1.op == or):</text:span><text:bookmark-end text:name="__DdeLink__28956_213522392"/></text:p>
      <text:p text:style-name="P2320"><text:span text:style-name="T2321"><text:tab/></text:span><text:span text:style-name="T2322"><text:tab/></text:span><text:span text:style-name="T2323">ExpresionNiv1Rec1.codh =</text:span></text:p>
      <text:p text:style-name="P2324"><text:span text:style-name="T2325"><text:tab/></text:span><text:span text:style-name="T2326"><text:tab/></text:span><text:span text:style-name="T2327"><text:tab/>ExpresionNiv1Rec0.codh ||</text:span></text:p>
      <text:p text:style-name="P2328"><text:span text:style-name="T2329"><text:tab/></text:span><text:span text:style-name="T2330"><text:tab/></text:span><text:span text:style-name="T2331"><text:tab/>dup ||</text:span></text:p>
      <text:p text:style-name="P2332"><text:span text:style-name="T2333"><text:tab/></text:span><text:span text:style-name="T2334"><text:tab/></text:span><text:span text:style-name="T2335"><text:tab/>ir-v (ExpresionNiv2.etq) ||</text:span></text:p>
      <text:p text:style-name="P2336"><text:span text:style-name="T2337"><text:tab/></text:span><text:span text:style-name="T2338"><text:tab/></text:span><text:span text:style-name="T2339"><text:tab/>desapila ||</text:span></text:p>
      <text:p text:style-name="P2340"><text:span text:style-name="T2341"><text:tab/></text:span><text:span text:style-name="T2342"><text:tab/></text:span><text:span text:style-name="T2343"><text:tab/>ExpresionNiv2.cod</text:span></text:p>
      <text:p text:style-name="P2344"><text:span text:style-name="T2345"><text:tab/></text:span><text:span text:style-name="T2346"><text:tab/>ExpresionNiv1Rec1.etqh = ExpresionNiv2.etq</text:span></text:p>
      <text:p text:style-name="P2347"><text:span text:style-name="T2348"><text:tab/></text:span><text:span text:style-name="T2349">else:</text:span><text:span text:style-name="T2350"><text:tab/></text:span></text:p>
      <text:p text:style-name="P2351"><text:span text:style-name="T2352"><text:tab/></text:span><text:span text:style-name="T2353"><text:tab/>ExpresionNiv1Rec1.etqh = ExpresionNiv2.etq + 1</text:span></text:p>
      <text:p text:style-name="P2354"><text:span text:style-name="T2355"><text:tab/></text:span><text:span text:style-name="T2356"><text:tab/>ExpresionNiv1Rec1.codh =</text:span></text:p>
      <text:p text:style-name="P2357"><text:span text:style-name="T2358"><text:tab/></text:span><text:span text:style-name="T2359"><text:tab/></text:span><text:span text:style-name="T2360"><text:tab/>ExpresionNiv1Rec0.codh ||</text:span></text:p>
      <text:p text:style-name="P2361"><text:span text:style-name="T2362"><text:tab/></text:span><text:span text:style-name="T2363"><text:tab/></text:span><text:span text:style-name="T2364"><text:tab/>ExpresionNiv2.cod ||</text:span></text:p>
      <text:p text:style-name="P2365"><text:span text:style-name="T2366"><text:tab/></text:span><text:span text:style-name="T2367"><text:tab/></text:span><text:span text:style-name="T2368"><text:tab/>case (OpNiv1.op)</text:span></text:p>
      <text:p text:style-name="P2369"><text:span text:style-name="T2370"><text:tab/></text:span><text:span text:style-name="T2371"><text:tab/></text:span><text:span text:style-name="T2372"><text:tab/></text:span><text:span text:style-name="T2373"><text:tab/></text:span><text:span text:style-name="T2374">suma: sumar</text:span></text:p>
      <text:p text:style-name="P2375"><text:span text:style-name="T2376"><text:tab/></text:span><text:span text:style-name="T2377"><text:tab/></text:span><text:span text:style-name="T2378"><text:tab/></text:span><text:span text:style-name="T2379"><text:tab/>resta: restar</text:span></text:p>
      <text:soft-page-break/>
      <text:p text:style-name="P2380">}</text:p>
      <text:p text:style-name="P2381">ExpresiónNiv1Rec</text:p>
      <text:p text:style-name="P2382">{</text:p>
      <text:p text:style-name="P2383"><text:span text:style-name="T2384"><text:tab/></text:span><text:span text:style-name="T2385">ExpresionNivlRec0.tipo = ExpresionNiv1Rec1.tipo</text:span></text:p>
      <text:p text:style-name="P2386"><text:span text:style-name="T2387"><text:tab/></text:span><text:span text:style-name="T2388">ExpresionNiv1Rec0.modo = val-&gt; QUITARLO</text:span></text:p>
      <text:p text:style-name="P2389"><text:span text:style-name="T2390"><text:tab/>ExpresionNiv1Rec0.etq = ExpresionNiv1Rec1.etq</text:span></text:p>
      <text:p text:style-name="P2391"><text:span text:style-name="T2392"><text:tab/>ExpresionNiv1Rec0.cod = ExpresionNiv1Rec1.cod</text:span></text:p>
      <text:p text:style-name="P2393">}</text:p>
      <text:p text:style-name="Standard"><text:span text:style-name="T2394"><text:tab/></text:span><text:span text:style-name="T2395"><text:tab/></text:span></text:p>
      <text:p text:style-name="P2396"/>
      <text:p text:style-name="P2397">ExpresionNiv1Rec → λ</text:p>
      <text:p text:style-name="P2398">{</text:p>
      <text:p text:style-name="Standard"><text:span text:style-name="T2399"><text:tab/></text:span><text:span text:style-name="T2400">ExpresionNiv1Rec.tipo = ExpresionNiv1Rec.tipoh</text:span></text:p>
      <text:p text:style-name="Standard"><text:span text:style-name="T2401"><text:tab/>ExpresionNiv1Rec.modo = ExpresionNiv1Rec.modoh</text:span></text:p>
      <text:p text:style-name="Standard"><text:span text:style-name="T2402"><text:tab/>ExpresionNiv1Rec.etq = ExpresionNiv1Rec.etqh</text:span></text:p>
      <text:p text:style-name="Standard"><text:span text:style-name="T2403"><text:tab/>ExpresionNiv1Rec.cod = ExpresionNiv1Rec.codh</text:span></text:p>
      <text:p text:style-name="Standard"><text:span text:style-name="T2404">}</text:span></text:p>
      <text:p text:style-name="P2405"/>
      <text:p text:style-name="P2406">ExpresiónNiv2 →</text:p>
      <text:p text:style-name="P2407">{</text:p>
      <text:p text:style-name="P2408"><text:tab/>ExpresionNiv3.tsh = ExpresionNiv2.tsh</text:p>
      <text:p text:style-name="P2409"><text:span text:style-name="T2410"><text:tab/>ExpresionNiv3.etqh = ExpresionNiv2.etqh</text:span></text:p>
      <text:p text:style-name="P2411"><text:span text:style-name="T2412"><text:tab/>ExpresionNiv3.parh = ExpresionNiv2.parh</text:span><text:span text:style-name="T2413"><text:s/>(cuidado, debería ser false si ExpN2Rec no es vacía)</text:span></text:p>
      <text:p text:style-name="P2414">}</text:p>
      <text:p text:style-name="P2415">ExpresionNiv3</text:p>
      <text:p text:style-name="P2416">{</text:p>
      <text:p text:style-name="P2417"><text:span text:style-name="T2418"><text:tab/></text:span><text:span text:style-name="T2419">ExpresionNiv2Rec.tipoh = ExpresiónNiv3.tipo</text:span></text:p>
      <text:p text:style-name="P2420"><text:tab/>ExpresionNiv2Rec.tsh = ExpresionNiv2.tsh</text:p>
      <text:p text:style-name="P2421"><text:tab/>ExpresionNiv2Rec.modoh = ExpresionNiv3.modo</text:p>
      <text:p text:style-name="P2422"><text:span text:style-name="T2423"><text:tab/>ExpresionNiv2Rec.etqh = ExpresionNiv3.etq</text:span></text:p>
      <text:p text:style-name="P2424"><text:span text:style-name="T2425"><text:tab/>ExpresionNiv2Rec.codh = ExpresionNiv3.cod</text:span></text:p>
      <text:p text:style-name="P2426">}</text:p>
      <text:p text:style-name="P2427">ExpresiónNiv2Rec</text:p>
      <text:p text:style-name="P2428">{</text:p>
      <text:p text:style-name="P2429"><text:tab/>ExpresionNiv2.tipo = ExpresiónNiv2Rec.tipo</text:p>
      <text:p text:style-name="P2430"><text:span text:style-name="T2431"><text:tab/>ExpresionNiv2.cod = ExpresionNiv2Rec.cod</text:span></text:p>
      <text:p text:style-name="P2432"><text:span text:style-name="T2433"><text:tab/>ExpresionNiv2.modo = ExpresionNiv2Rec.modo</text:span></text:p>
      <text:p text:style-name="P2434"><text:span text:style-name="T2435"><text:tab/>ExpresionNiv2.etq = ExpresionNiv2Rec.etq</text:span></text:p>
      <text:p text:style-name="P2436">}</text:p>
      <text:p text:style-name="P2437"/>
      <text:p text:style-name="P2438"><text:tab/></text:p>
      <text:p text:style-name="P2439"/>
      <text:p text:style-name="P2440">ExpresiónNiv2Rec → OpNiv2</text:p>
      <text:p text:style-name="P2441">{</text:p>
      <text:p text:style-name="P2442"><text:span text:style-name="T2443"><text:tab/>ExpresionNiv3.tsh = ExpresionNiv2Rec0.tsh</text:span></text:p>
      <text:p text:style-name="P2444"><text:span text:style-name="T2445"><text:tab/>if (OpNiv2.op == and)</text:span></text:p>
      <text:p text:style-name="P2446"><text:span text:style-name="T2447"><text:tab/></text:span><text:span text:style-name="T2448"><text:tab/>ExpresionNiv3.etqh = ExpresionNiv2Rec0.etqh + 1</text:span></text:p>
      <text:p text:style-name="P2449"><text:span text:style-name="T2450"><text:tab/>else</text:span></text:p>
      <text:p text:style-name="P2451"><text:span text:style-name="T2452"><text:tab/></text:span><text:span text:style-name="T2453"><text:tab/>ExpresionNiv3.etqh = ExpresionNiv2Rec0.etqh</text:span></text:p>
      <text:p text:style-name="P2454">}</text:p>
      <text:soft-page-break/>
      <text:p text:style-name="P2455">ExpresiónNiv3</text:p>
      <text:p text:style-name="P2456">{</text:p>
      <text:p text:style-name="P2457"><text:span text:style-name="T2458"><text:tab/></text:span><text:span text:style-name="T2459">ExpresionNiv2Rec1.tsh = ExpresionNiv2Rec0.tsh</text:span></text:p>
      <text:p text:style-name="P2460"><text:span text:style-name="T2461"><text:tab/>ExpresionNiv2Rec1.modoh = val</text:span></text:p>
      <text:p text:style-name="P2462"><text:span text:style-name="T2463"><text:tab/>ExpresionNiv2Rec1.tipoh =</text:span></text:p>
      <text:p text:style-name="P2464"><text:span text:style-name="T2465"><text:tab/></text:span><text:span text:style-name="T2466"><text:tab/>si (ExpresionNiv2Rec</text:span><text:span text:style-name="T2467">o</text:span><text:span text:style-name="T2468">.tipoh =<text:s/></text:span><text:bookmark-start text:name="__DdeLink__14769_1844718597"/><text:span text:style-name="T2469">&lt;t:</text:span><text:bookmark-end text:name="__DdeLink__14769_1844718597"/><text:span text:style-name="T2470">error</text:span><text:bookmark-start text:name="__DdeLink__14771_1844718597"/><text:span text:style-name="T2471">&gt;</text:span><text:bookmark-end text:name="__DdeLink__14771_1844718597"/><text:span text:style-name="T2472"><text:s/>v ExpresionNiv3.tipo = &lt;t:error&gt; v</text:span></text:p>
      <text:p text:style-name="P2473"><text:span text:style-name="T2474"><text:s text:c="24"/>ExpresionNiv2Rec</text:span><text:span text:style-name="T2475">o.</text:span><text:span text:style-name="T2476">tipoh = &lt;t:character&gt; v ExpresionNiv3.tipo = &lt;t:character&gt; v</text:span></text:p>
      <text:p text:style-name="P2477"><text:span text:style-name="T2478"><text:tab/></text:span><text:span text:style-name="T2479"><text:tab/><text:s text:c="4"/>(ExpresionNiv2Rec</text:span><text:span text:style-name="T2480">o</text:span><text:span text:style-name="T2481">.tipoh = &lt;t:boolean&gt; ᴧ ExpresionNiv3.tipo =/= &lt;t:boolean&gt; v</text:span></text:p>
      <text:p text:style-name="P2482"><text:span text:style-name="T2483"><text:tab/></text:span><text:span text:style-name="T2484"><text:tab/><text:s text:c="4"/>(ExpresionNiv2Rec</text:span><text:span text:style-name="T2485">o</text:span><text:span text:style-name="T2486">.tipoh =/= &lt;t:boolean&gt; ᴧ ExpresionNiv3.tipo = &lt;t:boolean&gt;))</text:span></text:p>
      <text:p text:style-name="P2487"><text:span text:style-name="T2488"><text:tab/></text:span><text:span text:style-name="T2489"><text:tab/><text:s text:c="10"/></text:span><text:span text:style-name="T2490">&lt;t:</text:span><text:span text:style-name="T2491">error</text:span><text:span text:style-name="T2492">&gt;</text:span></text:p>
      <text:p text:style-name="P2493"><text:tab/><text:tab/>sino case (OpNiv2.op)</text:p>
      <text:p text:style-name="P2494"><text:tab/><text:tab/><text:tab/>multiplica,divide:</text:p>
      <text:p text:style-name="P2495"><text:span text:style-name="T2496"><text:tab/></text:span><text:span text:style-name="T2497"><text:tab/></text:span><text:span text:style-name="T2498"><text:tab/><text:s text:c="9"/>si (ExpresionNiv2Rec</text:span><text:span text:style-name="T2499">o</text:span><text:span text:style-name="T2500">.tipoh=&lt;t:float&gt; v ExpresionNiv3.tipo = &lt;t:float&gt;)</text:span></text:p>
      <text:p text:style-name="P2501"><text:tab/><text:tab/><text:tab/><text:tab/><text:s text:c="4"/>float</text:p>
      <text:p text:style-name="P2502"><text:span text:style-name="T2503"><text:tab/></text:span><text:span text:style-name="T2504"><text:tab/></text:span><text:span text:style-name="T2505"><text:tab/><text:s text:c="9"/>sino si (ExpresionNiv2Rec</text:span><text:span text:style-name="T2506">o</text:span><text:span text:style-name="T2507">.tipoh = &lt;t:integer&gt; v ExpresionNiv3.tipo = &lt;t:integer&gt;)</text:span></text:p>
      <text:p text:style-name="P2508"><text:span text:style-name="T2509"><text:tab/></text:span><text:span text:style-name="T2510"><text:tab/></text:span><text:span text:style-name="T2511"><text:tab/></text:span><text:span text:style-name="T2512"><text:tab/></text:span><text:span text:style-name="T2513"><text:tab/></text:span><text:span text:style-name="T2514">&lt;t:</text:span><text:span text:style-name="T2515">integer</text:span></text:p>
      <text:p text:style-name="P2516"><text:span text:style-name="T2517"><text:tab/></text:span><text:span text:style-name="T2518"><text:tab/></text:span><text:span text:style-name="T2519"><text:tab/><text:s text:c="9"/>sino si (ExpresionNiv2Rec</text:span><text:span text:style-name="T2520">o</text:span><text:span text:style-name="T2521">.tipoh = &lt;t:natural&gt; ᴧ ExpresionNiv3.tipo= &lt;t:natural&gt;)</text:span></text:p>
      <text:p text:style-name="P2522"><text:span text:style-name="T2523"><text:tab/></text:span><text:span text:style-name="T2524"><text:tab/></text:span><text:span text:style-name="T2525"><text:tab/></text:span><text:span text:style-name="T2526"><text:tab/><text:s text:c="2"/></text:span><text:span text:style-name="T2527"><text:tab/></text:span><text:span text:style-name="T2528">&lt;t:</text:span><text:span text:style-name="T2529">natural</text:span><text:span text:style-name="T2530">&gt;</text:span></text:p>
      <text:p text:style-name="P2531"><text:span text:style-name="T2532"><text:tab/></text:span><text:span text:style-name="T2533"><text:tab/></text:span><text:span text:style-name="T2534"><text:tab/><text:s text:c="9"/>sino<text:s/></text:span><text:span text:style-name="T2535">&lt;t:</text:span><text:span text:style-name="T2536">error</text:span><text:span text:style-name="T2537">&gt;</text:span></text:p>
      <text:p text:style-name="P2538"><text:tab/><text:tab/><text:tab/>modulo:</text:p>
      <text:p text:style-name="P2539"><text:span text:style-name="T2540"><text:tab/></text:span><text:span text:style-name="T2541"><text:tab/></text:span><text:span text:style-name="T2542"><text:tab/><text:s text:c="9"/>si (ExpresionNiv3.tipo =<text:s/></text:span><text:span text:style-name="T2543">&lt;t:</text:span><text:span text:style-name="T2544">natural</text:span><text:span text:style-name="T2545">&gt;</text:span><text:span text:style-name="T2546"><text:s/>ᴧ</text:span></text:p>
      <text:p text:style-name="P2547"><text:span text:style-name="T2548"><text:tab/></text:span><text:span text:style-name="T2549"><text:tab/></text:span><text:span text:style-name="T2550"><text:tab/></text:span><text:span text:style-name="T2551"><text:tab/>(ExpresionNiv2Rec</text:span><text:span text:style-name="T2552">o</text:span><text:span text:style-name="T2553">.tipoh= &lt;t:natural&gt; v ExpresionNiv2Rec0.tipoh= &lt;t:integer&gt;))</text:span><text:span text:style-name="T2554"><text:tab/></text:span></text:p>
      <text:p text:style-name="P2555"><text:span text:style-name="T2556"><text:tab/></text:span><text:span text:style-name="T2557"><text:tab/></text:span><text:span text:style-name="T2558"><text:tab/></text:span><text:span text:style-name="T2559"><text:tab/><text:s text:c="6"/>ExpresionNiv2Rec</text:span><text:span text:style-name="T2560">o</text:span><text:span text:style-name="T2561">.tipoh</text:span></text:p>
      <text:p text:style-name="P2562"><text:span text:style-name="T2563"><text:tab/></text:span><text:span text:style-name="T2564"><text:tab/></text:span><text:span text:style-name="T2565"><text:tab/><text:s text:c="9"/>sino <text:s text:c="4"/></text:span><text:span text:style-name="T2566">&lt;t:</text:span><text:span text:style-name="T2567">error</text:span><text:span text:style-name="T2568">&gt;</text:span></text:p>
      <text:p text:style-name="P2569"><text:tab/><text:tab/><text:tab/>y: <text:s/></text:p>
      <text:p text:style-name="P2570"><text:span text:style-name="T2571"><text:tab/></text:span><text:span text:style-name="T2572"><text:tab/></text:span><text:span text:style-name="T2573"><text:tab/><text:s text:c="9"/>si (ExpresionNiv2Rec</text:span><text:span text:style-name="T2574">o</text:span><text:span text:style-name="T2575">.tipoh = &lt;t:boolean&gt; ᴧ ExpresionNiv3.tipo = &lt;t:boolean&gt;)</text:span></text:p>
      <text:p text:style-name="P2576"><text:span text:style-name="T2577"><text:tab/></text:span><text:span text:style-name="T2578"><text:tab/></text:span><text:span text:style-name="T2579"><text:tab/></text:span><text:span text:style-name="T2580"><text:tab/><text:s text:c="4"/></text:span><text:span text:style-name="T2581">&lt;t:</text:span><text:span text:style-name="T2582">boolean</text:span><text:span text:style-name="T2583">&gt;</text:span></text:p>
      <text:p text:style-name="P2584"><text:span text:style-name="T2585"><text:tab/></text:span><text:span text:style-name="T2586"><text:tab/></text:span><text:span text:style-name="T2587"><text:tab/><text:s text:c="9"/>sino &lt;t:error&gt;</text:span></text:p>
      <text:p text:style-name="P2588"><text:span text:style-name="T2589"><text:tab/></text:span><text:span text:style-name="T2590"><text:tab/></text:span><text:span text:style-name="T2591"><text:tab/></text:span><text:span text:style-name="T2592">and:</text:span></text:p>
      <text:p text:style-name="Standard"><text:span text:style-name="T2593"><text:tab/></text:span><text:span text:style-name="T2594"><text:tab/></text:span><text:span text:style-name="T2595"><text:tab/></text:span><text:span text:style-name="T2596"><text:tab/></text:span><text:span text:style-name="T2597"><text:tab/>si<text:s/></text:span><text:span text:style-name="T2598"><text:tab/>(ExpresionNiv2Rec0.tipoh = &lt;t:boolean&gt; y</text:span></text:p>
      <text:p text:style-name="Standard"><text:span text:style-name="T2599"><text:tab/></text:span><text:span text:style-name="T2600"><text:tab/></text:span><text:span text:style-name="T2601"><text:tab/></text:span><text:span text:style-name="T2602"><text:tab/></text:span><text:span text:style-name="T2603"><text:tab/></text:span><text:span text:style-name="T2604"><text:tab/>ExpresionNiv3.tipo = &lt;t:boolean&gt;</text:span></text:p>
      <text:p text:style-name="Standard"><text:span text:style-name="T2605"><text:tab/></text:span><text:span text:style-name="T2606"><text:tab/></text:span><text:span text:style-name="T2607"><text:tab/></text:span><text:span text:style-name="T2608"><text:tab/></text:span><text:span text:style-name="T2609"><text:tab/></text:span><text:span text:style-name="T2610"><text:tab/>&lt;t:boolean&gt;</text:span></text:p>
      <text:p text:style-name="Standard"><text:span text:style-name="T2611"><text:tab/></text:span><text:span text:style-name="T2612"><text:tab/></text:span><text:span text:style-name="T2613"><text:tab/></text:span><text:span text:style-name="T2614"><text:tab/></text:span><text:span text:style-name="T2615"><text:tab/>sino</text:span></text:p>
      <text:p text:style-name="P2616"><text:span text:style-name="T2617"><text:tab/></text:span><text:span text:style-name="T2618"><text:tab/></text:span><text:span text:style-name="T2619"><text:tab/></text:span><text:span text:style-name="T2620"><text:tab/></text:span><text:span text:style-name="T2621"><text:tab/></text:span><text:span text:style-name="T2622"><text:tab/>&lt;t:error&gt;</text:span></text:p>
      <text:p text:style-name="P2623"><text:span text:style-name="T2624"><text:tab/></text:span><text:bookmark-start text:name="__DdeLink__28983_213522392"/><text:span text:style-name="T2625">if (OpNiv2.op == and)</text:span><text:bookmark-end text:name="__DdeLink__28983_213522392"/></text:p>
      <text:p text:style-name="P2626"><text:span text:style-name="T2627"><text:tab/></text:span><text:span text:style-name="T2628"><text:tab/>ExpresionNiv2Rec1.cod =</text:span></text:p>
      <text:p text:style-name="P2629"><text:span text:style-name="T2630"><text:tab/></text:span><text:span text:style-name="T2631"><text:tab/></text:span><text:span text:style-name="T2632"><text:tab/></text:span><text:span text:style-name="T2633">ExpresionNiv2Rec0.codh ||</text:span></text:p>
      <text:p text:style-name="P2634"><text:span text:style-name="T2635"><text:tab/></text:span><text:span text:style-name="T2636"><text:tab/></text:span><text:span text:style-name="T2637"><text:tab/>ir-f(ExpresionNiv3.etq + 1) ||</text:span></text:p>
      <text:p text:style-name="P2638"><text:span text:style-name="T2639"><text:tab/></text:span><text:span text:style-name="T2640"><text:tab/></text:span><text:span text:style-name="T2641"><text:tab/>ExpresionNiv3.cod ||</text:span></text:p>
      <text:p text:style-name="P2642"><text:span text:style-name="T2643"><text:tab/></text:span><text:span text:style-name="T2644"><text:tab/></text:span><text:span text:style-name="T2645"><text:tab/>ir-a(ExpresionNiv3.etq + 2) ||</text:span></text:p>
      <text:p text:style-name="P2646"><text:span text:style-name="T2647"><text:tab/></text:span><text:span text:style-name="T2648"><text:tab/></text:span><text:span text:style-name="T2649"><text:tab/>apila(0)</text:span></text:p>
      <text:p text:style-name="P2650"><text:span text:style-name="T2651"><text:tab/></text:span><text:span text:style-name="T2652"><text:tab/>ExpresionNiv2Rec1.etqh = ExpresionNiv3.etq + 2</text:span></text:p>
      <text:p text:style-name="P2653"/>
      <text:p text:style-name="P2654"><text:span text:style-name="T2655"><text:tab/></text:span><text:span text:style-name="T2656">else:</text:span></text:p>
      <text:soft-page-break/>
      <text:p text:style-name="P2657"><text:span text:style-name="T2658"><text:tab/></text:span><text:span text:style-name="T2659"><text:tab/>ExpresionNiv2Rec1.cod =</text:span></text:p>
      <text:p text:style-name="P2660"><text:span text:style-name="T2661"><text:tab/></text:span><text:span text:style-name="T2662"><text:tab/></text:span><text:span text:style-name="T2663"><text:tab/>ExpresionNiv2Rec0.codh ||</text:span></text:p>
      <text:p text:style-name="P2664"><text:span text:style-name="T2665"><text:tab/></text:span><text:span text:style-name="T2666"><text:tab/></text:span><text:span text:style-name="T2667"><text:tab/>ExpresionNiv3.cod ||</text:span></text:p>
      <text:p text:style-name="P2668"><text:span text:style-name="T2669"><text:tab/></text:span><text:span text:style-name="T2670"><text:tab/></text:span><text:span text:style-name="T2671"><text:tab/>case (OpNiv2.op)</text:span></text:p>
      <text:p text:style-name="P2672"><text:span text:style-name="T2673"><text:tab/></text:span><text:span text:style-name="T2674"><text:tab/></text:span><text:span text:style-name="T2675"><text:tab/></text:span><text:span text:style-name="T2676"><text:tab/></text:span><text:span text:style-name="T2677">Multiplica: mul</text:span></text:p>
      <text:p text:style-name="P2678"><text:span text:style-name="T2679"><text:tab/></text:span><text:span text:style-name="T2680"><text:tab/></text:span><text:span text:style-name="T2681"><text:tab/></text:span><text:span text:style-name="T2682"><text:tab/>Divide: div</text:span></text:p>
      <text:p text:style-name="P2683"><text:span text:style-name="T2684"><text:tab/></text:span><text:span text:style-name="T2685"><text:tab/></text:span><text:span text:style-name="T2686"><text:tab/></text:span><text:span text:style-name="T2687"><text:tab/>Modulo: Mod</text:span></text:p>
      <text:p text:style-name="P2688"><text:span text:style-name="T2689"><text:tab/></text:span><text:span text:style-name="T2690"><text:tab/>ExpresionNiv3Rec1.etqh = ExpresionNiv3.etq + 1</text:span></text:p>
      <text:p text:style-name="P2691"/>
      <text:p text:style-name="P2692">}</text:p>
      <text:p text:style-name="P2693">ExpresiónNiv2Rec</text:p>
      <text:p text:style-name="P2694">{</text:p>
      <text:p text:style-name="P2695"><text:span text:style-name="T2696"><text:tab/>ExpresionNiv2Rec0.tipo = ExpresionNiv2Rec1.tipo</text:span></text:p>
      <text:p text:style-name="P2697"><text:span text:style-name="T2698"><text:tab/>ExpresionNiv2Rec0.cod = ExpresionNiv2Rec1.cod</text:span></text:p>
      <text:p text:style-name="P2699"><text:span text:style-name="T2700"><text:tab/>ExpresionNiv2Rec0.modo = ExpresionNiv2Rec1.modo</text:span></text:p>
      <text:p text:style-name="P2701"><text:span text:style-name="T2702"><text:tab/>ExpresionNiv2Rec0.etq = ExpresionNiv2Rec1.etq</text:span></text:p>
      <text:p text:style-name="P2703">}</text:p>
      <text:p text:style-name="P2704"/>
      <text:p text:style-name="P2705">ExpresiónNiv2Rec → λ</text:p>
      <text:p text:style-name="P2706">{</text:p>
      <text:p text:style-name="P2707"><text:tab/>ExpresionNiv2Rec.tipo = ExpresionNiv2Rec.tipoh</text:p>
      <text:p text:style-name="P2708"><text:tab/>ExpresionNiv2Rec.modo = ExpresionNiv2Rec.modh</text:p>
      <text:p text:style-name="P2709"><text:span text:style-name="T2710"><text:tab/>ExpresionNiv2Rec.cod = ExpresionNiv2Rec.codh</text:span></text:p>
      <text:p text:style-name="P2711"><text:span text:style-name="T2712"><text:tab/>ExpresionNiv2Rec.etq = ExpresionNiv2Rec.etqh</text:span></text:p>
      <text:p text:style-name="P2713"><text:span text:style-name="T2714">}</text:span></text:p>
      <text:p text:style-name="P2715"/>
      <text:p text:style-name="P2716">ExpresionNiv3 →</text:p>
      <text:p text:style-name="P2717">{</text:p>
      <text:p text:style-name="P2718"><text:span text:style-name="T2719"><text:tab/>ExpresiónNiv4.tsh = ExpresiónNiv3.tsh</text:span></text:p>
      <text:p text:style-name="P2720"><text:span text:style-name="T2721"><text:tab/>ExpresionNiv4.etqh = ExpresionNiv3.etqh</text:span></text:p>
      <text:p text:style-name="P2722"><text:span text:style-name="T2723"><text:tab/>ExpresionNiv4.parh = ExpresionNiv3.parh (debería ser false si ExpresionNiv3Fact no es vacio)</text:span></text:p>
      <text:p text:style-name="P2724">}</text:p>
      <text:p text:style-name="P2725">ExpresionNiv4</text:p>
      <text:p text:style-name="P2726">{</text:p>
      <text:p text:style-name="P2727"><text:tab/>ExpresiónNiv3Fact.tsh = ExpresiónNiv3.tsh</text:p>
      <text:p text:style-name="P2728"><text:tab/>ExpresionNiv3Fact.tipoh = ExpresiónNiv4.tipo</text:p>
      <text:p text:style-name="P2729"><text:tab/>ExpresionNiv3Fact.modoh = ExpresionNiv4.modo</text:p>
      <text:p text:style-name="P2730"><text:span text:style-name="T2731"><text:tab/>ExpresionNiv3Fact.codh = ExpresionNiv4.cod</text:span></text:p>
      <text:p text:style-name="P2732"><text:span text:style-name="T2733"><text:tab/>Expresionniv3Fact.etqh = ExpresionNiv4.etq</text:span></text:p>
      <text:p text:style-name="P2734">}</text:p>
      <text:p text:style-name="P2735">ExpresionNiv3Fact</text:p>
      <text:p text:style-name="P2736">{</text:p>
      <text:p text:style-name="P2737"><text:tab/>ExpresionNiv3.tipo = ExpresionNiv3Fact.tipo</text:p>
      <text:p text:style-name="P2738"><text:span text:style-name="T2739"><text:tab/>ExpresionNiv3.etq = ExpresionNiv3Fact.etq</text:span></text:p>
      <text:p text:style-name="P2740"><text:span text:style-name="T2741"><text:tab/>ExpresionNiv3.cod = ExpresionNiv3Fact.cod</text:span></text:p>
      <text:p text:style-name="P2742">}</text:p>
      <text:p text:style-name="Standard"><text:span text:style-name="T2743"><text:tab/></text:span></text:p>
      <text:p text:style-name="P2744"/>
      <text:p text:style-name="P2745"/>
      <text:p text:style-name="P2746">ExpresionNiv3Fact → OpNiv3</text:p>
      <text:p text:style-name="P2747">{</text:p>
      <text:soft-page-break/>
      <text:p text:style-name="P2748"><text:span text:style-name="T2749"><text:tab/>ExpresiónNiv3.tsh = ExpresiónNiv3Fact.tsh</text:span></text:p>
      <text:p text:style-name="Standard"><text:span text:style-name="T2750"><text:tab/></text:span><text:span text:style-name="T2751"><text:tab/>ExpresionNiv3.etqh = ExpresionNiv3Fact.etqh</text:span></text:p>
      <text:p text:style-name="P2752"><text:span text:style-name="T2753"><text:tab/>ExpresionNiv3.parh = false</text:span></text:p>
      <text:p text:style-name="P2754">}</text:p>
      <text:p text:style-name="P2755">ExpresiónNiv3</text:p>
      <text:p text:style-name="P2756">{</text:p>
      <text:p text:style-name="P2757"><text:span text:style-name="T2758"><text:tab/>ExpresionNiv3Fact.modo = val</text:span></text:p>
      <text:p text:style-name="P2759"><text:span text:style-name="T2760"><text:tab/></text:span><text:span text:style-name="T2761">ExpresionNiv3Fact.tipo =</text:span></text:p>
      <text:p text:style-name="P2762"><text:tab/><text:tab/>si (ExpresionNiv3Fact.tipoh = &lt;t:error&gt; v ExpresionNiv3.tipo = &lt;t:error&gt; v</text:p>
      <text:p text:style-name="P2763"><text:s text:c="33"/>ExpresionNiv3Fact.tipoh =/= &lt;t:natural&gt; v ExpresionNiv3.tipo =/= &lt;t:natural&gt;)</text:p>
      <text:p text:style-name="P2764"><text:tab/><text:tab/><text:s text:c="7"/>&lt;t:error&gt;</text:p>
      <text:p text:style-name="P2765"><text:tab/><text:tab/>sino &lt;t:natural&gt;</text:p>
      <text:p text:style-name="Standard"><text:span text:style-name="T2766"><text:tab/></text:span><text:span text:style-name="T2767"><text:tab/></text:span><text:span text:style-name="T2768">ExpresionNiv3Fact.cod =</text:span></text:p>
      <text:p text:style-name="Standard"><text:span text:style-name="T2769"><text:tab/></text:span><text:span text:style-name="T2770"><text:tab/></text:span><text:span text:style-name="T2771"><text:tab/>case (OpNiv3.op)</text:span></text:p>
      <text:p text:style-name="Standard"><text:span text:style-name="T2772"><text:tab/></text:span><text:span text:style-name="T2773"><text:tab/></text:span><text:span text:style-name="T2774"><text:tab/></text:span><text:span text:style-name="T2775"><text:tab/>shl: ExpresionNiv3Fact.codh || ExpresionNiv3.cod || shl</text:span></text:p>
      <text:p text:style-name="Standard"><text:span text:style-name="T2776"><text:tab/></text:span><text:span text:style-name="T2777"><text:tab/></text:span><text:span text:style-name="T2778"><text:tab/></text:span><text:span text:style-name="T2779"><text:tab/>shr: ExpresionNiv3Fact.codh || ExpresionNiv3.cod || shr</text:span></text:p>
      <text:p text:style-name="Standard"><text:span text:style-name="T2780"><text:tab/></text:span><text:span text:style-name="T2781"><text:tab/></text:span><text:span text:style-name="T2782">ExpresionNiv3Fact.modo=val</text:span></text:p>
      <text:p text:style-name="P2783"><text:span text:style-name="T2784"><text:tab/>ExpresionNiv3Fact.etq = ExpresionNiv3.etq + 1</text:span></text:p>
      <text:p text:style-name="P2785">}</text:p>
      <text:p text:style-name="Standard"><text:span text:style-name="T2786"><text:tab/></text:span><text:bookmark-start text:name="__DdeLink__29002_213522392"/><text:bookmark-end text:name="__DdeLink__29002_213522392"/></text:p>
      <text:p text:style-name="P2787"/>
      <text:p text:style-name="P2788">ExpresionNiv3Fact → λ</text:p>
      <text:p text:style-name="P2789">{</text:p>
      <text:p text:style-name="P2790"><text:span text:style-name="T2791"><text:tab/></text:span><text:span text:style-name="T2792">ExpresionNiv3Fact.tipo = ExpresionNiv3Fact.tipoh</text:span></text:p>
      <text:p text:style-name="P2793"><text:span text:style-name="T2794"><text:tab/>ExpresionNiv3Fact.modo = ExpresionNiv3Fact.modoh</text:span></text:p>
      <text:p text:style-name="Standard"><text:span text:style-name="T2795"><text:tab/></text:span><text:span text:style-name="T2796"><text:tab/>ExpresionNiv3Fact.cod = {}</text:span></text:p>
      <text:p text:style-name="P2797"><text:span text:style-name="T2798"><text:tab/>ExpresionNiv3Fact.etq = ExpresionNiv3Fact.etqh</text:span></text:p>
      <text:p text:style-name="P2799"><text:span text:style-name="T2800">}</text:span></text:p>
      <text:p text:style-name="P2801"/>
      <text:p text:style-name="P2802"/>
      <text:p text:style-name="P2803">ExpresiónNiv4 → OpNiv4</text:p>
      <text:p text:style-name="P2804">{</text:p>
      <text:p text:style-name="Standard"><text:span text:style-name="T2805"><text:tab/></text:span><text:span text:style-name="T2806"><text:tab/>ExpresionNiv41.tsh = ExpresionNiv4o.tsh</text:span></text:p>
      <text:p text:style-name="Standard"><text:span text:style-name="T2807"><text:tab/></text:span><text:span text:style-name="T2808"><text:tab/>ExpresionNiv41.modo = val</text:span></text:p>
      <text:p text:style-name="Standard"><text:span text:style-name="T2809"><text:tab/></text:span><text:span text:style-name="T2810"><text:tab/>ExpresionNiv41.etqh = ExpresionNiv4.etqh</text:span></text:p>
      <text:p text:style-name="Standard"><text:span text:style-name="T2811"><text:tab/></text:span><text:span text:style-name="T2812"><text:tab/>ExpresionNiv41.parh = false</text:span></text:p>
      <text:p text:style-name="P2813">}</text:p>
      <text:p text:style-name="P2814">ExpresiónNiv4</text:p>
      <text:p text:style-name="P2815">{</text:p>
      <text:p text:style-name="P2816"><text:tab/>ExpresionNiv40.etq <text:s/>= ExpresionNiv41.etq + 1</text:p>
      <text:p text:style-name="Standard"><text:span text:style-name="T2817"><text:tab/></text:span><text:span text:style-name="T2818"><text:tab/>ExpresionNiv40.tipo =</text:span></text:p>
      <text:p text:style-name="Standard"><text:span text:style-name="T2819"><text:tab/></text:span><text:span text:style-name="T2820"><text:tab/></text:span><text:span text:style-name="T2821"><text:tab/>si (ExpresionNiv4</text:span><text:span text:style-name="T2822">1</text:span><text:span text:style-name="T2823">.tipo = &lt;t:error&gt;)</text:span></text:p>
      <text:p text:style-name="Standard"><text:span text:style-name="T2824"><text:tab/></text:span><text:span text:style-name="T2825"><text:tab/></text:span><text:span text:style-name="T2826"><text:tab/><text:s text:c="10"/>&lt;t:error&gt;</text:span></text:p>
      <text:p text:style-name="P2827"><text:tab/><text:tab/><text:tab/>sino case (OpNiv4.op)</text:p>
      <text:p text:style-name="P2828"><text:tab/><text:tab/><text:tab/><text:tab/>no:</text:p>
      <text:p text:style-name="Standard"><text:span text:style-name="T2829"><text:tab/></text:span><text:span text:style-name="T2830"><text:tab/></text:span><text:span text:style-name="T2831"><text:tab/></text:span><text:span text:style-name="T2832"><text:tab/><text:s text:c="9"/>si (ExpresionNiv4</text:span><text:span text:style-name="T2833">1</text:span><text:span text:style-name="T2834">.tipo=&lt;t:boolean&gt;)</text:span></text:p>
      <text:p text:style-name="Standard"><text:span text:style-name="T2835"><text:tab/></text:span><text:span text:style-name="T2836"><text:tab/></text:span><text:span text:style-name="T2837"><text:tab/></text:span><text:span text:style-name="T2838"><text:tab/></text:span><text:span text:style-name="T2839"><text:tab/></text:span><text:span text:style-name="T2840"><text:tab/><text:s text:c="4"/>&lt;t:boolean&gt;</text:span></text:p>
      <text:p text:style-name="Standard"><text:span text:style-name="T2841"><text:tab/></text:span><text:span text:style-name="T2842"><text:tab/></text:span><text:span text:style-name="T2843"><text:tab/></text:span><text:span text:style-name="T2844"><text:tab/><text:s text:c="9"/>sino <text:s text:c="2"/>&lt;t:error&gt;</text:span></text:p>
      <text:p text:style-name="P2845"><text:tab/><text:tab/><text:tab/><text:tab/>menos:</text:p>
      <text:p text:style-name="Standard"><text:span text:style-name="T2846"><text:tab/></text:span><text:span text:style-name="T2847"><text:tab/></text:span><text:span text:style-name="T2848"><text:tab/><text:s text:c="9"/></text:span><text:span text:style-name="T2849"><text:tab/>si (ExpresionNiv4</text:span><text:span text:style-name="T2850">1</text:span><text:span text:style-name="T2851">.tipo=&lt;t:float&gt;)</text:span></text:p>
      <text:p text:style-name="Standard"><text:span text:style-name="T2852"><text:tab/></text:span><text:span text:style-name="T2853"><text:tab/></text:span><text:span text:style-name="T2854"><text:tab/></text:span><text:span text:style-name="T2855"><text:tab/></text:span><text:span text:style-name="T2856"><text:tab/><text:s text:c="4"/>&lt;t:float&gt;</text:span></text:p>
      <text:soft-page-break/>
      <text:p text:style-name="Standard"><text:span text:style-name="T2857"><text:tab/></text:span><text:span text:style-name="T2858"><text:tab/></text:span><text:span text:style-name="T2859"><text:tab/></text:span><text:span text:style-name="T2860"><text:tab/><text:s text:c="9"/>sino si (ExpresionNiv4</text:span><text:span text:style-name="T2861">1</text:span><text:span text:style-name="T2862">.tipo=&lt;t:integer&gt; v ExpresionNiv4</text:span><text:span text:style-name="T2863">1</text:span><text:span text:style-name="T2864">.tipo = &lt;t:natural&gt;)</text:span></text:p>
      <text:p text:style-name="Standard"><text:span text:style-name="T2865"><text:tab/></text:span><text:span text:style-name="T2866"><text:tab/></text:span><text:span text:style-name="T2867"><text:tab/></text:span><text:span text:style-name="T2868"><text:tab/></text:span><text:span text:style-name="T2869"><text:tab/></text:span><text:span text:style-name="T2870"><text:tab/>&lt;t:integer&gt;</text:span></text:p>
      <text:p text:style-name="Standard"><text:span text:style-name="T2871"><text:tab/></text:span><text:span text:style-name="T2872"><text:tab/></text:span><text:span text:style-name="T2873"><text:tab/></text:span><text:span text:style-name="T2874"><text:tab/><text:s text:c="9"/>sino &lt;t:error&gt;</text:span></text:p>
      <text:p text:style-name="Standard"><text:span text:style-name="T2875"><text:tab/></text:span><text:span text:style-name="T2876"><text:tab/></text:span><text:span text:style-name="T2877"><text:tab/></text:span><text:span text:style-name="T2878"><text:tab/></text:span><text:span text:style-name="T2879">cast-float:</text:span></text:p>
      <text:p text:style-name="Standard"><text:span text:style-name="T2880"><text:tab/></text:span><text:span text:style-name="T2881"><text:tab/></text:span><text:span text:style-name="T2882"><text:tab/></text:span><text:span text:style-name="T2883"><text:tab/><text:s text:c="9"/>si (ExpresionNiv4</text:span><text:span text:style-name="T2884">1</text:span><text:span text:style-name="T2885">.tipo=/= &lt;t:boolean&gt;)</text:span></text:p>
      <text:p text:style-name="Standard"><text:span text:style-name="T2886"><text:tab/></text:span><text:span text:style-name="T2887"><text:tab/></text:span><text:span text:style-name="T2888"><text:tab/></text:span><text:span text:style-name="T2889"><text:tab/></text:span><text:span text:style-name="T2890"><text:tab/><text:s text:c="4"/>&lt;t:float&gt;</text:span></text:p>
      <text:p text:style-name="Standard"><text:span text:style-name="T2891"><text:tab/></text:span><text:span text:style-name="T2892"><text:tab/></text:span><text:span text:style-name="T2893"><text:tab/></text:span><text:span text:style-name="T2894"><text:tab/><text:s text:c="9"/></text:span><text:span text:style-name="T2895">sino &lt;t:error&gt;</text:span></text:p>
      <text:p text:style-name="P2896"><text:tab/><text:tab/><text:tab/><text:tab/>cast-int:</text:p>
      <text:p text:style-name="Standard"><text:span text:style-name="T2897"><text:tab/></text:span><text:span text:style-name="T2898"><text:tab/></text:span><text:span text:style-name="T2899"><text:tab/></text:span><text:span text:style-name="T2900"><text:tab/><text:s text:c="9"/>si (ExpresionNiv4</text:span><text:span text:style-name="T2901">1</text:span><text:span text:style-name="T2902">.tipo=/= &lt;t:boolean&gt;)</text:span></text:p>
      <text:p text:style-name="Standard"><text:span text:style-name="T2903"><text:tab/></text:span><text:span text:style-name="T2904"><text:tab/></text:span><text:span text:style-name="T2905"><text:tab/></text:span><text:span text:style-name="T2906"><text:tab/></text:span><text:span text:style-name="T2907"><text:tab/><text:s text:c="4"/>&lt;t:integer&gt;</text:span></text:p>
      <text:p text:style-name="Standard"><text:span text:style-name="T2908"><text:tab/></text:span><text:span text:style-name="T2909"><text:tab/></text:span><text:span text:style-name="T2910"><text:tab/></text:span><text:span text:style-name="T2911"><text:tab/><text:s text:c="9"/>sino &lt;t:error&gt;</text:span></text:p>
      <text:p text:style-name="P2912"><text:tab/><text:tab/><text:tab/><text:tab/>cast-nat:</text:p>
      <text:p text:style-name="Standard"><text:span text:style-name="T2913"><text:tab/></text:span><text:span text:style-name="T2914"><text:tab/></text:span><text:span text:style-name="T2915"><text:tab/><text:s text:c="3"/></text:span><text:span text:style-name="T2916"><text:tab/><text:s text:c="9"/>si (ExpresionNiv4</text:span><text:span text:style-name="T2917">1</text:span><text:span text:style-name="T2918">.tipo=&lt;t:natural&gt; v ExpresionNiv4</text:span><text:span text:style-name="T2919">1</text:span><text:span text:style-name="T2920">.tipo=&lt;t:character&gt;)</text:span></text:p>
      <text:p text:style-name="Standard"><text:span text:style-name="T2921"><text:tab/></text:span><text:span text:style-name="T2922"><text:tab/></text:span><text:span text:style-name="T2923"><text:tab/></text:span><text:span text:style-name="T2924"><text:tab/></text:span><text:span text:style-name="T2925"><text:tab/><text:s text:c="3"/>&lt;t:natural&gt;</text:span></text:p>
      <text:p text:style-name="Standard"><text:span text:style-name="T2926"><text:tab/></text:span><text:span text:style-name="T2927"><text:tab/></text:span><text:span text:style-name="T2928"><text:tab/></text:span><text:span text:style-name="T2929"><text:tab/><text:s text:c="9"/>sino &lt;t:error&gt;</text:span></text:p>
      <text:p text:style-name="P2930"><text:tab/><text:tab/><text:tab/><text:tab/>cast-char:</text:p>
      <text:p text:style-name="Standard"><text:span text:style-name="T2931"><text:tab/></text:span><text:span text:style-name="T2932"><text:tab/></text:span><text:span text:style-name="T2933"><text:tab/></text:span><text:span text:style-name="T2934"><text:tab/><text:s text:c="9"/>si (ExpresionNiv4</text:span><text:span text:style-name="T2935">1</text:span><text:span text:style-name="T2936">.tipo=&lt;t:natural&gt; v ExpresionNiv4</text:span><text:span text:style-name="T2937">1</text:span><text:span text:style-name="T2938">.tipo=&lt;t:character&gt;)</text:span></text:p>
      <text:p text:style-name="Standard"><text:span text:style-name="T2939"><text:tab/></text:span><text:span text:style-name="T2940"><text:tab/></text:span><text:span text:style-name="T2941"><text:tab/></text:span><text:span text:style-name="T2942"><text:tab/></text:span><text:span text:style-name="T2943"><text:tab/><text:s text:c="3"/>&lt;t:character&gt;</text:span></text:p>
      <text:p text:style-name="Standard"><text:span text:style-name="T2944"><text:tab/></text:span><text:span text:style-name="T2945"><text:tab/></text:span><text:span text:style-name="T2946"><text:tab/></text:span><text:span text:style-name="T2947"><text:tab/><text:s text:c="9"/>sino &lt;t:error&gt;</text:span></text:p>
      <text:p text:style-name="Standard"><text:span text:style-name="T2948"><text:tab/></text:span><text:span text:style-name="T2949"><text:tab/></text:span><text:span text:style-name="T2950">ExpresionNiv40.cod =</text:span></text:p>
      <text:p text:style-name="Standard"><text:span text:style-name="T2951"><text:tab/></text:span><text:span text:style-name="T2952"><text:tab/></text:span><text:span text:style-name="T2953"><text:tab/>case (OpNiv4.op)</text:span></text:p>
      <text:p text:style-name="Standard"><text:span text:style-name="T2954"><text:tab/></text:span><text:span text:style-name="T2955"><text:tab/></text:span><text:span text:style-name="T2956"><text:tab/></text:span><text:span text:style-name="T2957"><text:tab/></text:span><text:span text:style-name="T2958">no:</text:span></text:p>
      <text:p text:style-name="Standard"><text:span text:style-name="T2959"><text:tab/></text:span><text:span text:style-name="T2960"><text:tab/></text:span><text:span text:style-name="T2961"><text:tab/></text:span><text:span text:style-name="T2962"><text:tab/></text:span><text:span text:style-name="T2963"><text:tab/>ExpresionNiv41.cod || no</text:span></text:p>
      <text:p text:style-name="Standard"><text:span text:style-name="T2964"><text:tab/></text:span><text:span text:style-name="T2965"><text:tab/></text:span><text:span text:style-name="T2966"><text:tab/></text:span><text:span text:style-name="T2967"><text:tab/>negativo:</text:span></text:p>
      <text:p text:style-name="Standard"><text:span text:style-name="T2968"><text:tab/></text:span><text:span text:style-name="T2969"><text:tab/></text:span><text:span text:style-name="T2970"><text:tab/></text:span><text:span text:style-name="T2971"><text:tab/></text:span><text:span text:style-name="T2972"><text:tab/></text:span><text:span text:style-name="T2973">ExpresionNiv41.cod || negativo</text:span></text:p>
      <text:p text:style-name="Standard"><text:span text:style-name="T2974"><text:tab/></text:span><text:span text:style-name="T2975"><text:tab/></text:span><text:span text:style-name="T2976"><text:tab/></text:span><text:span text:style-name="T2977"><text:tab/>cast-float:</text:span></text:p>
      <text:p text:style-name="Standard"><text:span text:style-name="T2978"><text:tab/></text:span><text:span text:style-name="T2979"><text:tab/></text:span><text:span text:style-name="T2980"><text:tab/></text:span><text:span text:style-name="T2981"><text:tab/></text:span><text:span text:style-name="T2982"><text:tab/>ExpresionNiv41.cod || CastFloat</text:span></text:p>
      <text:p text:style-name="Standard"><text:span text:style-name="T2983"><text:tab/></text:span><text:span text:style-name="T2984"><text:tab/></text:span><text:span text:style-name="T2985"><text:tab/></text:span><text:span text:style-name="T2986"><text:tab/>cast-int:</text:span></text:p>
      <text:p text:style-name="Standard"><text:span text:style-name="T2987"><text:tab/></text:span><text:span text:style-name="T2988"><text:tab/></text:span><text:span text:style-name="T2989"><text:tab/></text:span><text:span text:style-name="T2990"><text:tab/></text:span><text:span text:style-name="T2991"><text:tab/>ExpresionNiv41.cod || CastInt</text:span></text:p>
      <text:p text:style-name="Standard"><text:span text:style-name="T2992"><text:tab/></text:span><text:span text:style-name="T2993"><text:tab/></text:span><text:span text:style-name="T2994"><text:tab/></text:span><text:span text:style-name="T2995"><text:tab/>cast-nat:</text:span></text:p>
      <text:p text:style-name="Standard"><text:span text:style-name="T2996"><text:tab/></text:span><text:span text:style-name="T2997"><text:tab/></text:span><text:span text:style-name="T2998"><text:tab/></text:span><text:span text:style-name="T2999"><text:tab/></text:span><text:span text:style-name="T3000"><text:tab/>ExpresionNiv41.cod || CastNat</text:span></text:p>
      <text:p text:style-name="Standard"><text:span text:style-name="T3001"><text:tab/></text:span><text:span text:style-name="T3002"><text:tab/></text:span><text:span text:style-name="T3003"><text:tab/></text:span><text:span text:style-name="T3004"><text:tab/>cast-char:</text:span></text:p>
      <text:p text:style-name="Standard"><text:span text:style-name="T3005"><text:tab/></text:span><text:span text:style-name="T3006"><text:tab/></text:span><text:span text:style-name="T3007"><text:tab/></text:span><text:span text:style-name="T3008"><text:tab/></text:span><text:span text:style-name="T3009"><text:tab/></text:span><text:span text:style-name="T3010">ExpresionNiv41.cod || CastChar</text:span></text:p>
      <text:p text:style-name="P3011">}</text:p>
      <text:p text:style-name="P3012">ExpresiónNiv4 → '|'</text:p>
      <text:p text:style-name="P3013">{</text:p>
      <text:p text:style-name="P3014"><text:tab/>Expresion.tsh = ExpresionNiv4.tsh</text:p>
      <text:p text:style-name="P3015"><text:tab/>Expresion.etqh <text:s text:c="4"/>= ExpresionNiv4.etqh</text:p>
      <text:p text:style-name="P3016"><text:tab/>Expresion.parh <text:s text:c="4"/>= false</text:p>
      <text:p text:style-name="P3017">}</text:p>
      <text:p text:style-name="P3018">Expresión '|'</text:p>
      <text:p text:style-name="P3019">{</text:p>
      <text:p text:style-name="Standard"><text:span text:style-name="T3020"><text:tab/></text:span><text:span text:style-name="T3021"><text:tab/></text:span><text:span text:style-name="T3022">ExpresionNiv4.tipo =</text:span></text:p>
      <text:p text:style-name="Standard"><text:span text:style-name="T3023"><text:tab/></text:span><text:span text:style-name="T3024"><text:tab/></text:span><text:span text:style-name="T3025"><text:tab/>si (Expresion.tipo = &lt;t:error&gt; v Expresion.tipo=&lt;t:boolean&gt; v Expresion.tipo=&lt;t:character&gt;)</text:span></text:p>
      <text:p text:style-name="Standard"><text:span text:style-name="T3026"><text:tab/></text:span><text:span text:style-name="T3027"><text:tab/></text:span><text:span text:style-name="T3028"><text:tab/><text:s text:c="10"/></text:span><text:span text:style-name="T3029"><text:tab/>&lt;t:error&gt;</text:span></text:p>
      <text:p text:style-name="Standard"><text:span text:style-name="T3030"><text:tab/></text:span><text:span text:style-name="T3031"><text:tab/></text:span><text:span text:style-name="T3032"><text:tab/>sino si (Expresion.tipo = &lt;t:float&gt;)</text:span></text:p>
      <text:p text:style-name="Standard"><text:span text:style-name="T3033"><text:tab/></text:span><text:span text:style-name="T3034"><text:tab/></text:span><text:span text:style-name="T3035"><text:tab/></text:span><text:span text:style-name="T3036"><text:tab/>&lt;t:float&gt;</text:span></text:p>
      <text:soft-page-break/>
      <text:p text:style-name="Standard"><text:span text:style-name="T3037"><text:tab/></text:span><text:span text:style-name="T3038"><text:tab/></text:span><text:span text:style-name="T3039"><text:tab/>sino si (Expresion.tipo = &lt;t:natural&gt; v Expresion.tipo = &lt;t:integer&gt;)</text:span></text:p>
      <text:p text:style-name="Standard"><text:span text:style-name="T3040"><text:tab/></text:span><text:span text:style-name="T3041"><text:tab/></text:span><text:span text:style-name="T3042"><text:tab/></text:span><text:span text:style-name="T3043"><text:tab/>&lt;t:natural&gt;</text:span></text:p>
      <text:p text:style-name="Standard"><text:span text:style-name="T3044"><text:tab/></text:span><text:span text:style-name="T3045"><text:tab/></text:span><text:span text:style-name="T3046"><text:tab/>sino<text:s/></text:span><text:span text:style-name="T3047"><text:tab/>&lt;t:error&gt;</text:span></text:p>
      <text:p text:style-name="P3048"><text:tab/><text:tab/>ExpresionNiv4.cod <text:s/>= Expresion.cod || abs</text:p>
      <text:p text:style-name="P3049"><text:tab/><text:tab/>ExpresionNiv4.modo = Expresion.val</text:p>
      <text:p text:style-name="P3050"><text:tab/><text:tab/>ExpresionNiv4.etq <text:s/>= Expresion.etq</text:p>
      <text:p text:style-name="P3051">}</text:p>
      <text:p text:style-name="P3052"/>
      <text:p text:style-name="P3053">ExpresiónNiv4 → '('</text:p>
      <text:p text:style-name="P3054">{</text:p>
      <text:p text:style-name="P3055"><text:tab/>Expresion.tsh = ExpresionNiv4.tsh</text:p>
      <text:p text:style-name="P3056"><text:tab/>Expresion.etqh <text:s text:c="4"/>= ExpresionNiv4.etqh</text:p>
      <text:p text:style-name="P3057"><text:tab/>Expresion.parh <text:s text:c="4"/>= ExpresionNiv4.parh</text:p>
      <text:p text:style-name="P3058">}</text:p>
      <text:p text:style-name="P3059">Expresión ')'</text:p>
      <text:p text:style-name="P3060">{</text:p>
      <text:p text:style-name="Standard"><text:span text:style-name="T3061"><text:tab/></text:span><text:span text:style-name="T3062"><text:tab/></text:span><text:span text:style-name="T3063">ExpresionNiv4.tipo = Expresion.tipo</text:span></text:p>
      <text:p text:style-name="P3064"><text:span text:style-name="T3065"><text:tab/></text:span><text:span text:style-name="T3066">ExpresionNiv4.modo = Expresion.modo</text:span></text:p>
      <text:p text:style-name="P3067"><text:tab/>ExpresionNiv4.cod <text:s/>= Expresion.cod<text:bookmark-start text:name="__DdeLink__29024_213522392"/><text:bookmark-end text:name="__DdeLink__29024_213522392"/></text:p>
      <text:p text:style-name="P3068"><text:tab/>ExpresionNiv4.etq <text:s/>= Expresion.etq</text:p>
      <text:p text:style-name="P3069">}</text:p>
      <text:p text:style-name="P3070"/>
      <text:p text:style-name="P3071">ExpresiónNiv4 →</text:p>
      <text:p text:style-name="P3072">{</text:p>
      <text:p text:style-name="P3073"><text:tab/><text:tab/>Literal.etqh = ExpresionNiv4.etqh</text:p>
      <text:p text:style-name="Standard"><text:span text:style-name="T3074"><text:tab/></text:span><text:span text:style-name="T3075"><text:tab/></text:span><text:span text:style-name="T3076">Literal.tsh = ExpresiónNiv4.tsh</text:span></text:p>
      <text:p text:style-name="P3077">}</text:p>
      <text:p text:style-name="P3078">Literal</text:p>
      <text:p text:style-name="P3079">{</text:p>
      <text:p text:style-name="P3080"><text:tab/><text:tab/>ExpresionNiv4.cod <text:s/>= Literal.cod</text:p>
      <text:p text:style-name="P3081"><text:tab/><text:tab/>ExpresionNiv4.modo = var</text:p>
      <text:p text:style-name="P3082"><text:tab/><text:tab/>ExpresionNiv4.etq <text:s/>= Literal.etq</text:p>
      <text:p text:style-name="Standard"><text:span text:style-name="T3083"><text:tab/></text:span><text:span text:style-name="T3084"><text:tab/></text:span><text:span text:style-name="T3085">ExpresionNiv4.tipo = Literal.tipo</text:span></text:p>
      <text:p text:style-name="P3086">}</text:p>
      <text:p text:style-name="P3087"/>
      <text:p text:style-name="P3088">ExpresionNiv4 →</text:p>
      <text:p text:style-name="P3089">{</text:p>
      <text:p text:style-name="P3090"><text:span text:style-name="T3091"><text:tab/>Mem.tsh = ExpresionNiv4.tsh</text:span></text:p>
      <text:p text:style-name="P3092"><text:span text:style-name="T3093"><text:tab/>Mem.etqh <text:s text:c="7"/>= ExpresionNiv4.etqh</text:span></text:p>
      <text:p text:style-name="P3094">}</text:p>
      <text:p text:style-name="P3095">Mem</text:p>
      <text:p text:style-name="P3096">{</text:p>
      <text:p text:style-name="P3097"><text:tab/>ExpresionNiv4.cod <text:s text:c="3"/>=</text:p>
      <text:p text:style-name="P3098"><text:tab/><text:s text:c="4"/>si esCompatibleConTipoBasico(Mem.tipo,ExpresionNiv4.tsh) /\ not ExpresionNiv4.parh</text:p>
      <text:p text:style-name="P3099"><text:tab/><text:s text:c="8"/>Mem.cod || apila-ind</text:p>
      <text:p text:style-name="P3100"><text:tab/><text:s text:c="4"/>si no</text:p>
      <text:p text:style-name="P3101"><text:tab/><text:s text:c="8"/>Mem.cod</text:p>
      <text:p text:style-name="P3102"><text:tab/>ExpresionNiv4.etq <text:s text:c="4"/>=</text:p>
      <text:p text:style-name="P3103"><text:tab/><text:s text:c="4"/>si esCompatibleConTipoBasico(Mem.tipo,ExpresionNiv4.tsh) /\ not ExpresionNiv4.parh</text:p>
      <text:p text:style-name="P3104"><text:tab/><text:s text:c="8"/>Mem.etq + 1</text:p>
      <text:soft-page-break/>
      <text:p text:style-name="P3105"><text:tab/><text:s text:c="4"/>si no</text:p>
      <text:p text:style-name="P3106"><text:s/><text:tab/><text:s text:c="7"/>Mem.etq</text:p>
      <text:p text:style-name="P3107"><text:span text:style-name="T3108"><text:tab/>ExpresionNiv4</text:span><text:span text:style-name="T3109">.modo = var</text:span></text:p>
      <text:p text:style-name="P3110"><text:span text:style-name="T3111"><text:tab/>ExpresionNiv4.tipo = Mem.tipo</text:span></text:p>
      <text:p text:style-name="P3112">}</text:p>
      <text:p text:style-name="P3113"/>
      <text:p text:style-name="P3114">Literal → litNat</text:p>
      <text:p text:style-name="P3115">{</text:p>
      <text:p text:style-name="P3116"><text:tab/>Literal.cod = apila LitNat.lex</text:p>
      <text:p text:style-name="P3117"><text:tab/>Literal.etq = Literal.etqh + 1</text:p>
      <text:p text:style-name="P3118"><text:span text:style-name="T3119"><text:tab/>Literal.tipo = &lt;t:natural&gt;</text:span></text:p>
      <text:p text:style-name="P3120"><text:span text:style-name="T3121">}</text:span><text:span text:style-name="T3122"><text:s text:c="4"/></text:span></text:p>
      <text:p text:style-name="P3123">Literal → litFlo</text:p>
      <text:p text:style-name="P3124">{</text:p>
      <text:p text:style-name="P3125"><text:tab/>Literal.cod = apila litFlo.lex</text:p>
      <text:p text:style-name="P3126"><text:tab/>Literal.etq = Literal.etqh + 1</text:p>
      <text:p text:style-name="P3127"><text:span text:style-name="T3128"><text:tab/>Literal.tipo = &lt;t:float&gt;</text:span></text:p>
      <text:p text:style-name="P3129"><text:span text:style-name="T3130">}</text:span><text:span text:style-name="T3131"><text:s text:c="4"/></text:span></text:p>
      <text:p text:style-name="P3132"/>
      <text:p text:style-name="P3133">Literal → litTrue</text:p>
      <text:p text:style-name="P3134">{</text:p>
      <text:p text:style-name="P3135"><text:tab/>Literal.cod = apila true</text:p>
      <text:p text:style-name="P3136"><text:tab/>Literal.etq = Literal.etqh + 1</text:p>
      <text:p text:style-name="P3137"><text:span text:style-name="T3138"><text:tab/>Literal.tipo = &lt;t:boolean&gt;</text:span></text:p>
      <text:p text:style-name="P3139">}</text:p>
      <text:p text:style-name="P3140"><text:s text:c="4"/></text:p>
      <text:p text:style-name="P3141">Literal → litFalse</text:p>
      <text:p text:style-name="P3142">{</text:p>
      <text:p text:style-name="P3143"><text:span text:style-name="T3144"><text:tab/></text:span><text:span text:style-name="T3145">Literal.cod = apila false</text:span></text:p>
      <text:p text:style-name="P3146"><text:tab/>Literal.etq = Literal.etqh + 1</text:p>
      <text:p text:style-name="P3147"><text:span text:style-name="T3148"><text:tab/></text:span><text:span text:style-name="T3149">Literal.tipo = &lt;t:boolean&gt;</text:span></text:p>
      <text:p text:style-name="P3150">}</text:p>
      <text:p text:style-name="P3151"><text:s text:c="4"/></text:p>
      <text:p text:style-name="P3152">Literal → litCha</text:p>
      <text:p text:style-name="P3153">{</text:p>
      <text:p text:style-name="P3154"><text:tab/>Literal.cod = apila litCha.lex</text:p>
      <text:p text:style-name="P3155"><text:tab/>Literal.etq = Literal.etqh + 1</text:p>
      <text:p text:style-name="P3156"><text:span text:style-name="T3157"><text:tab/>Literal.tipo = &lt;t:character&gt;</text:span></text:p>
      <text:p text:style-name="P3158">}</text:p>
      <text:p text:style-name="P3159"/>
      <text:p text:style-name="P3160">OpNiv0 → &lt;</text:p>
      <text:p text:style-name="Standard"><text:span text:style-name="T3161"><text:tab/></text:span><text:span text:style-name="T3162">{OpNiv0.op = menor}</text:span></text:p>
      <text:p text:style-name="P3163">OpNiv0 → &gt;<text:tab/></text:p>
      <text:p text:style-name="Standard"><text:span text:style-name="T3164"><text:tab/></text:span><text:span text:style-name="T3165">{OpNiv0.op = mayor}</text:span></text:p>
      <text:p text:style-name="P3166">OpNiv0 → &lt;=</text:p>
      <text:p text:style-name="Standard"><text:span text:style-name="T3167"><text:tab/></text:span><text:span text:style-name="T3168">{OpNiv0.op = menor-ig}</text:span></text:p>
      <text:p text:style-name="P3169">OpNiv0 → &gt;=</text:p>
      <text:p text:style-name="Standard"><text:span text:style-name="T3170"><text:tab/></text:span><text:span text:style-name="T3171">{OpNiv0.op = mayor-ig}</text:span></text:p>
      <text:p text:style-name="P3172">OpNiv0 → =</text:p>
      <text:p text:style-name="Standard"><text:span text:style-name="T3173"><text:tab/></text:span><text:span text:style-name="T3174">{OpNiv0.op = igual}</text:span></text:p>
      <text:p text:style-name="P3175">OpNiv0 → =/=</text:p>
      <text:soft-page-break/>
      <text:p text:style-name="Standard"><text:span text:style-name="T3176"><text:tab/></text:span><text:span text:style-name="T3177">{OpNiv0.op = no-igual}</text:span></text:p>
      <text:p text:style-name="P3178">OpNiv1 → +</text:p>
      <text:p text:style-name="Standard"><text:span text:style-name="T3179"><text:tab/></text:span><text:span text:style-name="T3180">{OpNiv1.op = suma}</text:span></text:p>
      <text:p text:style-name="P3181">OpNiv1 → -</text:p>
      <text:p text:style-name="Standard"><text:span text:style-name="T3182"><text:tab/></text:span><text:span text:style-name="T3183">{OpNiv1.op = resta}</text:span></text:p>
      <text:p text:style-name="P3184">OpNiv1 → or</text:p>
      <text:p text:style-name="Standard"><text:span text:style-name="T3185"><text:tab/></text:span><text:span text:style-name="T3186">{OpNiv1.op = o}</text:span></text:p>
      <text:p text:style-name="P3187">OpNiv2 → *</text:p>
      <text:p text:style-name="Standard"><text:span text:style-name="T3188"><text:tab/></text:span><text:span text:style-name="T3189">{OpNiv2.op = multiplica}</text:span></text:p>
      <text:p text:style-name="P3190">OpNiv2 → /</text:p>
      <text:p text:style-name="Standard"><text:span text:style-name="T3191"><text:tab/></text:span><text:span text:style-name="T3192">{OpNiv2.op = divide}</text:span></text:p>
      <text:p text:style-name="P3193">OpNiv2 → %</text:p>
      <text:p text:style-name="Standard"><text:span text:style-name="T3194"><text:tab/></text:span><text:span text:style-name="T3195">{OpNiv2.op = modulo}</text:span></text:p>
      <text:p text:style-name="P3196">OpNiv2 → and</text:p>
      <text:p text:style-name="Standard"><text:span text:style-name="T3197"><text:tab/></text:span><text:span text:style-name="T3198">{OpNiv2.op = y}</text:span></text:p>
      <text:p text:style-name="P3199">OpNiv3 → &gt;&gt;</text:p>
      <text:p text:style-name="Standard"><text:span text:style-name="T3200"><text:tab/></text:span><text:span text:style-name="T3201">{OpNiv3.op = shl}</text:span></text:p>
      <text:p text:style-name="P3202">OpNiv3 → &lt;&lt;</text:p>
      <text:p text:style-name="Standard"><text:span text:style-name="T3203"><text:tab/></text:span><text:span text:style-name="T3204">{OpNiv3.op = shr}</text:span></text:p>
      <text:p text:style-name="P3205">OpNiv4 → not</text:p>
      <text:p text:style-name="Standard"><text:span text:style-name="T3206"><text:tab/></text:span><text:span text:style-name="T3207">{OpNiv4.op = no}</text:span></text:p>
      <text:p text:style-name="P3208">OpNiv4 → -</text:p>
      <text:p text:style-name="Standard"><text:span text:style-name="T3209"><text:tab/></text:span><text:span text:style-name="T3210">{OpNiv4.op = menos}</text:span></text:p>
      <text:p text:style-name="P3211">OpNiv4 → (float)</text:p>
      <text:p text:style-name="Standard"><text:span text:style-name="T3212"><text:tab/></text:span><text:span text:style-name="T3213">{OpNiv4.op = cast-float}</text:span></text:p>
      <text:p text:style-name="P3214">OpNiv4 → (int)</text:p>
      <text:p text:style-name="Standard"><text:span text:style-name="T3215"><text:tab/></text:span><text:span text:style-name="T3216">{OpNiv4.op = cast-int}</text:span></text:p>
      <text:p text:style-name="P3217">OpNiv4 → (nat)</text:p>
      <text:p text:style-name="Standard"><text:span text:style-name="T3218"><text:tab/></text:span><text:span text:style-name="T3219">{OpNiv4.op = cast-nat}</text:span></text:p>
      <text:p text:style-name="P3220">OpNiv4 → (char)</text:p>
      <text:p text:style-name="Standard"><text:span text:style-name="T3221"><text:tab/></text:span><text:span text:style-name="T3222">{OpNiv4.op = cast-char}</text:span><text:bookmark-end text:name="__DdeLink__24645_208586618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FreeMono" svg:font-family="FreeMono" style:font-family-generic="modern" style:font-pitch="fixed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vertical-align="baseline" fo:margin-bottom="0in" fo:line-height="100%"/>
      <style:text-properties style:font-name="Thorndale AMT" style:font-name-asian="Arial" style:font-name-complex="Arial" style:letter-kerning="true" fo:font-size="12pt" style:font-size-asian="12pt" style:font-size-complex="12pt" style:language-asian="es" style:country-asian="ES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horndale AMT" style:font-name-asian="Arial" style:font-name-complex="Arial" style:letter-kerning="true" fo:font-size="12pt" style:font-size-asian="12pt" style:font-size-complex="12pt" style:language-asian="es" style:country-asian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Paula</meta:initial-creator>
    <dc:creator>Paula</dc:creator>
    <meta:creation-date>2010-05-18T21:32:00Z</meta:creation-date>
    <dc:date>2010-05-18T21:32:00Z</dc:date>
    <meta:template xlink:href="Normal" xlink:type="simple"/>
    <meta:editing-cycles>1</meta:editing-cycles>
    <meta:editing-duration>PT0S</meta:editing-duration>
    <meta:document-statistic meta:page-count="34" meta:paragraph-count="79" meta:word-count="6112" meta:character-count="39652" meta:row-count="280" meta:non-whitespace-character-count="33619"/>
  </office:meta>
</office:document-meta>
</file>